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1.4pt"/>
    </style:style>
    <style:style style:name="co2" style:family="table-column">
      <style:table-column-properties fo:break-before="auto" style:column-width="190.15pt"/>
    </style:style>
    <style:style style:name="co3" style:family="table-column">
      <style:table-column-properties fo:break-before="auto" style:column-width="208.91pt"/>
    </style:style>
    <style:style style:name="co4" style:family="table-column">
      <style:table-column-properties fo:break-before="auto" style:column-width="191.6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80.11pt"/>
    </style:style>
    <style:style style:name="ro1" style:family="table-row">
      <style:table-row-properties style:row-height="67.95pt" fo:break-before="auto" style:use-optimal-row-height="fals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5.09pt" fo:break-before="auto" style:use-optimal-row-height="true"/>
    </style:style>
    <style:style style:name="ro5" style:family="table-row">
      <style:table-row-properties style:row-height="36.54pt" fo:break-before="auto" style:use-optimal-row-height="false"/>
    </style:style>
    <style:style style:name="ta1" style:family="table" style:master-page-name="PageStyle_5f_DataFunc2Threads">
      <style:table-properties table:display="true" style:writing-mode="lr-tb"/>
    </style:style>
    <style:style style:name="ta2" style:family="table" style:master-page-name="PageStyle_5f_GraphFunc2Threads">
      <style:table-properties table:display="true" style:writing-mode="lr-tb"/>
    </style:style>
    <style:style style:name="ta3" style:family="table" style:master-page-name="PageStyle_5f_DataFunc3Threads">
      <style:table-properties table:display="true" style:writing-mode="lr-tb"/>
    </style:style>
    <style:style style:name="ta4" style:family="table" style:master-page-name="PageStyle_5f_GraphFunc3Threads">
      <style:table-properties table:display="true" style:writing-mode="lr-tb"/>
    </style:style>
    <style:style style:name="ta5" style:family="table" style:master-page-name="PageStyle_5f_DataFunc4Threads">
      <style:table-properties table:display="true" style:writing-mode="lr-tb"/>
    </style:style>
    <style:style style:name="ta6" style:family="table" style:master-page-name="PageStyle_5f_GraphFunc4Threads">
      <style:table-properties table:display="true" style:writing-mode="lr-tb"/>
    </style:style>
    <style:style style:name="ta7" style:family="table" style:master-page-name="PageStyle_5f_DataAll">
      <style:table-properties table:display="true" style:writing-mode="lr-tb"/>
    </style:style>
    <style:style style:name="ta8" style:family="table" style:master-page-name="PageStyle_5f_GraphAll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7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DataFunc2Threads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19" table:default-cell-style-name="ce4"/>
        <table:table-row table:style-name="ro1">
          <table:table-cell table:style-name="ce1" office:value-type="string" calcext:value-type="string" table:number-columns-spanned="5" table:number-rows-spanned="1">
            <text:p>Замер времени работы отдельной распараллеленной функции</text:p>
            <text:p>MinAreaOfHullWithInternalNodeRemoved. 2 потока</text:p>
          </table:table-cell>
          <table:covered-table-cell table:number-columns-repeated="4" table:style-name="ce1"/>
          <table:table-cell table:number-columns-repeated="101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# NO PARALLELING #</text:p>
          </table:table-cell>
          <table:table-cell table:style-name="ce5" office:value-type="string" calcext:value-type="string">
            <text:p># STATIC SCHEDULE PARALLELING</text:p>
            <text:p>(parallel for schedule(static)) #</text:p>
          </table:table-cell>
          <table:table-cell table:style-name="ce5" office:value-type="string" calcext:value-type="string">
            <text:p># DYNAMIC SCHEDULE PARALLELING</text:p>
            <text:p>(parallel for schedule(dynamic)) #</text:p>
          </table:table-cell>
          <table:table-cell table:style-name="ce5" office:value-type="string" calcext:value-type="string">
            <text:p># GUIDED SCHEDULE PARALLELING</text:p>
            <text:p>(parallel for schedule(guided)) #</text:p>
          </table:table-cell>
          <table:table-cell table:number-columns-repeated="1019"/>
        </table:table-row>
        <table:table-row table:style-name="ro3">
          <table:table-cell table:style-name="ce3" office:value-type="float" office:value="107428" calcext:value-type="float">
            <text:p>107428</text:p>
          </table:table-cell>
          <table:table-cell table:style-name="ce3" office:value-type="float" office:value="0.0169754" calcext:value-type="float">
            <text:p>0.0169754</text:p>
          </table:table-cell>
          <table:table-cell table:style-name="ce3" office:value-type="float" office:value="0.0166504" calcext:value-type="float">
            <text:p>0.0166504</text:p>
          </table:table-cell>
          <table:table-cell table:style-name="ce3" office:value-type="float" office:value="0.0142024" calcext:value-type="float">
            <text:p>0.0142024</text:p>
          </table:table-cell>
          <table:table-cell table:style-name="ce3" office:value-type="float" office:value="0.0139754" calcext:value-type="float">
            <text:p>0.0139754</text:p>
          </table:table-cell>
          <table:table-cell table:number-columns-repeated="1019"/>
        </table:table-row>
        <table:table-row table:style-name="ro3">
          <table:table-cell table:style-name="ce3" office:value-type="float" office:value="135896" calcext:value-type="float">
            <text:p>135896</text:p>
          </table:table-cell>
          <table:table-cell table:style-name="ce3" office:value-type="float" office:value="0.020989" calcext:value-type="float">
            <text:p>0.020989</text:p>
          </table:table-cell>
          <table:table-cell table:style-name="ce3" office:value-type="float" office:value="0.0136274" calcext:value-type="float">
            <text:p>0.0136274</text:p>
          </table:table-cell>
          <table:table-cell table:style-name="ce3" office:value-type="float" office:value="0.0150158" calcext:value-type="float">
            <text:p>0.0150158</text:p>
          </table:table-cell>
          <table:table-cell table:style-name="ce3" office:value-type="float" office:value="0.0135153" calcext:value-type="float">
            <text:p>0.0135153</text:p>
          </table:table-cell>
          <table:table-cell table:number-columns-repeated="1019"/>
        </table:table-row>
        <table:table-row table:style-name="ro3">
          <table:table-cell table:style-name="ce3" office:value-type="float" office:value="158776" calcext:value-type="float">
            <text:p>158776</text:p>
          </table:table-cell>
          <table:table-cell table:style-name="ce3" office:value-type="float" office:value="0.0273412" calcext:value-type="float">
            <text:p>0.0273412</text:p>
          </table:table-cell>
          <table:table-cell table:style-name="ce3" office:value-type="float" office:value="0.0176356" calcext:value-type="float">
            <text:p>0.0176356</text:p>
          </table:table-cell>
          <table:table-cell table:style-name="ce3" office:value-type="float" office:value="0.0176172" calcext:value-type="float">
            <text:p>0.0176172</text:p>
          </table:table-cell>
          <table:table-cell table:style-name="ce3" office:value-type="float" office:value="0.0160095" calcext:value-type="float">
            <text:p>0.0160095</text:p>
          </table:table-cell>
          <table:table-cell table:number-columns-repeated="1019"/>
        </table:table-row>
        <table:table-row table:style-name="ro3">
          <table:table-cell table:style-name="ce3" office:value-type="float" office:value="150574" calcext:value-type="float">
            <text:p>150574</text:p>
          </table:table-cell>
          <table:table-cell table:style-name="ce3" office:value-type="float" office:value="0.0238958" calcext:value-type="float">
            <text:p>0.0238958</text:p>
          </table:table-cell>
          <table:table-cell table:style-name="ce3" office:value-type="float" office:value="0.0152085" calcext:value-type="float">
            <text:p>0.0152085</text:p>
          </table:table-cell>
          <table:table-cell table:style-name="ce3" office:value-type="float" office:value="0.0187533" calcext:value-type="float">
            <text:p>0.0187533</text:p>
          </table:table-cell>
          <table:table-cell table:style-name="ce3" office:value-type="float" office:value="0.0175597" calcext:value-type="float">
            <text:p>0.0175597</text:p>
          </table:table-cell>
          <table:table-cell table:number-columns-repeated="1019"/>
        </table:table-row>
        <table:table-row table:style-name="ro3">
          <table:table-cell table:style-name="ce3" office:value-type="float" office:value="113178" calcext:value-type="float">
            <text:p>113178</text:p>
          </table:table-cell>
          <table:table-cell table:style-name="ce3" office:value-type="float" office:value="0.0176257" calcext:value-type="float">
            <text:p>0.0176257</text:p>
          </table:table-cell>
          <table:table-cell table:style-name="ce3" office:value-type="float" office:value="0.011583" calcext:value-type="float">
            <text:p>0.011583</text:p>
          </table:table-cell>
          <table:table-cell table:style-name="ce3" office:value-type="float" office:value="0.0136797" calcext:value-type="float">
            <text:p>0.0136797</text:p>
          </table:table-cell>
          <table:table-cell table:style-name="ce3" office:value-type="float" office:value="0.0114662" calcext:value-type="float">
            <text:p>0.0114662</text:p>
          </table:table-cell>
          <table:table-cell table:number-columns-repeated="1019"/>
        </table:table-row>
        <table:table-row table:style-name="ro3">
          <table:table-cell table:style-name="ce3" office:value-type="float" office:value="31643" calcext:value-type="float">
            <text:p>31643</text:p>
          </table:table-cell>
          <table:table-cell table:style-name="ce3" office:value-type="float" office:value="0.00484175" calcext:value-type="float">
            <text:p>0.00484175</text:p>
          </table:table-cell>
          <table:table-cell table:style-name="ce3" office:value-type="float" office:value="0.00331338" calcext:value-type="float">
            <text:p>0.00331338</text:p>
          </table:table-cell>
          <table:table-cell table:style-name="ce3" office:value-type="float" office:value="0.00324598" calcext:value-type="float">
            <text:p>0.00324598</text:p>
          </table:table-cell>
          <table:table-cell table:style-name="ce3" office:value-type="float" office:value="0.00425661" calcext:value-type="float">
            <text:p>0.00425661</text:p>
          </table:table-cell>
          <table:table-cell table:number-columns-repeated="1019"/>
        </table:table-row>
        <table:table-row table:style-name="ro3">
          <table:table-cell table:style-name="ce3" office:value-type="float" office:value="35064" calcext:value-type="float">
            <text:p>35064</text:p>
          </table:table-cell>
          <table:table-cell table:style-name="ce3" office:value-type="float" office:value="0.00567228" calcext:value-type="float">
            <text:p>0.00567228</text:p>
          </table:table-cell>
          <table:table-cell table:style-name="ce3" office:value-type="float" office:value="0.00507743" calcext:value-type="float">
            <text:p>0.00507743</text:p>
          </table:table-cell>
          <table:table-cell table:style-name="ce3" office:value-type="float" office:value="0.00400455" calcext:value-type="float">
            <text:p>0.00400455</text:p>
          </table:table-cell>
          <table:table-cell table:style-name="ce3" office:value-type="float" office:value="0.00422692" calcext:value-type="float">
            <text:p>0.00422692</text:p>
          </table:table-cell>
          <table:table-cell table:number-columns-repeated="1019"/>
        </table:table-row>
        <table:table-row table:style-name="ro3">
          <table:table-cell table:style-name="ce3" office:value-type="float" office:value="185446" calcext:value-type="float">
            <text:p>185446</text:p>
          </table:table-cell>
          <table:table-cell table:style-name="ce3" office:value-type="float" office:value="0.0290789" calcext:value-type="float">
            <text:p>0.0290789</text:p>
          </table:table-cell>
          <table:table-cell table:style-name="ce3" office:value-type="float" office:value="0.018216" calcext:value-type="float">
            <text:p>0.018216</text:p>
          </table:table-cell>
          <table:table-cell table:style-name="ce3" office:value-type="float" office:value="0.0201363" calcext:value-type="float">
            <text:p>0.0201363</text:p>
          </table:table-cell>
          <table:table-cell table:style-name="ce3" office:value-type="float" office:value="0.0186696" calcext:value-type="float">
            <text:p>0.0186696</text:p>
          </table:table-cell>
          <table:table-cell table:number-columns-repeated="1019"/>
        </table:table-row>
        <table:table-row table:style-name="ro3">
          <table:table-cell table:style-name="ce3" office:value-type="float" office:value="79494" calcext:value-type="float">
            <text:p>79494</text:p>
          </table:table-cell>
          <table:table-cell table:style-name="ce3" office:value-type="float" office:value="0.0119677" calcext:value-type="float">
            <text:p>0.0119677</text:p>
          </table:table-cell>
          <table:table-cell table:style-name="ce3" office:value-type="float" office:value="0.00998471" calcext:value-type="float">
            <text:p>0.00998471</text:p>
          </table:table-cell>
          <table:table-cell table:style-name="ce3" office:value-type="float" office:value="0.00844188" calcext:value-type="float">
            <text:p>0.00844188</text:p>
          </table:table-cell>
          <table:table-cell table:style-name="ce3" office:value-type="float" office:value="0.00790919" calcext:value-type="float">
            <text:p>0.00790919</text:p>
          </table:table-cell>
          <table:table-cell table:number-columns-repeated="1019"/>
        </table:table-row>
        <table:table-row table:style-name="ro3">
          <table:table-cell table:style-name="ce3" office:value-type="float" office:value="130939" calcext:value-type="float">
            <text:p>130939</text:p>
          </table:table-cell>
          <table:table-cell table:style-name="ce3" office:value-type="float" office:value="0.0234956" calcext:value-type="float">
            <text:p>0.0234956</text:p>
          </table:table-cell>
          <table:table-cell table:style-name="ce3" office:value-type="float" office:value="0.0131476" calcext:value-type="float">
            <text:p>0.0131476</text:p>
          </table:table-cell>
          <table:table-cell table:style-name="ce3" office:value-type="float" office:value="0.014458" calcext:value-type="float">
            <text:p>0.014458</text:p>
          </table:table-cell>
          <table:table-cell table:style-name="ce3" office:value-type="float" office:value="0.0164092" calcext:value-type="float">
            <text:p>0.0164092</text:p>
          </table:table-cell>
          <table:table-cell table:number-columns-repeated="1019"/>
        </table:table-row>
        <table:table-row table:style-name="ro3">
          <table:table-cell table:style-name="ce3" office:value-type="float" office:value="5661" calcext:value-type="float">
            <text:p>5661</text:p>
          </table:table-cell>
          <table:table-cell table:style-name="ce3" office:value-type="float" office:value="0.000937285" calcext:value-type="float">
            <text:p>0.000937285</text:p>
          </table:table-cell>
          <table:table-cell table:style-name="ce3" office:value-type="float" office:value="0.000927897" calcext:value-type="float">
            <text:p>0.000927897</text:p>
          </table:table-cell>
          <table:table-cell table:style-name="ce3" office:value-type="float" office:value="0.000775641" calcext:value-type="float">
            <text:p>0.000775641</text:p>
          </table:table-cell>
          <table:table-cell table:style-name="ce3" office:value-type="float" office:value="0.00098843" calcext:value-type="float">
            <text:p>0.00098843</text:p>
          </table:table-cell>
          <table:table-cell table:number-columns-repeated="1019"/>
        </table:table-row>
        <table:table-row table:style-name="ro3">
          <table:table-cell table:style-name="ce3" office:value-type="float" office:value="92047" calcext:value-type="float">
            <text:p>92047</text:p>
          </table:table-cell>
          <table:table-cell table:style-name="ce3" office:value-type="float" office:value="0.0143269" calcext:value-type="float">
            <text:p>0.0143269</text:p>
          </table:table-cell>
          <table:table-cell table:style-name="ce3" office:value-type="float" office:value="0.00966768" calcext:value-type="float">
            <text:p>0.00966768</text:p>
          </table:table-cell>
          <table:table-cell table:style-name="ce3" office:value-type="float" office:value="0.0109875" calcext:value-type="float">
            <text:p>0.0109875</text:p>
          </table:table-cell>
          <table:table-cell table:style-name="ce3" office:value-type="float" office:value="0.00956245" calcext:value-type="float">
            <text:p>0.00956245</text:p>
          </table:table-cell>
          <table:table-cell table:number-columns-repeated="1019"/>
        </table:table-row>
        <table:table-row table:style-name="ro3">
          <table:table-cell table:style-name="ce3" office:value-type="float" office:value="111309" calcext:value-type="float">
            <text:p>111309</text:p>
          </table:table-cell>
          <table:table-cell table:style-name="ce3" office:value-type="float" office:value="0.0169193" calcext:value-type="float">
            <text:p>0.0169193</text:p>
          </table:table-cell>
          <table:table-cell table:style-name="ce3" office:value-type="float" office:value="0.0113517" calcext:value-type="float">
            <text:p>0.0113517</text:p>
          </table:table-cell>
          <table:table-cell table:style-name="ce3" office:value-type="float" office:value="0.0116979" calcext:value-type="float">
            <text:p>0.0116979</text:p>
          </table:table-cell>
          <table:table-cell table:style-name="ce3" office:value-type="float" office:value="0.0107424" calcext:value-type="float">
            <text:p>0.0107424</text:p>
          </table:table-cell>
          <table:table-cell table:number-columns-repeated="1019"/>
        </table:table-row>
        <table:table-row table:style-name="ro3">
          <table:table-cell table:style-name="ce3" office:value-type="float" office:value="110566" calcext:value-type="float">
            <text:p>110566</text:p>
          </table:table-cell>
          <table:table-cell table:style-name="ce3" office:value-type="float" office:value="0.016774" calcext:value-type="float">
            <text:p>0.016774</text:p>
          </table:table-cell>
          <table:table-cell table:style-name="ce3" office:value-type="float" office:value="0.0108588" calcext:value-type="float">
            <text:p>0.0108588</text:p>
          </table:table-cell>
          <table:table-cell table:style-name="ce3" office:value-type="float" office:value="0.0116024" calcext:value-type="float">
            <text:p>0.0116024</text:p>
          </table:table-cell>
          <table:table-cell table:style-name="ce3" office:value-type="float" office:value="0.0109247" calcext:value-type="float">
            <text:p>0.0109247</text:p>
          </table:table-cell>
          <table:table-cell table:number-columns-repeated="1019"/>
        </table:table-row>
        <table:table-row table:style-name="ro3">
          <table:table-cell table:style-name="ce3" office:value-type="float" office:value="155162" calcext:value-type="float">
            <text:p>155162</text:p>
          </table:table-cell>
          <table:table-cell table:style-name="ce3" office:value-type="float" office:value="0.0248296" calcext:value-type="float">
            <text:p>0.0248296</text:p>
          </table:table-cell>
          <table:table-cell table:style-name="ce3" office:value-type="float" office:value="0.0178125" calcext:value-type="float">
            <text:p>0.0178125</text:p>
          </table:table-cell>
          <table:table-cell table:style-name="ce3" office:value-type="float" office:value="0.017209" calcext:value-type="float">
            <text:p>0.017209</text:p>
          </table:table-cell>
          <table:table-cell table:style-name="ce3" office:value-type="float" office:value="0.0160102" calcext:value-type="float">
            <text:p>0.0160102</text:p>
          </table:table-cell>
          <table:table-cell table:number-columns-repeated="1019"/>
        </table:table-row>
        <table:table-row table:style-name="ro3">
          <table:table-cell table:style-name="ce3" office:value-type="float" office:value="169608" calcext:value-type="float">
            <text:p>169608</text:p>
          </table:table-cell>
          <table:table-cell table:style-name="ce3" office:value-type="float" office:value="0.0272892" calcext:value-type="float">
            <text:p>0.0272892</text:p>
          </table:table-cell>
          <table:table-cell table:style-name="ce3" office:value-type="float" office:value="0.0173186" calcext:value-type="float">
            <text:p>0.0173186</text:p>
          </table:table-cell>
          <table:table-cell table:style-name="ce3" office:value-type="float" office:value="0.0185892" calcext:value-type="float">
            <text:p>0.0185892</text:p>
          </table:table-cell>
          <table:table-cell table:style-name="ce3" office:value-type="float" office:value="0.0173916" calcext:value-type="float">
            <text:p>0.0173916</text:p>
          </table:table-cell>
          <table:table-cell table:number-columns-repeated="1019"/>
        </table:table-row>
        <table:table-row table:style-name="ro3">
          <table:table-cell table:style-name="ce3" office:value-type="float" office:value="143683" calcext:value-type="float">
            <text:p>143683</text:p>
          </table:table-cell>
          <table:table-cell table:style-name="ce3" office:value-type="float" office:value="0.0240907" calcext:value-type="float">
            <text:p>0.0240907</text:p>
          </table:table-cell>
          <table:table-cell table:style-name="ce3" office:value-type="float" office:value="0.014528" calcext:value-type="float">
            <text:p>0.014528</text:p>
          </table:table-cell>
          <table:table-cell table:style-name="ce3" office:value-type="float" office:value="0.0167113" calcext:value-type="float">
            <text:p>0.0167113</text:p>
          </table:table-cell>
          <table:table-cell table:style-name="ce3" office:value-type="float" office:value="0.0146118" calcext:value-type="float">
            <text:p>0.0146118</text:p>
          </table:table-cell>
          <table:table-cell table:number-columns-repeated="1019"/>
        </table:table-row>
        <table:table-row table:style-name="ro3">
          <table:table-cell table:style-name="ce3" office:value-type="float" office:value="136943" calcext:value-type="float">
            <text:p>136943</text:p>
          </table:table-cell>
          <table:table-cell table:style-name="ce3" office:value-type="float" office:value="0.0218998" calcext:value-type="float">
            <text:p>0.0218998</text:p>
          </table:table-cell>
          <table:table-cell table:style-name="ce3" office:value-type="float" office:value="0.0137537" calcext:value-type="float">
            <text:p>0.0137537</text:p>
          </table:table-cell>
          <table:table-cell table:style-name="ce3" office:value-type="float" office:value="0.0169075" calcext:value-type="float">
            <text:p>0.0169075</text:p>
          </table:table-cell>
          <table:table-cell table:style-name="ce3" office:value-type="float" office:value="0.0135499" calcext:value-type="float">
            <text:p>0.0135499</text:p>
          </table:table-cell>
          <table:table-cell table:number-columns-repeated="1019"/>
        </table:table-row>
        <table:table-row table:style-name="ro3">
          <table:table-cell table:style-name="ce3" office:value-type="float" office:value="8596" calcext:value-type="float">
            <text:p>8596</text:p>
          </table:table-cell>
          <table:table-cell table:style-name="ce3" office:value-type="float" office:value="0.00145425" calcext:value-type="float">
            <text:p>0.00145425</text:p>
          </table:table-cell>
          <table:table-cell table:style-name="ce3" office:value-type="float" office:value="0.000970392" calcext:value-type="float">
            <text:p>0.000970392</text:p>
          </table:table-cell>
          <table:table-cell table:style-name="ce3" office:value-type="float" office:value="0.00102627" calcext:value-type="float">
            <text:p>0.00102627</text:p>
          </table:table-cell>
          <table:table-cell table:style-name="ce3" office:value-type="float" office:value="0.000943586" calcext:value-type="float">
            <text:p>0.000943586</text:p>
          </table:table-cell>
          <table:table-cell table:number-columns-repeated="1019"/>
        </table:table-row>
        <table:table-row table:style-name="ro3">
          <table:table-cell table:style-name="ce3" office:value-type="float" office:value="2753" calcext:value-type="float">
            <text:p>2753</text:p>
          </table:table-cell>
          <table:table-cell table:style-name="ce3" office:value-type="float" office:value="0.000362322" calcext:value-type="float">
            <text:p>0.000362322</text:p>
          </table:table-cell>
          <table:table-cell table:style-name="ce3" office:value-type="float" office:value="0.000278608" calcext:value-type="float">
            <text:p>0.000278608</text:p>
          </table:table-cell>
          <table:table-cell table:style-name="ce3" office:value-type="float" office:value="0.000296607" calcext:value-type="float">
            <text:p>0.000296607</text:p>
          </table:table-cell>
          <table:table-cell table:style-name="ce3" office:value-type="float" office:value="0.000391301" calcext:value-type="float">
            <text:p>0.000391301</text:p>
          </table:table-cell>
          <table:table-cell table:number-columns-repeated="1019"/>
        </table:table-row>
        <table:table-row table:style-name="ro3">
          <table:table-cell table:style-name="ce3" office:value-type="float" office:value="125447" calcext:value-type="float">
            <text:p>125447</text:p>
          </table:table-cell>
          <table:table-cell table:style-name="ce3" office:value-type="float" office:value="0.0188535" calcext:value-type="float">
            <text:p>0.0188535</text:p>
          </table:table-cell>
          <table:table-cell table:style-name="ce3" office:value-type="float" office:value="0.0119463" calcext:value-type="float">
            <text:p>0.0119463</text:p>
          </table:table-cell>
          <table:table-cell table:style-name="ce3" office:value-type="float" office:value="0.0138772" calcext:value-type="float">
            <text:p>0.0138772</text:p>
          </table:table-cell>
          <table:table-cell table:style-name="ce3" office:value-type="float" office:value="0.0128024" calcext:value-type="float">
            <text:p>0.0128024</text:p>
          </table:table-cell>
          <table:table-cell table:number-columns-repeated="1019"/>
        </table:table-row>
        <table:table-row table:style-name="ro3">
          <table:table-cell table:style-name="ce3" office:value-type="float" office:value="179836" calcext:value-type="float">
            <text:p>179836</text:p>
          </table:table-cell>
          <table:table-cell table:style-name="ce3" office:value-type="float" office:value="0.0293705" calcext:value-type="float">
            <text:p>0.0293705</text:p>
          </table:table-cell>
          <table:table-cell table:style-name="ce3" office:value-type="float" office:value="0.018415" calcext:value-type="float">
            <text:p>0.018415</text:p>
          </table:table-cell>
          <table:table-cell table:style-name="ce3" office:value-type="float" office:value="0.020848" calcext:value-type="float">
            <text:p>0.020848</text:p>
          </table:table-cell>
          <table:table-cell table:style-name="ce3" office:value-type="float" office:value="0.0185072" calcext:value-type="float">
            <text:p>0.0185072</text:p>
          </table:table-cell>
          <table:table-cell table:number-columns-repeated="1019"/>
        </table:table-row>
        <table:table-row table:style-name="ro3">
          <table:table-cell table:style-name="ce3" office:value-type="float" office:value="71960" calcext:value-type="float">
            <text:p>71960</text:p>
          </table:table-cell>
          <table:table-cell table:style-name="ce3" office:value-type="float" office:value="0.0114831" calcext:value-type="float">
            <text:p>0.0114831</text:p>
          </table:table-cell>
          <table:table-cell table:style-name="ce3" office:value-type="float" office:value="0.00752797" calcext:value-type="float">
            <text:p>0.00752797</text:p>
          </table:table-cell>
          <table:table-cell table:style-name="ce3" office:value-type="float" office:value="0.00801861" calcext:value-type="float">
            <text:p>0.00801861</text:p>
          </table:table-cell>
          <table:table-cell table:style-name="ce3" office:value-type="float" office:value="0.00739763" calcext:value-type="float">
            <text:p>0.00739763</text:p>
          </table:table-cell>
          <table:table-cell table:number-columns-repeated="1019"/>
        </table:table-row>
        <table:table-row table:style-name="ro3">
          <table:table-cell table:style-name="ce3" office:value-type="float" office:value="143345" calcext:value-type="float">
            <text:p>143345</text:p>
          </table:table-cell>
          <table:table-cell table:style-name="ce3" office:value-type="float" office:value="0.0227923" calcext:value-type="float">
            <text:p>0.0227923</text:p>
          </table:table-cell>
          <table:table-cell table:style-name="ce3" office:value-type="float" office:value="0.0141043" calcext:value-type="float">
            <text:p>0.0141043</text:p>
          </table:table-cell>
          <table:table-cell table:style-name="ce3" office:value-type="float" office:value="0.0154108" calcext:value-type="float">
            <text:p>0.0154108</text:p>
          </table:table-cell>
          <table:table-cell table:style-name="ce3" office:value-type="float" office:value="0.0144462" calcext:value-type="float">
            <text:p>0.0144462</text:p>
          </table:table-cell>
          <table:table-cell table:number-columns-repeated="1019"/>
        </table:table-row>
        <table:table-row table:style-name="ro3">
          <table:table-cell table:style-name="ce3" office:value-type="float" office:value="190023" calcext:value-type="float">
            <text:p>190023</text:p>
          </table:table-cell>
          <table:table-cell table:style-name="ce3" office:value-type="float" office:value="0.0296675" calcext:value-type="float">
            <text:p>0.0296675</text:p>
          </table:table-cell>
          <table:table-cell table:style-name="ce3" office:value-type="float" office:value="0.0188809" calcext:value-type="float">
            <text:p>0.0188809</text:p>
          </table:table-cell>
          <table:table-cell table:style-name="ce3" office:value-type="float" office:value="0.0202043" calcext:value-type="float">
            <text:p>0.0202043</text:p>
          </table:table-cell>
          <table:table-cell table:style-name="ce3" office:value-type="float" office:value="0.0189847" calcext:value-type="float">
            <text:p>0.0189847</text:p>
          </table:table-cell>
          <table:table-cell table:number-columns-repeated="1019"/>
        </table:table-row>
        <table:table-row table:style-name="ro3">
          <table:table-cell table:style-name="ce3" office:value-type="float" office:value="180828" calcext:value-type="float">
            <text:p>180828</text:p>
          </table:table-cell>
          <table:table-cell table:style-name="ce3" office:value-type="float" office:value="0.029529" calcext:value-type="float">
            <text:p>0.029529</text:p>
          </table:table-cell>
          <table:table-cell table:style-name="ce3" office:value-type="float" office:value="0.017568" calcext:value-type="float">
            <text:p>0.017568</text:p>
          </table:table-cell>
          <table:table-cell table:style-name="ce3" office:value-type="float" office:value="0.0210047" calcext:value-type="float">
            <text:p>0.0210047</text:p>
          </table:table-cell>
          <table:table-cell table:style-name="ce3" office:value-type="float" office:value="0.0176567" calcext:value-type="float">
            <text:p>0.0176567</text:p>
          </table:table-cell>
          <table:table-cell table:number-columns-repeated="1019"/>
        </table:table-row>
        <table:table-row table:style-name="ro3">
          <table:table-cell table:style-name="ce3" office:value-type="float" office:value="29267" calcext:value-type="float">
            <text:p>29267</text:p>
          </table:table-cell>
          <table:table-cell table:style-name="ce3" office:value-type="float" office:value="0.00454323" calcext:value-type="float">
            <text:p>0.00454323</text:p>
          </table:table-cell>
          <table:table-cell table:style-name="ce3" office:value-type="float" office:value="0.0042153" calcext:value-type="float">
            <text:p>0.0042153</text:p>
          </table:table-cell>
          <table:table-cell table:style-name="ce3" office:value-type="float" office:value="0.00314422" calcext:value-type="float">
            <text:p>0.00314422</text:p>
          </table:table-cell>
          <table:table-cell table:style-name="ce3" office:value-type="float" office:value="0.00287959" calcext:value-type="float">
            <text:p>0.00287959</text:p>
          </table:table-cell>
          <table:table-cell table:number-columns-repeated="1019"/>
        </table:table-row>
        <table:table-row table:style-name="ro3">
          <table:table-cell table:style-name="ce3" office:value-type="float" office:value="59620" calcext:value-type="float">
            <text:p>59620</text:p>
          </table:table-cell>
          <table:table-cell table:style-name="ce3" office:value-type="float" office:value="0.0089201" calcext:value-type="float">
            <text:p>0.0089201</text:p>
          </table:table-cell>
          <table:table-cell table:style-name="ce3" office:value-type="float" office:value="0.00576062" calcext:value-type="float">
            <text:p>0.00576062</text:p>
          </table:table-cell>
          <table:table-cell table:style-name="ce3" office:value-type="float" office:value="0.00629074" calcext:value-type="float">
            <text:p>0.00629074</text:p>
          </table:table-cell>
          <table:table-cell table:style-name="ce3" office:value-type="float" office:value="0.00563983" calcext:value-type="float">
            <text:p>0.00563983</text:p>
          </table:table-cell>
          <table:table-cell table:number-columns-repeated="1019"/>
        </table:table-row>
        <table:table-row table:style-name="ro3">
          <table:table-cell table:style-name="ce3" office:value-type="float" office:value="98423" calcext:value-type="float">
            <text:p>98423</text:p>
          </table:table-cell>
          <table:table-cell table:style-name="ce3" office:value-type="float" office:value="0.0149203" calcext:value-type="float">
            <text:p>0.0149203</text:p>
          </table:table-cell>
          <table:table-cell table:style-name="ce3" office:value-type="float" office:value="0.00953084" calcext:value-type="float">
            <text:p>0.00953084</text:p>
          </table:table-cell>
          <table:table-cell table:style-name="ce3" office:value-type="float" office:value="0.0104729" calcext:value-type="float">
            <text:p>0.0104729</text:p>
          </table:table-cell>
          <table:table-cell table:style-name="ce3" office:value-type="float" office:value="0.00945591" calcext:value-type="float">
            <text:p>0.00945591</text:p>
          </table:table-cell>
          <table:table-cell table:number-columns-repeated="1019"/>
        </table:table-row>
        <table:table-row table:style-name="ro3">
          <table:table-cell table:style-name="ce3" office:value-type="float" office:value="166478" calcext:value-type="float">
            <text:p>166478</text:p>
          </table:table-cell>
          <table:table-cell table:style-name="ce3" office:value-type="float" office:value="0.0275088" calcext:value-type="float">
            <text:p>0.0275088</text:p>
          </table:table-cell>
          <table:table-cell table:style-name="ce3" office:value-type="float" office:value="0.0166764" calcext:value-type="float">
            <text:p>0.0166764</text:p>
          </table:table-cell>
          <table:table-cell table:style-name="ce3" office:value-type="float" office:value="0.0182407" calcext:value-type="float">
            <text:p>0.0182407</text:p>
          </table:table-cell>
          <table:table-cell table:style-name="ce3" office:value-type="float" office:value="0.0164422" calcext:value-type="float">
            <text:p>0.0164422</text:p>
          </table:table-cell>
          <table:table-cell table:number-columns-repeated="1019"/>
        </table:table-row>
        <table:table-row table:style-name="ro3">
          <table:table-cell table:style-name="ce3" office:value-type="float" office:value="70622" calcext:value-type="float">
            <text:p>70622</text:p>
          </table:table-cell>
          <table:table-cell table:style-name="ce3" office:value-type="float" office:value="0.0111988" calcext:value-type="float">
            <text:p>0.0111988</text:p>
          </table:table-cell>
          <table:table-cell table:style-name="ce3" office:value-type="float" office:value="0.00704392" calcext:value-type="float">
            <text:p>0.00704392</text:p>
          </table:table-cell>
          <table:table-cell table:style-name="ce3" office:value-type="float" office:value="0.00719256" calcext:value-type="float">
            <text:p>0.00719256</text:p>
          </table:table-cell>
          <table:table-cell table:style-name="ce3" office:value-type="float" office:value="0.00673277" calcext:value-type="float">
            <text:p>0.00673277</text:p>
          </table:table-cell>
          <table:table-cell table:number-columns-repeated="1019"/>
        </table:table-row>
        <table:table-row table:style-name="ro3">
          <table:table-cell table:style-name="ce3" office:value-type="float" office:value="10094" calcext:value-type="float">
            <text:p>10094</text:p>
          </table:table-cell>
          <table:table-cell table:style-name="ce3" office:value-type="float" office:value="0.00154319" calcext:value-type="float">
            <text:p>0.00154319</text:p>
          </table:table-cell>
          <table:table-cell table:style-name="ce3" office:value-type="float" office:value="0.000997733" calcext:value-type="float">
            <text:p>0.000997733</text:p>
          </table:table-cell>
          <table:table-cell table:style-name="ce3" office:value-type="float" office:value="0.00106631" calcext:value-type="float">
            <text:p>0.00106631</text:p>
          </table:table-cell>
          <table:table-cell table:style-name="ce3" office:value-type="float" office:value="0.000971521" calcext:value-type="float">
            <text:p>0.000971521</text:p>
          </table:table-cell>
          <table:table-cell table:number-columns-repeated="1019"/>
        </table:table-row>
        <table:table-row table:style-name="ro3">
          <table:table-cell table:style-name="ce3" office:value-type="float" office:value="117458" calcext:value-type="float">
            <text:p>117458</text:p>
          </table:table-cell>
          <table:table-cell table:style-name="ce3" office:value-type="float" office:value="0.0181252" calcext:value-type="float">
            <text:p>0.0181252</text:p>
          </table:table-cell>
          <table:table-cell table:style-name="ce3" office:value-type="float" office:value="0.011743" calcext:value-type="float">
            <text:p>0.011743</text:p>
          </table:table-cell>
          <table:table-cell table:style-name="ce3" office:value-type="float" office:value="0.0144844" calcext:value-type="float">
            <text:p>0.0144844</text:p>
          </table:table-cell>
          <table:table-cell table:style-name="ce3" office:value-type="float" office:value="0.0117276" calcext:value-type="float">
            <text:p>0.0117276</text:p>
          </table:table-cell>
          <table:table-cell table:number-columns-repeated="1019"/>
        </table:table-row>
        <table:table-row table:style-name="ro3">
          <table:table-cell table:style-name="ce3" office:value-type="float" office:value="100881" calcext:value-type="float">
            <text:p>100881</text:p>
          </table:table-cell>
          <table:table-cell table:style-name="ce3" office:value-type="float" office:value="0.0149573" calcext:value-type="float">
            <text:p>0.0149573</text:p>
          </table:table-cell>
          <table:table-cell table:style-name="ce3" office:value-type="float" office:value="0.00956642" calcext:value-type="float">
            <text:p>0.00956642</text:p>
          </table:table-cell>
          <table:table-cell table:style-name="ce3" office:value-type="float" office:value="0.0102784" calcext:value-type="float">
            <text:p>0.0102784</text:p>
          </table:table-cell>
          <table:table-cell table:style-name="ce3" office:value-type="float" office:value="0.0102942" calcext:value-type="float">
            <text:p>0.0102942</text:p>
          </table:table-cell>
          <table:table-cell table:number-columns-repeated="1019"/>
        </table:table-row>
        <table:table-row table:style-name="ro3">
          <table:table-cell table:style-name="ce3" office:value-type="float" office:value="101629" calcext:value-type="float">
            <text:p>101629</text:p>
          </table:table-cell>
          <table:table-cell table:style-name="ce3" office:value-type="float" office:value="0.0159067" calcext:value-type="float">
            <text:p>0.0159067</text:p>
          </table:table-cell>
          <table:table-cell table:style-name="ce3" office:value-type="float" office:value="0.0103299" calcext:value-type="float">
            <text:p>0.0103299</text:p>
          </table:table-cell>
          <table:table-cell table:style-name="ce3" office:value-type="float" office:value="0.0110101" calcext:value-type="float">
            <text:p>0.0110101</text:p>
          </table:table-cell>
          <table:table-cell table:style-name="ce3" office:value-type="float" office:value="0.010374" calcext:value-type="float">
            <text:p>0.010374</text:p>
          </table:table-cell>
          <table:table-cell table:number-columns-repeated="1019"/>
        </table:table-row>
        <table:table-row table:style-name="ro3">
          <table:table-cell table:style-name="ce3" office:value-type="float" office:value="170427" calcext:value-type="float">
            <text:p>170427</text:p>
          </table:table-cell>
          <table:table-cell table:style-name="ce3" office:value-type="float" office:value="0.0278092" calcext:value-type="float">
            <text:p>0.0278092</text:p>
          </table:table-cell>
          <table:table-cell table:style-name="ce3" office:value-type="float" office:value="0.0191756" calcext:value-type="float">
            <text:p>0.0191756</text:p>
          </table:table-cell>
          <table:table-cell table:style-name="ce3" office:value-type="float" office:value="0.0183299" calcext:value-type="float">
            <text:p>0.0183299</text:p>
          </table:table-cell>
          <table:table-cell table:style-name="ce3" office:value-type="float" office:value="0.0208784" calcext:value-type="float">
            <text:p>0.0208784</text:p>
          </table:table-cell>
          <table:table-cell table:number-columns-repeated="1019"/>
        </table:table-row>
        <table:table-row table:style-name="ro3">
          <table:table-cell table:style-name="ce3" office:value-type="float" office:value="173381" calcext:value-type="float">
            <text:p>173381</text:p>
          </table:table-cell>
          <table:table-cell table:style-name="ce3" office:value-type="float" office:value="0.0275074" calcext:value-type="float">
            <text:p>0.0275074</text:p>
          </table:table-cell>
          <table:table-cell table:style-name="ce3" office:value-type="float" office:value="0.0174695" calcext:value-type="float">
            <text:p>0.0174695</text:p>
          </table:table-cell>
          <table:table-cell table:style-name="ce3" office:value-type="float" office:value="0.0205332" calcext:value-type="float">
            <text:p>0.0205332</text:p>
          </table:table-cell>
          <table:table-cell table:style-name="ce3" office:value-type="float" office:value="0.0175435" calcext:value-type="float">
            <text:p>0.0175435</text:p>
          </table:table-cell>
          <table:table-cell table:number-columns-repeated="1019"/>
        </table:table-row>
        <table:table-row table:style-name="ro3">
          <table:table-cell table:style-name="ce3" office:value-type="float" office:value="165220" calcext:value-type="float">
            <text:p>165220</text:p>
          </table:table-cell>
          <table:table-cell table:style-name="ce3" office:value-type="float" office:value="0.0257921" calcext:value-type="float">
            <text:p>0.0257921</text:p>
          </table:table-cell>
          <table:table-cell table:style-name="ce3" office:value-type="float" office:value="0.016303" calcext:value-type="float">
            <text:p>0.016303</text:p>
          </table:table-cell>
          <table:table-cell table:style-name="ce3" office:value-type="float" office:value="0.0175184" calcext:value-type="float">
            <text:p>0.0175184</text:p>
          </table:table-cell>
          <table:table-cell table:style-name="ce3" office:value-type="float" office:value="0.0163772" calcext:value-type="float">
            <text:p>0.0163772</text:p>
          </table:table-cell>
          <table:table-cell table:number-columns-repeated="1019"/>
        </table:table-row>
        <table:table-row table:style-name="ro3">
          <table:table-cell table:style-name="ce3" office:value-type="float" office:value="155127" calcext:value-type="float">
            <text:p>155127</text:p>
          </table:table-cell>
          <table:table-cell table:style-name="ce3" office:value-type="float" office:value="0.024582" calcext:value-type="float">
            <text:p>0.024582</text:p>
          </table:table-cell>
          <table:table-cell table:style-name="ce3" office:value-type="float" office:value="0.015373" calcext:value-type="float">
            <text:p>0.015373</text:p>
          </table:table-cell>
          <table:table-cell table:style-name="ce3" office:value-type="float" office:value="0.0165943" calcext:value-type="float">
            <text:p>0.0165943</text:p>
          </table:table-cell>
          <table:table-cell table:style-name="ce3" office:value-type="float" office:value="0.0166444" calcext:value-type="float">
            <text:p>0.0166444</text:p>
          </table:table-cell>
          <table:table-cell table:number-columns-repeated="1019"/>
        </table:table-row>
        <table:table-row table:style-name="ro3">
          <table:table-cell table:style-name="ce3" office:value-type="float" office:value="92474" calcext:value-type="float">
            <text:p>92474</text:p>
          </table:table-cell>
          <table:table-cell table:style-name="ce3" office:value-type="float" office:value="0.0144602" calcext:value-type="float">
            <text:p>0.0144602</text:p>
          </table:table-cell>
          <table:table-cell table:style-name="ce3" office:value-type="float" office:value="0.00964623" calcext:value-type="float">
            <text:p>0.00964623</text:p>
          </table:table-cell>
          <table:table-cell table:style-name="ce3" office:value-type="float" office:value="0.0102087" calcext:value-type="float">
            <text:p>0.0102087</text:p>
          </table:table-cell>
          <table:table-cell table:style-name="ce3" office:value-type="float" office:value="0.00963212" calcext:value-type="float">
            <text:p>0.00963212</text:p>
          </table:table-cell>
          <table:table-cell table:number-columns-repeated="1019"/>
        </table:table-row>
        <table:table-row table:style-name="ro3">
          <table:table-cell table:style-name="ce3" office:value-type="float" office:value="22746" calcext:value-type="float">
            <text:p>22746</text:p>
          </table:table-cell>
          <table:table-cell table:style-name="ce3" office:value-type="float" office:value="0.00359776" calcext:value-type="float">
            <text:p>0.00359776</text:p>
          </table:table-cell>
          <table:table-cell table:style-name="ce3" office:value-type="float" office:value="0.00257675" calcext:value-type="float">
            <text:p>0.00257675</text:p>
          </table:table-cell>
          <table:table-cell table:style-name="ce3" office:value-type="float" office:value="0.00262887" calcext:value-type="float">
            <text:p>0.00262887</text:p>
          </table:table-cell>
          <table:table-cell table:style-name="ce3" office:value-type="float" office:value="0.00292947" calcext:value-type="float">
            <text:p>0.00292947</text:p>
          </table:table-cell>
          <table:table-cell table:number-columns-repeated="1019"/>
        </table:table-row>
        <table:table-row table:style-name="ro3">
          <table:table-cell table:style-name="ce3" office:value-type="float" office:value="135328" calcext:value-type="float">
            <text:p>135328</text:p>
          </table:table-cell>
          <table:table-cell table:style-name="ce3" office:value-type="float" office:value="0.0213194" calcext:value-type="float">
            <text:p>0.0213194</text:p>
          </table:table-cell>
          <table:table-cell table:style-name="ce3" office:value-type="float" office:value="0.0138071" calcext:value-type="float">
            <text:p>0.0138071</text:p>
          </table:table-cell>
          <table:table-cell table:style-name="ce3" office:value-type="float" office:value="0.0147664" calcext:value-type="float">
            <text:p>0.0147664</text:p>
          </table:table-cell>
          <table:table-cell table:style-name="ce3" office:value-type="float" office:value="0.0135358" calcext:value-type="float">
            <text:p>0.0135358</text:p>
          </table:table-cell>
          <table:table-cell table:number-columns-repeated="1019"/>
        </table:table-row>
        <table:table-row table:style-name="ro3">
          <table:table-cell table:style-name="ce3" office:value-type="float" office:value="110790" calcext:value-type="float">
            <text:p>110790</text:p>
          </table:table-cell>
          <table:table-cell table:style-name="ce3" office:value-type="float" office:value="0.0170771" calcext:value-type="float">
            <text:p>0.0170771</text:p>
          </table:table-cell>
          <table:table-cell table:style-name="ce3" office:value-type="float" office:value="0.0132159" calcext:value-type="float">
            <text:p>0.0132159</text:p>
          </table:table-cell>
          <table:table-cell table:style-name="ce3" office:value-type="float" office:value="0.0119796" calcext:value-type="float">
            <text:p>0.0119796</text:p>
          </table:table-cell>
          <table:table-cell table:style-name="ce3" office:value-type="float" office:value="0.0111492" calcext:value-type="float">
            <text:p>0.0111492</text:p>
          </table:table-cell>
          <table:table-cell table:number-columns-repeated="1019"/>
        </table:table-row>
        <table:table-row table:style-name="ro3">
          <table:table-cell table:style-name="ce3" office:value-type="float" office:value="198112" calcext:value-type="float">
            <text:p>198112</text:p>
          </table:table-cell>
          <table:table-cell table:style-name="ce3" office:value-type="float" office:value="0.031151" calcext:value-type="float">
            <text:p>0.031151</text:p>
          </table:table-cell>
          <table:table-cell table:style-name="ce3" office:value-type="float" office:value="0.0236422" calcext:value-type="float">
            <text:p>0.0236422</text:p>
          </table:table-cell>
          <table:table-cell table:style-name="ce3" office:value-type="float" office:value="0.0215769" calcext:value-type="float">
            <text:p>0.0215769</text:p>
          </table:table-cell>
          <table:table-cell table:style-name="ce3" office:value-type="float" office:value="0.0195098" calcext:value-type="float">
            <text:p>0.0195098</text:p>
          </table:table-cell>
          <table:table-cell table:number-columns-repeated="1019"/>
        </table:table-row>
        <table:table-row table:style-name="ro3">
          <table:table-cell table:style-name="ce3" office:value-type="float" office:value="33230" calcext:value-type="float">
            <text:p>33230</text:p>
          </table:table-cell>
          <table:table-cell table:style-name="ce3" office:value-type="float" office:value="0.00506335" calcext:value-type="float">
            <text:p>0.00506335</text:p>
          </table:table-cell>
          <table:table-cell table:style-name="ce3" office:value-type="float" office:value="0.00405747" calcext:value-type="float">
            <text:p>0.00405747</text:p>
          </table:table-cell>
          <table:table-cell table:style-name="ce3" office:value-type="float" office:value="0.00356093" calcext:value-type="float">
            <text:p>0.00356093</text:p>
          </table:table-cell>
          <table:table-cell table:style-name="ce3" office:value-type="float" office:value="0.00324405" calcext:value-type="float">
            <text:p>0.00324405</text:p>
          </table:table-cell>
          <table:table-cell table:number-columns-repeated="1019"/>
        </table:table-row>
        <table:table-row table:style-name="ro3">
          <table:table-cell table:style-name="ce3" office:value-type="float" office:value="129312" calcext:value-type="float">
            <text:p>129312</text:p>
          </table:table-cell>
          <table:table-cell table:style-name="ce3" office:value-type="float" office:value="0.0202714" calcext:value-type="float">
            <text:p>0.0202714</text:p>
          </table:table-cell>
          <table:table-cell table:style-name="ce3" office:value-type="float" office:value="0.0143693" calcext:value-type="float">
            <text:p>0.0143693</text:p>
          </table:table-cell>
          <table:table-cell table:style-name="ce3" office:value-type="float" office:value="0.0140779" calcext:value-type="float">
            <text:p>0.0140779</text:p>
          </table:table-cell>
          <table:table-cell table:style-name="ce3" office:value-type="float" office:value="0.013234" calcext:value-type="float">
            <text:p>0.013234</text:p>
          </table:table-cell>
          <table:table-cell table:number-columns-repeated="1019"/>
        </table:table-row>
        <table:table-row table:style-name="ro3">
          <table:table-cell table:style-name="ce3" office:value-type="float" office:value="68863" calcext:value-type="float">
            <text:p>68863</text:p>
          </table:table-cell>
          <table:table-cell table:style-name="ce3" office:value-type="float" office:value="0.0108434" calcext:value-type="float">
            <text:p>0.0108434</text:p>
          </table:table-cell>
          <table:table-cell table:style-name="ce3" office:value-type="float" office:value="0.00705808" calcext:value-type="float">
            <text:p>0.00705808</text:p>
          </table:table-cell>
          <table:table-cell table:style-name="ce3" office:value-type="float" office:value="0.00764696" calcext:value-type="float">
            <text:p>0.00764696</text:p>
          </table:table-cell>
          <table:table-cell table:style-name="ce3" office:value-type="float" office:value="0.006955" calcext:value-type="float">
            <text:p>0.006955</text:p>
          </table:table-cell>
          <table:table-cell table:number-columns-repeated="1019"/>
        </table:table-row>
        <table:table-row table:style-name="ro3">
          <table:table-cell table:style-name="ce3" office:value-type="float" office:value="175584" calcext:value-type="float">
            <text:p>175584</text:p>
          </table:table-cell>
          <table:table-cell table:style-name="ce3" office:value-type="float" office:value="0.0280768" calcext:value-type="float">
            <text:p>0.0280768</text:p>
          </table:table-cell>
          <table:table-cell table:style-name="ce3" office:value-type="float" office:value="0.0179398" calcext:value-type="float">
            <text:p>0.0179398</text:p>
          </table:table-cell>
          <table:table-cell table:style-name="ce3" office:value-type="float" office:value="0.0190068" calcext:value-type="float">
            <text:p>0.0190068</text:p>
          </table:table-cell>
          <table:table-cell table:style-name="ce3" office:value-type="float" office:value="0.0208048" calcext:value-type="float">
            <text:p>0.0208048</text:p>
          </table:table-cell>
          <table:table-cell table:number-columns-repeated="1019"/>
        </table:table-row>
        <table:table-row table:style-name="ro3">
          <table:table-cell table:style-name="ce3" office:value-type="float" office:value="44909" calcext:value-type="float">
            <text:p>44909</text:p>
          </table:table-cell>
          <table:table-cell table:style-name="ce3" office:value-type="float" office:value="0.00683427" calcext:value-type="float">
            <text:p>0.00683427</text:p>
          </table:table-cell>
          <table:table-cell table:style-name="ce3" office:value-type="float" office:value="0.00452095" calcext:value-type="float">
            <text:p>0.00452095</text:p>
          </table:table-cell>
          <table:table-cell table:style-name="ce3" office:value-type="float" office:value="0.00475344" calcext:value-type="float">
            <text:p>0.00475344</text:p>
          </table:table-cell>
          <table:table-cell table:style-name="ce3" office:value-type="float" office:value="0.00445611" calcext:value-type="float">
            <text:p>0.00445611</text:p>
          </table:table-cell>
          <table:table-cell table:number-columns-repeated="1019"/>
        </table:table-row>
        <table:table-row table:style-name="ro3">
          <table:table-cell table:style-name="ce3" office:value-type="float" office:value="47174" calcext:value-type="float">
            <text:p>47174</text:p>
          </table:table-cell>
          <table:table-cell table:style-name="ce3" office:value-type="float" office:value="0.00716433" calcext:value-type="float">
            <text:p>0.00716433</text:p>
          </table:table-cell>
          <table:table-cell table:style-name="ce3" office:value-type="float" office:value="0.00482178" calcext:value-type="float">
            <text:p>0.00482178</text:p>
          </table:table-cell>
          <table:table-cell table:style-name="ce3" office:value-type="float" office:value="0.00496441" calcext:value-type="float">
            <text:p>0.00496441</text:p>
          </table:table-cell>
          <table:table-cell table:style-name="ce3" office:value-type="float" office:value="0.00474514" calcext:value-type="float">
            <text:p>0.00474514</text:p>
          </table:table-cell>
          <table:table-cell table:number-columns-repeated="1019"/>
        </table:table-row>
        <table:table-row table:style-name="ro3">
          <table:table-cell table:style-name="ce3" office:value-type="float" office:value="31769" calcext:value-type="float">
            <text:p>31769</text:p>
          </table:table-cell>
          <table:table-cell table:style-name="ce3" office:value-type="float" office:value="0.00720729" calcext:value-type="float">
            <text:p>0.00720729</text:p>
          </table:table-cell>
          <table:table-cell table:style-name="ce3" office:value-type="float" office:value="0.00324798" calcext:value-type="float">
            <text:p>0.00324798</text:p>
          </table:table-cell>
          <table:table-cell table:style-name="ce3" office:value-type="float" office:value="0.00332116" calcext:value-type="float">
            <text:p>0.00332116</text:p>
          </table:table-cell>
          <table:table-cell table:style-name="ce3" office:value-type="float" office:value="0.00327549" calcext:value-type="float">
            <text:p>0.00327549</text:p>
          </table:table-cell>
          <table:table-cell table:number-columns-repeated="1019"/>
        </table:table-row>
        <table:table-row table:style-name="ro3">
          <table:table-cell table:style-name="ce3" office:value-type="float" office:value="192474" calcext:value-type="float">
            <text:p>192474</text:p>
          </table:table-cell>
          <table:table-cell table:style-name="ce3" office:value-type="float" office:value="0.0301209" calcext:value-type="float">
            <text:p>0.0301209</text:p>
          </table:table-cell>
          <table:table-cell table:style-name="ce3" office:value-type="float" office:value="0.0213842" calcext:value-type="float">
            <text:p>0.0213842</text:p>
          </table:table-cell>
          <table:table-cell table:style-name="ce3" office:value-type="float" office:value="0.0204502" calcext:value-type="float">
            <text:p>0.0204502</text:p>
          </table:table-cell>
          <table:table-cell table:style-name="ce3" office:value-type="float" office:value="0.0194878" calcext:value-type="float">
            <text:p>0.0194878</text:p>
          </table:table-cell>
          <table:table-cell table:number-columns-repeated="1019"/>
        </table:table-row>
        <table:table-row table:style-name="ro3">
          <table:table-cell table:style-name="ce3" office:value-type="float" office:value="169920" calcext:value-type="float">
            <text:p>169920</text:p>
          </table:table-cell>
          <table:table-cell table:style-name="ce3" office:value-type="float" office:value="0.0310048" calcext:value-type="float">
            <text:p>0.0310048</text:p>
          </table:table-cell>
          <table:table-cell table:style-name="ce3" office:value-type="float" office:value="0.0166836" calcext:value-type="float">
            <text:p>0.0166836</text:p>
          </table:table-cell>
          <table:table-cell table:style-name="ce3" office:value-type="float" office:value="0.0181466" calcext:value-type="float">
            <text:p>0.0181466</text:p>
          </table:table-cell>
          <table:table-cell table:style-name="ce3" office:value-type="float" office:value="0.0167554" calcext:value-type="float">
            <text:p>0.0167554</text:p>
          </table:table-cell>
          <table:table-cell table:number-columns-repeated="1019"/>
        </table:table-row>
        <table:table-row table:style-name="ro3">
          <table:table-cell table:style-name="ce3" office:value-type="float" office:value="180689" calcext:value-type="float">
            <text:p>180689</text:p>
          </table:table-cell>
          <table:table-cell table:style-name="ce3" office:value-type="float" office:value="0.0281757" calcext:value-type="float">
            <text:p>0.0281757</text:p>
          </table:table-cell>
          <table:table-cell table:style-name="ce3" office:value-type="float" office:value="0.0203296" calcext:value-type="float">
            <text:p>0.0203296</text:p>
          </table:table-cell>
          <table:table-cell table:style-name="ce3" office:value-type="float" office:value="0.0192287" calcext:value-type="float">
            <text:p>0.0192287</text:p>
          </table:table-cell>
          <table:table-cell table:style-name="ce3" office:value-type="float" office:value="0.0214753" calcext:value-type="float">
            <text:p>0.0214753</text:p>
          </table:table-cell>
          <table:table-cell table:number-columns-repeated="1019"/>
        </table:table-row>
        <table:table-row table:style-name="ro3">
          <table:table-cell table:style-name="ce3" office:value-type="float" office:value="9586" calcext:value-type="float">
            <text:p>9586</text:p>
          </table:table-cell>
          <table:table-cell table:style-name="ce3" office:value-type="float" office:value="0.00154191" calcext:value-type="float">
            <text:p>0.00154191</text:p>
          </table:table-cell>
          <table:table-cell table:style-name="ce3" office:value-type="float" office:value="0.000948555" calcext:value-type="float">
            <text:p>0.000948555</text:p>
          </table:table-cell>
          <table:table-cell table:style-name="ce3" office:value-type="float" office:value="0.00102612" calcext:value-type="float">
            <text:p>0.00102612</text:p>
          </table:table-cell>
          <table:table-cell table:style-name="ce3" office:value-type="float" office:value="0.000918579" calcext:value-type="float">
            <text:p>0.000918579</text:p>
          </table:table-cell>
          <table:table-cell table:number-columns-repeated="1019"/>
        </table:table-row>
        <table:table-row table:style-name="ro3">
          <table:table-cell table:style-name="ce3" office:value-type="float" office:value="110862" calcext:value-type="float">
            <text:p>110862</text:p>
          </table:table-cell>
          <table:table-cell table:style-name="ce3" office:value-type="float" office:value="0.0169234" calcext:value-type="float">
            <text:p>0.0169234</text:p>
          </table:table-cell>
          <table:table-cell table:style-name="ce3" office:value-type="float" office:value="0.0107985" calcext:value-type="float">
            <text:p>0.0107985</text:p>
          </table:table-cell>
          <table:table-cell table:style-name="ce3" office:value-type="float" office:value="0.0117841" calcext:value-type="float">
            <text:p>0.0117841</text:p>
          </table:table-cell>
          <table:table-cell table:style-name="ce3" office:value-type="float" office:value="0.0109518" calcext:value-type="float">
            <text:p>0.0109518</text:p>
          </table:table-cell>
          <table:table-cell table:number-columns-repeated="1019"/>
        </table:table-row>
        <table:table-row table:style-name="ro3">
          <table:table-cell table:style-name="ce3" office:value-type="float" office:value="55604" calcext:value-type="float">
            <text:p>55604</text:p>
          </table:table-cell>
          <table:table-cell table:style-name="ce3" office:value-type="float" office:value="0.00840614" calcext:value-type="float">
            <text:p>0.00840614</text:p>
          </table:table-cell>
          <table:table-cell table:style-name="ce3" office:value-type="float" office:value="0.00559816" calcext:value-type="float">
            <text:p>0.00559816</text:p>
          </table:table-cell>
          <table:table-cell table:style-name="ce3" office:value-type="float" office:value="0.00881343" calcext:value-type="float">
            <text:p>0.00881343</text:p>
          </table:table-cell>
          <table:table-cell table:style-name="ce3" office:value-type="float" office:value="0.00560457" calcext:value-type="float">
            <text:p>0.00560457</text:p>
          </table:table-cell>
          <table:table-cell table:number-columns-repeated="1019"/>
        </table:table-row>
        <table:table-row table:style-name="ro3">
          <table:table-cell table:style-name="ce3" office:value-type="float" office:value="107442" calcext:value-type="float">
            <text:p>107442</text:p>
          </table:table-cell>
          <table:table-cell table:style-name="ce3" office:value-type="float" office:value="0.0164065" calcext:value-type="float">
            <text:p>0.0164065</text:p>
          </table:table-cell>
          <table:table-cell table:style-name="ce3" office:value-type="float" office:value="0.0107847" calcext:value-type="float">
            <text:p>0.0107847</text:p>
          </table:table-cell>
          <table:table-cell table:style-name="ce3" office:value-type="float" office:value="0.0119802" calcext:value-type="float">
            <text:p>0.0119802</text:p>
          </table:table-cell>
          <table:table-cell table:style-name="ce3" office:value-type="float" office:value="0.0106512" calcext:value-type="float">
            <text:p>0.0106512</text:p>
          </table:table-cell>
          <table:table-cell table:number-columns-repeated="1019"/>
        </table:table-row>
        <table:table-row table:style-name="ro3">
          <table:table-cell table:style-name="ce3" office:value-type="float" office:value="95088" calcext:value-type="float">
            <text:p>95088</text:p>
          </table:table-cell>
          <table:table-cell table:style-name="ce3" office:value-type="float" office:value="0.0148877" calcext:value-type="float">
            <text:p>0.0148877</text:p>
          </table:table-cell>
          <table:table-cell table:style-name="ce3" office:value-type="float" office:value="0.00959586" calcext:value-type="float">
            <text:p>0.00959586</text:p>
          </table:table-cell>
          <table:table-cell table:style-name="ce3" office:value-type="float" office:value="0.0102267" calcext:value-type="float">
            <text:p>0.0102267</text:p>
          </table:table-cell>
          <table:table-cell table:style-name="ce3" office:value-type="float" office:value="0.0100001" calcext:value-type="float">
            <text:p>0.0100001</text:p>
          </table:table-cell>
          <table:table-cell table:number-columns-repeated="1019"/>
        </table:table-row>
        <table:table-row table:style-name="ro3">
          <table:table-cell table:style-name="ce3" office:value-type="float" office:value="126857" calcext:value-type="float">
            <text:p>126857</text:p>
          </table:table-cell>
          <table:table-cell table:style-name="ce3" office:value-type="float" office:value="0.0193061" calcext:value-type="float">
            <text:p>0.0193061</text:p>
          </table:table-cell>
          <table:table-cell table:style-name="ce3" office:value-type="float" office:value="0.0136103" calcext:value-type="float">
            <text:p>0.0136103</text:p>
          </table:table-cell>
          <table:table-cell table:style-name="ce3" office:value-type="float" office:value="0.0144184" calcext:value-type="float">
            <text:p>0.0144184</text:p>
          </table:table-cell>
          <table:table-cell table:style-name="ce3" office:value-type="float" office:value="0.012263" calcext:value-type="float">
            <text:p>0.012263</text:p>
          </table:table-cell>
          <table:table-cell table:number-columns-repeated="1019"/>
        </table:table-row>
        <table:table-row table:style-name="ro3">
          <table:table-cell table:style-name="ce3" office:value-type="float" office:value="165601" calcext:value-type="float">
            <text:p>165601</text:p>
          </table:table-cell>
          <table:table-cell table:style-name="ce3" office:value-type="float" office:value="0.0259863" calcext:value-type="float">
            <text:p>0.0259863</text:p>
          </table:table-cell>
          <table:table-cell table:style-name="ce3" office:value-type="float" office:value="0.0214791" calcext:value-type="float">
            <text:p>0.0214791</text:p>
          </table:table-cell>
          <table:table-cell table:style-name="ce3" office:value-type="float" office:value="0.01973" calcext:value-type="float">
            <text:p>0.01973</text:p>
          </table:table-cell>
          <table:table-cell table:style-name="ce3" office:value-type="float" office:value="0.0163185" calcext:value-type="float">
            <text:p>0.0163185</text:p>
          </table:table-cell>
          <table:table-cell table:number-columns-repeated="1019"/>
        </table:table-row>
        <table:table-row table:style-name="ro3">
          <table:table-cell table:style-name="ce3" office:value-type="float" office:value="109137" calcext:value-type="float">
            <text:p>109137</text:p>
          </table:table-cell>
          <table:table-cell table:style-name="ce3" office:value-type="float" office:value="0.0167109" calcext:value-type="float">
            <text:p>0.0167109</text:p>
          </table:table-cell>
          <table:table-cell table:style-name="ce3" office:value-type="float" office:value="0.0125096" calcext:value-type="float">
            <text:p>0.0125096</text:p>
          </table:table-cell>
          <table:table-cell table:style-name="ce3" office:value-type="float" office:value="0.0140467" calcext:value-type="float">
            <text:p>0.0140467</text:p>
          </table:table-cell>
          <table:table-cell table:style-name="ce3" office:value-type="float" office:value="0.0108331" calcext:value-type="float">
            <text:p>0.0108331</text:p>
          </table:table-cell>
          <table:table-cell table:number-columns-repeated="1019"/>
        </table:table-row>
        <table:table-row table:style-name="ro3">
          <table:table-cell table:style-name="ce3" office:value-type="float" office:value="155284" calcext:value-type="float">
            <text:p>155284</text:p>
          </table:table-cell>
          <table:table-cell table:style-name="ce3" office:value-type="float" office:value="0.0241374" calcext:value-type="float">
            <text:p>0.0241374</text:p>
          </table:table-cell>
          <table:table-cell table:style-name="ce3" office:value-type="float" office:value="0.0150109" calcext:value-type="float">
            <text:p>0.0150109</text:p>
          </table:table-cell>
          <table:table-cell table:style-name="ce3" office:value-type="float" office:value="0.0163386" calcext:value-type="float">
            <text:p>0.0163386</text:p>
          </table:table-cell>
          <table:table-cell table:style-name="ce3" office:value-type="float" office:value="0.0177836" calcext:value-type="float">
            <text:p>0.0177836</text:p>
          </table:table-cell>
          <table:table-cell table:number-columns-repeated="1019"/>
        </table:table-row>
        <table:table-row table:style-name="ro3">
          <table:table-cell table:style-name="ce3" office:value-type="float" office:value="196264" calcext:value-type="float">
            <text:p>196264</text:p>
          </table:table-cell>
          <table:table-cell table:style-name="ce3" office:value-type="float" office:value="0.0307768" calcext:value-type="float">
            <text:p>0.0307768</text:p>
          </table:table-cell>
          <table:table-cell table:style-name="ce3" office:value-type="float" office:value="0.0203296" calcext:value-type="float">
            <text:p>0.0203296</text:p>
          </table:table-cell>
          <table:table-cell table:style-name="ce3" office:value-type="float" office:value="0.0264956" calcext:value-type="float">
            <text:p>0.0264956</text:p>
          </table:table-cell>
          <table:table-cell table:style-name="ce3" office:value-type="float" office:value="0.0195855" calcext:value-type="float">
            <text:p>0.0195855</text:p>
          </table:table-cell>
          <table:table-cell table:number-columns-repeated="1019"/>
        </table:table-row>
        <table:table-row table:style-name="ro3">
          <table:table-cell table:style-name="ce3" office:value-type="float" office:value="35688" calcext:value-type="float">
            <text:p>35688</text:p>
          </table:table-cell>
          <table:table-cell table:style-name="ce3" office:value-type="float" office:value="0.00536626" calcext:value-type="float">
            <text:p>0.00536626</text:p>
          </table:table-cell>
          <table:table-cell table:style-name="ce3" office:value-type="float" office:value="0.0036931" calcext:value-type="float">
            <text:p>0.0036931</text:p>
          </table:table-cell>
          <table:table-cell table:style-name="ce3" office:value-type="float" office:value="0.00452547" calcext:value-type="float">
            <text:p>0.00452547</text:p>
          </table:table-cell>
          <table:table-cell table:style-name="ce3" office:value-type="float" office:value="0.00364254" calcext:value-type="float">
            <text:p>0.00364254</text:p>
          </table:table-cell>
          <table:table-cell table:number-columns-repeated="1019"/>
        </table:table-row>
        <table:table-row table:style-name="ro3">
          <table:table-cell table:style-name="ce3" office:value-type="float" office:value="4780" calcext:value-type="float">
            <text:p>4780</text:p>
          </table:table-cell>
          <table:table-cell table:style-name="ce3" office:value-type="float" office:value="0.000792277" calcext:value-type="float">
            <text:p>0.000792277</text:p>
          </table:table-cell>
          <table:table-cell table:style-name="ce3" office:value-type="float" office:value="0.000612999" calcext:value-type="float">
            <text:p>0.000612999</text:p>
          </table:table-cell>
          <table:table-cell table:style-name="ce3" office:value-type="float" office:value="0.000685858" calcext:value-type="float">
            <text:p>0.000685858</text:p>
          </table:table-cell>
          <table:table-cell table:style-name="ce3" office:value-type="float" office:value="0.000591815" calcext:value-type="float">
            <text:p>0.000591815</text:p>
          </table:table-cell>
          <table:table-cell table:number-columns-repeated="1019"/>
        </table:table-row>
        <table:table-row table:style-name="ro3">
          <table:table-cell table:style-name="ce3" office:value-type="float" office:value="61541" calcext:value-type="float">
            <text:p>61541</text:p>
          </table:table-cell>
          <table:table-cell table:style-name="ce3" office:value-type="float" office:value="0.00921525" calcext:value-type="float">
            <text:p>0.00921525</text:p>
          </table:table-cell>
          <table:table-cell table:style-name="ce3" office:value-type="float" office:value="0.00570431" calcext:value-type="float">
            <text:p>0.00570431</text:p>
          </table:table-cell>
          <table:table-cell table:style-name="ce3" office:value-type="float" office:value="0.00755604" calcext:value-type="float">
            <text:p>0.00755604</text:p>
          </table:table-cell>
          <table:table-cell table:style-name="ce3" office:value-type="float" office:value="0.00626076" calcext:value-type="float">
            <text:p>0.00626076</text:p>
          </table:table-cell>
          <table:table-cell table:number-columns-repeated="1019"/>
        </table:table-row>
        <table:table-row table:style-name="ro3">
          <table:table-cell table:style-name="ce3" office:value-type="float" office:value="112605" calcext:value-type="float">
            <text:p>112605</text:p>
          </table:table-cell>
          <table:table-cell table:style-name="ce3" office:value-type="float" office:value="0.0176264" calcext:value-type="float">
            <text:p>0.0176264</text:p>
          </table:table-cell>
          <table:table-cell table:style-name="ce3" office:value-type="float" office:value="0.0113301" calcext:value-type="float">
            <text:p>0.0113301</text:p>
          </table:table-cell>
          <table:table-cell table:style-name="ce3" office:value-type="float" office:value="0.0147773" calcext:value-type="float">
            <text:p>0.0147773</text:p>
          </table:table-cell>
          <table:table-cell table:style-name="ce3" office:value-type="float" office:value="0.0126036" calcext:value-type="float">
            <text:p>0.0126036</text:p>
          </table:table-cell>
          <table:table-cell table:number-columns-repeated="1019"/>
        </table:table-row>
        <table:table-row table:style-name="ro3">
          <table:table-cell table:style-name="ce3" office:value-type="float" office:value="65552" calcext:value-type="float">
            <text:p>65552</text:p>
          </table:table-cell>
          <table:table-cell table:style-name="ce3" office:value-type="float" office:value="0.0100471" calcext:value-type="float">
            <text:p>0.0100471</text:p>
          </table:table-cell>
          <table:table-cell table:style-name="ce3" office:value-type="float" office:value="0.00655549" calcext:value-type="float">
            <text:p>0.00655549</text:p>
          </table:table-cell>
          <table:table-cell table:style-name="ce3" office:value-type="float" office:value="0.00846812" calcext:value-type="float">
            <text:p>0.00846812</text:p>
          </table:table-cell>
          <table:table-cell table:style-name="ce3" office:value-type="float" office:value="0.0064215" calcext:value-type="float">
            <text:p>0.0064215</text:p>
          </table:table-cell>
          <table:table-cell table:number-columns-repeated="1019"/>
        </table:table-row>
        <table:table-row table:style-name="ro3">
          <table:table-cell table:style-name="ce3" office:value-type="float" office:value="141259" calcext:value-type="float">
            <text:p>141259</text:p>
          </table:table-cell>
          <table:table-cell table:style-name="ce3" office:value-type="float" office:value="0.0225496" calcext:value-type="float">
            <text:p>0.0225496</text:p>
          </table:table-cell>
          <table:table-cell table:style-name="ce3" office:value-type="float" office:value="0.0143944" calcext:value-type="float">
            <text:p>0.0143944</text:p>
          </table:table-cell>
          <table:table-cell table:style-name="ce3" office:value-type="float" office:value="0.0186749" calcext:value-type="float">
            <text:p>0.0186749</text:p>
          </table:table-cell>
          <table:table-cell table:style-name="ce3" office:value-type="float" office:value="0.0143859" calcext:value-type="float">
            <text:p>0.0143859</text:p>
          </table:table-cell>
          <table:table-cell table:number-columns-repeated="1019"/>
        </table:table-row>
        <table:table-row table:style-name="ro3">
          <table:table-cell table:style-name="ce3" office:value-type="float" office:value="135965" calcext:value-type="float">
            <text:p>135965</text:p>
          </table:table-cell>
          <table:table-cell table:style-name="ce3" office:value-type="float" office:value="0.0221984" calcext:value-type="float">
            <text:p>0.0221984</text:p>
          </table:table-cell>
          <table:table-cell table:style-name="ce3" office:value-type="float" office:value="0.0133569" calcext:value-type="float">
            <text:p>0.0133569</text:p>
          </table:table-cell>
          <table:table-cell table:style-name="ce3" office:value-type="float" office:value="0.0172964" calcext:value-type="float">
            <text:p>0.0172964</text:p>
          </table:table-cell>
          <table:table-cell table:style-name="ce3" office:value-type="float" office:value="0.0134439" calcext:value-type="float">
            <text:p>0.0134439</text:p>
          </table:table-cell>
          <table:table-cell table:number-columns-repeated="1019"/>
        </table:table-row>
        <table:table-row table:style-name="ro3">
          <table:table-cell table:style-name="ce3" office:value-type="float" office:value="113956" calcext:value-type="float">
            <text:p>113956</text:p>
          </table:table-cell>
          <table:table-cell table:style-name="ce3" office:value-type="float" office:value="0.0177704" calcext:value-type="float">
            <text:p>0.0177704</text:p>
          </table:table-cell>
          <table:table-cell table:style-name="ce3" office:value-type="float" office:value="0.0150632" calcext:value-type="float">
            <text:p>0.0150632</text:p>
          </table:table-cell>
          <table:table-cell table:style-name="ce3" office:value-type="float" office:value="0.0150092" calcext:value-type="float">
            <text:p>0.0150092</text:p>
          </table:table-cell>
          <table:table-cell table:style-name="ce3" office:value-type="float" office:value="0.0136301" calcext:value-type="float">
            <text:p>0.0136301</text:p>
          </table:table-cell>
          <table:table-cell table:number-columns-repeated="1019"/>
        </table:table-row>
        <table:table-row table:style-name="ro3">
          <table:table-cell table:style-name="ce3" office:value-type="float" office:value="23278" calcext:value-type="float">
            <text:p>23278</text:p>
          </table:table-cell>
          <table:table-cell table:style-name="ce3" office:value-type="float" office:value="0.00357457" calcext:value-type="float">
            <text:p>0.00357457</text:p>
          </table:table-cell>
          <table:table-cell table:style-name="ce3" office:value-type="float" office:value="0.00322045" calcext:value-type="float">
            <text:p>0.00322045</text:p>
          </table:table-cell>
          <table:table-cell table:style-name="ce3" office:value-type="float" office:value="0.00298439" calcext:value-type="float">
            <text:p>0.00298439</text:p>
          </table:table-cell>
          <table:table-cell table:style-name="ce3" office:value-type="float" office:value="0.00228905" calcext:value-type="float">
            <text:p>0.00228905</text:p>
          </table:table-cell>
          <table:table-cell table:number-columns-repeated="1019"/>
        </table:table-row>
        <table:table-row table:style-name="ro3">
          <table:table-cell table:style-name="ce3" office:value-type="float" office:value="132567" calcext:value-type="float">
            <text:p>132567</text:p>
          </table:table-cell>
          <table:table-cell table:style-name="ce3" office:value-type="float" office:value="0.0210664" calcext:value-type="float">
            <text:p>0.0210664</text:p>
          </table:table-cell>
          <table:table-cell table:style-name="ce3" office:value-type="float" office:value="0.0175747" calcext:value-type="float">
            <text:p>0.0175747</text:p>
          </table:table-cell>
          <table:table-cell table:style-name="ce3" office:value-type="float" office:value="0.017611" calcext:value-type="float">
            <text:p>0.017611</text:p>
          </table:table-cell>
          <table:table-cell table:style-name="ce3" office:value-type="float" office:value="0.0164156" calcext:value-type="float">
            <text:p>0.0164156</text:p>
          </table:table-cell>
          <table:table-cell table:number-columns-repeated="1019"/>
        </table:table-row>
        <table:table-row table:style-name="ro3">
          <table:table-cell table:style-name="ce3" office:value-type="float" office:value="135335" calcext:value-type="float">
            <text:p>135335</text:p>
          </table:table-cell>
          <table:table-cell table:style-name="ce3" office:value-type="float" office:value="0.0206645" calcext:value-type="float">
            <text:p>0.0206645</text:p>
          </table:table-cell>
          <table:table-cell table:style-name="ce3" office:value-type="float" office:value="0.013231" calcext:value-type="float">
            <text:p>0.013231</text:p>
          </table:table-cell>
          <table:table-cell table:style-name="ce3" office:value-type="float" office:value="0.0163" calcext:value-type="float">
            <text:p>0.0163</text:p>
          </table:table-cell>
          <table:table-cell table:style-name="ce3" office:value-type="float" office:value="0.0130865" calcext:value-type="float">
            <text:p>0.0130865</text:p>
          </table:table-cell>
          <table:table-cell table:number-columns-repeated="1019"/>
        </table:table-row>
        <table:table-row table:style-name="ro3"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.000122125" calcext:value-type="float">
            <text:p>0.000122125</text:p>
          </table:table-cell>
          <table:table-cell table:style-name="ce3" office:value-type="float" office:value="0.0001289" calcext:value-type="float">
            <text:p>0.0001289</text:p>
          </table:table-cell>
          <table:table-cell table:style-name="ce3" office:value-type="float" office:value="0.000116013" calcext:value-type="float">
            <text:p>0.000116013</text:p>
          </table:table-cell>
          <table:table-cell table:style-name="ce3" office:value-type="float" office:value="0.000128579" calcext:value-type="float">
            <text:p>0.000128579</text:p>
          </table:table-cell>
          <table:table-cell table:number-columns-repeated="1019"/>
        </table:table-row>
        <table:table-row table:style-name="ro3">
          <table:table-cell table:style-name="ce3" office:value-type="float" office:value="123645" calcext:value-type="float">
            <text:p>123645</text:p>
          </table:table-cell>
          <table:table-cell table:style-name="ce3" office:value-type="float" office:value="0.0190525" calcext:value-type="float">
            <text:p>0.0190525</text:p>
          </table:table-cell>
          <table:table-cell table:style-name="ce3" office:value-type="float" office:value="0.01209" calcext:value-type="float">
            <text:p>0.01209</text:p>
          </table:table-cell>
          <table:table-cell table:style-name="ce3" office:value-type="float" office:value="0.0131487" calcext:value-type="float">
            <text:p>0.0131487</text:p>
          </table:table-cell>
          <table:table-cell table:style-name="ce3" office:value-type="float" office:value="0.0120279" calcext:value-type="float">
            <text:p>0.0120279</text:p>
          </table:table-cell>
          <table:table-cell table:number-columns-repeated="1019"/>
        </table:table-row>
        <table:table-row table:style-name="ro3">
          <table:table-cell table:style-name="ce3" office:value-type="float" office:value="9392" calcext:value-type="float">
            <text:p>9392</text:p>
          </table:table-cell>
          <table:table-cell table:style-name="ce3" office:value-type="float" office:value="0.001524" calcext:value-type="float">
            <text:p>0.001524</text:p>
          </table:table-cell>
          <table:table-cell table:style-name="ce3" office:value-type="float" office:value="0.00105871" calcext:value-type="float">
            <text:p>0.00105871</text:p>
          </table:table-cell>
          <table:table-cell table:style-name="ce3" office:value-type="float" office:value="0.00110484" calcext:value-type="float">
            <text:p>0.00110484</text:p>
          </table:table-cell>
          <table:table-cell table:style-name="ce3" office:value-type="float" office:value="0.00101761" calcext:value-type="float">
            <text:p>0.00101761</text:p>
          </table:table-cell>
          <table:table-cell table:number-columns-repeated="1019"/>
        </table:table-row>
        <table:table-row table:style-name="ro3">
          <table:table-cell table:style-name="ce3" office:value-type="float" office:value="151853" calcext:value-type="float">
            <text:p>151853</text:p>
          </table:table-cell>
          <table:table-cell table:style-name="ce3" office:value-type="float" office:value="0.0259615" calcext:value-type="float">
            <text:p>0.0259615</text:p>
          </table:table-cell>
          <table:table-cell table:style-name="ce3" office:value-type="float" office:value="0.0150328" calcext:value-type="float">
            <text:p>0.0150328</text:p>
          </table:table-cell>
          <table:table-cell table:style-name="ce3" office:value-type="float" office:value="0.0161986" calcext:value-type="float">
            <text:p>0.0161986</text:p>
          </table:table-cell>
          <table:table-cell table:style-name="ce3" office:value-type="float" office:value="0.0150996" calcext:value-type="float">
            <text:p>0.0150996</text:p>
          </table:table-cell>
          <table:table-cell table:number-columns-repeated="1019"/>
        </table:table-row>
        <table:table-row table:style-name="ro3">
          <table:table-cell table:style-name="ce3" office:value-type="float" office:value="186143" calcext:value-type="float">
            <text:p>186143</text:p>
          </table:table-cell>
          <table:table-cell table:style-name="ce3" office:value-type="float" office:value="0.0295088" calcext:value-type="float">
            <text:p>0.0295088</text:p>
          </table:table-cell>
          <table:table-cell table:style-name="ce3" office:value-type="float" office:value="0.0189708" calcext:value-type="float">
            <text:p>0.0189708</text:p>
          </table:table-cell>
          <table:table-cell table:style-name="ce3" office:value-type="float" office:value="0.0223934" calcext:value-type="float">
            <text:p>0.0223934</text:p>
          </table:table-cell>
          <table:table-cell table:style-name="ce3" office:value-type="float" office:value="0.0199883" calcext:value-type="float">
            <text:p>0.0199883</text:p>
          </table:table-cell>
          <table:table-cell table:number-columns-repeated="1019"/>
        </table:table-row>
        <table:table-row table:style-name="ro3">
          <table:table-cell table:style-name="ce3" office:value-type="float" office:value="74630" calcext:value-type="float">
            <text:p>74630</text:p>
          </table:table-cell>
          <table:table-cell table:style-name="ce3" office:value-type="float" office:value="0.011947" calcext:value-type="float">
            <text:p>0.011947</text:p>
          </table:table-cell>
          <table:table-cell table:style-name="ce3" office:value-type="float" office:value="0.00780997" calcext:value-type="float">
            <text:p>0.00780997</text:p>
          </table:table-cell>
          <table:table-cell table:style-name="ce3" office:value-type="float" office:value="0.00923261" calcext:value-type="float">
            <text:p>0.00923261</text:p>
          </table:table-cell>
          <table:table-cell table:style-name="ce3" office:value-type="float" office:value="0.00803232" calcext:value-type="float">
            <text:p>0.00803232</text:p>
          </table:table-cell>
          <table:table-cell table:number-columns-repeated="1019"/>
        </table:table-row>
        <table:table-row table:style-name="ro3">
          <table:table-cell table:style-name="ce3" office:value-type="float" office:value="133804" calcext:value-type="float">
            <text:p>133804</text:p>
          </table:table-cell>
          <table:table-cell table:style-name="ce3" office:value-type="float" office:value="0.021753" calcext:value-type="float">
            <text:p>0.021753</text:p>
          </table:table-cell>
          <table:table-cell table:style-name="ce3" office:value-type="float" office:value="0.0133262" calcext:value-type="float">
            <text:p>0.0133262</text:p>
          </table:table-cell>
          <table:table-cell table:style-name="ce3" office:value-type="float" office:value="0.0141149" calcext:value-type="float">
            <text:p>0.0141149</text:p>
          </table:table-cell>
          <table:table-cell table:style-name="ce3" office:value-type="float" office:value="0.0128606" calcext:value-type="float">
            <text:p>0.0128606</text:p>
          </table:table-cell>
          <table:table-cell table:number-columns-repeated="1019"/>
        </table:table-row>
        <table:table-row table:style-name="ro3">
          <table:table-cell table:style-name="ce3" office:value-type="float" office:value="31057" calcext:value-type="float">
            <text:p>31057</text:p>
          </table:table-cell>
          <table:table-cell table:style-name="ce3" office:value-type="float" office:value="0.00483834" calcext:value-type="float">
            <text:p>0.00483834</text:p>
          </table:table-cell>
          <table:table-cell table:style-name="ce3" office:value-type="float" office:value="0.00330326" calcext:value-type="float">
            <text:p>0.00330326</text:p>
          </table:table-cell>
          <table:table-cell table:style-name="ce3" office:value-type="float" office:value="0.00345002" calcext:value-type="float">
            <text:p>0.00345002</text:p>
          </table:table-cell>
          <table:table-cell table:style-name="ce3" office:value-type="float" office:value="0.00332002" calcext:value-type="float">
            <text:p>0.00332002</text:p>
          </table:table-cell>
          <table:table-cell table:number-columns-repeated="1019"/>
        </table:table-row>
        <table:table-row table:style-name="ro3">
          <table:table-cell table:style-name="ce3" office:value-type="float" office:value="183953" calcext:value-type="float">
            <text:p>183953</text:p>
          </table:table-cell>
          <table:table-cell table:style-name="ce3" office:value-type="float" office:value="0.0282167" calcext:value-type="float">
            <text:p>0.0282167</text:p>
          </table:table-cell>
          <table:table-cell table:style-name="ce3" office:value-type="float" office:value="0.0182637" calcext:value-type="float">
            <text:p>0.0182637</text:p>
          </table:table-cell>
          <table:table-cell table:style-name="ce3" office:value-type="float" office:value="0.0190337" calcext:value-type="float">
            <text:p>0.0190337</text:p>
          </table:table-cell>
          <table:table-cell table:style-name="ce3" office:value-type="float" office:value="0.0183187" calcext:value-type="float">
            <text:p>0.0183187</text:p>
          </table:table-cell>
          <table:table-cell table:number-columns-repeated="1019"/>
        </table:table-row>
        <table:table-row table:style-name="ro3">
          <table:table-cell table:style-name="ce3" office:value-type="float" office:value="187910" calcext:value-type="float">
            <text:p>187910</text:p>
          </table:table-cell>
          <table:table-cell table:style-name="ce3" office:value-type="float" office:value="0.0297174" calcext:value-type="float">
            <text:p>0.0297174</text:p>
          </table:table-cell>
          <table:table-cell table:style-name="ce3" office:value-type="float" office:value="0.0188593" calcext:value-type="float">
            <text:p>0.0188593</text:p>
          </table:table-cell>
          <table:table-cell table:style-name="ce3" office:value-type="float" office:value="0.0200925" calcext:value-type="float">
            <text:p>0.0200925</text:p>
          </table:table-cell>
          <table:table-cell table:style-name="ce3" office:value-type="float" office:value="0.0187927" calcext:value-type="float">
            <text:p>0.0187927</text:p>
          </table:table-cell>
          <table:table-cell table:number-columns-repeated="1019"/>
        </table:table-row>
        <table:table-row table:style-name="ro3">
          <table:table-cell table:style-name="ce3" office:value-type="float" office:value="153570" calcext:value-type="float">
            <text:p>153570</text:p>
          </table:table-cell>
          <table:table-cell table:style-name="ce3" office:value-type="float" office:value="0.0239494" calcext:value-type="float">
            <text:p>0.0239494</text:p>
          </table:table-cell>
          <table:table-cell table:style-name="ce3" office:value-type="float" office:value="0.015135" calcext:value-type="float">
            <text:p>0.015135</text:p>
          </table:table-cell>
          <table:table-cell table:style-name="ce3" office:value-type="float" office:value="0.0163329" calcext:value-type="float">
            <text:p>0.0163329</text:p>
          </table:table-cell>
          <table:table-cell table:style-name="ce3" office:value-type="float" office:value="0.0149717" calcext:value-type="float">
            <text:p>0.0149717</text:p>
          </table:table-cell>
          <table:table-cell table:number-columns-repeated="1019"/>
        </table:table-row>
        <table:table-row table:style-name="ro3">
          <table:table-cell table:style-name="ce3" office:value-type="float" office:value="94790" calcext:value-type="float">
            <text:p>94790</text:p>
          </table:table-cell>
          <table:table-cell table:style-name="ce3" office:value-type="float" office:value="0.0149842" calcext:value-type="float">
            <text:p>0.0149842</text:p>
          </table:table-cell>
          <table:table-cell table:style-name="ce3" office:value-type="float" office:value="0.00952935" calcext:value-type="float">
            <text:p>0.00952935</text:p>
          </table:table-cell>
          <table:table-cell table:style-name="ce3" office:value-type="float" office:value="0.0103855" calcext:value-type="float">
            <text:p>0.0103855</text:p>
          </table:table-cell>
          <table:table-cell table:style-name="ce3" office:value-type="float" office:value="0.00953734" calcext:value-type="float">
            <text:p>0.00953734</text:p>
          </table:table-cell>
          <table:table-cell table:number-columns-repeated="1019"/>
        </table:table-row>
        <table:table-row table:style-name="ro3">
          <table:table-cell table:style-name="ce3" office:value-type="float" office:value="193902" calcext:value-type="float">
            <text:p>193902</text:p>
          </table:table-cell>
          <table:table-cell table:style-name="ce3" office:value-type="float" office:value="0.030676" calcext:value-type="float">
            <text:p>0.030676</text:p>
          </table:table-cell>
          <table:table-cell table:style-name="ce3" office:value-type="float" office:value="0.0192425" calcext:value-type="float">
            <text:p>0.0192425</text:p>
          </table:table-cell>
          <table:table-cell table:style-name="ce3" office:value-type="float" office:value="0.0208925" calcext:value-type="float">
            <text:p>0.0208925</text:p>
          </table:table-cell>
          <table:table-cell table:style-name="ce3" office:value-type="float" office:value="0.0193951" calcext:value-type="float">
            <text:p>0.0193951</text:p>
          </table:table-cell>
          <table:table-cell table:number-columns-repeated="1019"/>
        </table:table-row>
        <table:table-row table:style-name="ro3">
          <table:table-cell table:style-name="ce3" office:value-type="float" office:value="40714" calcext:value-type="float">
            <text:p>40714</text:p>
          </table:table-cell>
          <table:table-cell table:style-name="ce3" office:value-type="float" office:value="0.00619368" calcext:value-type="float">
            <text:p>0.00619368</text:p>
          </table:table-cell>
          <table:table-cell table:style-name="ce3" office:value-type="float" office:value="0.00418496" calcext:value-type="float">
            <text:p>0.00418496</text:p>
          </table:table-cell>
          <table:table-cell table:style-name="ce3" office:value-type="float" office:value="0.00429969" calcext:value-type="float">
            <text:p>0.00429969</text:p>
          </table:table-cell>
          <table:table-cell table:style-name="ce3" office:value-type="float" office:value="0.00422992" calcext:value-type="float">
            <text:p>0.00422992</text:p>
          </table:table-cell>
          <table:table-cell table:number-columns-repeated="1019"/>
        </table:table-row>
        <table:table-row table:style-name="ro3">
          <table:table-cell table:style-name="ce3" office:value-type="float" office:value="195874" calcext:value-type="float">
            <text:p>195874</text:p>
          </table:table-cell>
          <table:table-cell table:style-name="ce3" office:value-type="float" office:value="0.0304276" calcext:value-type="float">
            <text:p>0.0304276</text:p>
          </table:table-cell>
          <table:table-cell table:style-name="ce3" office:value-type="float" office:value="0.0191983" calcext:value-type="float">
            <text:p>0.0191983</text:p>
          </table:table-cell>
          <table:table-cell table:style-name="ce3" office:value-type="float" office:value="0.020704" calcext:value-type="float">
            <text:p>0.020704</text:p>
          </table:table-cell>
          <table:table-cell table:style-name="ce3" office:value-type="float" office:value="0.0194372" calcext:value-type="float">
            <text:p>0.0194372</text:p>
          </table:table-cell>
          <table:table-cell table:number-columns-repeated="1019"/>
        </table:table-row>
        <table:table-row table:style-name="ro3">
          <table:table-cell table:style-name="ce3" office:value-type="float" office:value="181945" calcext:value-type="float">
            <text:p>181945</text:p>
          </table:table-cell>
          <table:table-cell table:style-name="ce3" office:value-type="float" office:value="0.0294109" calcext:value-type="float">
            <text:p>0.0294109</text:p>
          </table:table-cell>
          <table:table-cell table:style-name="ce3" office:value-type="float" office:value="0.020325" calcext:value-type="float">
            <text:p>0.020325</text:p>
          </table:table-cell>
          <table:table-cell table:style-name="ce3" office:value-type="float" office:value="0.0201722" calcext:value-type="float">
            <text:p>0.0201722</text:p>
          </table:table-cell>
          <table:table-cell table:style-name="ce3" office:value-type="float" office:value="0.0218288" calcext:value-type="float">
            <text:p>0.0218288</text:p>
          </table:table-cell>
          <table:table-cell table:number-columns-repeated="1019"/>
        </table:table-row>
        <table:table-row table:style-name="ro3">
          <table:table-cell table:style-name="ce3" office:value-type="float" office:value="14451" calcext:value-type="float">
            <text:p>14451</text:p>
          </table:table-cell>
          <table:table-cell table:style-name="ce3" office:value-type="float" office:value="0.0022553" calcext:value-type="float">
            <text:p>0.0022553</text:p>
          </table:table-cell>
          <table:table-cell table:style-name="ce3" office:value-type="float" office:value="0.00160095" calcext:value-type="float">
            <text:p>0.00160095</text:p>
          </table:table-cell>
          <table:table-cell table:style-name="ce3" office:value-type="float" office:value="0.00163597" calcext:value-type="float">
            <text:p>0.00163597</text:p>
          </table:table-cell>
          <table:table-cell table:style-name="ce3" office:value-type="float" office:value="0.00160857" calcext:value-type="float">
            <text:p>0.00160857</text:p>
          </table:table-cell>
          <table:table-cell table:number-columns-repeated="1019"/>
        </table:table-row>
        <table:table-row table:style-name="ro3">
          <table:table-cell table:style-name="ce3" office:value-type="float" office:value="162312" calcext:value-type="float">
            <text:p>162312</text:p>
          </table:table-cell>
          <table:table-cell table:style-name="ce3" office:value-type="float" office:value="0.027027" calcext:value-type="float">
            <text:p>0.027027</text:p>
          </table:table-cell>
          <table:table-cell table:style-name="ce3" office:value-type="float" office:value="0.0162509" calcext:value-type="float">
            <text:p>0.0162509</text:p>
          </table:table-cell>
          <table:table-cell table:style-name="ce3" office:value-type="float" office:value="0.0177815" calcext:value-type="float">
            <text:p>0.0177815</text:p>
          </table:table-cell>
          <table:table-cell table:style-name="ce3" office:value-type="float" office:value="0.0161533" calcext:value-type="float">
            <text:p>0.0161533</text:p>
          </table:table-cell>
          <table:table-cell table:number-columns-repeated="1019"/>
        </table:table-row>
        <table:table-row table:style-name="ro3">
          <table:table-cell table:style-name="ce3" office:value-type="float" office:value="158179" calcext:value-type="float">
            <text:p>158179</text:p>
          </table:table-cell>
          <table:table-cell table:style-name="ce3" office:value-type="float" office:value="0.0249022" calcext:value-type="float">
            <text:p>0.0249022</text:p>
          </table:table-cell>
          <table:table-cell table:style-name="ce3" office:value-type="float" office:value="0.0174442" calcext:value-type="float">
            <text:p>0.0174442</text:p>
          </table:table-cell>
          <table:table-cell table:style-name="ce3" office:value-type="float" office:value="0.0196282" calcext:value-type="float">
            <text:p>0.0196282</text:p>
          </table:table-cell>
          <table:table-cell table:style-name="ce3" office:value-type="float" office:value="0.0154236" calcext:value-type="float">
            <text:p>0.0154236</text:p>
          </table:table-cell>
          <table:table-cell table:number-columns-repeated="1019"/>
        </table:table-row>
        <table:table-row table:style-name="ro3">
          <table:table-cell table:style-name="ce3" office:value-type="float" office:value="48313" calcext:value-type="float">
            <text:p>48313</text:p>
          </table:table-cell>
          <table:table-cell table:style-name="ce3" office:value-type="float" office:value="0.00745305" calcext:value-type="float">
            <text:p>0.00745305</text:p>
          </table:table-cell>
          <table:table-cell table:style-name="ce3" office:value-type="float" office:value="0.00492242" calcext:value-type="float">
            <text:p>0.00492242</text:p>
          </table:table-cell>
          <table:table-cell table:style-name="ce3" office:value-type="float" office:value="0.00524974" calcext:value-type="float">
            <text:p>0.00524974</text:p>
          </table:table-cell>
          <table:table-cell table:style-name="ce3" office:value-type="float" office:value="0.0047478" calcext:value-type="float">
            <text:p>0.0047478</text:p>
          </table:table-cell>
          <table:table-cell table:number-columns-repeated="1019"/>
        </table:table-row>
        <table:table-row table:style-name="ro3">
          <table:table-cell table:style-name="ce3" office:value-type="float" office:value="3106" calcext:value-type="float">
            <text:p>3106</text:p>
          </table:table-cell>
          <table:table-cell table:style-name="ce3" office:value-type="float" office:value="0.000513494" calcext:value-type="float">
            <text:p>0.000513494</text:p>
          </table:table-cell>
          <table:table-cell table:style-name="ce3" office:value-type="float" office:value="0.000406153" calcext:value-type="float">
            <text:p>0.000406153</text:p>
          </table:table-cell>
          <table:table-cell table:style-name="ce3" office:value-type="float" office:value="0.000433762" calcext:value-type="float">
            <text:p>0.000433762</text:p>
          </table:table-cell>
          <table:table-cell table:style-name="ce3" office:value-type="float" office:value="0.000384485" calcext:value-type="float">
            <text:p>0.000384485</text:p>
          </table:table-cell>
          <table:table-cell table:number-columns-repeated="1019"/>
        </table:table-row>
        <table:table-row table:style-name="ro3">
          <table:table-cell table:style-name="ce3" office:value-type="float" office:value="48584" calcext:value-type="float">
            <text:p>48584</text:p>
          </table:table-cell>
          <table:table-cell table:style-name="ce3" office:value-type="float" office:value="0.00752639" calcext:value-type="float">
            <text:p>0.00752639</text:p>
          </table:table-cell>
          <table:table-cell table:style-name="ce3" office:value-type="float" office:value="0.00505089" calcext:value-type="float">
            <text:p>0.00505089</text:p>
          </table:table-cell>
          <table:table-cell table:style-name="ce3" office:value-type="float" office:value="0.0054015" calcext:value-type="float">
            <text:p>0.0054015</text:p>
          </table:table-cell>
          <table:table-cell table:style-name="ce3" office:value-type="float" office:value="0.00511814" calcext:value-type="float">
            <text:p>0.00511814</text:p>
          </table:table-cell>
          <table:table-cell table:number-columns-repeated="1019"/>
        </table:table-row>
        <table:table-row table:style-name="ro3">
          <table:table-cell table:style-name="ce3" office:value-type="float" office:value="187821" calcext:value-type="float">
            <text:p>187821</text:p>
          </table:table-cell>
          <table:table-cell table:style-name="ce3" office:value-type="float" office:value="0.0288645" calcext:value-type="float">
            <text:p>0.0288645</text:p>
          </table:table-cell>
          <table:table-cell table:style-name="ce3" office:value-type="float" office:value="0.0182739" calcext:value-type="float">
            <text:p>0.0182739</text:p>
          </table:table-cell>
          <table:table-cell table:style-name="ce3" office:value-type="float" office:value="0.0196527" calcext:value-type="float">
            <text:p>0.0196527</text:p>
          </table:table-cell>
          <table:table-cell table:style-name="ce3" office:value-type="float" office:value="0.0184127" calcext:value-type="float">
            <text:p>0.0184127</text:p>
          </table:table-cell>
          <table:table-cell table:number-columns-repeated="1019"/>
        </table:table-row>
        <table:table-row table:style-name="ro3">
          <table:table-cell table:style-name="ce3" office:value-type="float" office:value="19872" calcext:value-type="float">
            <text:p>19872</text:p>
          </table:table-cell>
          <table:table-cell table:style-name="ce3" office:value-type="float" office:value="0.00297694" calcext:value-type="float">
            <text:p>0.00297694</text:p>
          </table:table-cell>
          <table:table-cell table:style-name="ce3" office:value-type="float" office:value="0.00202062" calcext:value-type="float">
            <text:p>0.00202062</text:p>
          </table:table-cell>
          <table:table-cell table:style-name="ce3" office:value-type="float" office:value="0.00210058" calcext:value-type="float">
            <text:p>0.00210058</text:p>
          </table:table-cell>
          <table:table-cell table:style-name="ce3" office:value-type="float" office:value="0.00200565" calcext:value-type="float">
            <text:p>0.00200565</text:p>
          </table:table-cell>
          <table:table-cell table:number-columns-repeated="1019"/>
        </table:table-row>
        <table:table-row table:style-name="ro3">
          <table:table-cell table:style-name="ce3" office:value-type="float" office:value="156496" calcext:value-type="float">
            <text:p>156496</text:p>
          </table:table-cell>
          <table:table-cell table:style-name="ce3" office:value-type="float" office:value="0.0243563" calcext:value-type="float">
            <text:p>0.0243563</text:p>
          </table:table-cell>
          <table:table-cell table:style-name="ce3" office:value-type="float" office:value="0.0155923" calcext:value-type="float">
            <text:p>0.0155923</text:p>
          </table:table-cell>
          <table:table-cell table:style-name="ce3" office:value-type="float" office:value="0.0165848" calcext:value-type="float">
            <text:p>0.0165848</text:p>
          </table:table-cell>
          <table:table-cell table:style-name="ce3" office:value-type="float" office:value="0.0165045" calcext:value-type="float">
            <text:p>0.0165045</text:p>
          </table:table-cell>
          <table:table-cell table:number-columns-repeated="1019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Func2Threads" table:style-name="ta2">
        <office:forms form:automatic-focus="false" form:apply-design-mode="false"/>
        <table:shapes>
          <draw:frame draw:z-index="0" draw:style-name="gr1" draw:text-style-name="P1" svg:width="955.9pt" svg:height="431.21pt" svg:x="0pt" svg:y="0pt">
            <draw:object draw:notify-on-update-of-ranges="DataFunc2Threads.A3:DataFunc2Threads.A102 DataFunc2Threads.B2:DataFunc2Threads.B2 DataFunc2Threads.B3:DataFunc2Threads.B102 DataFunc2Threads.A3:DataFunc2Threads.A102 DataFunc2Threads.C2:DataFunc2Threads.C2 DataFunc2Threads.C3:DataFunc2Threads.C102 DataFunc2Threads.A3:DataFunc2Threads.A102 DataFunc2Threads.D2:DataFunc2Threads.D2 DataFunc2Threads.D3:DataFunc2Threads.D102 DataFunc2Threads.A3:DataFunc2Threads.A102 DataFunc2Threads.E2:DataFunc2Threads.E2 DataFunc2Threads.E3:DataFunc2Threads.E1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number-columns-repeated="1024" table:default-cell-style-name="ce4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Func3Threads" table:style-name="ta3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19" table:default-cell-style-name="ce4"/>
        <table:table-row table:style-name="ro1">
          <table:table-cell table:style-name="ce1" office:value-type="string" calcext:value-type="string" table:number-columns-spanned="5" table:number-rows-spanned="1">
            <text:p>Замер времени работы отдельной распараллеленной функции</text:p>
            <text:p>MinAreaOfHullWithInternalNodeRemoved. 3 потока</text:p>
          </table:table-cell>
          <table:covered-table-cell table:number-columns-repeated="4" table:style-name="ce1"/>
          <table:table-cell table:number-columns-repeated="101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# NO PARALLELING #</text:p>
          </table:table-cell>
          <table:table-cell table:style-name="ce5" office:value-type="string" calcext:value-type="string">
            <text:p># STATIC SCHEDULE PARALLELING</text:p>
            <text:p>(parallel for schedule(static)) #</text:p>
          </table:table-cell>
          <table:table-cell table:style-name="ce5" office:value-type="string" calcext:value-type="string">
            <text:p># DYNAMIC SCHEDULE PARALLELING</text:p>
            <text:p>(parallel for schedule(dynamic)) #</text:p>
          </table:table-cell>
          <table:table-cell table:style-name="ce5" office:value-type="string" calcext:value-type="string">
            <text:p># GUIDED SCHEDULE PARALLELING</text:p>
            <text:p>(parallel for schedule(guided)) #</text:p>
          </table:table-cell>
          <table:table-cell table:number-columns-repeated="1019"/>
        </table:table-row>
        <table:table-row table:style-name="ro3">
          <table:table-cell table:style-name="ce3" office:value-type="float" office:value="107428" calcext:value-type="float">
            <text:p>107428</text:p>
          </table:table-cell>
          <table:table-cell table:style-name="ce3" office:value-type="float" office:value="0.0169754" calcext:value-type="float">
            <text:p>0.0169754</text:p>
          </table:table-cell>
          <table:table-cell table:style-name="ce3" office:value-type="float" office:value="0.0116474" calcext:value-type="float">
            <text:p>0.0116474</text:p>
          </table:table-cell>
          <table:table-cell table:style-name="ce3" office:value-type="float" office:value="0.0147612" calcext:value-type="float">
            <text:p>0.0147612</text:p>
          </table:table-cell>
          <table:table-cell table:style-name="ce3" office:value-type="float" office:value="0.0215976" calcext:value-type="float">
            <text:p>0.0215976</text:p>
          </table:table-cell>
          <table:table-cell table:number-columns-repeated="1019"/>
        </table:table-row>
        <table:table-row table:style-name="ro3">
          <table:table-cell table:style-name="ce3" office:value-type="float" office:value="135896" calcext:value-type="float">
            <text:p>135896</text:p>
          </table:table-cell>
          <table:table-cell table:style-name="ce3" office:value-type="float" office:value="0.020989" calcext:value-type="float">
            <text:p>0.020989</text:p>
          </table:table-cell>
          <table:table-cell table:style-name="ce3" office:value-type="float" office:value="0.0131039" calcext:value-type="float">
            <text:p>0.0131039</text:p>
          </table:table-cell>
          <table:table-cell table:style-name="ce3" office:value-type="float" office:value="0.0121" calcext:value-type="float">
            <text:p>0.0121</text:p>
          </table:table-cell>
          <table:table-cell table:style-name="ce3" office:value-type="float" office:value="0.0124797" calcext:value-type="float">
            <text:p>0.0124797</text:p>
          </table:table-cell>
          <table:table-cell table:number-columns-repeated="1019"/>
        </table:table-row>
        <table:table-row table:style-name="ro3">
          <table:table-cell table:style-name="ce3" office:value-type="float" office:value="158776" calcext:value-type="float">
            <text:p>158776</text:p>
          </table:table-cell>
          <table:table-cell table:style-name="ce3" office:value-type="float" office:value="0.0273412" calcext:value-type="float">
            <text:p>0.0273412</text:p>
          </table:table-cell>
          <table:table-cell table:style-name="ce3" office:value-type="float" office:value="0.0200272" calcext:value-type="float">
            <text:p>0.0200272</text:p>
          </table:table-cell>
          <table:table-cell table:style-name="ce3" office:value-type="float" office:value="0.0210537" calcext:value-type="float">
            <text:p>0.0210537</text:p>
          </table:table-cell>
          <table:table-cell table:style-name="ce3" office:value-type="float" office:value="0.0191564" calcext:value-type="float">
            <text:p>0.0191564</text:p>
          </table:table-cell>
          <table:table-cell table:number-columns-repeated="1019"/>
        </table:table-row>
        <table:table-row table:style-name="ro3">
          <table:table-cell table:style-name="ce3" office:value-type="float" office:value="150574" calcext:value-type="float">
            <text:p>150574</text:p>
          </table:table-cell>
          <table:table-cell table:style-name="ce3" office:value-type="float" office:value="0.0238958" calcext:value-type="float">
            <text:p>0.0238958</text:p>
          </table:table-cell>
          <table:table-cell table:style-name="ce3" office:value-type="float" office:value="0.0142464" calcext:value-type="float">
            <text:p>0.0142464</text:p>
          </table:table-cell>
          <table:table-cell table:style-name="ce3" office:value-type="float" office:value="0.013027" calcext:value-type="float">
            <text:p>0.013027</text:p>
          </table:table-cell>
          <table:table-cell table:style-name="ce3" office:value-type="float" office:value="0.0154275" calcext:value-type="float">
            <text:p>0.0154275</text:p>
          </table:table-cell>
          <table:table-cell table:number-columns-repeated="1019"/>
        </table:table-row>
        <table:table-row table:style-name="ro3">
          <table:table-cell table:style-name="ce3" office:value-type="float" office:value="113178" calcext:value-type="float">
            <text:p>113178</text:p>
          </table:table-cell>
          <table:table-cell table:style-name="ce3" office:value-type="float" office:value="0.0176257" calcext:value-type="float">
            <text:p>0.0176257</text:p>
          </table:table-cell>
          <table:table-cell table:style-name="ce3" office:value-type="float" office:value="0.0100162" calcext:value-type="float">
            <text:p>0.0100162</text:p>
          </table:table-cell>
          <table:table-cell table:style-name="ce3" office:value-type="float" office:value="0.0100906" calcext:value-type="float">
            <text:p>0.0100906</text:p>
          </table:table-cell>
          <table:table-cell table:style-name="ce3" office:value-type="float" office:value="0.0107667" calcext:value-type="float">
            <text:p>0.0107667</text:p>
          </table:table-cell>
          <table:table-cell table:number-columns-repeated="1019"/>
        </table:table-row>
        <table:table-row table:style-name="ro3">
          <table:table-cell table:style-name="ce3" office:value-type="float" office:value="31643" calcext:value-type="float">
            <text:p>31643</text:p>
          </table:table-cell>
          <table:table-cell table:style-name="ce3" office:value-type="float" office:value="0.00484175" calcext:value-type="float">
            <text:p>0.00484175</text:p>
          </table:table-cell>
          <table:table-cell table:style-name="ce3" office:value-type="float" office:value="0.0027649" calcext:value-type="float">
            <text:p>0.0027649</text:p>
          </table:table-cell>
          <table:table-cell table:style-name="ce3" office:value-type="float" office:value="0.00361592" calcext:value-type="float">
            <text:p>0.00361592</text:p>
          </table:table-cell>
          <table:table-cell table:style-name="ce3" office:value-type="float" office:value="0.00283612" calcext:value-type="float">
            <text:p>0.00283612</text:p>
          </table:table-cell>
          <table:table-cell table:number-columns-repeated="1019"/>
        </table:table-row>
        <table:table-row table:style-name="ro3">
          <table:table-cell table:style-name="ce3" office:value-type="float" office:value="35064" calcext:value-type="float">
            <text:p>35064</text:p>
          </table:table-cell>
          <table:table-cell table:style-name="ce3" office:value-type="float" office:value="0.00567228" calcext:value-type="float">
            <text:p>0.00567228</text:p>
          </table:table-cell>
          <table:table-cell table:style-name="ce3" office:value-type="float" office:value="0.0149047" calcext:value-type="float">
            <text:p>0.0149047</text:p>
          </table:table-cell>
          <table:table-cell table:style-name="ce3" office:value-type="float" office:value="0.00683845" calcext:value-type="float">
            <text:p>0.00683845</text:p>
          </table:table-cell>
          <table:table-cell table:style-name="ce3" office:value-type="float" office:value="0.00478783" calcext:value-type="float">
            <text:p>0.00478783</text:p>
          </table:table-cell>
          <table:table-cell table:number-columns-repeated="1019"/>
        </table:table-row>
        <table:table-row table:style-name="ro3">
          <table:table-cell table:style-name="ce3" office:value-type="float" office:value="185446" calcext:value-type="float">
            <text:p>185446</text:p>
          </table:table-cell>
          <table:table-cell table:style-name="ce3" office:value-type="float" office:value="0.0290789" calcext:value-type="float">
            <text:p>0.0290789</text:p>
          </table:table-cell>
          <table:table-cell table:style-name="ce3" office:value-type="float" office:value="0.0173441" calcext:value-type="float">
            <text:p>0.0173441</text:p>
          </table:table-cell>
          <table:table-cell table:style-name="ce3" office:value-type="float" office:value="0.0162403" calcext:value-type="float">
            <text:p>0.0162403</text:p>
          </table:table-cell>
          <table:table-cell table:style-name="ce3" office:value-type="float" office:value="0.015999" calcext:value-type="float">
            <text:p>0.015999</text:p>
          </table:table-cell>
          <table:table-cell table:number-columns-repeated="1019"/>
        </table:table-row>
        <table:table-row table:style-name="ro3">
          <table:table-cell table:style-name="ce3" office:value-type="float" office:value="79494" calcext:value-type="float">
            <text:p>79494</text:p>
          </table:table-cell>
          <table:table-cell table:style-name="ce3" office:value-type="float" office:value="0.0119677" calcext:value-type="float">
            <text:p>0.0119677</text:p>
          </table:table-cell>
          <table:table-cell table:style-name="ce3" office:value-type="float" office:value="0.00721286" calcext:value-type="float">
            <text:p>0.00721286</text:p>
          </table:table-cell>
          <table:table-cell table:style-name="ce3" office:value-type="float" office:value="0.00657675" calcext:value-type="float">
            <text:p>0.00657675</text:p>
          </table:table-cell>
          <table:table-cell table:style-name="ce3" office:value-type="float" office:value="0.00684494" calcext:value-type="float">
            <text:p>0.00684494</text:p>
          </table:table-cell>
          <table:table-cell table:number-columns-repeated="1019"/>
        </table:table-row>
        <table:table-row table:style-name="ro3">
          <table:table-cell table:style-name="ce3" office:value-type="float" office:value="130939" calcext:value-type="float">
            <text:p>130939</text:p>
          </table:table-cell>
          <table:table-cell table:style-name="ce3" office:value-type="float" office:value="0.0234956" calcext:value-type="float">
            <text:p>0.0234956</text:p>
          </table:table-cell>
          <table:table-cell table:style-name="ce3" office:value-type="float" office:value="0.0121226" calcext:value-type="float">
            <text:p>0.0121226</text:p>
          </table:table-cell>
          <table:table-cell table:style-name="ce3" office:value-type="float" office:value="0.0115565" calcext:value-type="float">
            <text:p>0.0115565</text:p>
          </table:table-cell>
          <table:table-cell table:style-name="ce3" office:value-type="float" office:value="0.0227403" calcext:value-type="float">
            <text:p>0.0227403</text:p>
          </table:table-cell>
          <table:table-cell table:number-columns-repeated="1019"/>
        </table:table-row>
        <table:table-row table:style-name="ro3">
          <table:table-cell table:style-name="ce3" office:value-type="float" office:value="5661" calcext:value-type="float">
            <text:p>5661</text:p>
          </table:table-cell>
          <table:table-cell table:style-name="ce3" office:value-type="float" office:value="0.000937285" calcext:value-type="float">
            <text:p>0.000937285</text:p>
          </table:table-cell>
          <table:table-cell table:style-name="ce3" office:value-type="float" office:value="0.00390368" calcext:value-type="float">
            <text:p>0.00390368</text:p>
          </table:table-cell>
          <table:table-cell table:style-name="ce3" office:value-type="float" office:value="0.00062957" calcext:value-type="float">
            <text:p>0.00062957</text:p>
          </table:table-cell>
          <table:table-cell table:style-name="ce3" office:value-type="float" office:value="0.000633535" calcext:value-type="float">
            <text:p>0.000633535</text:p>
          </table:table-cell>
          <table:table-cell table:number-columns-repeated="1019"/>
        </table:table-row>
        <table:table-row table:style-name="ro3">
          <table:table-cell table:style-name="ce3" office:value-type="float" office:value="92047" calcext:value-type="float">
            <text:p>92047</text:p>
          </table:table-cell>
          <table:table-cell table:style-name="ce3" office:value-type="float" office:value="0.0143269" calcext:value-type="float">
            <text:p>0.0143269</text:p>
          </table:table-cell>
          <table:table-cell table:style-name="ce3" office:value-type="float" office:value="0.00833873" calcext:value-type="float">
            <text:p>0.00833873</text:p>
          </table:table-cell>
          <table:table-cell table:style-name="ce3" office:value-type="float" office:value="0.00839469" calcext:value-type="float">
            <text:p>0.00839469</text:p>
          </table:table-cell>
          <table:table-cell table:style-name="ce3" office:value-type="float" office:value="0.00831988" calcext:value-type="float">
            <text:p>0.00831988</text:p>
          </table:table-cell>
          <table:table-cell table:number-columns-repeated="1019"/>
        </table:table-row>
        <table:table-row table:style-name="ro3">
          <table:table-cell table:style-name="ce3" office:value-type="float" office:value="111309" calcext:value-type="float">
            <text:p>111309</text:p>
          </table:table-cell>
          <table:table-cell table:style-name="ce3" office:value-type="float" office:value="0.0169193" calcext:value-type="float">
            <text:p>0.0169193</text:p>
          </table:table-cell>
          <table:table-cell table:style-name="ce3" office:value-type="float" office:value="0.0097163" calcext:value-type="float">
            <text:p>0.0097163</text:p>
          </table:table-cell>
          <table:table-cell table:style-name="ce3" office:value-type="float" office:value="0.00921724" calcext:value-type="float">
            <text:p>0.00921724</text:p>
          </table:table-cell>
          <table:table-cell table:style-name="ce3" office:value-type="float" office:value="0.00991725" calcext:value-type="float">
            <text:p>0.00991725</text:p>
          </table:table-cell>
          <table:table-cell table:number-columns-repeated="1019"/>
        </table:table-row>
        <table:table-row table:style-name="ro3">
          <table:table-cell table:style-name="ce3" office:value-type="float" office:value="110566" calcext:value-type="float">
            <text:p>110566</text:p>
          </table:table-cell>
          <table:table-cell table:style-name="ce3" office:value-type="float" office:value="0.016774" calcext:value-type="float">
            <text:p>0.016774</text:p>
          </table:table-cell>
          <table:table-cell table:style-name="ce3" office:value-type="float" office:value="0.0097488" calcext:value-type="float">
            <text:p>0.0097488</text:p>
          </table:table-cell>
          <table:table-cell table:style-name="ce3" office:value-type="float" office:value="0.00962459" calcext:value-type="float">
            <text:p>0.00962459</text:p>
          </table:table-cell>
          <table:table-cell table:style-name="ce3" office:value-type="float" office:value="0.0101584" calcext:value-type="float">
            <text:p>0.0101584</text:p>
          </table:table-cell>
          <table:table-cell table:number-columns-repeated="1019"/>
        </table:table-row>
        <table:table-row table:style-name="ro3">
          <table:table-cell table:style-name="ce3" office:value-type="float" office:value="155162" calcext:value-type="float">
            <text:p>155162</text:p>
          </table:table-cell>
          <table:table-cell table:style-name="ce3" office:value-type="float" office:value="0.0248296" calcext:value-type="float">
            <text:p>0.0248296</text:p>
          </table:table-cell>
          <table:table-cell table:style-name="ce3" office:value-type="float" office:value="0.0151139" calcext:value-type="float">
            <text:p>0.0151139</text:p>
          </table:table-cell>
          <table:table-cell table:style-name="ce3" office:value-type="float" office:value="0.0137893" calcext:value-type="float">
            <text:p>0.0137893</text:p>
          </table:table-cell>
          <table:table-cell table:style-name="ce3" office:value-type="float" office:value="0.0146641" calcext:value-type="float">
            <text:p>0.0146641</text:p>
          </table:table-cell>
          <table:table-cell table:number-columns-repeated="1019"/>
        </table:table-row>
        <table:table-row table:style-name="ro3">
          <table:table-cell table:style-name="ce3" office:value-type="float" office:value="169608" calcext:value-type="float">
            <text:p>169608</text:p>
          </table:table-cell>
          <table:table-cell table:style-name="ce3" office:value-type="float" office:value="0.0272892" calcext:value-type="float">
            <text:p>0.0272892</text:p>
          </table:table-cell>
          <table:table-cell table:style-name="ce3" office:value-type="float" office:value="0.0151426" calcext:value-type="float">
            <text:p>0.0151426</text:p>
          </table:table-cell>
          <table:table-cell table:style-name="ce3" office:value-type="float" office:value="0.016985" calcext:value-type="float">
            <text:p>0.016985</text:p>
          </table:table-cell>
          <table:table-cell table:style-name="ce3" office:value-type="float" office:value="0.0157609" calcext:value-type="float">
            <text:p>0.0157609</text:p>
          </table:table-cell>
          <table:table-cell table:number-columns-repeated="1019"/>
        </table:table-row>
        <table:table-row table:style-name="ro3">
          <table:table-cell table:style-name="ce3" office:value-type="float" office:value="143683" calcext:value-type="float">
            <text:p>143683</text:p>
          </table:table-cell>
          <table:table-cell table:style-name="ce3" office:value-type="float" office:value="0.0240907" calcext:value-type="float">
            <text:p>0.0240907</text:p>
          </table:table-cell>
          <table:table-cell table:style-name="ce3" office:value-type="float" office:value="0.0131499" calcext:value-type="float">
            <text:p>0.0131499</text:p>
          </table:table-cell>
          <table:table-cell table:style-name="ce3" office:value-type="float" office:value="0.0125561" calcext:value-type="float">
            <text:p>0.0125561</text:p>
          </table:table-cell>
          <table:table-cell table:style-name="ce3" office:value-type="float" office:value="0.0133588" calcext:value-type="float">
            <text:p>0.0133588</text:p>
          </table:table-cell>
          <table:table-cell table:number-columns-repeated="1019"/>
        </table:table-row>
        <table:table-row table:style-name="ro3">
          <table:table-cell table:style-name="ce3" office:value-type="float" office:value="136943" calcext:value-type="float">
            <text:p>136943</text:p>
          </table:table-cell>
          <table:table-cell table:style-name="ce3" office:value-type="float" office:value="0.0218998" calcext:value-type="float">
            <text:p>0.0218998</text:p>
          </table:table-cell>
          <table:table-cell table:style-name="ce3" office:value-type="float" office:value="0.01222" calcext:value-type="float">
            <text:p>0.01222</text:p>
          </table:table-cell>
          <table:table-cell table:style-name="ce3" office:value-type="float" office:value="0.0118748" calcext:value-type="float">
            <text:p>0.0118748</text:p>
          </table:table-cell>
          <table:table-cell table:style-name="ce3" office:value-type="float" office:value="0.0126321" calcext:value-type="float">
            <text:p>0.0126321</text:p>
          </table:table-cell>
          <table:table-cell table:number-columns-repeated="1019"/>
        </table:table-row>
        <table:table-row table:style-name="ro3">
          <table:table-cell table:style-name="ce3" office:value-type="float" office:value="8596" calcext:value-type="float">
            <text:p>8596</text:p>
          </table:table-cell>
          <table:table-cell table:style-name="ce3" office:value-type="float" office:value="0.00145425" calcext:value-type="float">
            <text:p>0.00145425</text:p>
          </table:table-cell>
          <table:table-cell table:style-name="ce3" office:value-type="float" office:value="0.000912166" calcext:value-type="float">
            <text:p>0.000912166</text:p>
          </table:table-cell>
          <table:table-cell table:style-name="ce3" office:value-type="float" office:value="0.000840762" calcext:value-type="float">
            <text:p>0.000840762</text:p>
          </table:table-cell>
          <table:table-cell table:style-name="ce3" office:value-type="float" office:value="0.000916053" calcext:value-type="float">
            <text:p>0.000916053</text:p>
          </table:table-cell>
          <table:table-cell table:number-columns-repeated="1019"/>
        </table:table-row>
        <table:table-row table:style-name="ro3">
          <table:table-cell table:style-name="ce3" office:value-type="float" office:value="2753" calcext:value-type="float">
            <text:p>2753</text:p>
          </table:table-cell>
          <table:table-cell table:style-name="ce3" office:value-type="float" office:value="0.000362322" calcext:value-type="float">
            <text:p>0.000362322</text:p>
          </table:table-cell>
          <table:table-cell table:style-name="ce3" office:value-type="float" office:value="0.000677621" calcext:value-type="float">
            <text:p>0.000677621</text:p>
          </table:table-cell>
          <table:table-cell table:style-name="ce3" office:value-type="float" office:value="0.000242944" calcext:value-type="float">
            <text:p>0.000242944</text:p>
          </table:table-cell>
          <table:table-cell table:style-name="ce3" office:value-type="float" office:value="0.000508519" calcext:value-type="float">
            <text:p>0.000508519</text:p>
          </table:table-cell>
          <table:table-cell table:number-columns-repeated="1019"/>
        </table:table-row>
        <table:table-row table:style-name="ro3">
          <table:table-cell table:style-name="ce3" office:value-type="float" office:value="125447" calcext:value-type="float">
            <text:p>125447</text:p>
          </table:table-cell>
          <table:table-cell table:style-name="ce3" office:value-type="float" office:value="0.0188535" calcext:value-type="float">
            <text:p>0.0188535</text:p>
          </table:table-cell>
          <table:table-cell table:style-name="ce3" office:value-type="float" office:value="0.0111366" calcext:value-type="float">
            <text:p>0.0111366</text:p>
          </table:table-cell>
          <table:table-cell table:style-name="ce3" office:value-type="float" office:value="0.0105044" calcext:value-type="float">
            <text:p>0.0105044</text:p>
          </table:table-cell>
          <table:table-cell table:style-name="ce3" office:value-type="float" office:value="0.0104258" calcext:value-type="float">
            <text:p>0.0104258</text:p>
          </table:table-cell>
          <table:table-cell table:number-columns-repeated="1019"/>
        </table:table-row>
        <table:table-row table:style-name="ro3">
          <table:table-cell table:style-name="ce3" office:value-type="float" office:value="179836" calcext:value-type="float">
            <text:p>179836</text:p>
          </table:table-cell>
          <table:table-cell table:style-name="ce3" office:value-type="float" office:value="0.0293705" calcext:value-type="float">
            <text:p>0.0293705</text:p>
          </table:table-cell>
          <table:table-cell table:style-name="ce3" office:value-type="float" office:value="0.0166234" calcext:value-type="float">
            <text:p>0.0166234</text:p>
          </table:table-cell>
          <table:table-cell table:style-name="ce3" office:value-type="float" office:value="0.0174446" calcext:value-type="float">
            <text:p>0.0174446</text:p>
          </table:table-cell>
          <table:table-cell table:style-name="ce3" office:value-type="float" office:value="0.0152435" calcext:value-type="float">
            <text:p>0.0152435</text:p>
          </table:table-cell>
          <table:table-cell table:number-columns-repeated="1019"/>
        </table:table-row>
        <table:table-row table:style-name="ro3">
          <table:table-cell table:style-name="ce3" office:value-type="float" office:value="71960" calcext:value-type="float">
            <text:p>71960</text:p>
          </table:table-cell>
          <table:table-cell table:style-name="ce3" office:value-type="float" office:value="0.0114831" calcext:value-type="float">
            <text:p>0.0114831</text:p>
          </table:table-cell>
          <table:table-cell table:style-name="ce3" office:value-type="float" office:value="0.00716084" calcext:value-type="float">
            <text:p>0.00716084</text:p>
          </table:table-cell>
          <table:table-cell table:style-name="ce3" office:value-type="float" office:value="0.0075814" calcext:value-type="float">
            <text:p>0.0075814</text:p>
          </table:table-cell>
          <table:table-cell table:style-name="ce3" office:value-type="float" office:value="0.00624663" calcext:value-type="float">
            <text:p>0.00624663</text:p>
          </table:table-cell>
          <table:table-cell table:number-columns-repeated="1019"/>
        </table:table-row>
        <table:table-row table:style-name="ro3">
          <table:table-cell table:style-name="ce3" office:value-type="float" office:value="143345" calcext:value-type="float">
            <text:p>143345</text:p>
          </table:table-cell>
          <table:table-cell table:style-name="ce3" office:value-type="float" office:value="0.0227923" calcext:value-type="float">
            <text:p>0.0227923</text:p>
          </table:table-cell>
          <table:table-cell table:style-name="ce3" office:value-type="float" office:value="0.0128605" calcext:value-type="float">
            <text:p>0.0128605</text:p>
          </table:table-cell>
          <table:table-cell table:style-name="ce3" office:value-type="float" office:value="0.0123762" calcext:value-type="float">
            <text:p>0.0123762</text:p>
          </table:table-cell>
          <table:table-cell table:style-name="ce3" office:value-type="float" office:value="0.0148344" calcext:value-type="float">
            <text:p>0.0148344</text:p>
          </table:table-cell>
          <table:table-cell table:number-columns-repeated="1019"/>
        </table:table-row>
        <table:table-row table:style-name="ro3">
          <table:table-cell table:style-name="ce3" office:value-type="float" office:value="190023" calcext:value-type="float">
            <text:p>190023</text:p>
          </table:table-cell>
          <table:table-cell table:style-name="ce3" office:value-type="float" office:value="0.0296675" calcext:value-type="float">
            <text:p>0.0296675</text:p>
          </table:table-cell>
          <table:table-cell table:style-name="ce3" office:value-type="float" office:value="0.0173676" calcext:value-type="float">
            <text:p>0.0173676</text:p>
          </table:table-cell>
          <table:table-cell table:style-name="ce3" office:value-type="float" office:value="0.016291" calcext:value-type="float">
            <text:p>0.016291</text:p>
          </table:table-cell>
          <table:table-cell table:style-name="ce3" office:value-type="float" office:value="0.0163642" calcext:value-type="float">
            <text:p>0.0163642</text:p>
          </table:table-cell>
          <table:table-cell table:number-columns-repeated="1019"/>
        </table:table-row>
        <table:table-row table:style-name="ro3">
          <table:table-cell table:style-name="ce3" office:value-type="float" office:value="180828" calcext:value-type="float">
            <text:p>180828</text:p>
          </table:table-cell>
          <table:table-cell table:style-name="ce3" office:value-type="float" office:value="0.029529" calcext:value-type="float">
            <text:p>0.029529</text:p>
          </table:table-cell>
          <table:table-cell table:style-name="ce3" office:value-type="float" office:value="0.0157252" calcext:value-type="float">
            <text:p>0.0157252</text:p>
          </table:table-cell>
          <table:table-cell table:style-name="ce3" office:value-type="float" office:value="0.0154169" calcext:value-type="float">
            <text:p>0.0154169</text:p>
          </table:table-cell>
          <table:table-cell table:style-name="ce3" office:value-type="float" office:value="0.0161584" calcext:value-type="float">
            <text:p>0.0161584</text:p>
          </table:table-cell>
          <table:table-cell table:number-columns-repeated="1019"/>
        </table:table-row>
        <table:table-row table:style-name="ro3">
          <table:table-cell table:style-name="ce3" office:value-type="float" office:value="29267" calcext:value-type="float">
            <text:p>29267</text:p>
          </table:table-cell>
          <table:table-cell table:style-name="ce3" office:value-type="float" office:value="0.00454323" calcext:value-type="float">
            <text:p>0.00454323</text:p>
          </table:table-cell>
          <table:table-cell table:style-name="ce3" office:value-type="float" office:value="0.0026335" calcext:value-type="float">
            <text:p>0.0026335</text:p>
          </table:table-cell>
          <table:table-cell table:style-name="ce3" office:value-type="float" office:value="0.00252585" calcext:value-type="float">
            <text:p>0.00252585</text:p>
          </table:table-cell>
          <table:table-cell table:style-name="ce3" office:value-type="float" office:value="0.00265695" calcext:value-type="float">
            <text:p>0.00265695</text:p>
          </table:table-cell>
          <table:table-cell table:number-columns-repeated="1019"/>
        </table:table-row>
        <table:table-row table:style-name="ro3">
          <table:table-cell table:style-name="ce3" office:value-type="float" office:value="59620" calcext:value-type="float">
            <text:p>59620</text:p>
          </table:table-cell>
          <table:table-cell table:style-name="ce3" office:value-type="float" office:value="0.0089201" calcext:value-type="float">
            <text:p>0.0089201</text:p>
          </table:table-cell>
          <table:table-cell table:style-name="ce3" office:value-type="float" office:value="0.00543186" calcext:value-type="float">
            <text:p>0.00543186</text:p>
          </table:table-cell>
          <table:table-cell table:style-name="ce3" office:value-type="float" office:value="0.00490109" calcext:value-type="float">
            <text:p>0.00490109</text:p>
          </table:table-cell>
          <table:table-cell table:style-name="ce3" office:value-type="float" office:value="0.00493839" calcext:value-type="float">
            <text:p>0.00493839</text:p>
          </table:table-cell>
          <table:table-cell table:number-columns-repeated="1019"/>
        </table:table-row>
        <table:table-row table:style-name="ro3">
          <table:table-cell table:style-name="ce3" office:value-type="float" office:value="98423" calcext:value-type="float">
            <text:p>98423</text:p>
          </table:table-cell>
          <table:table-cell table:style-name="ce3" office:value-type="float" office:value="0.0149203" calcext:value-type="float">
            <text:p>0.0149203</text:p>
          </table:table-cell>
          <table:table-cell table:style-name="ce3" office:value-type="float" office:value="0.00856399" calcext:value-type="float">
            <text:p>0.00856399</text:p>
          </table:table-cell>
          <table:table-cell table:style-name="ce3" office:value-type="float" office:value="0.00834433" calcext:value-type="float">
            <text:p>0.00834433</text:p>
          </table:table-cell>
          <table:table-cell table:style-name="ce3" office:value-type="float" office:value="0.00895509" calcext:value-type="float">
            <text:p>0.00895509</text:p>
          </table:table-cell>
          <table:table-cell table:number-columns-repeated="1019"/>
        </table:table-row>
        <table:table-row table:style-name="ro3">
          <table:table-cell table:style-name="ce3" office:value-type="float" office:value="166478" calcext:value-type="float">
            <text:p>166478</text:p>
          </table:table-cell>
          <table:table-cell table:style-name="ce3" office:value-type="float" office:value="0.0275088" calcext:value-type="float">
            <text:p>0.0275088</text:p>
          </table:table-cell>
          <table:table-cell table:style-name="ce3" office:value-type="float" office:value="0.0142711" calcext:value-type="float">
            <text:p>0.0142711</text:p>
          </table:table-cell>
          <table:table-cell table:style-name="ce3" office:value-type="float" office:value="0.0155109" calcext:value-type="float">
            <text:p>0.0155109</text:p>
          </table:table-cell>
          <table:table-cell table:style-name="ce3" office:value-type="float" office:value="0.0153262" calcext:value-type="float">
            <text:p>0.0153262</text:p>
          </table:table-cell>
          <table:table-cell table:number-columns-repeated="1019"/>
        </table:table-row>
        <table:table-row table:style-name="ro3">
          <table:table-cell table:style-name="ce3" office:value-type="float" office:value="70622" calcext:value-type="float">
            <text:p>70622</text:p>
          </table:table-cell>
          <table:table-cell table:style-name="ce3" office:value-type="float" office:value="0.0111988" calcext:value-type="float">
            <text:p>0.0111988</text:p>
          </table:table-cell>
          <table:table-cell table:style-name="ce3" office:value-type="float" office:value="0.00694562" calcext:value-type="float">
            <text:p>0.00694562</text:p>
          </table:table-cell>
          <table:table-cell table:style-name="ce3" office:value-type="float" office:value="0.00581524" calcext:value-type="float">
            <text:p>0.00581524</text:p>
          </table:table-cell>
          <table:table-cell table:style-name="ce3" office:value-type="float" office:value="0.00631383" calcext:value-type="float">
            <text:p>0.00631383</text:p>
          </table:table-cell>
          <table:table-cell table:number-columns-repeated="1019"/>
        </table:table-row>
        <table:table-row table:style-name="ro3">
          <table:table-cell table:style-name="ce3" office:value-type="float" office:value="10094" calcext:value-type="float">
            <text:p>10094</text:p>
          </table:table-cell>
          <table:table-cell table:style-name="ce3" office:value-type="float" office:value="0.00154319" calcext:value-type="float">
            <text:p>0.00154319</text:p>
          </table:table-cell>
          <table:table-cell table:style-name="ce3" office:value-type="float" office:value="0.00100732" calcext:value-type="float">
            <text:p>0.00100732</text:p>
          </table:table-cell>
          <table:table-cell table:style-name="ce3" office:value-type="float" office:value="0.000894717" calcext:value-type="float">
            <text:p>0.000894717</text:p>
          </table:table-cell>
          <table:table-cell table:style-name="ce3" office:value-type="float" office:value="0.000843674" calcext:value-type="float">
            <text:p>0.000843674</text:p>
          </table:table-cell>
          <table:table-cell table:number-columns-repeated="1019"/>
        </table:table-row>
        <table:table-row table:style-name="ro3">
          <table:table-cell table:style-name="ce3" office:value-type="float" office:value="117458" calcext:value-type="float">
            <text:p>117458</text:p>
          </table:table-cell>
          <table:table-cell table:style-name="ce3" office:value-type="float" office:value="0.0181252" calcext:value-type="float">
            <text:p>0.0181252</text:p>
          </table:table-cell>
          <table:table-cell table:style-name="ce3" office:value-type="float" office:value="0.0107061" calcext:value-type="float">
            <text:p>0.0107061</text:p>
          </table:table-cell>
          <table:table-cell table:style-name="ce3" office:value-type="float" office:value="0.0102651" calcext:value-type="float">
            <text:p>0.0102651</text:p>
          </table:table-cell>
          <table:table-cell table:style-name="ce3" office:value-type="float" office:value="0.0105766" calcext:value-type="float">
            <text:p>0.0105766</text:p>
          </table:table-cell>
          <table:table-cell table:number-columns-repeated="1019"/>
        </table:table-row>
        <table:table-row table:style-name="ro3">
          <table:table-cell table:style-name="ce3" office:value-type="float" office:value="100881" calcext:value-type="float">
            <text:p>100881</text:p>
          </table:table-cell>
          <table:table-cell table:style-name="ce3" office:value-type="float" office:value="0.0149573" calcext:value-type="float">
            <text:p>0.0149573</text:p>
          </table:table-cell>
          <table:table-cell table:style-name="ce3" office:value-type="float" office:value="0.00867559" calcext:value-type="float">
            <text:p>0.00867559</text:p>
          </table:table-cell>
          <table:table-cell table:style-name="ce3" office:value-type="float" office:value="0.008257" calcext:value-type="float">
            <text:p>0.008257</text:p>
          </table:table-cell>
          <table:table-cell table:style-name="ce3" office:value-type="float" office:value="0.00863911" calcext:value-type="float">
            <text:p>0.00863911</text:p>
          </table:table-cell>
          <table:table-cell table:number-columns-repeated="1019"/>
        </table:table-row>
        <table:table-row table:style-name="ro3">
          <table:table-cell table:style-name="ce3" office:value-type="float" office:value="101629" calcext:value-type="float">
            <text:p>101629</text:p>
          </table:table-cell>
          <table:table-cell table:style-name="ce3" office:value-type="float" office:value="0.0159067" calcext:value-type="float">
            <text:p>0.0159067</text:p>
          </table:table-cell>
          <table:table-cell table:style-name="ce3" office:value-type="float" office:value="0.00921589" calcext:value-type="float">
            <text:p>0.00921589</text:p>
          </table:table-cell>
          <table:table-cell table:style-name="ce3" office:value-type="float" office:value="0.00890847" calcext:value-type="float">
            <text:p>0.00890847</text:p>
          </table:table-cell>
          <table:table-cell table:style-name="ce3" office:value-type="float" office:value="0.00915865" calcext:value-type="float">
            <text:p>0.00915865</text:p>
          </table:table-cell>
          <table:table-cell table:number-columns-repeated="1019"/>
        </table:table-row>
        <table:table-row table:style-name="ro3">
          <table:table-cell table:style-name="ce3" office:value-type="float" office:value="170427" calcext:value-type="float">
            <text:p>170427</text:p>
          </table:table-cell>
          <table:table-cell table:style-name="ce3" office:value-type="float" office:value="0.0278092" calcext:value-type="float">
            <text:p>0.0278092</text:p>
          </table:table-cell>
          <table:table-cell table:style-name="ce3" office:value-type="float" office:value="0.0150731" calcext:value-type="float">
            <text:p>0.0150731</text:p>
          </table:table-cell>
          <table:table-cell table:style-name="ce3" office:value-type="float" office:value="0.0146445" calcext:value-type="float">
            <text:p>0.0146445</text:p>
          </table:table-cell>
          <table:table-cell table:style-name="ce3" office:value-type="float" office:value="0.0152771" calcext:value-type="float">
            <text:p>0.0152771</text:p>
          </table:table-cell>
          <table:table-cell table:number-columns-repeated="1019"/>
        </table:table-row>
        <table:table-row table:style-name="ro3">
          <table:table-cell table:style-name="ce3" office:value-type="float" office:value="173381" calcext:value-type="float">
            <text:p>173381</text:p>
          </table:table-cell>
          <table:table-cell table:style-name="ce3" office:value-type="float" office:value="0.0275074" calcext:value-type="float">
            <text:p>0.0275074</text:p>
          </table:table-cell>
          <table:table-cell table:style-name="ce3" office:value-type="float" office:value="0.0156892" calcext:value-type="float">
            <text:p>0.0156892</text:p>
          </table:table-cell>
          <table:table-cell table:style-name="ce3" office:value-type="float" office:value="0.0152313" calcext:value-type="float">
            <text:p>0.0152313</text:p>
          </table:table-cell>
          <table:table-cell table:style-name="ce3" office:value-type="float" office:value="0.0157061" calcext:value-type="float">
            <text:p>0.0157061</text:p>
          </table:table-cell>
          <table:table-cell table:number-columns-repeated="1019"/>
        </table:table-row>
        <table:table-row table:style-name="ro3">
          <table:table-cell table:style-name="ce3" office:value-type="float" office:value="165220" calcext:value-type="float">
            <text:p>165220</text:p>
          </table:table-cell>
          <table:table-cell table:style-name="ce3" office:value-type="float" office:value="0.0257921" calcext:value-type="float">
            <text:p>0.0257921</text:p>
          </table:table-cell>
          <table:table-cell table:style-name="ce3" office:value-type="float" office:value="0.0148661" calcext:value-type="float">
            <text:p>0.0148661</text:p>
          </table:table-cell>
          <table:table-cell table:style-name="ce3" office:value-type="float" office:value="0.0141382" calcext:value-type="float">
            <text:p>0.0141382</text:p>
          </table:table-cell>
          <table:table-cell table:style-name="ce3" office:value-type="float" office:value="0.0153249" calcext:value-type="float">
            <text:p>0.0153249</text:p>
          </table:table-cell>
          <table:table-cell table:number-columns-repeated="1019"/>
        </table:table-row>
        <table:table-row table:style-name="ro3">
          <table:table-cell table:style-name="ce3" office:value-type="float" office:value="155127" calcext:value-type="float">
            <text:p>155127</text:p>
          </table:table-cell>
          <table:table-cell table:style-name="ce3" office:value-type="float" office:value="0.024582" calcext:value-type="float">
            <text:p>0.024582</text:p>
          </table:table-cell>
          <table:table-cell table:style-name="ce3" office:value-type="float" office:value="0.0138609" calcext:value-type="float">
            <text:p>0.0138609</text:p>
          </table:table-cell>
          <table:table-cell table:style-name="ce3" office:value-type="float" office:value="0.0134081" calcext:value-type="float">
            <text:p>0.0134081</text:p>
          </table:table-cell>
          <table:table-cell table:style-name="ce3" office:value-type="float" office:value="0.013811" calcext:value-type="float">
            <text:p>0.013811</text:p>
          </table:table-cell>
          <table:table-cell table:number-columns-repeated="1019"/>
        </table:table-row>
        <table:table-row table:style-name="ro3">
          <table:table-cell table:style-name="ce3" office:value-type="float" office:value="92474" calcext:value-type="float">
            <text:p>92474</text:p>
          </table:table-cell>
          <table:table-cell table:style-name="ce3" office:value-type="float" office:value="0.0144602" calcext:value-type="float">
            <text:p>0.0144602</text:p>
          </table:table-cell>
          <table:table-cell table:style-name="ce3" office:value-type="float" office:value="0.00851749" calcext:value-type="float">
            <text:p>0.00851749</text:p>
          </table:table-cell>
          <table:table-cell table:style-name="ce3" office:value-type="float" office:value="0.00831775" calcext:value-type="float">
            <text:p>0.00831775</text:p>
          </table:table-cell>
          <table:table-cell table:style-name="ce3" office:value-type="float" office:value="0.00922752" calcext:value-type="float">
            <text:p>0.00922752</text:p>
          </table:table-cell>
          <table:table-cell table:number-columns-repeated="1019"/>
        </table:table-row>
        <table:table-row table:style-name="ro3">
          <table:table-cell table:style-name="ce3" office:value-type="float" office:value="22746" calcext:value-type="float">
            <text:p>22746</text:p>
          </table:table-cell>
          <table:table-cell table:style-name="ce3" office:value-type="float" office:value="0.00359776" calcext:value-type="float">
            <text:p>0.00359776</text:p>
          </table:table-cell>
          <table:table-cell table:style-name="ce3" office:value-type="float" office:value="0.00334542" calcext:value-type="float">
            <text:p>0.00334542</text:p>
          </table:table-cell>
          <table:table-cell table:style-name="ce3" office:value-type="float" office:value="0.00229021" calcext:value-type="float">
            <text:p>0.00229021</text:p>
          </table:table-cell>
          <table:table-cell table:style-name="ce3" office:value-type="float" office:value="0.00297691" calcext:value-type="float">
            <text:p>0.00297691</text:p>
          </table:table-cell>
          <table:table-cell table:number-columns-repeated="1019"/>
        </table:table-row>
        <table:table-row table:style-name="ro3">
          <table:table-cell table:style-name="ce3" office:value-type="float" office:value="135328" calcext:value-type="float">
            <text:p>135328</text:p>
          </table:table-cell>
          <table:table-cell table:style-name="ce3" office:value-type="float" office:value="0.0213194" calcext:value-type="float">
            <text:p>0.0213194</text:p>
          </table:table-cell>
          <table:table-cell table:style-name="ce3" office:value-type="float" office:value="0.012011" calcext:value-type="float">
            <text:p>0.012011</text:p>
          </table:table-cell>
          <table:table-cell table:style-name="ce3" office:value-type="float" office:value="0.0118186" calcext:value-type="float">
            <text:p>0.0118186</text:p>
          </table:table-cell>
          <table:table-cell table:style-name="ce3" office:value-type="float" office:value="0.0125873" calcext:value-type="float">
            <text:p>0.0125873</text:p>
          </table:table-cell>
          <table:table-cell table:number-columns-repeated="1019"/>
        </table:table-row>
        <table:table-row table:style-name="ro3">
          <table:table-cell table:style-name="ce3" office:value-type="float" office:value="110790" calcext:value-type="float">
            <text:p>110790</text:p>
          </table:table-cell>
          <table:table-cell table:style-name="ce3" office:value-type="float" office:value="0.0170771" calcext:value-type="float">
            <text:p>0.0170771</text:p>
          </table:table-cell>
          <table:table-cell table:style-name="ce3" office:value-type="float" office:value="0.00996753" calcext:value-type="float">
            <text:p>0.00996753</text:p>
          </table:table-cell>
          <table:table-cell table:style-name="ce3" office:value-type="float" office:value="0.00948786" calcext:value-type="float">
            <text:p>0.00948786</text:p>
          </table:table-cell>
          <table:table-cell table:style-name="ce3" office:value-type="float" office:value="0.00999656" calcext:value-type="float">
            <text:p>0.00999656</text:p>
          </table:table-cell>
          <table:table-cell table:number-columns-repeated="1019"/>
        </table:table-row>
        <table:table-row table:style-name="ro3">
          <table:table-cell table:style-name="ce3" office:value-type="float" office:value="198112" calcext:value-type="float">
            <text:p>198112</text:p>
          </table:table-cell>
          <table:table-cell table:style-name="ce3" office:value-type="float" office:value="0.031151" calcext:value-type="float">
            <text:p>0.031151</text:p>
          </table:table-cell>
          <table:table-cell table:style-name="ce3" office:value-type="float" office:value="0.0176918" calcext:value-type="float">
            <text:p>0.0176918</text:p>
          </table:table-cell>
          <table:table-cell table:style-name="ce3" office:value-type="float" office:value="0.0170272" calcext:value-type="float">
            <text:p>0.0170272</text:p>
          </table:table-cell>
          <table:table-cell table:style-name="ce3" office:value-type="float" office:value="0.0177211" calcext:value-type="float">
            <text:p>0.0177211</text:p>
          </table:table-cell>
          <table:table-cell table:number-columns-repeated="1019"/>
        </table:table-row>
        <table:table-row table:style-name="ro3">
          <table:table-cell table:style-name="ce3" office:value-type="float" office:value="33230" calcext:value-type="float">
            <text:p>33230</text:p>
          </table:table-cell>
          <table:table-cell table:style-name="ce3" office:value-type="float" office:value="0.00506335" calcext:value-type="float">
            <text:p>0.00506335</text:p>
          </table:table-cell>
          <table:table-cell table:style-name="ce3" office:value-type="float" office:value="0.00311046" calcext:value-type="float">
            <text:p>0.00311046</text:p>
          </table:table-cell>
          <table:table-cell table:style-name="ce3" office:value-type="float" office:value="0.0028179" calcext:value-type="float">
            <text:p>0.0028179</text:p>
          </table:table-cell>
          <table:table-cell table:style-name="ce3" office:value-type="float" office:value="0.00296551" calcext:value-type="float">
            <text:p>0.00296551</text:p>
          </table:table-cell>
          <table:table-cell table:number-columns-repeated="1019"/>
        </table:table-row>
        <table:table-row table:style-name="ro3">
          <table:table-cell table:style-name="ce3" office:value-type="float" office:value="129312" calcext:value-type="float">
            <text:p>129312</text:p>
          </table:table-cell>
          <table:table-cell table:style-name="ce3" office:value-type="float" office:value="0.0202714" calcext:value-type="float">
            <text:p>0.0202714</text:p>
          </table:table-cell>
          <table:table-cell table:style-name="ce3" office:value-type="float" office:value="0.0117253" calcext:value-type="float">
            <text:p>0.0117253</text:p>
          </table:table-cell>
          <table:table-cell table:style-name="ce3" office:value-type="float" office:value="0.0113942" calcext:value-type="float">
            <text:p>0.0113942</text:p>
          </table:table-cell>
          <table:table-cell table:style-name="ce3" office:value-type="float" office:value="0.0118405" calcext:value-type="float">
            <text:p>0.0118405</text:p>
          </table:table-cell>
          <table:table-cell table:number-columns-repeated="1019"/>
        </table:table-row>
        <table:table-row table:style-name="ro3">
          <table:table-cell table:style-name="ce3" office:value-type="float" office:value="68863" calcext:value-type="float">
            <text:p>68863</text:p>
          </table:table-cell>
          <table:table-cell table:style-name="ce3" office:value-type="float" office:value="0.0108434" calcext:value-type="float">
            <text:p>0.0108434</text:p>
          </table:table-cell>
          <table:table-cell table:style-name="ce3" office:value-type="float" office:value="0.00643476" calcext:value-type="float">
            <text:p>0.00643476</text:p>
          </table:table-cell>
          <table:table-cell table:style-name="ce3" office:value-type="float" office:value="0.00617104" calcext:value-type="float">
            <text:p>0.00617104</text:p>
          </table:table-cell>
          <table:table-cell table:style-name="ce3" office:value-type="float" office:value="0.00622006" calcext:value-type="float">
            <text:p>0.00622006</text:p>
          </table:table-cell>
          <table:table-cell table:number-columns-repeated="1019"/>
        </table:table-row>
        <table:table-row table:style-name="ro3">
          <table:table-cell table:style-name="ce3" office:value-type="float" office:value="175584" calcext:value-type="float">
            <text:p>175584</text:p>
          </table:table-cell>
          <table:table-cell table:style-name="ce3" office:value-type="float" office:value="0.0280768" calcext:value-type="float">
            <text:p>0.0280768</text:p>
          </table:table-cell>
          <table:table-cell table:style-name="ce3" office:value-type="float" office:value="0.0166665" calcext:value-type="float">
            <text:p>0.0166665</text:p>
          </table:table-cell>
          <table:table-cell table:style-name="ce3" office:value-type="float" office:value="0.0153684" calcext:value-type="float">
            <text:p>0.0153684</text:p>
          </table:table-cell>
          <table:table-cell table:style-name="ce3" office:value-type="float" office:value="0.0157618" calcext:value-type="float">
            <text:p>0.0157618</text:p>
          </table:table-cell>
          <table:table-cell table:number-columns-repeated="1019"/>
        </table:table-row>
        <table:table-row table:style-name="ro3">
          <table:table-cell table:style-name="ce3" office:value-type="float" office:value="44909" calcext:value-type="float">
            <text:p>44909</text:p>
          </table:table-cell>
          <table:table-cell table:style-name="ce3" office:value-type="float" office:value="0.00683427" calcext:value-type="float">
            <text:p>0.00683427</text:p>
          </table:table-cell>
          <table:table-cell table:style-name="ce3" office:value-type="float" office:value="0.00395481" calcext:value-type="float">
            <text:p>0.00395481</text:p>
          </table:table-cell>
          <table:table-cell table:style-name="ce3" office:value-type="float" office:value="0.00383857" calcext:value-type="float">
            <text:p>0.00383857</text:p>
          </table:table-cell>
          <table:table-cell table:style-name="ce3" office:value-type="float" office:value="0.0084411" calcext:value-type="float">
            <text:p>0.0084411</text:p>
          </table:table-cell>
          <table:table-cell table:number-columns-repeated="1019"/>
        </table:table-row>
        <table:table-row table:style-name="ro3">
          <table:table-cell table:style-name="ce3" office:value-type="float" office:value="47174" calcext:value-type="float">
            <text:p>47174</text:p>
          </table:table-cell>
          <table:table-cell table:style-name="ce3" office:value-type="float" office:value="0.00716433" calcext:value-type="float">
            <text:p>0.00716433</text:p>
          </table:table-cell>
          <table:table-cell table:style-name="ce3" office:value-type="float" office:value="0.00852728" calcext:value-type="float">
            <text:p>0.00852728</text:p>
          </table:table-cell>
          <table:table-cell table:style-name="ce3" office:value-type="float" office:value="0.00399641" calcext:value-type="float">
            <text:p>0.00399641</text:p>
          </table:table-cell>
          <table:table-cell table:style-name="ce3" office:value-type="float" office:value="0.0042513" calcext:value-type="float">
            <text:p>0.0042513</text:p>
          </table:table-cell>
          <table:table-cell table:number-columns-repeated="1019"/>
        </table:table-row>
        <table:table-row table:style-name="ro3">
          <table:table-cell table:style-name="ce3" office:value-type="float" office:value="31769" calcext:value-type="float">
            <text:p>31769</text:p>
          </table:table-cell>
          <table:table-cell table:style-name="ce3" office:value-type="float" office:value="0.00720729" calcext:value-type="float">
            <text:p>0.00720729</text:p>
          </table:table-cell>
          <table:table-cell table:style-name="ce3" office:value-type="float" office:value="0.00285229" calcext:value-type="float">
            <text:p>0.00285229</text:p>
          </table:table-cell>
          <table:table-cell table:style-name="ce3" office:value-type="float" office:value="0.00267957" calcext:value-type="float">
            <text:p>0.00267957</text:p>
          </table:table-cell>
          <table:table-cell table:style-name="ce3" office:value-type="float" office:value="0.0029258" calcext:value-type="float">
            <text:p>0.0029258</text:p>
          </table:table-cell>
          <table:table-cell table:number-columns-repeated="1019"/>
        </table:table-row>
        <table:table-row table:style-name="ro3">
          <table:table-cell table:style-name="ce3" office:value-type="float" office:value="192474" calcext:value-type="float">
            <text:p>192474</text:p>
          </table:table-cell>
          <table:table-cell table:style-name="ce3" office:value-type="float" office:value="0.0301209" calcext:value-type="float">
            <text:p>0.0301209</text:p>
          </table:table-cell>
          <table:table-cell table:style-name="ce3" office:value-type="float" office:value="0.017268" calcext:value-type="float">
            <text:p>0.017268</text:p>
          </table:table-cell>
          <table:table-cell table:style-name="ce3" office:value-type="float" office:value="0.0164882" calcext:value-type="float">
            <text:p>0.0164882</text:p>
          </table:table-cell>
          <table:table-cell table:style-name="ce3" office:value-type="float" office:value="0.0173465" calcext:value-type="float">
            <text:p>0.0173465</text:p>
          </table:table-cell>
          <table:table-cell table:number-columns-repeated="1019"/>
        </table:table-row>
        <table:table-row table:style-name="ro3">
          <table:table-cell table:style-name="ce3" office:value-type="float" office:value="169920" calcext:value-type="float">
            <text:p>169920</text:p>
          </table:table-cell>
          <table:table-cell table:style-name="ce3" office:value-type="float" office:value="0.0310048" calcext:value-type="float">
            <text:p>0.0310048</text:p>
          </table:table-cell>
          <table:table-cell table:style-name="ce3" office:value-type="float" office:value="0.0158308" calcext:value-type="float">
            <text:p>0.0158308</text:p>
          </table:table-cell>
          <table:table-cell table:style-name="ce3" office:value-type="float" office:value="0.0145399" calcext:value-type="float">
            <text:p>0.0145399</text:p>
          </table:table-cell>
          <table:table-cell table:style-name="ce3" office:value-type="float" office:value="0.0188065" calcext:value-type="float">
            <text:p>0.0188065</text:p>
          </table:table-cell>
          <table:table-cell table:number-columns-repeated="1019"/>
        </table:table-row>
        <table:table-row table:style-name="ro3">
          <table:table-cell table:style-name="ce3" office:value-type="float" office:value="180689" calcext:value-type="float">
            <text:p>180689</text:p>
          </table:table-cell>
          <table:table-cell table:style-name="ce3" office:value-type="float" office:value="0.0281757" calcext:value-type="float">
            <text:p>0.0281757</text:p>
          </table:table-cell>
          <table:table-cell table:style-name="ce3" office:value-type="float" office:value="0.0168499" calcext:value-type="float">
            <text:p>0.0168499</text:p>
          </table:table-cell>
          <table:table-cell table:style-name="ce3" office:value-type="float" office:value="0.0169471" calcext:value-type="float">
            <text:p>0.0169471</text:p>
          </table:table-cell>
          <table:table-cell table:style-name="ce3" office:value-type="float" office:value="0.0161419" calcext:value-type="float">
            <text:p>0.0161419</text:p>
          </table:table-cell>
          <table:table-cell table:number-columns-repeated="1019"/>
        </table:table-row>
        <table:table-row table:style-name="ro3">
          <table:table-cell table:style-name="ce3" office:value-type="float" office:value="9586" calcext:value-type="float">
            <text:p>9586</text:p>
          </table:table-cell>
          <table:table-cell table:style-name="ce3" office:value-type="float" office:value="0.00154191" calcext:value-type="float">
            <text:p>0.00154191</text:p>
          </table:table-cell>
          <table:table-cell table:style-name="ce3" office:value-type="float" office:value="0.000908385" calcext:value-type="float">
            <text:p>0.000908385</text:p>
          </table:table-cell>
          <table:table-cell table:style-name="ce3" office:value-type="float" office:value="0.000831712" calcext:value-type="float">
            <text:p>0.000831712</text:p>
          </table:table-cell>
          <table:table-cell table:style-name="ce3" office:value-type="float" office:value="0.000823369" calcext:value-type="float">
            <text:p>0.000823369</text:p>
          </table:table-cell>
          <table:table-cell table:number-columns-repeated="1019"/>
        </table:table-row>
        <table:table-row table:style-name="ro3">
          <table:table-cell table:style-name="ce3" office:value-type="float" office:value="110862" calcext:value-type="float">
            <text:p>110862</text:p>
          </table:table-cell>
          <table:table-cell table:style-name="ce3" office:value-type="float" office:value="0.0169234" calcext:value-type="float">
            <text:p>0.0169234</text:p>
          </table:table-cell>
          <table:table-cell table:style-name="ce3" office:value-type="float" office:value="0.0167429" calcext:value-type="float">
            <text:p>0.0167429</text:p>
          </table:table-cell>
          <table:table-cell table:style-name="ce3" office:value-type="float" office:value="0.00948326" calcext:value-type="float">
            <text:p>0.00948326</text:p>
          </table:table-cell>
          <table:table-cell table:style-name="ce3" office:value-type="float" office:value="0.00976522" calcext:value-type="float">
            <text:p>0.00976522</text:p>
          </table:table-cell>
          <table:table-cell table:number-columns-repeated="1019"/>
        </table:table-row>
        <table:table-row table:style-name="ro3">
          <table:table-cell table:style-name="ce3" office:value-type="float" office:value="55604" calcext:value-type="float">
            <text:p>55604</text:p>
          </table:table-cell>
          <table:table-cell table:style-name="ce3" office:value-type="float" office:value="0.00840614" calcext:value-type="float">
            <text:p>0.00840614</text:p>
          </table:table-cell>
          <table:table-cell table:style-name="ce3" office:value-type="float" office:value="0.00509964" calcext:value-type="float">
            <text:p>0.00509964</text:p>
          </table:table-cell>
          <table:table-cell table:style-name="ce3" office:value-type="float" office:value="0.0048295" calcext:value-type="float">
            <text:p>0.0048295</text:p>
          </table:table-cell>
          <table:table-cell table:style-name="ce3" office:value-type="float" office:value="0.00477157" calcext:value-type="float">
            <text:p>0.00477157</text:p>
          </table:table-cell>
          <table:table-cell table:number-columns-repeated="1019"/>
        </table:table-row>
        <table:table-row table:style-name="ro3">
          <table:table-cell table:style-name="ce3" office:value-type="float" office:value="107442" calcext:value-type="float">
            <text:p>107442</text:p>
          </table:table-cell>
          <table:table-cell table:style-name="ce3" office:value-type="float" office:value="0.0164065" calcext:value-type="float">
            <text:p>0.0164065</text:p>
          </table:table-cell>
          <table:table-cell table:style-name="ce3" office:value-type="float" office:value="0.0100838" calcext:value-type="float">
            <text:p>0.0100838</text:p>
          </table:table-cell>
          <table:table-cell table:style-name="ce3" office:value-type="float" office:value="0.00932012" calcext:value-type="float">
            <text:p>0.00932012</text:p>
          </table:table-cell>
          <table:table-cell table:style-name="ce3" office:value-type="float" office:value="0.00957813" calcext:value-type="float">
            <text:p>0.00957813</text:p>
          </table:table-cell>
          <table:table-cell table:number-columns-repeated="1019"/>
        </table:table-row>
        <table:table-row table:style-name="ro3">
          <table:table-cell table:style-name="ce3" office:value-type="float" office:value="95088" calcext:value-type="float">
            <text:p>95088</text:p>
          </table:table-cell>
          <table:table-cell table:style-name="ce3" office:value-type="float" office:value="0.0148877" calcext:value-type="float">
            <text:p>0.0148877</text:p>
          </table:table-cell>
          <table:table-cell table:style-name="ce3" office:value-type="float" office:value="0.00893136" calcext:value-type="float">
            <text:p>0.00893136</text:p>
          </table:table-cell>
          <table:table-cell table:style-name="ce3" office:value-type="float" office:value="0.0084631" calcext:value-type="float">
            <text:p>0.0084631</text:p>
          </table:table-cell>
          <table:table-cell table:style-name="ce3" office:value-type="float" office:value="0.00875681" calcext:value-type="float">
            <text:p>0.00875681</text:p>
          </table:table-cell>
          <table:table-cell table:number-columns-repeated="1019"/>
        </table:table-row>
        <table:table-row table:style-name="ro3">
          <table:table-cell table:style-name="ce3" office:value-type="float" office:value="126857" calcext:value-type="float">
            <text:p>126857</text:p>
          </table:table-cell>
          <table:table-cell table:style-name="ce3" office:value-type="float" office:value="0.0193061" calcext:value-type="float">
            <text:p>0.0193061</text:p>
          </table:table-cell>
          <table:table-cell table:style-name="ce3" office:value-type="float" office:value="0.0116156" calcext:value-type="float">
            <text:p>0.0116156</text:p>
          </table:table-cell>
          <table:table-cell table:style-name="ce3" office:value-type="float" office:value="0.0110074" calcext:value-type="float">
            <text:p>0.0110074</text:p>
          </table:table-cell>
          <table:table-cell table:style-name="ce3" office:value-type="float" office:value="0.0113058" calcext:value-type="float">
            <text:p>0.0113058</text:p>
          </table:table-cell>
          <table:table-cell table:number-columns-repeated="1019"/>
        </table:table-row>
        <table:table-row table:style-name="ro3">
          <table:table-cell table:style-name="ce3" office:value-type="float" office:value="165601" calcext:value-type="float">
            <text:p>165601</text:p>
          </table:table-cell>
          <table:table-cell table:style-name="ce3" office:value-type="float" office:value="0.0259863" calcext:value-type="float">
            <text:p>0.0259863</text:p>
          </table:table-cell>
          <table:table-cell table:style-name="ce3" office:value-type="float" office:value="0.0149435" calcext:value-type="float">
            <text:p>0.0149435</text:p>
          </table:table-cell>
          <table:table-cell table:style-name="ce3" office:value-type="float" office:value="0.0146861" calcext:value-type="float">
            <text:p>0.0146861</text:p>
          </table:table-cell>
          <table:table-cell table:style-name="ce3" office:value-type="float" office:value="0.0151977" calcext:value-type="float">
            <text:p>0.0151977</text:p>
          </table:table-cell>
          <table:table-cell table:number-columns-repeated="1019"/>
        </table:table-row>
        <table:table-row table:style-name="ro3">
          <table:table-cell table:style-name="ce3" office:value-type="float" office:value="109137" calcext:value-type="float">
            <text:p>109137</text:p>
          </table:table-cell>
          <table:table-cell table:style-name="ce3" office:value-type="float" office:value="0.0167109" calcext:value-type="float">
            <text:p>0.0167109</text:p>
          </table:table-cell>
          <table:table-cell table:style-name="ce3" office:value-type="float" office:value="0.00972391" calcext:value-type="float">
            <text:p>0.00972391</text:p>
          </table:table-cell>
          <table:table-cell table:style-name="ce3" office:value-type="float" office:value="0.00946258" calcext:value-type="float">
            <text:p>0.00946258</text:p>
          </table:table-cell>
          <table:table-cell table:style-name="ce3" office:value-type="float" office:value="0.00968996" calcext:value-type="float">
            <text:p>0.00968996</text:p>
          </table:table-cell>
          <table:table-cell table:number-columns-repeated="1019"/>
        </table:table-row>
        <table:table-row table:style-name="ro3">
          <table:table-cell table:style-name="ce3" office:value-type="float" office:value="155284" calcext:value-type="float">
            <text:p>155284</text:p>
          </table:table-cell>
          <table:table-cell table:style-name="ce3" office:value-type="float" office:value="0.0241374" calcext:value-type="float">
            <text:p>0.0241374</text:p>
          </table:table-cell>
          <table:table-cell table:style-name="ce3" office:value-type="float" office:value="0.0140223" calcext:value-type="float">
            <text:p>0.0140223</text:p>
          </table:table-cell>
          <table:table-cell table:style-name="ce3" office:value-type="float" office:value="0.0131288" calcext:value-type="float">
            <text:p>0.0131288</text:p>
          </table:table-cell>
          <table:table-cell table:style-name="ce3" office:value-type="float" office:value="0.0141955" calcext:value-type="float">
            <text:p>0.0141955</text:p>
          </table:table-cell>
          <table:table-cell table:number-columns-repeated="1019"/>
        </table:table-row>
        <table:table-row table:style-name="ro3">
          <table:table-cell table:style-name="ce3" office:value-type="float" office:value="196264" calcext:value-type="float">
            <text:p>196264</text:p>
          </table:table-cell>
          <table:table-cell table:style-name="ce3" office:value-type="float" office:value="0.0307768" calcext:value-type="float">
            <text:p>0.0307768</text:p>
          </table:table-cell>
          <table:table-cell table:style-name="ce3" office:value-type="float" office:value="0.0185916" calcext:value-type="float">
            <text:p>0.0185916</text:p>
          </table:table-cell>
          <table:table-cell table:style-name="ce3" office:value-type="float" office:value="0.0168761" calcext:value-type="float">
            <text:p>0.0168761</text:p>
          </table:table-cell>
          <table:table-cell table:style-name="ce3" office:value-type="float" office:value="0.0181914" calcext:value-type="float">
            <text:p>0.0181914</text:p>
          </table:table-cell>
          <table:table-cell table:number-columns-repeated="1019"/>
        </table:table-row>
        <table:table-row table:style-name="ro3">
          <table:table-cell table:style-name="ce3" office:value-type="float" office:value="35688" calcext:value-type="float">
            <text:p>35688</text:p>
          </table:table-cell>
          <table:table-cell table:style-name="ce3" office:value-type="float" office:value="0.00536626" calcext:value-type="float">
            <text:p>0.00536626</text:p>
          </table:table-cell>
          <table:table-cell table:style-name="ce3" office:value-type="float" office:value="0.00338637" calcext:value-type="float">
            <text:p>0.00338637</text:p>
          </table:table-cell>
          <table:table-cell table:style-name="ce3" office:value-type="float" office:value="0.00314149" calcext:value-type="float">
            <text:p>0.00314149</text:p>
          </table:table-cell>
          <table:table-cell table:style-name="ce3" office:value-type="float" office:value="0.0033146" calcext:value-type="float">
            <text:p>0.0033146</text:p>
          </table:table-cell>
          <table:table-cell table:number-columns-repeated="1019"/>
        </table:table-row>
        <table:table-row table:style-name="ro3">
          <table:table-cell table:style-name="ce3" office:value-type="float" office:value="4780" calcext:value-type="float">
            <text:p>4780</text:p>
          </table:table-cell>
          <table:table-cell table:style-name="ce3" office:value-type="float" office:value="0.000792277" calcext:value-type="float">
            <text:p>0.000792277</text:p>
          </table:table-cell>
          <table:table-cell table:style-name="ce3" office:value-type="float" office:value="0.000591029" calcext:value-type="float">
            <text:p>0.000591029</text:p>
          </table:table-cell>
          <table:table-cell table:style-name="ce3" office:value-type="float" office:value="0.000493602" calcext:value-type="float">
            <text:p>0.000493602</text:p>
          </table:table-cell>
          <table:table-cell table:style-name="ce3" office:value-type="float" office:value="0.000653439" calcext:value-type="float">
            <text:p>0.000653439</text:p>
          </table:table-cell>
          <table:table-cell table:number-columns-repeated="1019"/>
        </table:table-row>
        <table:table-row table:style-name="ro3">
          <table:table-cell table:style-name="ce3" office:value-type="float" office:value="61541" calcext:value-type="float">
            <text:p>61541</text:p>
          </table:table-cell>
          <table:table-cell table:style-name="ce3" office:value-type="float" office:value="0.00921525" calcext:value-type="float">
            <text:p>0.00921525</text:p>
          </table:table-cell>
          <table:table-cell table:style-name="ce3" office:value-type="float" office:value="0.00545096" calcext:value-type="float">
            <text:p>0.00545096</text:p>
          </table:table-cell>
          <table:table-cell table:style-name="ce3" office:value-type="float" office:value="0.00500126" calcext:value-type="float">
            <text:p>0.00500126</text:p>
          </table:table-cell>
          <table:table-cell table:style-name="ce3" office:value-type="float" office:value="0.00509052" calcext:value-type="float">
            <text:p>0.00509052</text:p>
          </table:table-cell>
          <table:table-cell table:number-columns-repeated="1019"/>
        </table:table-row>
        <table:table-row table:style-name="ro3">
          <table:table-cell table:style-name="ce3" office:value-type="float" office:value="112605" calcext:value-type="float">
            <text:p>112605</text:p>
          </table:table-cell>
          <table:table-cell table:style-name="ce3" office:value-type="float" office:value="0.0176264" calcext:value-type="float">
            <text:p>0.0176264</text:p>
          </table:table-cell>
          <table:table-cell table:style-name="ce3" office:value-type="float" office:value="0.0105835" calcext:value-type="float">
            <text:p>0.0105835</text:p>
          </table:table-cell>
          <table:table-cell table:style-name="ce3" office:value-type="float" office:value="0.00988011" calcext:value-type="float">
            <text:p>0.00988011</text:p>
          </table:table-cell>
          <table:table-cell table:style-name="ce3" office:value-type="float" office:value="0.013106" calcext:value-type="float">
            <text:p>0.013106</text:p>
          </table:table-cell>
          <table:table-cell table:number-columns-repeated="1019"/>
        </table:table-row>
        <table:table-row table:style-name="ro3">
          <table:table-cell table:style-name="ce3" office:value-type="float" office:value="65552" calcext:value-type="float">
            <text:p>65552</text:p>
          </table:table-cell>
          <table:table-cell table:style-name="ce3" office:value-type="float" office:value="0.0100471" calcext:value-type="float">
            <text:p>0.0100471</text:p>
          </table:table-cell>
          <table:table-cell table:style-name="ce3" office:value-type="float" office:value="0.00597708" calcext:value-type="float">
            <text:p>0.00597708</text:p>
          </table:table-cell>
          <table:table-cell table:style-name="ce3" office:value-type="float" office:value="0.00694202" calcext:value-type="float">
            <text:p>0.00694202</text:p>
          </table:table-cell>
          <table:table-cell table:style-name="ce3" office:value-type="float" office:value="0.00589121" calcext:value-type="float">
            <text:p>0.00589121</text:p>
          </table:table-cell>
          <table:table-cell table:number-columns-repeated="1019"/>
        </table:table-row>
        <table:table-row table:style-name="ro3">
          <table:table-cell table:style-name="ce3" office:value-type="float" office:value="141259" calcext:value-type="float">
            <text:p>141259</text:p>
          </table:table-cell>
          <table:table-cell table:style-name="ce3" office:value-type="float" office:value="0.0225496" calcext:value-type="float">
            <text:p>0.0225496</text:p>
          </table:table-cell>
          <table:table-cell table:style-name="ce3" office:value-type="float" office:value="0.0144587" calcext:value-type="float">
            <text:p>0.0144587</text:p>
          </table:table-cell>
          <table:table-cell table:style-name="ce3" office:value-type="float" office:value="0.0125419" calcext:value-type="float">
            <text:p>0.0125419</text:p>
          </table:table-cell>
          <table:table-cell table:style-name="ce3" office:value-type="float" office:value="0.0125231" calcext:value-type="float">
            <text:p>0.0125231</text:p>
          </table:table-cell>
          <table:table-cell table:number-columns-repeated="1019"/>
        </table:table-row>
        <table:table-row table:style-name="ro3">
          <table:table-cell table:style-name="ce3" office:value-type="float" office:value="135965" calcext:value-type="float">
            <text:p>135965</text:p>
          </table:table-cell>
          <table:table-cell table:style-name="ce3" office:value-type="float" office:value="0.0221984" calcext:value-type="float">
            <text:p>0.0221984</text:p>
          </table:table-cell>
          <table:table-cell table:style-name="ce3" office:value-type="float" office:value="0.0130908" calcext:value-type="float">
            <text:p>0.0130908</text:p>
          </table:table-cell>
          <table:table-cell table:style-name="ce3" office:value-type="float" office:value="0.0114849" calcext:value-type="float">
            <text:p>0.0114849</text:p>
          </table:table-cell>
          <table:table-cell table:style-name="ce3" office:value-type="float" office:value="0.0122947" calcext:value-type="float">
            <text:p>0.0122947</text:p>
          </table:table-cell>
          <table:table-cell table:number-columns-repeated="1019"/>
        </table:table-row>
        <table:table-row table:style-name="ro3">
          <table:table-cell table:style-name="ce3" office:value-type="float" office:value="113956" calcext:value-type="float">
            <text:p>113956</text:p>
          </table:table-cell>
          <table:table-cell table:style-name="ce3" office:value-type="float" office:value="0.0177704" calcext:value-type="float">
            <text:p>0.0177704</text:p>
          </table:table-cell>
          <table:table-cell table:style-name="ce3" office:value-type="float" office:value="0.0105832" calcext:value-type="float">
            <text:p>0.0105832</text:p>
          </table:table-cell>
          <table:table-cell table:style-name="ce3" office:value-type="float" office:value="0.00992009" calcext:value-type="float">
            <text:p>0.00992009</text:p>
          </table:table-cell>
          <table:table-cell table:style-name="ce3" office:value-type="float" office:value="0.0116055" calcext:value-type="float">
            <text:p>0.0116055</text:p>
          </table:table-cell>
          <table:table-cell table:number-columns-repeated="1019"/>
        </table:table-row>
        <table:table-row table:style-name="ro3">
          <table:table-cell table:style-name="ce3" office:value-type="float" office:value="23278" calcext:value-type="float">
            <text:p>23278</text:p>
          </table:table-cell>
          <table:table-cell table:style-name="ce3" office:value-type="float" office:value="0.00357457" calcext:value-type="float">
            <text:p>0.00357457</text:p>
          </table:table-cell>
          <table:table-cell table:style-name="ce3" office:value-type="float" office:value="0.00215072" calcext:value-type="float">
            <text:p>0.00215072</text:p>
          </table:table-cell>
          <table:table-cell table:style-name="ce3" office:value-type="float" office:value="0.00219663" calcext:value-type="float">
            <text:p>0.00219663</text:p>
          </table:table-cell>
          <table:table-cell table:style-name="ce3" office:value-type="float" office:value="0.00245281" calcext:value-type="float">
            <text:p>0.00245281</text:p>
          </table:table-cell>
          <table:table-cell table:number-columns-repeated="1019"/>
        </table:table-row>
        <table:table-row table:style-name="ro3">
          <table:table-cell table:style-name="ce3" office:value-type="float" office:value="132567" calcext:value-type="float">
            <text:p>132567</text:p>
          </table:table-cell>
          <table:table-cell table:style-name="ce3" office:value-type="float" office:value="0.0210664" calcext:value-type="float">
            <text:p>0.0210664</text:p>
          </table:table-cell>
          <table:table-cell table:style-name="ce3" office:value-type="float" office:value="0.012629" calcext:value-type="float">
            <text:p>0.012629</text:p>
          </table:table-cell>
          <table:table-cell table:style-name="ce3" office:value-type="float" office:value="0.011841" calcext:value-type="float">
            <text:p>0.011841</text:p>
          </table:table-cell>
          <table:table-cell table:style-name="ce3" office:value-type="float" office:value="0.0157632" calcext:value-type="float">
            <text:p>0.0157632</text:p>
          </table:table-cell>
          <table:table-cell table:number-columns-repeated="1019"/>
        </table:table-row>
        <table:table-row table:style-name="ro3">
          <table:table-cell table:style-name="ce3" office:value-type="float" office:value="135335" calcext:value-type="float">
            <text:p>135335</text:p>
          </table:table-cell>
          <table:table-cell table:style-name="ce3" office:value-type="float" office:value="0.0206645" calcext:value-type="float">
            <text:p>0.0206645</text:p>
          </table:table-cell>
          <table:table-cell table:style-name="ce3" office:value-type="float" office:value="0.0121983" calcext:value-type="float">
            <text:p>0.0121983</text:p>
          </table:table-cell>
          <table:table-cell table:style-name="ce3" office:value-type="float" office:value="0.0115347" calcext:value-type="float">
            <text:p>0.0115347</text:p>
          </table:table-cell>
          <table:table-cell table:style-name="ce3" office:value-type="float" office:value="0.0118077" calcext:value-type="float">
            <text:p>0.0118077</text:p>
          </table:table-cell>
          <table:table-cell table:number-columns-repeated="1019"/>
        </table:table-row>
        <table:table-row table:style-name="ro3"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.000122125" calcext:value-type="float">
            <text:p>0.000122125</text:p>
          </table:table-cell>
          <table:table-cell table:style-name="ce3" office:value-type="float" office:value="0.000141783" calcext:value-type="float">
            <text:p>0.000141783</text:p>
          </table:table-cell>
          <table:table-cell table:style-name="ce3" office:value-type="float" office:value="0.000106308" calcext:value-type="float">
            <text:p>0.000106308</text:p>
          </table:table-cell>
          <table:table-cell table:style-name="ce3" office:value-type="float" office:value="0.000115671" calcext:value-type="float">
            <text:p>0.000115671</text:p>
          </table:table-cell>
          <table:table-cell table:number-columns-repeated="1019"/>
        </table:table-row>
        <table:table-row table:style-name="ro3">
          <table:table-cell table:style-name="ce3" office:value-type="float" office:value="123645" calcext:value-type="float">
            <text:p>123645</text:p>
          </table:table-cell>
          <table:table-cell table:style-name="ce3" office:value-type="float" office:value="0.0190525" calcext:value-type="float">
            <text:p>0.0190525</text:p>
          </table:table-cell>
          <table:table-cell table:style-name="ce3" office:value-type="float" office:value="0.0120665" calcext:value-type="float">
            <text:p>0.0120665</text:p>
          </table:table-cell>
          <table:table-cell table:style-name="ce3" office:value-type="float" office:value="0.0107349" calcext:value-type="float">
            <text:p>0.0107349</text:p>
          </table:table-cell>
          <table:table-cell table:style-name="ce3" office:value-type="float" office:value="0.0110429" calcext:value-type="float">
            <text:p>0.0110429</text:p>
          </table:table-cell>
          <table:table-cell table:number-columns-repeated="1019"/>
        </table:table-row>
        <table:table-row table:style-name="ro3">
          <table:table-cell table:style-name="ce3" office:value-type="float" office:value="9392" calcext:value-type="float">
            <text:p>9392</text:p>
          </table:table-cell>
          <table:table-cell table:style-name="ce3" office:value-type="float" office:value="0.001524" calcext:value-type="float">
            <text:p>0.001524</text:p>
          </table:table-cell>
          <table:table-cell table:style-name="ce3" office:value-type="float" office:value="0.00101739" calcext:value-type="float">
            <text:p>0.00101739</text:p>
          </table:table-cell>
          <table:table-cell table:style-name="ce3" office:value-type="float" office:value="0.000884593" calcext:value-type="float">
            <text:p>0.000884593</text:p>
          </table:table-cell>
          <table:table-cell table:style-name="ce3" office:value-type="float" office:value="0.000941006" calcext:value-type="float">
            <text:p>0.000941006</text:p>
          </table:table-cell>
          <table:table-cell table:number-columns-repeated="1019"/>
        </table:table-row>
        <table:table-row table:style-name="ro3">
          <table:table-cell table:style-name="ce3" office:value-type="float" office:value="151853" calcext:value-type="float">
            <text:p>151853</text:p>
          </table:table-cell>
          <table:table-cell table:style-name="ce3" office:value-type="float" office:value="0.0259615" calcext:value-type="float">
            <text:p>0.0259615</text:p>
          </table:table-cell>
          <table:table-cell table:style-name="ce3" office:value-type="float" office:value="0.0137993" calcext:value-type="float">
            <text:p>0.0137993</text:p>
          </table:table-cell>
          <table:table-cell table:style-name="ce3" office:value-type="float" office:value="0.0130756" calcext:value-type="float">
            <text:p>0.0130756</text:p>
          </table:table-cell>
          <table:table-cell table:style-name="ce3" office:value-type="float" office:value="0.0136715" calcext:value-type="float">
            <text:p>0.0136715</text:p>
          </table:table-cell>
          <table:table-cell table:number-columns-repeated="1019"/>
        </table:table-row>
        <table:table-row table:style-name="ro3">
          <table:table-cell table:style-name="ce3" office:value-type="float" office:value="186143" calcext:value-type="float">
            <text:p>186143</text:p>
          </table:table-cell>
          <table:table-cell table:style-name="ce3" office:value-type="float" office:value="0.0295088" calcext:value-type="float">
            <text:p>0.0295088</text:p>
          </table:table-cell>
          <table:table-cell table:style-name="ce3" office:value-type="float" office:value="0.0174915" calcext:value-type="float">
            <text:p>0.0174915</text:p>
          </table:table-cell>
          <table:table-cell table:style-name="ce3" office:value-type="float" office:value="0.0161947" calcext:value-type="float">
            <text:p>0.0161947</text:p>
          </table:table-cell>
          <table:table-cell table:style-name="ce3" office:value-type="float" office:value="0.0170906" calcext:value-type="float">
            <text:p>0.0170906</text:p>
          </table:table-cell>
          <table:table-cell table:number-columns-repeated="1019"/>
        </table:table-row>
        <table:table-row table:style-name="ro3">
          <table:table-cell table:style-name="ce3" office:value-type="float" office:value="74630" calcext:value-type="float">
            <text:p>74630</text:p>
          </table:table-cell>
          <table:table-cell table:style-name="ce3" office:value-type="float" office:value="0.011947" calcext:value-type="float">
            <text:p>0.011947</text:p>
          </table:table-cell>
          <table:table-cell table:style-name="ce3" office:value-type="float" office:value="0.00715767" calcext:value-type="float">
            <text:p>0.00715767</text:p>
          </table:table-cell>
          <table:table-cell table:style-name="ce3" office:value-type="float" office:value="0.00681761" calcext:value-type="float">
            <text:p>0.00681761</text:p>
          </table:table-cell>
          <table:table-cell table:style-name="ce3" office:value-type="float" office:value="0.00692549" calcext:value-type="float">
            <text:p>0.00692549</text:p>
          </table:table-cell>
          <table:table-cell table:number-columns-repeated="1019"/>
        </table:table-row>
        <table:table-row table:style-name="ro3">
          <table:table-cell table:style-name="ce3" office:value-type="float" office:value="133804" calcext:value-type="float">
            <text:p>133804</text:p>
          </table:table-cell>
          <table:table-cell table:style-name="ce3" office:value-type="float" office:value="0.021753" calcext:value-type="float">
            <text:p>0.021753</text:p>
          </table:table-cell>
          <table:table-cell table:style-name="ce3" office:value-type="float" office:value="0.0122524" calcext:value-type="float">
            <text:p>0.0122524</text:p>
          </table:table-cell>
          <table:table-cell table:style-name="ce3" office:value-type="float" office:value="0.0112439" calcext:value-type="float">
            <text:p>0.0112439</text:p>
          </table:table-cell>
          <table:table-cell table:style-name="ce3" office:value-type="float" office:value="0.0138952" calcext:value-type="float">
            <text:p>0.0138952</text:p>
          </table:table-cell>
          <table:table-cell table:number-columns-repeated="1019"/>
        </table:table-row>
        <table:table-row table:style-name="ro3">
          <table:table-cell table:style-name="ce3" office:value-type="float" office:value="31057" calcext:value-type="float">
            <text:p>31057</text:p>
          </table:table-cell>
          <table:table-cell table:style-name="ce3" office:value-type="float" office:value="0.00483834" calcext:value-type="float">
            <text:p>0.00483834</text:p>
          </table:table-cell>
          <table:table-cell table:style-name="ce3" office:value-type="float" office:value="0.00353346" calcext:value-type="float">
            <text:p>0.00353346</text:p>
          </table:table-cell>
          <table:table-cell table:style-name="ce3" office:value-type="float" office:value="0.00370669" calcext:value-type="float">
            <text:p>0.00370669</text:p>
          </table:table-cell>
          <table:table-cell table:style-name="ce3" office:value-type="float" office:value="0.00302289" calcext:value-type="float">
            <text:p>0.00302289</text:p>
          </table:table-cell>
          <table:table-cell table:number-columns-repeated="1019"/>
        </table:table-row>
        <table:table-row table:style-name="ro3">
          <table:table-cell table:style-name="ce3" office:value-type="float" office:value="183953" calcext:value-type="float">
            <text:p>183953</text:p>
          </table:table-cell>
          <table:table-cell table:style-name="ce3" office:value-type="float" office:value="0.0282167" calcext:value-type="float">
            <text:p>0.0282167</text:p>
          </table:table-cell>
          <table:table-cell table:style-name="ce3" office:value-type="float" office:value="0.0167669" calcext:value-type="float">
            <text:p>0.0167669</text:p>
          </table:table-cell>
          <table:table-cell table:style-name="ce3" office:value-type="float" office:value="0.0152754" calcext:value-type="float">
            <text:p>0.0152754</text:p>
          </table:table-cell>
          <table:table-cell table:style-name="ce3" office:value-type="float" office:value="0.0162544" calcext:value-type="float">
            <text:p>0.0162544</text:p>
          </table:table-cell>
          <table:table-cell table:number-columns-repeated="1019"/>
        </table:table-row>
        <table:table-row table:style-name="ro3">
          <table:table-cell table:style-name="ce3" office:value-type="float" office:value="187910" calcext:value-type="float">
            <text:p>187910</text:p>
          </table:table-cell>
          <table:table-cell table:style-name="ce3" office:value-type="float" office:value="0.0297174" calcext:value-type="float">
            <text:p>0.0297174</text:p>
          </table:table-cell>
          <table:table-cell table:style-name="ce3" office:value-type="float" office:value="0.0174569" calcext:value-type="float">
            <text:p>0.0174569</text:p>
          </table:table-cell>
          <table:table-cell table:style-name="ce3" office:value-type="float" office:value="0.0161928" calcext:value-type="float">
            <text:p>0.0161928</text:p>
          </table:table-cell>
          <table:table-cell table:style-name="ce3" office:value-type="float" office:value="0.017471" calcext:value-type="float">
            <text:p>0.017471</text:p>
          </table:table-cell>
          <table:table-cell table:number-columns-repeated="1019"/>
        </table:table-row>
        <table:table-row table:style-name="ro3">
          <table:table-cell table:style-name="ce3" office:value-type="float" office:value="153570" calcext:value-type="float">
            <text:p>153570</text:p>
          </table:table-cell>
          <table:table-cell table:style-name="ce3" office:value-type="float" office:value="0.0239494" calcext:value-type="float">
            <text:p>0.0239494</text:p>
          </table:table-cell>
          <table:table-cell table:style-name="ce3" office:value-type="float" office:value="0.0141453" calcext:value-type="float">
            <text:p>0.0141453</text:p>
          </table:table-cell>
          <table:table-cell table:style-name="ce3" office:value-type="float" office:value="0.0131904" calcext:value-type="float">
            <text:p>0.0131904</text:p>
          </table:table-cell>
          <table:table-cell table:style-name="ce3" office:value-type="float" office:value="0.0132372" calcext:value-type="float">
            <text:p>0.0132372</text:p>
          </table:table-cell>
          <table:table-cell table:number-columns-repeated="1019"/>
        </table:table-row>
        <table:table-row table:style-name="ro3">
          <table:table-cell table:style-name="ce3" office:value-type="float" office:value="94790" calcext:value-type="float">
            <text:p>94790</text:p>
          </table:table-cell>
          <table:table-cell table:style-name="ce3" office:value-type="float" office:value="0.0149842" calcext:value-type="float">
            <text:p>0.0149842</text:p>
          </table:table-cell>
          <table:table-cell table:style-name="ce3" office:value-type="float" office:value="0.00917718" calcext:value-type="float">
            <text:p>0.00917718</text:p>
          </table:table-cell>
          <table:table-cell table:style-name="ce3" office:value-type="float" office:value="0.0085263" calcext:value-type="float">
            <text:p>0.0085263</text:p>
          </table:table-cell>
          <table:table-cell table:style-name="ce3" office:value-type="float" office:value="0.00873908" calcext:value-type="float">
            <text:p>0.00873908</text:p>
          </table:table-cell>
          <table:table-cell table:number-columns-repeated="1019"/>
        </table:table-row>
        <table:table-row table:style-name="ro3">
          <table:table-cell table:style-name="ce3" office:value-type="float" office:value="193902" calcext:value-type="float">
            <text:p>193902</text:p>
          </table:table-cell>
          <table:table-cell table:style-name="ce3" office:value-type="float" office:value="0.030676" calcext:value-type="float">
            <text:p>0.030676</text:p>
          </table:table-cell>
          <table:table-cell table:style-name="ce3" office:value-type="float" office:value="0.0179786" calcext:value-type="float">
            <text:p>0.0179786</text:p>
          </table:table-cell>
          <table:table-cell table:style-name="ce3" office:value-type="float" office:value="0.0175927" calcext:value-type="float">
            <text:p>0.0175927</text:p>
          </table:table-cell>
          <table:table-cell table:style-name="ce3" office:value-type="float" office:value="0.0184048" calcext:value-type="float">
            <text:p>0.0184048</text:p>
          </table:table-cell>
          <table:table-cell table:number-columns-repeated="1019"/>
        </table:table-row>
        <table:table-row table:style-name="ro3">
          <table:table-cell table:style-name="ce3" office:value-type="float" office:value="40714" calcext:value-type="float">
            <text:p>40714</text:p>
          </table:table-cell>
          <table:table-cell table:style-name="ce3" office:value-type="float" office:value="0.00619368" calcext:value-type="float">
            <text:p>0.00619368</text:p>
          </table:table-cell>
          <table:table-cell table:style-name="ce3" office:value-type="float" office:value="0.00368653" calcext:value-type="float">
            <text:p>0.00368653</text:p>
          </table:table-cell>
          <table:table-cell table:style-name="ce3" office:value-type="float" office:value="0.0034499" calcext:value-type="float">
            <text:p>0.0034499</text:p>
          </table:table-cell>
          <table:table-cell table:style-name="ce3" office:value-type="float" office:value="0.00354637" calcext:value-type="float">
            <text:p>0.00354637</text:p>
          </table:table-cell>
          <table:table-cell table:number-columns-repeated="1019"/>
        </table:table-row>
        <table:table-row table:style-name="ro3">
          <table:table-cell table:style-name="ce3" office:value-type="float" office:value="195874" calcext:value-type="float">
            <text:p>195874</text:p>
          </table:table-cell>
          <table:table-cell table:style-name="ce3" office:value-type="float" office:value="0.0304276" calcext:value-type="float">
            <text:p>0.0304276</text:p>
          </table:table-cell>
          <table:table-cell table:style-name="ce3" office:value-type="float" office:value="0.0181359" calcext:value-type="float">
            <text:p>0.0181359</text:p>
          </table:table-cell>
          <table:table-cell table:style-name="ce3" office:value-type="float" office:value="0.0180826" calcext:value-type="float">
            <text:p>0.0180826</text:p>
          </table:table-cell>
          <table:table-cell table:style-name="ce3" office:value-type="float" office:value="0.01693" calcext:value-type="float">
            <text:p>0.01693</text:p>
          </table:table-cell>
          <table:table-cell table:number-columns-repeated="1019"/>
        </table:table-row>
        <table:table-row table:style-name="ro3">
          <table:table-cell table:style-name="ce3" office:value-type="float" office:value="181945" calcext:value-type="float">
            <text:p>181945</text:p>
          </table:table-cell>
          <table:table-cell table:style-name="ce3" office:value-type="float" office:value="0.0294109" calcext:value-type="float">
            <text:p>0.0294109</text:p>
          </table:table-cell>
          <table:table-cell table:style-name="ce3" office:value-type="float" office:value="0.0175212" calcext:value-type="float">
            <text:p>0.0175212</text:p>
          </table:table-cell>
          <table:table-cell table:style-name="ce3" office:value-type="float" office:value="0.0161833" calcext:value-type="float">
            <text:p>0.0161833</text:p>
          </table:table-cell>
          <table:table-cell table:style-name="ce3" office:value-type="float" office:value="0.01733" calcext:value-type="float">
            <text:p>0.01733</text:p>
          </table:table-cell>
          <table:table-cell table:number-columns-repeated="1019"/>
        </table:table-row>
        <table:table-row table:style-name="ro3">
          <table:table-cell table:style-name="ce3" office:value-type="float" office:value="14451" calcext:value-type="float">
            <text:p>14451</text:p>
          </table:table-cell>
          <table:table-cell table:style-name="ce3" office:value-type="float" office:value="0.0022553" calcext:value-type="float">
            <text:p>0.0022553</text:p>
          </table:table-cell>
          <table:table-cell table:style-name="ce3" office:value-type="float" office:value="0.00151089" calcext:value-type="float">
            <text:p>0.00151089</text:p>
          </table:table-cell>
          <table:table-cell table:style-name="ce3" office:value-type="float" office:value="0.00131794" calcext:value-type="float">
            <text:p>0.00131794</text:p>
          </table:table-cell>
          <table:table-cell table:style-name="ce3" office:value-type="float" office:value="0.00149044" calcext:value-type="float">
            <text:p>0.00149044</text:p>
          </table:table-cell>
          <table:table-cell table:number-columns-repeated="1019"/>
        </table:table-row>
        <table:table-row table:style-name="ro3">
          <table:table-cell table:style-name="ce3" office:value-type="float" office:value="162312" calcext:value-type="float">
            <text:p>162312</text:p>
          </table:table-cell>
          <table:table-cell table:style-name="ce3" office:value-type="float" office:value="0.027027" calcext:value-type="float">
            <text:p>0.027027</text:p>
          </table:table-cell>
          <table:table-cell table:style-name="ce3" office:value-type="float" office:value="0.0149735" calcext:value-type="float">
            <text:p>0.0149735</text:p>
          </table:table-cell>
          <table:table-cell table:style-name="ce3" office:value-type="float" office:value="0.0141972" calcext:value-type="float">
            <text:p>0.0141972</text:p>
          </table:table-cell>
          <table:table-cell table:style-name="ce3" office:value-type="float" office:value="0.0144394" calcext:value-type="float">
            <text:p>0.0144394</text:p>
          </table:table-cell>
          <table:table-cell table:number-columns-repeated="1019"/>
        </table:table-row>
        <table:table-row table:style-name="ro3">
          <table:table-cell table:style-name="ce3" office:value-type="float" office:value="158179" calcext:value-type="float">
            <text:p>158179</text:p>
          </table:table-cell>
          <table:table-cell table:style-name="ce3" office:value-type="float" office:value="0.0249022" calcext:value-type="float">
            <text:p>0.0249022</text:p>
          </table:table-cell>
          <table:table-cell table:style-name="ce3" office:value-type="float" office:value="0.0144264" calcext:value-type="float">
            <text:p>0.0144264</text:p>
          </table:table-cell>
          <table:table-cell table:style-name="ce3" office:value-type="float" office:value="0.0134777" calcext:value-type="float">
            <text:p>0.0134777</text:p>
          </table:table-cell>
          <table:table-cell table:style-name="ce3" office:value-type="float" office:value="0.0141531" calcext:value-type="float">
            <text:p>0.0141531</text:p>
          </table:table-cell>
          <table:table-cell table:number-columns-repeated="1019"/>
        </table:table-row>
        <table:table-row table:style-name="ro3">
          <table:table-cell table:style-name="ce3" office:value-type="float" office:value="48313" calcext:value-type="float">
            <text:p>48313</text:p>
          </table:table-cell>
          <table:table-cell table:style-name="ce3" office:value-type="float" office:value="0.00745305" calcext:value-type="float">
            <text:p>0.00745305</text:p>
          </table:table-cell>
          <table:table-cell table:style-name="ce3" office:value-type="float" office:value="0.00449683" calcext:value-type="float">
            <text:p>0.00449683</text:p>
          </table:table-cell>
          <table:table-cell table:style-name="ce3" office:value-type="float" office:value="0.00450543" calcext:value-type="float">
            <text:p>0.00450543</text:p>
          </table:table-cell>
          <table:table-cell table:style-name="ce3" office:value-type="float" office:value="0.00453416" calcext:value-type="float">
            <text:p>0.00453416</text:p>
          </table:table-cell>
          <table:table-cell table:number-columns-repeated="1019"/>
        </table:table-row>
        <table:table-row table:style-name="ro3">
          <table:table-cell table:style-name="ce3" office:value-type="float" office:value="3106" calcext:value-type="float">
            <text:p>3106</text:p>
          </table:table-cell>
          <table:table-cell table:style-name="ce3" office:value-type="float" office:value="0.000513494" calcext:value-type="float">
            <text:p>0.000513494</text:p>
          </table:table-cell>
          <table:table-cell table:style-name="ce3" office:value-type="float" office:value="0.000474837" calcext:value-type="float">
            <text:p>0.000474837</text:p>
          </table:table-cell>
          <table:table-cell table:style-name="ce3" office:value-type="float" office:value="0.000348964" calcext:value-type="float">
            <text:p>0.000348964</text:p>
          </table:table-cell>
          <table:table-cell table:style-name="ce3" office:value-type="float" office:value="0.000370315" calcext:value-type="float">
            <text:p>0.000370315</text:p>
          </table:table-cell>
          <table:table-cell table:number-columns-repeated="1019"/>
        </table:table-row>
        <table:table-row table:style-name="ro3">
          <table:table-cell table:style-name="ce3" office:value-type="float" office:value="48584" calcext:value-type="float">
            <text:p>48584</text:p>
          </table:table-cell>
          <table:table-cell table:style-name="ce3" office:value-type="float" office:value="0.00752639" calcext:value-type="float">
            <text:p>0.00752639</text:p>
          </table:table-cell>
          <table:table-cell table:style-name="ce3" office:value-type="float" office:value="0.00446432" calcext:value-type="float">
            <text:p>0.00446432</text:p>
          </table:table-cell>
          <table:table-cell table:style-name="ce3" office:value-type="float" office:value="0.00440237" calcext:value-type="float">
            <text:p>0.00440237</text:p>
          </table:table-cell>
          <table:table-cell table:style-name="ce3" office:value-type="float" office:value="0.00439016" calcext:value-type="float">
            <text:p>0.00439016</text:p>
          </table:table-cell>
          <table:table-cell table:number-columns-repeated="1019"/>
        </table:table-row>
        <table:table-row table:style-name="ro3">
          <table:table-cell table:style-name="ce3" office:value-type="float" office:value="187821" calcext:value-type="float">
            <text:p>187821</text:p>
          </table:table-cell>
          <table:table-cell table:style-name="ce3" office:value-type="float" office:value="0.0288645" calcext:value-type="float">
            <text:p>0.0288645</text:p>
          </table:table-cell>
          <table:table-cell table:style-name="ce3" office:value-type="float" office:value="0.0176391" calcext:value-type="float">
            <text:p>0.0176391</text:p>
          </table:table-cell>
          <table:table-cell table:style-name="ce3" office:value-type="float" office:value="0.016653" calcext:value-type="float">
            <text:p>0.016653</text:p>
          </table:table-cell>
          <table:table-cell table:style-name="ce3" office:value-type="float" office:value="0.01687" calcext:value-type="float">
            <text:p>0.01687</text:p>
          </table:table-cell>
          <table:table-cell table:number-columns-repeated="1019"/>
        </table:table-row>
        <table:table-row table:style-name="ro3">
          <table:table-cell table:style-name="ce3" office:value-type="float" office:value="19872" calcext:value-type="float">
            <text:p>19872</text:p>
          </table:table-cell>
          <table:table-cell table:style-name="ce3" office:value-type="float" office:value="0.00297694" calcext:value-type="float">
            <text:p>0.00297694</text:p>
          </table:table-cell>
          <table:table-cell table:style-name="ce3" office:value-type="float" office:value="0.00182109" calcext:value-type="float">
            <text:p>0.00182109</text:p>
          </table:table-cell>
          <table:table-cell table:style-name="ce3" office:value-type="float" office:value="0.00167321" calcext:value-type="float">
            <text:p>0.00167321</text:p>
          </table:table-cell>
          <table:table-cell table:style-name="ce3" office:value-type="float" office:value="0.0017216" calcext:value-type="float">
            <text:p>0.0017216</text:p>
          </table:table-cell>
          <table:table-cell table:number-columns-repeated="1019"/>
        </table:table-row>
        <table:table-row table:style-name="ro3">
          <table:table-cell table:style-name="ce3" office:value-type="float" office:value="156496" calcext:value-type="float">
            <text:p>156496</text:p>
          </table:table-cell>
          <table:table-cell table:style-name="ce3" office:value-type="float" office:value="0.0243563" calcext:value-type="float">
            <text:p>0.0243563</text:p>
          </table:table-cell>
          <table:table-cell table:style-name="ce3" office:value-type="float" office:value="0.0141789" calcext:value-type="float">
            <text:p>0.0141789</text:p>
          </table:table-cell>
          <table:table-cell table:style-name="ce3" office:value-type="float" office:value="0.0132705" calcext:value-type="float">
            <text:p>0.0132705</text:p>
          </table:table-cell>
          <table:table-cell table:style-name="ce3" office:value-type="float" office:value="0.0134513" calcext:value-type="float">
            <text:p>0.0134513</text:p>
          </table:table-cell>
          <table:table-cell table:number-columns-repeated="1019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Func3Threads" table:style-name="ta4">
        <office:forms form:automatic-focus="false" form:apply-design-mode="false"/>
        <table:shapes>
          <draw:frame draw:z-index="0" draw:style-name="gr1" draw:text-style-name="P1" svg:width="955.9pt" svg:height="431.21pt" svg:x="0pt" svg:y="0pt">
            <draw:object draw:notify-on-update-of-ranges="DataFunc3Threads.A3:DataFunc3Threads.A102 DataFunc3Threads.B2:DataFunc3Threads.B2 DataFunc3Threads.B3:DataFunc3Threads.B102 DataFunc3Threads.A3:DataFunc3Threads.A102 DataFunc3Threads.C2:DataFunc3Threads.C2 DataFunc3Threads.C3:DataFunc3Threads.C102 DataFunc3Threads.A3:DataFunc3Threads.A102 DataFunc3Threads.D2:DataFunc3Threads.D2 DataFunc3Threads.D3:DataFunc3Threads.D102 DataFunc3Threads.A3:DataFunc3Threads.A102 DataFunc3Threads.E2:DataFunc3Threads.E2 DataFunc3Threads.E3:DataFunc3Threads.E10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number-columns-repeated="1024" table:default-cell-style-name="ce4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Func4Threads" table:style-name="ta5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19" table:default-cell-style-name="ce4"/>
        <table:table-row table:style-name="ro1">
          <table:table-cell table:style-name="ce1" office:value-type="string" calcext:value-type="string" table:number-columns-spanned="5" table:number-rows-spanned="1">
            <text:p>Замер времени работы отдельной распараллеленной функции</text:p>
            <text:p>MinAreaOfHullWithInternalNodeRemoved. 4 потока</text:p>
          </table:table-cell>
          <table:covered-table-cell table:number-columns-repeated="4" table:style-name="ce1"/>
          <table:table-cell table:number-columns-repeated="1019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# NO PARALLELING #</text:p>
          </table:table-cell>
          <table:table-cell table:style-name="ce5" office:value-type="string" calcext:value-type="string">
            <text:p># STATIC SCHEDULE PARALLELING</text:p>
            <text:p>(parallel for schedule(static)) #</text:p>
          </table:table-cell>
          <table:table-cell table:style-name="ce5" office:value-type="string" calcext:value-type="string">
            <text:p># DYNAMIC SCHEDULE PARALLELING</text:p>
            <text:p>(parallel for schedule(dynamic)) #</text:p>
          </table:table-cell>
          <table:table-cell table:style-name="ce5" office:value-type="string" calcext:value-type="string">
            <text:p># GUIDED SCHEDULE PARALLELING</text:p>
            <text:p>(parallel for schedule(guided)) #</text:p>
          </table:table-cell>
          <table:table-cell table:number-columns-repeated="1019"/>
        </table:table-row>
        <table:table-row table:style-name="ro3">
          <table:table-cell table:style-name="ce3" office:value-type="float" office:value="107428" calcext:value-type="float">
            <text:p>107428</text:p>
          </table:table-cell>
          <table:table-cell table:style-name="ce3" office:value-type="float" office:value="0.0169754" calcext:value-type="float">
            <text:p>0.0169754</text:p>
          </table:table-cell>
          <table:table-cell table:style-name="ce3" office:value-type="float" office:value="0.0183435" calcext:value-type="float">
            <text:p>0.0183435</text:p>
          </table:table-cell>
          <table:table-cell table:style-name="ce3" office:value-type="float" office:value="0.0142631" calcext:value-type="float">
            <text:p>0.0142631</text:p>
          </table:table-cell>
          <table:table-cell table:style-name="ce3" office:value-type="float" office:value="0.0119438" calcext:value-type="float">
            <text:p>0.0119438</text:p>
          </table:table-cell>
          <table:table-cell table:number-columns-repeated="1019"/>
        </table:table-row>
        <table:table-row table:style-name="ro3">
          <table:table-cell table:style-name="ce3" office:value-type="float" office:value="135896" calcext:value-type="float">
            <text:p>135896</text:p>
          </table:table-cell>
          <table:table-cell table:style-name="ce3" office:value-type="float" office:value="0.020989" calcext:value-type="float">
            <text:p>0.020989</text:p>
          </table:table-cell>
          <table:table-cell table:style-name="ce3" office:value-type="float" office:value="0.0101425" calcext:value-type="float">
            <text:p>0.0101425</text:p>
          </table:table-cell>
          <table:table-cell table:style-name="ce3" office:value-type="float" office:value="0.0104568" calcext:value-type="float">
            <text:p>0.0104568</text:p>
          </table:table-cell>
          <table:table-cell table:style-name="ce3" office:value-type="float" office:value="0.00991835" calcext:value-type="float">
            <text:p>0.00991835</text:p>
          </table:table-cell>
          <table:table-cell table:number-columns-repeated="1019"/>
        </table:table-row>
        <table:table-row table:style-name="ro3">
          <table:table-cell table:style-name="ce3" office:value-type="float" office:value="158776" calcext:value-type="float">
            <text:p>158776</text:p>
          </table:table-cell>
          <table:table-cell table:style-name="ce3" office:value-type="float" office:value="0.0273412" calcext:value-type="float">
            <text:p>0.0273412</text:p>
          </table:table-cell>
          <table:table-cell table:style-name="ce3" office:value-type="float" office:value="0.0188264" calcext:value-type="float">
            <text:p>0.0188264</text:p>
          </table:table-cell>
          <table:table-cell table:style-name="ce3" office:value-type="float" office:value="0.012053" calcext:value-type="float">
            <text:p>0.012053</text:p>
          </table:table-cell>
          <table:table-cell table:style-name="ce3" office:value-type="float" office:value="0.0181092" calcext:value-type="float">
            <text:p>0.0181092</text:p>
          </table:table-cell>
          <table:table-cell table:number-columns-repeated="1019"/>
        </table:table-row>
        <table:table-row table:style-name="ro3">
          <table:table-cell table:style-name="ce3" office:value-type="float" office:value="150574" calcext:value-type="float">
            <text:p>150574</text:p>
          </table:table-cell>
          <table:table-cell table:style-name="ce3" office:value-type="float" office:value="0.0238958" calcext:value-type="float">
            <text:p>0.0238958</text:p>
          </table:table-cell>
          <table:table-cell table:style-name="ce3" office:value-type="float" office:value="0.0142608" calcext:value-type="float">
            <text:p>0.0142608</text:p>
          </table:table-cell>
          <table:table-cell table:style-name="ce3" office:value-type="float" office:value="0.0113831" calcext:value-type="float">
            <text:p>0.0113831</text:p>
          </table:table-cell>
          <table:table-cell table:style-name="ce3" office:value-type="float" office:value="0.0107025" calcext:value-type="float">
            <text:p>0.0107025</text:p>
          </table:table-cell>
          <table:table-cell table:number-columns-repeated="1019"/>
        </table:table-row>
        <table:table-row table:style-name="ro3">
          <table:table-cell table:style-name="ce3" office:value-type="float" office:value="113178" calcext:value-type="float">
            <text:p>113178</text:p>
          </table:table-cell>
          <table:table-cell table:style-name="ce3" office:value-type="float" office:value="0.0176257" calcext:value-type="float">
            <text:p>0.0176257</text:p>
          </table:table-cell>
          <table:table-cell table:style-name="ce3" office:value-type="float" office:value="0.0209056" calcext:value-type="float">
            <text:p>0.0209056</text:p>
          </table:table-cell>
          <table:table-cell table:style-name="ce3" office:value-type="float" office:value="0.00866368" calcext:value-type="float">
            <text:p>0.00866368</text:p>
          </table:table-cell>
          <table:table-cell table:style-name="ce3" office:value-type="float" office:value="0.00843985" calcext:value-type="float">
            <text:p>0.00843985</text:p>
          </table:table-cell>
          <table:table-cell table:number-columns-repeated="1019"/>
        </table:table-row>
        <table:table-row table:style-name="ro3">
          <table:table-cell table:style-name="ce3" office:value-type="float" office:value="31643" calcext:value-type="float">
            <text:p>31643</text:p>
          </table:table-cell>
          <table:table-cell table:style-name="ce3" office:value-type="float" office:value="0.00484175" calcext:value-type="float">
            <text:p>0.00484175</text:p>
          </table:table-cell>
          <table:table-cell table:style-name="ce3" office:value-type="float" office:value="0.00241329" calcext:value-type="float">
            <text:p>0.00241329</text:p>
          </table:table-cell>
          <table:table-cell table:style-name="ce3" office:value-type="float" office:value="0.00336871" calcext:value-type="float">
            <text:p>0.00336871</text:p>
          </table:table-cell>
          <table:table-cell table:style-name="ce3" office:value-type="float" office:value="0.00227863" calcext:value-type="float">
            <text:p>0.00227863</text:p>
          </table:table-cell>
          <table:table-cell table:number-columns-repeated="1019"/>
        </table:table-row>
        <table:table-row table:style-name="ro3">
          <table:table-cell table:style-name="ce3" office:value-type="float" office:value="35064" calcext:value-type="float">
            <text:p>35064</text:p>
          </table:table-cell>
          <table:table-cell table:style-name="ce3" office:value-type="float" office:value="0.00567228" calcext:value-type="float">
            <text:p>0.00567228</text:p>
          </table:table-cell>
          <table:table-cell table:style-name="ce3" office:value-type="float" office:value="0.0179753" calcext:value-type="float">
            <text:p>0.0179753</text:p>
          </table:table-cell>
          <table:table-cell table:style-name="ce3" office:value-type="float" office:value="0.0108923" calcext:value-type="float">
            <text:p>0.0108923</text:p>
          </table:table-cell>
          <table:table-cell table:style-name="ce3" office:value-type="float" office:value="0.00284227" calcext:value-type="float">
            <text:p>0.00284227</text:p>
          </table:table-cell>
          <table:table-cell table:number-columns-repeated="1019"/>
        </table:table-row>
        <table:table-row table:style-name="ro3">
          <table:table-cell table:style-name="ce3" office:value-type="float" office:value="185446" calcext:value-type="float">
            <text:p>185446</text:p>
          </table:table-cell>
          <table:table-cell table:style-name="ce3" office:value-type="float" office:value="0.0290789" calcext:value-type="float">
            <text:p>0.0290789</text:p>
          </table:table-cell>
          <table:table-cell table:style-name="ce3" office:value-type="float" office:value="0.0222323" calcext:value-type="float">
            <text:p>0.0222323</text:p>
          </table:table-cell>
          <table:table-cell table:style-name="ce3" office:value-type="float" office:value="0.0141401" calcext:value-type="float">
            <text:p>0.0141401</text:p>
          </table:table-cell>
          <table:table-cell table:style-name="ce3" office:value-type="float" office:value="0.0139825" calcext:value-type="float">
            <text:p>0.0139825</text:p>
          </table:table-cell>
          <table:table-cell table:number-columns-repeated="1019"/>
        </table:table-row>
        <table:table-row table:style-name="ro3">
          <table:table-cell table:style-name="ce3" office:value-type="float" office:value="79494" calcext:value-type="float">
            <text:p>79494</text:p>
          </table:table-cell>
          <table:table-cell table:style-name="ce3" office:value-type="float" office:value="0.0119677" calcext:value-type="float">
            <text:p>0.0119677</text:p>
          </table:table-cell>
          <table:table-cell table:style-name="ce3" office:value-type="float" office:value="0.00986255" calcext:value-type="float">
            <text:p>0.00986255</text:p>
          </table:table-cell>
          <table:table-cell table:style-name="ce3" office:value-type="float" office:value="0.0057735" calcext:value-type="float">
            <text:p>0.0057735</text:p>
          </table:table-cell>
          <table:table-cell table:style-name="ce3" office:value-type="float" office:value="0.00574127" calcext:value-type="float">
            <text:p>0.00574127</text:p>
          </table:table-cell>
          <table:table-cell table:number-columns-repeated="1019"/>
        </table:table-row>
        <table:table-row table:style-name="ro3">
          <table:table-cell table:style-name="ce3" office:value-type="float" office:value="130939" calcext:value-type="float">
            <text:p>130939</text:p>
          </table:table-cell>
          <table:table-cell table:style-name="ce3" office:value-type="float" office:value="0.0234956" calcext:value-type="float">
            <text:p>0.0234956</text:p>
          </table:table-cell>
          <table:table-cell table:style-name="ce3" office:value-type="float" office:value="0.0204475" calcext:value-type="float">
            <text:p>0.0204475</text:p>
          </table:table-cell>
          <table:table-cell table:style-name="ce3" office:value-type="float" office:value="0.00996348" calcext:value-type="float">
            <text:p>0.00996348</text:p>
          </table:table-cell>
          <table:table-cell table:style-name="ce3" office:value-type="float" office:value="0.0096435" calcext:value-type="float">
            <text:p>0.0096435</text:p>
          </table:table-cell>
          <table:table-cell table:number-columns-repeated="1019"/>
        </table:table-row>
        <table:table-row table:style-name="ro3">
          <table:table-cell table:style-name="ce3" office:value-type="float" office:value="5661" calcext:value-type="float">
            <text:p>5661</text:p>
          </table:table-cell>
          <table:table-cell table:style-name="ce3" office:value-type="float" office:value="0.000937285" calcext:value-type="float">
            <text:p>0.000937285</text:p>
          </table:table-cell>
          <table:table-cell table:style-name="ce3" office:value-type="float" office:value="0.000626703" calcext:value-type="float">
            <text:p>0.000626703</text:p>
          </table:table-cell>
          <table:table-cell table:style-name="ce3" office:value-type="float" office:value="0.00794339" calcext:value-type="float">
            <text:p>0.00794339</text:p>
          </table:table-cell>
          <table:table-cell table:style-name="ce3" office:value-type="float" office:value="0.00169182" calcext:value-type="float">
            <text:p>0.00169182</text:p>
          </table:table-cell>
          <table:table-cell table:number-columns-repeated="1019"/>
        </table:table-row>
        <table:table-row table:style-name="ro3">
          <table:table-cell table:style-name="ce3" office:value-type="float" office:value="92047" calcext:value-type="float">
            <text:p>92047</text:p>
          </table:table-cell>
          <table:table-cell table:style-name="ce3" office:value-type="float" office:value="0.0143269" calcext:value-type="float">
            <text:p>0.0143269</text:p>
          </table:table-cell>
          <table:table-cell table:style-name="ce3" office:value-type="float" office:value="0.00762508" calcext:value-type="float">
            <text:p>0.00762508</text:p>
          </table:table-cell>
          <table:table-cell table:style-name="ce3" office:value-type="float" office:value="0.00908829" calcext:value-type="float">
            <text:p>0.00908829</text:p>
          </table:table-cell>
          <table:table-cell table:style-name="ce3" office:value-type="float" office:value="0.0103606" calcext:value-type="float">
            <text:p>0.0103606</text:p>
          </table:table-cell>
          <table:table-cell table:number-columns-repeated="1019"/>
        </table:table-row>
        <table:table-row table:style-name="ro3">
          <table:table-cell table:style-name="ce3" office:value-type="float" office:value="111309" calcext:value-type="float">
            <text:p>111309</text:p>
          </table:table-cell>
          <table:table-cell table:style-name="ce3" office:value-type="float" office:value="0.0169193" calcext:value-type="float">
            <text:p>0.0169193</text:p>
          </table:table-cell>
          <table:table-cell table:style-name="ce3" office:value-type="float" office:value="0.00798227" calcext:value-type="float">
            <text:p>0.00798227</text:p>
          </table:table-cell>
          <table:table-cell table:style-name="ce3" office:value-type="float" office:value="0.00799284" calcext:value-type="float">
            <text:p>0.00799284</text:p>
          </table:table-cell>
          <table:table-cell table:style-name="ce3" office:value-type="float" office:value="0.00814952" calcext:value-type="float">
            <text:p>0.00814952</text:p>
          </table:table-cell>
          <table:table-cell table:number-columns-repeated="1019"/>
        </table:table-row>
        <table:table-row table:style-name="ro3">
          <table:table-cell table:style-name="ce3" office:value-type="float" office:value="110566" calcext:value-type="float">
            <text:p>110566</text:p>
          </table:table-cell>
          <table:table-cell table:style-name="ce3" office:value-type="float" office:value="0.016774" calcext:value-type="float">
            <text:p>0.016774</text:p>
          </table:table-cell>
          <table:table-cell table:style-name="ce3" office:value-type="float" office:value="0.0175475" calcext:value-type="float">
            <text:p>0.0175475</text:p>
          </table:table-cell>
          <table:table-cell table:style-name="ce3" office:value-type="float" office:value="0.00817129" calcext:value-type="float">
            <text:p>0.00817129</text:p>
          </table:table-cell>
          <table:table-cell table:style-name="ce3" office:value-type="float" office:value="0.00806312" calcext:value-type="float">
            <text:p>0.00806312</text:p>
          </table:table-cell>
          <table:table-cell table:number-columns-repeated="1019"/>
        </table:table-row>
        <table:table-row table:style-name="ro3">
          <table:table-cell table:style-name="ce3" office:value-type="float" office:value="155162" calcext:value-type="float">
            <text:p>155162</text:p>
          </table:table-cell>
          <table:table-cell table:style-name="ce3" office:value-type="float" office:value="0.0248296" calcext:value-type="float">
            <text:p>0.0248296</text:p>
          </table:table-cell>
          <table:table-cell table:style-name="ce3" office:value-type="float" office:value="0.0121015" calcext:value-type="float">
            <text:p>0.0121015</text:p>
          </table:table-cell>
          <table:table-cell table:style-name="ce3" office:value-type="float" office:value="0.0195957" calcext:value-type="float">
            <text:p>0.0195957</text:p>
          </table:table-cell>
          <table:table-cell table:style-name="ce3" office:value-type="float" office:value="0.0117755" calcext:value-type="float">
            <text:p>0.0117755</text:p>
          </table:table-cell>
          <table:table-cell table:number-columns-repeated="1019"/>
        </table:table-row>
        <table:table-row table:style-name="ro3">
          <table:table-cell table:style-name="ce3" office:value-type="float" office:value="169608" calcext:value-type="float">
            <text:p>169608</text:p>
          </table:table-cell>
          <table:table-cell table:style-name="ce3" office:value-type="float" office:value="0.0272892" calcext:value-type="float">
            <text:p>0.0272892</text:p>
          </table:table-cell>
          <table:table-cell table:style-name="ce3" office:value-type="float" office:value="0.0210701" calcext:value-type="float">
            <text:p>0.0210701</text:p>
          </table:table-cell>
          <table:table-cell table:style-name="ce3" office:value-type="float" office:value="0.0132004" calcext:value-type="float">
            <text:p>0.0132004</text:p>
          </table:table-cell>
          <table:table-cell table:style-name="ce3" office:value-type="float" office:value="0.0252829" calcext:value-type="float">
            <text:p>0.0252829</text:p>
          </table:table-cell>
          <table:table-cell table:number-columns-repeated="1019"/>
        </table:table-row>
        <table:table-row table:style-name="ro3">
          <table:table-cell table:style-name="ce3" office:value-type="float" office:value="143683" calcext:value-type="float">
            <text:p>143683</text:p>
          </table:table-cell>
          <table:table-cell table:style-name="ce3" office:value-type="float" office:value="0.0240907" calcext:value-type="float">
            <text:p>0.0240907</text:p>
          </table:table-cell>
          <table:table-cell table:style-name="ce3" office:value-type="float" office:value="0.0109968" calcext:value-type="float">
            <text:p>0.0109968</text:p>
          </table:table-cell>
          <table:table-cell table:style-name="ce3" office:value-type="float" office:value="0.0109114" calcext:value-type="float">
            <text:p>0.0109114</text:p>
          </table:table-cell>
          <table:table-cell table:style-name="ce3" office:value-type="float" office:value="0.0124858" calcext:value-type="float">
            <text:p>0.0124858</text:p>
          </table:table-cell>
          <table:table-cell table:number-columns-repeated="1019"/>
        </table:table-row>
        <table:table-row table:style-name="ro3">
          <table:table-cell table:style-name="ce3" office:value-type="float" office:value="136943" calcext:value-type="float">
            <text:p>136943</text:p>
          </table:table-cell>
          <table:table-cell table:style-name="ce3" office:value-type="float" office:value="0.0218998" calcext:value-type="float">
            <text:p>0.0218998</text:p>
          </table:table-cell>
          <table:table-cell table:style-name="ce3" office:value-type="float" office:value="0.0104343" calcext:value-type="float">
            <text:p>0.0104343</text:p>
          </table:table-cell>
          <table:table-cell table:style-name="ce3" office:value-type="float" office:value="0.0103581" calcext:value-type="float">
            <text:p>0.0103581</text:p>
          </table:table-cell>
          <table:table-cell table:style-name="ce3" office:value-type="float" office:value="0.0107667" calcext:value-type="float">
            <text:p>0.0107667</text:p>
          </table:table-cell>
          <table:table-cell table:number-columns-repeated="1019"/>
        </table:table-row>
        <table:table-row table:style-name="ro3">
          <table:table-cell table:style-name="ce3" office:value-type="float" office:value="8596" calcext:value-type="float">
            <text:p>8596</text:p>
          </table:table-cell>
          <table:table-cell table:style-name="ce3" office:value-type="float" office:value="0.00145425" calcext:value-type="float">
            <text:p>0.00145425</text:p>
          </table:table-cell>
          <table:table-cell table:style-name="ce3" office:value-type="float" office:value="0.000819817" calcext:value-type="float">
            <text:p>0.000819817</text:p>
          </table:table-cell>
          <table:table-cell table:style-name="ce3" office:value-type="float" office:value="0.000754797" calcext:value-type="float">
            <text:p>0.000754797</text:p>
          </table:table-cell>
          <table:table-cell table:style-name="ce3" office:value-type="float" office:value="0.000708801" calcext:value-type="float">
            <text:p>0.000708801</text:p>
          </table:table-cell>
          <table:table-cell table:number-columns-repeated="1019"/>
        </table:table-row>
        <table:table-row table:style-name="ro3">
          <table:table-cell table:style-name="ce3" office:value-type="float" office:value="2753" calcext:value-type="float">
            <text:p>2753</text:p>
          </table:table-cell>
          <table:table-cell table:style-name="ce3" office:value-type="float" office:value="0.000362322" calcext:value-type="float">
            <text:p>0.000362322</text:p>
          </table:table-cell>
          <table:table-cell table:style-name="ce3" office:value-type="float" office:value="0.00153992" calcext:value-type="float">
            <text:p>0.00153992</text:p>
          </table:table-cell>
          <table:table-cell table:style-name="ce3" office:value-type="float" office:value="0.00186686" calcext:value-type="float">
            <text:p>0.00186686</text:p>
          </table:table-cell>
          <table:table-cell table:style-name="ce3" office:value-type="float" office:value="0.000608952" calcext:value-type="float">
            <text:p>0.000608952</text:p>
          </table:table-cell>
          <table:table-cell table:number-columns-repeated="1019"/>
        </table:table-row>
        <table:table-row table:style-name="ro3">
          <table:table-cell table:style-name="ce3" office:value-type="float" office:value="125447" calcext:value-type="float">
            <text:p>125447</text:p>
          </table:table-cell>
          <table:table-cell table:style-name="ce3" office:value-type="float" office:value="0.0188535" calcext:value-type="float">
            <text:p>0.0188535</text:p>
          </table:table-cell>
          <table:table-cell table:style-name="ce3" office:value-type="float" office:value="0.00916514" calcext:value-type="float">
            <text:p>0.00916514</text:p>
          </table:table-cell>
          <table:table-cell table:style-name="ce3" office:value-type="float" office:value="0.0097593" calcext:value-type="float">
            <text:p>0.0097593</text:p>
          </table:table-cell>
          <table:table-cell table:style-name="ce3" office:value-type="float" office:value="0.00869771" calcext:value-type="float">
            <text:p>0.00869771</text:p>
          </table:table-cell>
          <table:table-cell table:number-columns-repeated="1019"/>
        </table:table-row>
        <table:table-row table:style-name="ro3">
          <table:table-cell table:style-name="ce3" office:value-type="float" office:value="179836" calcext:value-type="float">
            <text:p>179836</text:p>
          </table:table-cell>
          <table:table-cell table:style-name="ce3" office:value-type="float" office:value="0.0293705" calcext:value-type="float">
            <text:p>0.0293705</text:p>
          </table:table-cell>
          <table:table-cell table:style-name="ce3" office:value-type="float" office:value="0.0143612" calcext:value-type="float">
            <text:p>0.0143612</text:p>
          </table:table-cell>
          <table:table-cell table:style-name="ce3" office:value-type="float" office:value="0.0137612" calcext:value-type="float">
            <text:p>0.0137612</text:p>
          </table:table-cell>
          <table:table-cell table:style-name="ce3" office:value-type="float" office:value="0.0215216" calcext:value-type="float">
            <text:p>0.0215216</text:p>
          </table:table-cell>
          <table:table-cell table:number-columns-repeated="1019"/>
        </table:table-row>
        <table:table-row table:style-name="ro3">
          <table:table-cell table:style-name="ce3" office:value-type="float" office:value="71960" calcext:value-type="float">
            <text:p>71960</text:p>
          </table:table-cell>
          <table:table-cell table:style-name="ce3" office:value-type="float" office:value="0.0114831" calcext:value-type="float">
            <text:p>0.0114831</text:p>
          </table:table-cell>
          <table:table-cell table:style-name="ce3" office:value-type="float" office:value="0.0115723" calcext:value-type="float">
            <text:p>0.0115723</text:p>
          </table:table-cell>
          <table:table-cell table:style-name="ce3" office:value-type="float" office:value="0.00591603" calcext:value-type="float">
            <text:p>0.00591603</text:p>
          </table:table-cell>
          <table:table-cell table:style-name="ce3" office:value-type="float" office:value="0.00700725" calcext:value-type="float">
            <text:p>0.00700725</text:p>
          </table:table-cell>
          <table:table-cell table:number-columns-repeated="1019"/>
        </table:table-row>
        <table:table-row table:style-name="ro3">
          <table:table-cell table:style-name="ce3" office:value-type="float" office:value="143345" calcext:value-type="float">
            <text:p>143345</text:p>
          </table:table-cell>
          <table:table-cell table:style-name="ce3" office:value-type="float" office:value="0.0227923" calcext:value-type="float">
            <text:p>0.0227923</text:p>
          </table:table-cell>
          <table:table-cell table:style-name="ce3" office:value-type="float" office:value="0.0105683" calcext:value-type="float">
            <text:p>0.0105683</text:p>
          </table:table-cell>
          <table:table-cell table:style-name="ce3" office:value-type="float" office:value="0.0107471" calcext:value-type="float">
            <text:p>0.0107471</text:p>
          </table:table-cell>
          <table:table-cell table:style-name="ce3" office:value-type="float" office:value="0.0126566" calcext:value-type="float">
            <text:p>0.0126566</text:p>
          </table:table-cell>
          <table:table-cell table:number-columns-repeated="1019"/>
        </table:table-row>
        <table:table-row table:style-name="ro3">
          <table:table-cell table:style-name="ce3" office:value-type="float" office:value="190023" calcext:value-type="float">
            <text:p>190023</text:p>
          </table:table-cell>
          <table:table-cell table:style-name="ce3" office:value-type="float" office:value="0.0296675" calcext:value-type="float">
            <text:p>0.0296675</text:p>
          </table:table-cell>
          <table:table-cell table:style-name="ce3" office:value-type="float" office:value="0.0142848" calcext:value-type="float">
            <text:p>0.0142848</text:p>
          </table:table-cell>
          <table:table-cell table:style-name="ce3" office:value-type="float" office:value="0.018452" calcext:value-type="float">
            <text:p>0.018452</text:p>
          </table:table-cell>
          <table:table-cell table:style-name="ce3" office:value-type="float" office:value="0.0136949" calcext:value-type="float">
            <text:p>0.0136949</text:p>
          </table:table-cell>
          <table:table-cell table:number-columns-repeated="1019"/>
        </table:table-row>
        <table:table-row table:style-name="ro3">
          <table:table-cell table:style-name="ce3" office:value-type="float" office:value="180828" calcext:value-type="float">
            <text:p>180828</text:p>
          </table:table-cell>
          <table:table-cell table:style-name="ce3" office:value-type="float" office:value="0.029529" calcext:value-type="float">
            <text:p>0.029529</text:p>
          </table:table-cell>
          <table:table-cell table:style-name="ce3" office:value-type="float" office:value="0.0131586" calcext:value-type="float">
            <text:p>0.0131586</text:p>
          </table:table-cell>
          <table:table-cell table:style-name="ce3" office:value-type="float" office:value="0.019466" calcext:value-type="float">
            <text:p>0.019466</text:p>
          </table:table-cell>
          <table:table-cell table:style-name="ce3" office:value-type="float" office:value="0.0131066" calcext:value-type="float">
            <text:p>0.0131066</text:p>
          </table:table-cell>
          <table:table-cell table:number-columns-repeated="1019"/>
        </table:table-row>
        <table:table-row table:style-name="ro3">
          <table:table-cell table:style-name="ce3" office:value-type="float" office:value="29267" calcext:value-type="float">
            <text:p>29267</text:p>
          </table:table-cell>
          <table:table-cell table:style-name="ce3" office:value-type="float" office:value="0.00454323" calcext:value-type="float">
            <text:p>0.00454323</text:p>
          </table:table-cell>
          <table:table-cell table:style-name="ce3" office:value-type="float" office:value="0.00218791" calcext:value-type="float">
            <text:p>0.00218791</text:p>
          </table:table-cell>
          <table:table-cell table:style-name="ce3" office:value-type="float" office:value="0.00428069" calcext:value-type="float">
            <text:p>0.00428069</text:p>
          </table:table-cell>
          <table:table-cell table:style-name="ce3" office:value-type="float" office:value="0.00209636" calcext:value-type="float">
            <text:p>0.00209636</text:p>
          </table:table-cell>
          <table:table-cell table:number-columns-repeated="1019"/>
        </table:table-row>
        <table:table-row table:style-name="ro3">
          <table:table-cell table:style-name="ce3" office:value-type="float" office:value="59620" calcext:value-type="float">
            <text:p>59620</text:p>
          </table:table-cell>
          <table:table-cell table:style-name="ce3" office:value-type="float" office:value="0.0089201" calcext:value-type="float">
            <text:p>0.0089201</text:p>
          </table:table-cell>
          <table:table-cell table:style-name="ce3" office:value-type="float" office:value="0.00437202" calcext:value-type="float">
            <text:p>0.00437202</text:p>
          </table:table-cell>
          <table:table-cell table:style-name="ce3" office:value-type="float" office:value="0.00429881" calcext:value-type="float">
            <text:p>0.00429881</text:p>
          </table:table-cell>
          <table:table-cell table:style-name="ce3" office:value-type="float" office:value="0.00409324" calcext:value-type="float">
            <text:p>0.00409324</text:p>
          </table:table-cell>
          <table:table-cell table:number-columns-repeated="1019"/>
        </table:table-row>
        <table:table-row table:style-name="ro3">
          <table:table-cell table:style-name="ce3" office:value-type="float" office:value="98423" calcext:value-type="float">
            <text:p>98423</text:p>
          </table:table-cell>
          <table:table-cell table:style-name="ce3" office:value-type="float" office:value="0.0149203" calcext:value-type="float">
            <text:p>0.0149203</text:p>
          </table:table-cell>
          <table:table-cell table:style-name="ce3" office:value-type="float" office:value="0.0073029" calcext:value-type="float">
            <text:p>0.0073029</text:p>
          </table:table-cell>
          <table:table-cell table:style-name="ce3" office:value-type="float" office:value="0.00724474" calcext:value-type="float">
            <text:p>0.00724474</text:p>
          </table:table-cell>
          <table:table-cell table:style-name="ce3" office:value-type="float" office:value="0.00713775" calcext:value-type="float">
            <text:p>0.00713775</text:p>
          </table:table-cell>
          <table:table-cell table:number-columns-repeated="1019"/>
        </table:table-row>
        <table:table-row table:style-name="ro3">
          <table:table-cell table:style-name="ce3" office:value-type="float" office:value="166478" calcext:value-type="float">
            <text:p>166478</text:p>
          </table:table-cell>
          <table:table-cell table:style-name="ce3" office:value-type="float" office:value="0.0275088" calcext:value-type="float">
            <text:p>0.0275088</text:p>
          </table:table-cell>
          <table:table-cell table:style-name="ce3" office:value-type="float" office:value="0.0124226" calcext:value-type="float">
            <text:p>0.0124226</text:p>
          </table:table-cell>
          <table:table-cell table:style-name="ce3" office:value-type="float" office:value="0.0122279" calcext:value-type="float">
            <text:p>0.0122279</text:p>
          </table:table-cell>
          <table:table-cell table:style-name="ce3" office:value-type="float" office:value="0.0121031" calcext:value-type="float">
            <text:p>0.0121031</text:p>
          </table:table-cell>
          <table:table-cell table:number-columns-repeated="1019"/>
        </table:table-row>
        <table:table-row table:style-name="ro3">
          <table:table-cell table:style-name="ce3" office:value-type="float" office:value="70622" calcext:value-type="float">
            <text:p>70622</text:p>
          </table:table-cell>
          <table:table-cell table:style-name="ce3" office:value-type="float" office:value="0.0111988" calcext:value-type="float">
            <text:p>0.0111988</text:p>
          </table:table-cell>
          <table:table-cell table:style-name="ce3" office:value-type="float" office:value="0.00633312" calcext:value-type="float">
            <text:p>0.00633312</text:p>
          </table:table-cell>
          <table:table-cell table:style-name="ce3" office:value-type="float" office:value="0.00521609" calcext:value-type="float">
            <text:p>0.00521609</text:p>
          </table:table-cell>
          <table:table-cell table:style-name="ce3" office:value-type="float" office:value="0.00495341" calcext:value-type="float">
            <text:p>0.00495341</text:p>
          </table:table-cell>
          <table:table-cell table:number-columns-repeated="1019"/>
        </table:table-row>
        <table:table-row table:style-name="ro3">
          <table:table-cell table:style-name="ce3" office:value-type="float" office:value="10094" calcext:value-type="float">
            <text:p>10094</text:p>
          </table:table-cell>
          <table:table-cell table:style-name="ce3" office:value-type="float" office:value="0.00154319" calcext:value-type="float">
            <text:p>0.00154319</text:p>
          </table:table-cell>
          <table:table-cell table:style-name="ce3" office:value-type="float" office:value="0.00079012" calcext:value-type="float">
            <text:p>0.00079012</text:p>
          </table:table-cell>
          <table:table-cell table:style-name="ce3" office:value-type="float" office:value="0.000767062" calcext:value-type="float">
            <text:p>0.000767062</text:p>
          </table:table-cell>
          <table:table-cell table:style-name="ce3" office:value-type="float" office:value="0.000755789" calcext:value-type="float">
            <text:p>0.000755789</text:p>
          </table:table-cell>
          <table:table-cell table:number-columns-repeated="1019"/>
        </table:table-row>
        <table:table-row table:style-name="ro3">
          <table:table-cell table:style-name="ce3" office:value-type="float" office:value="117458" calcext:value-type="float">
            <text:p>117458</text:p>
          </table:table-cell>
          <table:table-cell table:style-name="ce3" office:value-type="float" office:value="0.0181252" calcext:value-type="float">
            <text:p>0.0181252</text:p>
          </table:table-cell>
          <table:table-cell table:style-name="ce3" office:value-type="float" office:value="0.00865772" calcext:value-type="float">
            <text:p>0.00865772</text:p>
          </table:table-cell>
          <table:table-cell table:style-name="ce3" office:value-type="float" office:value="0.00887169" calcext:value-type="float">
            <text:p>0.00887169</text:p>
          </table:table-cell>
          <table:table-cell table:style-name="ce3" office:value-type="float" office:value="0.00852454" calcext:value-type="float">
            <text:p>0.00852454</text:p>
          </table:table-cell>
          <table:table-cell table:number-columns-repeated="1019"/>
        </table:table-row>
        <table:table-row table:style-name="ro3">
          <table:table-cell table:style-name="ce3" office:value-type="float" office:value="100881" calcext:value-type="float">
            <text:p>100881</text:p>
          </table:table-cell>
          <table:table-cell table:style-name="ce3" office:value-type="float" office:value="0.0149573" calcext:value-type="float">
            <text:p>0.0149573</text:p>
          </table:table-cell>
          <table:table-cell table:style-name="ce3" office:value-type="float" office:value="0.010818" calcext:value-type="float">
            <text:p>0.010818</text:p>
          </table:table-cell>
          <table:table-cell table:style-name="ce3" office:value-type="float" office:value="0.00757094" calcext:value-type="float">
            <text:p>0.00757094</text:p>
          </table:table-cell>
          <table:table-cell table:style-name="ce3" office:value-type="float" office:value="0.0073108" calcext:value-type="float">
            <text:p>0.0073108</text:p>
          </table:table-cell>
          <table:table-cell table:number-columns-repeated="1019"/>
        </table:table-row>
        <table:table-row table:style-name="ro3">
          <table:table-cell table:style-name="ce3" office:value-type="float" office:value="101629" calcext:value-type="float">
            <text:p>101629</text:p>
          </table:table-cell>
          <table:table-cell table:style-name="ce3" office:value-type="float" office:value="0.0159067" calcext:value-type="float">
            <text:p>0.0159067</text:p>
          </table:table-cell>
          <table:table-cell table:style-name="ce3" office:value-type="float" office:value="0.0129115" calcext:value-type="float">
            <text:p>0.0129115</text:p>
          </table:table-cell>
          <table:table-cell table:style-name="ce3" office:value-type="float" office:value="0.00771584" calcext:value-type="float">
            <text:p>0.00771584</text:p>
          </table:table-cell>
          <table:table-cell table:style-name="ce3" office:value-type="float" office:value="0.0075258" calcext:value-type="float">
            <text:p>0.0075258</text:p>
          </table:table-cell>
          <table:table-cell table:number-columns-repeated="1019"/>
        </table:table-row>
        <table:table-row table:style-name="ro3">
          <table:table-cell table:style-name="ce3" office:value-type="float" office:value="170427" calcext:value-type="float">
            <text:p>170427</text:p>
          </table:table-cell>
          <table:table-cell table:style-name="ce3" office:value-type="float" office:value="0.0278092" calcext:value-type="float">
            <text:p>0.0278092</text:p>
          </table:table-cell>
          <table:table-cell table:style-name="ce3" office:value-type="float" office:value="0.0154493" calcext:value-type="float">
            <text:p>0.0154493</text:p>
          </table:table-cell>
          <table:table-cell table:style-name="ce3" office:value-type="float" office:value="0.0129611" calcext:value-type="float">
            <text:p>0.0129611</text:p>
          </table:table-cell>
          <table:table-cell table:style-name="ce3" office:value-type="float" office:value="0.0125151" calcext:value-type="float">
            <text:p>0.0125151</text:p>
          </table:table-cell>
          <table:table-cell table:number-columns-repeated="1019"/>
        </table:table-row>
        <table:table-row table:style-name="ro3">
          <table:table-cell table:style-name="ce3" office:value-type="float" office:value="173381" calcext:value-type="float">
            <text:p>173381</text:p>
          </table:table-cell>
          <table:table-cell table:style-name="ce3" office:value-type="float" office:value="0.0275074" calcext:value-type="float">
            <text:p>0.0275074</text:p>
          </table:table-cell>
          <table:table-cell table:style-name="ce3" office:value-type="float" office:value="0.0129441" calcext:value-type="float">
            <text:p>0.0129441</text:p>
          </table:table-cell>
          <table:table-cell table:style-name="ce3" office:value-type="float" office:value="0.0131441" calcext:value-type="float">
            <text:p>0.0131441</text:p>
          </table:table-cell>
          <table:table-cell table:style-name="ce3" office:value-type="float" office:value="0.012789" calcext:value-type="float">
            <text:p>0.012789</text:p>
          </table:table-cell>
          <table:table-cell table:number-columns-repeated="1019"/>
        </table:table-row>
        <table:table-row table:style-name="ro3">
          <table:table-cell table:style-name="ce3" office:value-type="float" office:value="165220" calcext:value-type="float">
            <text:p>165220</text:p>
          </table:table-cell>
          <table:table-cell table:style-name="ce3" office:value-type="float" office:value="0.0257921" calcext:value-type="float">
            <text:p>0.0257921</text:p>
          </table:table-cell>
          <table:table-cell table:style-name="ce3" office:value-type="float" office:value="0.0122028" calcext:value-type="float">
            <text:p>0.0122028</text:p>
          </table:table-cell>
          <table:table-cell table:style-name="ce3" office:value-type="float" office:value="0.0122483" calcext:value-type="float">
            <text:p>0.0122483</text:p>
          </table:table-cell>
          <table:table-cell table:style-name="ce3" office:value-type="float" office:value="0.0210634" calcext:value-type="float">
            <text:p>0.0210634</text:p>
          </table:table-cell>
          <table:table-cell table:number-columns-repeated="1019"/>
        </table:table-row>
        <table:table-row table:style-name="ro3">
          <table:table-cell table:style-name="ce3" office:value-type="float" office:value="155127" calcext:value-type="float">
            <text:p>155127</text:p>
          </table:table-cell>
          <table:table-cell table:style-name="ce3" office:value-type="float" office:value="0.024582" calcext:value-type="float">
            <text:p>0.024582</text:p>
          </table:table-cell>
          <table:table-cell table:style-name="ce3" office:value-type="float" office:value="0.0113055" calcext:value-type="float">
            <text:p>0.0113055</text:p>
          </table:table-cell>
          <table:table-cell table:style-name="ce3" office:value-type="float" office:value="0.0146904" calcext:value-type="float">
            <text:p>0.0146904</text:p>
          </table:table-cell>
          <table:table-cell table:style-name="ce3" office:value-type="float" office:value="0.014992" calcext:value-type="float">
            <text:p>0.014992</text:p>
          </table:table-cell>
          <table:table-cell table:number-columns-repeated="1019"/>
        </table:table-row>
        <table:table-row table:style-name="ro3">
          <table:table-cell table:style-name="ce3" office:value-type="float" office:value="92474" calcext:value-type="float">
            <text:p>92474</text:p>
          </table:table-cell>
          <table:table-cell table:style-name="ce3" office:value-type="float" office:value="0.0144602" calcext:value-type="float">
            <text:p>0.0144602</text:p>
          </table:table-cell>
          <table:table-cell table:style-name="ce3" office:value-type="float" office:value="0.0100497" calcext:value-type="float">
            <text:p>0.0100497</text:p>
          </table:table-cell>
          <table:table-cell table:style-name="ce3" office:value-type="float" office:value="0.0127989" calcext:value-type="float">
            <text:p>0.0127989</text:p>
          </table:table-cell>
          <table:table-cell table:style-name="ce3" office:value-type="float" office:value="0.00911645" calcext:value-type="float">
            <text:p>0.00911645</text:p>
          </table:table-cell>
          <table:table-cell table:number-columns-repeated="1019"/>
        </table:table-row>
        <table:table-row table:style-name="ro3">
          <table:table-cell table:style-name="ce3" office:value-type="float" office:value="22746" calcext:value-type="float">
            <text:p>22746</text:p>
          </table:table-cell>
          <table:table-cell table:style-name="ce3" office:value-type="float" office:value="0.00359776" calcext:value-type="float">
            <text:p>0.00359776</text:p>
          </table:table-cell>
          <table:table-cell table:style-name="ce3" office:value-type="float" office:value="0.00314638" calcext:value-type="float">
            <text:p>0.00314638</text:p>
          </table:table-cell>
          <table:table-cell table:style-name="ce3" office:value-type="float" office:value="0.00189743" calcext:value-type="float">
            <text:p>0.00189743</text:p>
          </table:table-cell>
          <table:table-cell table:style-name="ce3" office:value-type="float" office:value="0.00728609" calcext:value-type="float">
            <text:p>0.00728609</text:p>
          </table:table-cell>
          <table:table-cell table:number-columns-repeated="1019"/>
        </table:table-row>
        <table:table-row table:style-name="ro3">
          <table:table-cell table:style-name="ce3" office:value-type="float" office:value="135328" calcext:value-type="float">
            <text:p>135328</text:p>
          </table:table-cell>
          <table:table-cell table:style-name="ce3" office:value-type="float" office:value="0.0213194" calcext:value-type="float">
            <text:p>0.0213194</text:p>
          </table:table-cell>
          <table:table-cell table:style-name="ce3" office:value-type="float" office:value="0.0104294" calcext:value-type="float">
            <text:p>0.0104294</text:p>
          </table:table-cell>
          <table:table-cell table:style-name="ce3" office:value-type="float" office:value="0.0103242" calcext:value-type="float">
            <text:p>0.0103242</text:p>
          </table:table-cell>
          <table:table-cell table:style-name="ce3" office:value-type="float" office:value="0.0126084" calcext:value-type="float">
            <text:p>0.0126084</text:p>
          </table:table-cell>
          <table:table-cell table:number-columns-repeated="1019"/>
        </table:table-row>
        <table:table-row table:style-name="ro3">
          <table:table-cell table:style-name="ce3" office:value-type="float" office:value="110790" calcext:value-type="float">
            <text:p>110790</text:p>
          </table:table-cell>
          <table:table-cell table:style-name="ce3" office:value-type="float" office:value="0.0170771" calcext:value-type="float">
            <text:p>0.0170771</text:p>
          </table:table-cell>
          <table:table-cell table:style-name="ce3" office:value-type="float" office:value="0.00861531" calcext:value-type="float">
            <text:p>0.00861531</text:p>
          </table:table-cell>
          <table:table-cell table:style-name="ce3" office:value-type="float" office:value="0.00968048" calcext:value-type="float">
            <text:p>0.00968048</text:p>
          </table:table-cell>
          <table:table-cell table:style-name="ce3" office:value-type="float" office:value="0.014486" calcext:value-type="float">
            <text:p>0.014486</text:p>
          </table:table-cell>
          <table:table-cell table:number-columns-repeated="1019"/>
        </table:table-row>
        <table:table-row table:style-name="ro3">
          <table:table-cell table:style-name="ce3" office:value-type="float" office:value="198112" calcext:value-type="float">
            <text:p>198112</text:p>
          </table:table-cell>
          <table:table-cell table:style-name="ce3" office:value-type="float" office:value="0.031151" calcext:value-type="float">
            <text:p>0.031151</text:p>
          </table:table-cell>
          <table:table-cell table:style-name="ce3" office:value-type="float" office:value="0.0230407" calcext:value-type="float">
            <text:p>0.0230407</text:p>
          </table:table-cell>
          <table:table-cell table:style-name="ce3" office:value-type="float" office:value="0.019903" calcext:value-type="float">
            <text:p>0.019903</text:p>
          </table:table-cell>
          <table:table-cell table:style-name="ce3" office:value-type="float" office:value="0.0140938" calcext:value-type="float">
            <text:p>0.0140938</text:p>
          </table:table-cell>
          <table:table-cell table:number-columns-repeated="1019"/>
        </table:table-row>
        <table:table-row table:style-name="ro3">
          <table:table-cell table:style-name="ce3" office:value-type="float" office:value="33230" calcext:value-type="float">
            <text:p>33230</text:p>
          </table:table-cell>
          <table:table-cell table:style-name="ce3" office:value-type="float" office:value="0.00506335" calcext:value-type="float">
            <text:p>0.00506335</text:p>
          </table:table-cell>
          <table:table-cell table:style-name="ce3" office:value-type="float" office:value="0.01214" calcext:value-type="float">
            <text:p>0.01214</text:p>
          </table:table-cell>
          <table:table-cell table:style-name="ce3" office:value-type="float" office:value="0.0101048" calcext:value-type="float">
            <text:p>0.0101048</text:p>
          </table:table-cell>
          <table:table-cell table:style-name="ce3" office:value-type="float" office:value="0.00239221" calcext:value-type="float">
            <text:p>0.00239221</text:p>
          </table:table-cell>
          <table:table-cell table:number-columns-repeated="1019"/>
        </table:table-row>
        <table:table-row table:style-name="ro3">
          <table:table-cell table:style-name="ce3" office:value-type="float" office:value="129312" calcext:value-type="float">
            <text:p>129312</text:p>
          </table:table-cell>
          <table:table-cell table:style-name="ce3" office:value-type="float" office:value="0.0202714" calcext:value-type="float">
            <text:p>0.0202714</text:p>
          </table:table-cell>
          <table:table-cell table:style-name="ce3" office:value-type="float" office:value="0.0188563" calcext:value-type="float">
            <text:p>0.0188563</text:p>
          </table:table-cell>
          <table:table-cell table:style-name="ce3" office:value-type="float" office:value="0.0112432" calcext:value-type="float">
            <text:p>0.0112432</text:p>
          </table:table-cell>
          <table:table-cell table:style-name="ce3" office:value-type="float" office:value="0.00976179" calcext:value-type="float">
            <text:p>0.00976179</text:p>
          </table:table-cell>
          <table:table-cell table:number-columns-repeated="1019"/>
        </table:table-row>
        <table:table-row table:style-name="ro3">
          <table:table-cell table:style-name="ce3" office:value-type="float" office:value="68863" calcext:value-type="float">
            <text:p>68863</text:p>
          </table:table-cell>
          <table:table-cell table:style-name="ce3" office:value-type="float" office:value="0.0108434" calcext:value-type="float">
            <text:p>0.0108434</text:p>
          </table:table-cell>
          <table:table-cell table:style-name="ce3" office:value-type="float" office:value="0.00537858" calcext:value-type="float">
            <text:p>0.00537858</text:p>
          </table:table-cell>
          <table:table-cell table:style-name="ce3" office:value-type="float" office:value="0.00557354" calcext:value-type="float">
            <text:p>0.00557354</text:p>
          </table:table-cell>
          <table:table-cell table:style-name="ce3" office:value-type="float" office:value="0.00518643" calcext:value-type="float">
            <text:p>0.00518643</text:p>
          </table:table-cell>
          <table:table-cell table:number-columns-repeated="1019"/>
        </table:table-row>
        <table:table-row table:style-name="ro3">
          <table:table-cell table:style-name="ce3" office:value-type="float" office:value="175584" calcext:value-type="float">
            <text:p>175584</text:p>
          </table:table-cell>
          <table:table-cell table:style-name="ce3" office:value-type="float" office:value="0.0280768" calcext:value-type="float">
            <text:p>0.0280768</text:p>
          </table:table-cell>
          <table:table-cell table:style-name="ce3" office:value-type="float" office:value="0.0215686" calcext:value-type="float">
            <text:p>0.0215686</text:p>
          </table:table-cell>
          <table:table-cell table:style-name="ce3" office:value-type="float" office:value="0.013285" calcext:value-type="float">
            <text:p>0.013285</text:p>
          </table:table-cell>
          <table:table-cell table:style-name="ce3" office:value-type="float" office:value="0.0130179" calcext:value-type="float">
            <text:p>0.0130179</text:p>
          </table:table-cell>
          <table:table-cell table:number-columns-repeated="1019"/>
        </table:table-row>
        <table:table-row table:style-name="ro3">
          <table:table-cell table:style-name="ce3" office:value-type="float" office:value="44909" calcext:value-type="float">
            <text:p>44909</text:p>
          </table:table-cell>
          <table:table-cell table:style-name="ce3" office:value-type="float" office:value="0.00683427" calcext:value-type="float">
            <text:p>0.00683427</text:p>
          </table:table-cell>
          <table:table-cell table:style-name="ce3" office:value-type="float" office:value="0.0033574" calcext:value-type="float">
            <text:p>0.0033574</text:p>
          </table:table-cell>
          <table:table-cell table:style-name="ce3" office:value-type="float" office:value="0.00331605" calcext:value-type="float">
            <text:p>0.00331605</text:p>
          </table:table-cell>
          <table:table-cell table:style-name="ce3" office:value-type="float" office:value="0.00320729" calcext:value-type="float">
            <text:p>0.00320729</text:p>
          </table:table-cell>
          <table:table-cell table:number-columns-repeated="1019"/>
        </table:table-row>
        <table:table-row table:style-name="ro3">
          <table:table-cell table:style-name="ce3" office:value-type="float" office:value="47174" calcext:value-type="float">
            <text:p>47174</text:p>
          </table:table-cell>
          <table:table-cell table:style-name="ce3" office:value-type="float" office:value="0.00716433" calcext:value-type="float">
            <text:p>0.00716433</text:p>
          </table:table-cell>
          <table:table-cell table:style-name="ce3" office:value-type="float" office:value="0.00360267" calcext:value-type="float">
            <text:p>0.00360267</text:p>
          </table:table-cell>
          <table:table-cell table:style-name="ce3" office:value-type="float" office:value="0.00443828" calcext:value-type="float">
            <text:p>0.00443828</text:p>
          </table:table-cell>
          <table:table-cell table:style-name="ce3" office:value-type="float" office:value="0.00349395" calcext:value-type="float">
            <text:p>0.00349395</text:p>
          </table:table-cell>
          <table:table-cell table:number-columns-repeated="1019"/>
        </table:table-row>
        <table:table-row table:style-name="ro3">
          <table:table-cell table:style-name="ce3" office:value-type="float" office:value="31769" calcext:value-type="float">
            <text:p>31769</text:p>
          </table:table-cell>
          <table:table-cell table:style-name="ce3" office:value-type="float" office:value="0.00720729" calcext:value-type="float">
            <text:p>0.00720729</text:p>
          </table:table-cell>
          <table:table-cell table:style-name="ce3" office:value-type="float" office:value="0.0025452" calcext:value-type="float">
            <text:p>0.0025452</text:p>
          </table:table-cell>
          <table:table-cell table:style-name="ce3" office:value-type="float" office:value="0.00235574" calcext:value-type="float">
            <text:p>0.00235574</text:p>
          </table:table-cell>
          <table:table-cell table:style-name="ce3" office:value-type="float" office:value="0.00993964" calcext:value-type="float">
            <text:p>0.00993964</text:p>
          </table:table-cell>
          <table:table-cell table:number-columns-repeated="1019"/>
        </table:table-row>
        <table:table-row table:style-name="ro3">
          <table:table-cell table:style-name="ce3" office:value-type="float" office:value="192474" calcext:value-type="float">
            <text:p>192474</text:p>
          </table:table-cell>
          <table:table-cell table:style-name="ce3" office:value-type="float" office:value="0.0301209" calcext:value-type="float">
            <text:p>0.0301209</text:p>
          </table:table-cell>
          <table:table-cell table:style-name="ce3" office:value-type="float" office:value="0.0146309" calcext:value-type="float">
            <text:p>0.0146309</text:p>
          </table:table-cell>
          <table:table-cell table:style-name="ce3" office:value-type="float" office:value="0.0143082" calcext:value-type="float">
            <text:p>0.0143082</text:p>
          </table:table-cell>
          <table:table-cell table:style-name="ce3" office:value-type="float" office:value="0.0153742" calcext:value-type="float">
            <text:p>0.0153742</text:p>
          </table:table-cell>
          <table:table-cell table:number-columns-repeated="1019"/>
        </table:table-row>
        <table:table-row table:style-name="ro3">
          <table:table-cell table:style-name="ce3" office:value-type="float" office:value="169920" calcext:value-type="float">
            <text:p>169920</text:p>
          </table:table-cell>
          <table:table-cell table:style-name="ce3" office:value-type="float" office:value="0.0310048" calcext:value-type="float">
            <text:p>0.0310048</text:p>
          </table:table-cell>
          <table:table-cell table:style-name="ce3" office:value-type="float" office:value="0.0125723" calcext:value-type="float">
            <text:p>0.0125723</text:p>
          </table:table-cell>
          <table:table-cell table:style-name="ce3" office:value-type="float" office:value="0.0127403" calcext:value-type="float">
            <text:p>0.0127403</text:p>
          </table:table-cell>
          <table:table-cell table:style-name="ce3" office:value-type="float" office:value="0.0119444" calcext:value-type="float">
            <text:p>0.0119444</text:p>
          </table:table-cell>
          <table:table-cell table:number-columns-repeated="1019"/>
        </table:table-row>
        <table:table-row table:style-name="ro3">
          <table:table-cell table:style-name="ce3" office:value-type="float" office:value="180689" calcext:value-type="float">
            <text:p>180689</text:p>
          </table:table-cell>
          <table:table-cell table:style-name="ce3" office:value-type="float" office:value="0.0281757" calcext:value-type="float">
            <text:p>0.0281757</text:p>
          </table:table-cell>
          <table:table-cell table:style-name="ce3" office:value-type="float" office:value="0.0206416" calcext:value-type="float">
            <text:p>0.0206416</text:p>
          </table:table-cell>
          <table:table-cell table:style-name="ce3" office:value-type="float" office:value="0.0134529" calcext:value-type="float">
            <text:p>0.0134529</text:p>
          </table:table-cell>
          <table:table-cell table:style-name="ce3" office:value-type="float" office:value="0.0148832" calcext:value-type="float">
            <text:p>0.0148832</text:p>
          </table:table-cell>
          <table:table-cell table:number-columns-repeated="1019"/>
        </table:table-row>
        <table:table-row table:style-name="ro3">
          <table:table-cell table:style-name="ce3" office:value-type="float" office:value="9586" calcext:value-type="float">
            <text:p>9586</text:p>
          </table:table-cell>
          <table:table-cell table:style-name="ce3" office:value-type="float" office:value="0.00154191" calcext:value-type="float">
            <text:p>0.00154191</text:p>
          </table:table-cell>
          <table:table-cell table:style-name="ce3" office:value-type="float" office:value="0.000746648" calcext:value-type="float">
            <text:p>0.000746648</text:p>
          </table:table-cell>
          <table:table-cell table:style-name="ce3" office:value-type="float" office:value="0.000717425" calcext:value-type="float">
            <text:p>0.000717425</text:p>
          </table:table-cell>
          <table:table-cell table:style-name="ce3" office:value-type="float" office:value="0.00073888" calcext:value-type="float">
            <text:p>0.00073888</text:p>
          </table:table-cell>
          <table:table-cell table:number-columns-repeated="1019"/>
        </table:table-row>
        <table:table-row table:style-name="ro3">
          <table:table-cell table:style-name="ce3" office:value-type="float" office:value="110862" calcext:value-type="float">
            <text:p>110862</text:p>
          </table:table-cell>
          <table:table-cell table:style-name="ce3" office:value-type="float" office:value="0.0169234" calcext:value-type="float">
            <text:p>0.0169234</text:p>
          </table:table-cell>
          <table:table-cell table:style-name="ce3" office:value-type="float" office:value="0.00819422" calcext:value-type="float">
            <text:p>0.00819422</text:p>
          </table:table-cell>
          <table:table-cell table:style-name="ce3" office:value-type="float" office:value="0.00823414" calcext:value-type="float">
            <text:p>0.00823414</text:p>
          </table:table-cell>
          <table:table-cell table:style-name="ce3" office:value-type="float" office:value="0.00848429" calcext:value-type="float">
            <text:p>0.00848429</text:p>
          </table:table-cell>
          <table:table-cell table:number-columns-repeated="1019"/>
        </table:table-row>
        <table:table-row table:style-name="ro3">
          <table:table-cell table:style-name="ce3" office:value-type="float" office:value="55604" calcext:value-type="float">
            <text:p>55604</text:p>
          </table:table-cell>
          <table:table-cell table:style-name="ce3" office:value-type="float" office:value="0.00840614" calcext:value-type="float">
            <text:p>0.00840614</text:p>
          </table:table-cell>
          <table:table-cell table:style-name="ce3" office:value-type="float" office:value="0.0061886" calcext:value-type="float">
            <text:p>0.0061886</text:p>
          </table:table-cell>
          <table:table-cell table:style-name="ce3" office:value-type="float" office:value="0.0059229" calcext:value-type="float">
            <text:p>0.0059229</text:p>
          </table:table-cell>
          <table:table-cell table:style-name="ce3" office:value-type="float" office:value="0.00415429" calcext:value-type="float">
            <text:p>0.00415429</text:p>
          </table:table-cell>
          <table:table-cell table:number-columns-repeated="1019"/>
        </table:table-row>
        <table:table-row table:style-name="ro3">
          <table:table-cell table:style-name="ce3" office:value-type="float" office:value="107442" calcext:value-type="float">
            <text:p>107442</text:p>
          </table:table-cell>
          <table:table-cell table:style-name="ce3" office:value-type="float" office:value="0.0164065" calcext:value-type="float">
            <text:p>0.0164065</text:p>
          </table:table-cell>
          <table:table-cell table:style-name="ce3" office:value-type="float" office:value="0.00804644" calcext:value-type="float">
            <text:p>0.00804644</text:p>
          </table:table-cell>
          <table:table-cell table:style-name="ce3" office:value-type="float" office:value="0.015309" calcext:value-type="float">
            <text:p>0.015309</text:p>
          </table:table-cell>
          <table:table-cell table:style-name="ce3" office:value-type="float" office:value="0.00759201" calcext:value-type="float">
            <text:p>0.00759201</text:p>
          </table:table-cell>
          <table:table-cell table:number-columns-repeated="1019"/>
        </table:table-row>
        <table:table-row table:style-name="ro3">
          <table:table-cell table:style-name="ce3" office:value-type="float" office:value="95088" calcext:value-type="float">
            <text:p>95088</text:p>
          </table:table-cell>
          <table:table-cell table:style-name="ce3" office:value-type="float" office:value="0.0148877" calcext:value-type="float">
            <text:p>0.0148877</text:p>
          </table:table-cell>
          <table:table-cell table:style-name="ce3" office:value-type="float" office:value="0.0073271" calcext:value-type="float">
            <text:p>0.0073271</text:p>
          </table:table-cell>
          <table:table-cell table:style-name="ce3" office:value-type="float" office:value="0.00767434" calcext:value-type="float">
            <text:p>0.00767434</text:p>
          </table:table-cell>
          <table:table-cell table:style-name="ce3" office:value-type="float" office:value="0.00689332" calcext:value-type="float">
            <text:p>0.00689332</text:p>
          </table:table-cell>
          <table:table-cell table:number-columns-repeated="1019"/>
        </table:table-row>
        <table:table-row table:style-name="ro3">
          <table:table-cell table:style-name="ce3" office:value-type="float" office:value="126857" calcext:value-type="float">
            <text:p>126857</text:p>
          </table:table-cell>
          <table:table-cell table:style-name="ce3" office:value-type="float" office:value="0.0193061" calcext:value-type="float">
            <text:p>0.0193061</text:p>
          </table:table-cell>
          <table:table-cell table:style-name="ce3" office:value-type="float" office:value="0.0101643" calcext:value-type="float">
            <text:p>0.0101643</text:p>
          </table:table-cell>
          <table:table-cell table:style-name="ce3" office:value-type="float" office:value="0.00994266" calcext:value-type="float">
            <text:p>0.00994266</text:p>
          </table:table-cell>
          <table:table-cell table:style-name="ce3" office:value-type="float" office:value="0.00931214" calcext:value-type="float">
            <text:p>0.00931214</text:p>
          </table:table-cell>
          <table:table-cell table:number-columns-repeated="1019"/>
        </table:table-row>
        <table:table-row table:style-name="ro3">
          <table:table-cell table:style-name="ce3" office:value-type="float" office:value="165601" calcext:value-type="float">
            <text:p>165601</text:p>
          </table:table-cell>
          <table:table-cell table:style-name="ce3" office:value-type="float" office:value="0.0259863" calcext:value-type="float">
            <text:p>0.0259863</text:p>
          </table:table-cell>
          <table:table-cell table:style-name="ce3" office:value-type="float" office:value="0.0121255" calcext:value-type="float">
            <text:p>0.0121255</text:p>
          </table:table-cell>
          <table:table-cell table:style-name="ce3" office:value-type="float" office:value="0.012677" calcext:value-type="float">
            <text:p>0.012677</text:p>
          </table:table-cell>
          <table:table-cell table:style-name="ce3" office:value-type="float" office:value="0.0119039" calcext:value-type="float">
            <text:p>0.0119039</text:p>
          </table:table-cell>
          <table:table-cell table:number-columns-repeated="1019"/>
        </table:table-row>
        <table:table-row table:style-name="ro3">
          <table:table-cell table:style-name="ce3" office:value-type="float" office:value="109137" calcext:value-type="float">
            <text:p>109137</text:p>
          </table:table-cell>
          <table:table-cell table:style-name="ce3" office:value-type="float" office:value="0.0167109" calcext:value-type="float">
            <text:p>0.0167109</text:p>
          </table:table-cell>
          <table:table-cell table:style-name="ce3" office:value-type="float" office:value="0.00801292" calcext:value-type="float">
            <text:p>0.00801292</text:p>
          </table:table-cell>
          <table:table-cell table:style-name="ce3" office:value-type="float" office:value="0.00811781" calcext:value-type="float">
            <text:p>0.00811781</text:p>
          </table:table-cell>
          <table:table-cell table:style-name="ce3" office:value-type="float" office:value="0.00793363" calcext:value-type="float">
            <text:p>0.00793363</text:p>
          </table:table-cell>
          <table:table-cell table:number-columns-repeated="1019"/>
        </table:table-row>
        <table:table-row table:style-name="ro3">
          <table:table-cell table:style-name="ce3" office:value-type="float" office:value="155284" calcext:value-type="float">
            <text:p>155284</text:p>
          </table:table-cell>
          <table:table-cell table:style-name="ce3" office:value-type="float" office:value="0.0241374" calcext:value-type="float">
            <text:p>0.0241374</text:p>
          </table:table-cell>
          <table:table-cell table:style-name="ce3" office:value-type="float" office:value="0.0112761" calcext:value-type="float">
            <text:p>0.0112761</text:p>
          </table:table-cell>
          <table:table-cell table:style-name="ce3" office:value-type="float" office:value="0.0116422" calcext:value-type="float">
            <text:p>0.0116422</text:p>
          </table:table-cell>
          <table:table-cell table:style-name="ce3" office:value-type="float" office:value="0.0109512" calcext:value-type="float">
            <text:p>0.0109512</text:p>
          </table:table-cell>
          <table:table-cell table:number-columns-repeated="1019"/>
        </table:table-row>
        <table:table-row table:style-name="ro3">
          <table:table-cell table:style-name="ce3" office:value-type="float" office:value="196264" calcext:value-type="float">
            <text:p>196264</text:p>
          </table:table-cell>
          <table:table-cell table:style-name="ce3" office:value-type="float" office:value="0.0307768" calcext:value-type="float">
            <text:p>0.0307768</text:p>
          </table:table-cell>
          <table:table-cell table:style-name="ce3" office:value-type="float" office:value="0.0147467" calcext:value-type="float">
            <text:p>0.0147467</text:p>
          </table:table-cell>
          <table:table-cell table:style-name="ce3" office:value-type="float" office:value="0.02277" calcext:value-type="float">
            <text:p>0.02277</text:p>
          </table:table-cell>
          <table:table-cell table:style-name="ce3" office:value-type="float" office:value="0.0142202" calcext:value-type="float">
            <text:p>0.0142202</text:p>
          </table:table-cell>
          <table:table-cell table:number-columns-repeated="1019"/>
        </table:table-row>
        <table:table-row table:style-name="ro3">
          <table:table-cell table:style-name="ce3" office:value-type="float" office:value="35688" calcext:value-type="float">
            <text:p>35688</text:p>
          </table:table-cell>
          <table:table-cell table:style-name="ce3" office:value-type="float" office:value="0.00536626" calcext:value-type="float">
            <text:p>0.00536626</text:p>
          </table:table-cell>
          <table:table-cell table:style-name="ce3" office:value-type="float" office:value="0.00293039" calcext:value-type="float">
            <text:p>0.00293039</text:p>
          </table:table-cell>
          <table:table-cell table:style-name="ce3" office:value-type="float" office:value="0.00469893" calcext:value-type="float">
            <text:p>0.00469893</text:p>
          </table:table-cell>
          <table:table-cell table:style-name="ce3" office:value-type="float" office:value="0.00692028" calcext:value-type="float">
            <text:p>0.00692028</text:p>
          </table:table-cell>
          <table:table-cell table:number-columns-repeated="1019"/>
        </table:table-row>
        <table:table-row table:style-name="ro3">
          <table:table-cell table:style-name="ce3" office:value-type="float" office:value="4780" calcext:value-type="float">
            <text:p>4780</text:p>
          </table:table-cell>
          <table:table-cell table:style-name="ce3" office:value-type="float" office:value="0.000792277" calcext:value-type="float">
            <text:p>0.000792277</text:p>
          </table:table-cell>
          <table:table-cell table:style-name="ce3" office:value-type="float" office:value="0.000490967" calcext:value-type="float">
            <text:p>0.000490967</text:p>
          </table:table-cell>
          <table:table-cell table:style-name="ce3" office:value-type="float" office:value="0.000437686" calcext:value-type="float">
            <text:p>0.000437686</text:p>
          </table:table-cell>
          <table:table-cell table:style-name="ce3" office:value-type="float" office:value="0.000492776" calcext:value-type="float">
            <text:p>0.000492776</text:p>
          </table:table-cell>
          <table:table-cell table:number-columns-repeated="1019"/>
        </table:table-row>
        <table:table-row table:style-name="ro3">
          <table:table-cell table:style-name="ce3" office:value-type="float" office:value="61541" calcext:value-type="float">
            <text:p>61541</text:p>
          </table:table-cell>
          <table:table-cell table:style-name="ce3" office:value-type="float" office:value="0.00921525" calcext:value-type="float">
            <text:p>0.00921525</text:p>
          </table:table-cell>
          <table:table-cell table:style-name="ce3" office:value-type="float" office:value="0.00429515" calcext:value-type="float">
            <text:p>0.00429515</text:p>
          </table:table-cell>
          <table:table-cell table:style-name="ce3" office:value-type="float" office:value="0.004391" calcext:value-type="float">
            <text:p>0.004391</text:p>
          </table:table-cell>
          <table:table-cell table:style-name="ce3" office:value-type="float" office:value="0.00417517" calcext:value-type="float">
            <text:p>0.00417517</text:p>
          </table:table-cell>
          <table:table-cell table:number-columns-repeated="1019"/>
        </table:table-row>
        <table:table-row table:style-name="ro3">
          <table:table-cell table:style-name="ce3" office:value-type="float" office:value="112605" calcext:value-type="float">
            <text:p>112605</text:p>
          </table:table-cell>
          <table:table-cell table:style-name="ce3" office:value-type="float" office:value="0.0176264" calcext:value-type="float">
            <text:p>0.0176264</text:p>
          </table:table-cell>
          <table:table-cell table:style-name="ce3" office:value-type="float" office:value="0.00877001" calcext:value-type="float">
            <text:p>0.00877001</text:p>
          </table:table-cell>
          <table:table-cell table:style-name="ce3" office:value-type="float" office:value="0.00874051" calcext:value-type="float">
            <text:p>0.00874051</text:p>
          </table:table-cell>
          <table:table-cell table:style-name="ce3" office:value-type="float" office:value="0.00843778" calcext:value-type="float">
            <text:p>0.00843778</text:p>
          </table:table-cell>
          <table:table-cell table:number-columns-repeated="1019"/>
        </table:table-row>
        <table:table-row table:style-name="ro3">
          <table:table-cell table:style-name="ce3" office:value-type="float" office:value="65552" calcext:value-type="float">
            <text:p>65552</text:p>
          </table:table-cell>
          <table:table-cell table:style-name="ce3" office:value-type="float" office:value="0.0100471" calcext:value-type="float">
            <text:p>0.0100471</text:p>
          </table:table-cell>
          <table:table-cell table:style-name="ce3" office:value-type="float" office:value="0.00501703" calcext:value-type="float">
            <text:p>0.00501703</text:p>
          </table:table-cell>
          <table:table-cell table:style-name="ce3" office:value-type="float" office:value="0.00486465" calcext:value-type="float">
            <text:p>0.00486465</text:p>
          </table:table-cell>
          <table:table-cell table:style-name="ce3" office:value-type="float" office:value="0.00473002" calcext:value-type="float">
            <text:p>0.00473002</text:p>
          </table:table-cell>
          <table:table-cell table:number-columns-repeated="1019"/>
        </table:table-row>
        <table:table-row table:style-name="ro3">
          <table:table-cell table:style-name="ce3" office:value-type="float" office:value="141259" calcext:value-type="float">
            <text:p>141259</text:p>
          </table:table-cell>
          <table:table-cell table:style-name="ce3" office:value-type="float" office:value="0.0225496" calcext:value-type="float">
            <text:p>0.0225496</text:p>
          </table:table-cell>
          <table:table-cell table:style-name="ce3" office:value-type="float" office:value="0.010982" calcext:value-type="float">
            <text:p>0.010982</text:p>
          </table:table-cell>
          <table:table-cell table:style-name="ce3" office:value-type="float" office:value="0.0146987" calcext:value-type="float">
            <text:p>0.0146987</text:p>
          </table:table-cell>
          <table:table-cell table:style-name="ce3" office:value-type="float" office:value="0.0117213" calcext:value-type="float">
            <text:p>0.0117213</text:p>
          </table:table-cell>
          <table:table-cell table:number-columns-repeated="1019"/>
        </table:table-row>
        <table:table-row table:style-name="ro3">
          <table:table-cell table:style-name="ce3" office:value-type="float" office:value="135965" calcext:value-type="float">
            <text:p>135965</text:p>
          </table:table-cell>
          <table:table-cell table:style-name="ce3" office:value-type="float" office:value="0.0221984" calcext:value-type="float">
            <text:p>0.0221984</text:p>
          </table:table-cell>
          <table:table-cell table:style-name="ce3" office:value-type="float" office:value="0.0201271" calcext:value-type="float">
            <text:p>0.0201271</text:p>
          </table:table-cell>
          <table:table-cell table:style-name="ce3" office:value-type="float" office:value="0.0100886" calcext:value-type="float">
            <text:p>0.0100886</text:p>
          </table:table-cell>
          <table:table-cell table:style-name="ce3" office:value-type="float" office:value="0.0145915" calcext:value-type="float">
            <text:p>0.0145915</text:p>
          </table:table-cell>
          <table:table-cell table:number-columns-repeated="1019"/>
        </table:table-row>
        <table:table-row table:style-name="ro3">
          <table:table-cell table:style-name="ce3" office:value-type="float" office:value="113956" calcext:value-type="float">
            <text:p>113956</text:p>
          </table:table-cell>
          <table:table-cell table:style-name="ce3" office:value-type="float" office:value="0.0177704" calcext:value-type="float">
            <text:p>0.0177704</text:p>
          </table:table-cell>
          <table:table-cell table:style-name="ce3" office:value-type="float" office:value="0.0086107" calcext:value-type="float">
            <text:p>0.0086107</text:p>
          </table:table-cell>
          <table:table-cell table:style-name="ce3" office:value-type="float" office:value="0.00867217" calcext:value-type="float">
            <text:p>0.00867217</text:p>
          </table:table-cell>
          <table:table-cell table:style-name="ce3" office:value-type="float" office:value="0.00835172" calcext:value-type="float">
            <text:p>0.00835172</text:p>
          </table:table-cell>
          <table:table-cell table:number-columns-repeated="1019"/>
        </table:table-row>
        <table:table-row table:style-name="ro3">
          <table:table-cell table:style-name="ce3" office:value-type="float" office:value="23278" calcext:value-type="float">
            <text:p>23278</text:p>
          </table:table-cell>
          <table:table-cell table:style-name="ce3" office:value-type="float" office:value="0.00357457" calcext:value-type="float">
            <text:p>0.00357457</text:p>
          </table:table-cell>
          <table:table-cell table:style-name="ce3" office:value-type="float" office:value="0.00406633" calcext:value-type="float">
            <text:p>0.00406633</text:p>
          </table:table-cell>
          <table:table-cell table:style-name="ce3" office:value-type="float" office:value="0.00371679" calcext:value-type="float">
            <text:p>0.00371679</text:p>
          </table:table-cell>
          <table:table-cell table:style-name="ce3" office:value-type="float" office:value="0.00315215" calcext:value-type="float">
            <text:p>0.00315215</text:p>
          </table:table-cell>
          <table:table-cell table:number-columns-repeated="1019"/>
        </table:table-row>
        <table:table-row table:style-name="ro3">
          <table:table-cell table:style-name="ce3" office:value-type="float" office:value="132567" calcext:value-type="float">
            <text:p>132567</text:p>
          </table:table-cell>
          <table:table-cell table:style-name="ce3" office:value-type="float" office:value="0.0210664" calcext:value-type="float">
            <text:p>0.0210664</text:p>
          </table:table-cell>
          <table:table-cell table:style-name="ce3" office:value-type="float" office:value="0.010189" calcext:value-type="float">
            <text:p>0.010189</text:p>
          </table:table-cell>
          <table:table-cell table:style-name="ce3" office:value-type="float" office:value="0.0101955" calcext:value-type="float">
            <text:p>0.0101955</text:p>
          </table:table-cell>
          <table:table-cell table:style-name="ce3" office:value-type="float" office:value="0.00990114" calcext:value-type="float">
            <text:p>0.00990114</text:p>
          </table:table-cell>
          <table:table-cell table:number-columns-repeated="1019"/>
        </table:table-row>
        <table:table-row table:style-name="ro3">
          <table:table-cell table:style-name="ce3" office:value-type="float" office:value="135335" calcext:value-type="float">
            <text:p>135335</text:p>
          </table:table-cell>
          <table:table-cell table:style-name="ce3" office:value-type="float" office:value="0.0206645" calcext:value-type="float">
            <text:p>0.0206645</text:p>
          </table:table-cell>
          <table:table-cell table:style-name="ce3" office:value-type="float" office:value="0.0100117" calcext:value-type="float">
            <text:p>0.0100117</text:p>
          </table:table-cell>
          <table:table-cell table:style-name="ce3" office:value-type="float" office:value="0.0100848" calcext:value-type="float">
            <text:p>0.0100848</text:p>
          </table:table-cell>
          <table:table-cell table:style-name="ce3" office:value-type="float" office:value="0.00953843" calcext:value-type="float">
            <text:p>0.00953843</text:p>
          </table:table-cell>
          <table:table-cell table:number-columns-repeated="1019"/>
        </table:table-row>
        <table:table-row table:style-name="ro3"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.000122125" calcext:value-type="float">
            <text:p>0.000122125</text:p>
          </table:table-cell>
          <table:table-cell table:style-name="ce3" office:value-type="float" office:value="0.000751947" calcext:value-type="float">
            <text:p>0.000751947</text:p>
          </table:table-cell>
          <table:table-cell table:style-name="ce3" office:value-type="float" office:value="0.000752071" calcext:value-type="float">
            <text:p>0.000752071</text:p>
          </table:table-cell>
          <table:table-cell table:style-name="ce3" office:value-type="float" office:value="0.000675615" calcext:value-type="float">
            <text:p>0.000675615</text:p>
          </table:table-cell>
          <table:table-cell table:number-columns-repeated="1019"/>
        </table:table-row>
        <table:table-row table:style-name="ro3">
          <table:table-cell table:style-name="ce3" office:value-type="float" office:value="123645" calcext:value-type="float">
            <text:p>123645</text:p>
          </table:table-cell>
          <table:table-cell table:style-name="ce3" office:value-type="float" office:value="0.0190525" calcext:value-type="float">
            <text:p>0.0190525</text:p>
          </table:table-cell>
          <table:table-cell table:style-name="ce3" office:value-type="float" office:value="0.00918164" calcext:value-type="float">
            <text:p>0.00918164</text:p>
          </table:table-cell>
          <table:table-cell table:style-name="ce3" office:value-type="float" office:value="0.0166324" calcext:value-type="float">
            <text:p>0.0166324</text:p>
          </table:table-cell>
          <table:table-cell table:style-name="ce3" office:value-type="float" office:value="0.00922583" calcext:value-type="float">
            <text:p>0.00922583</text:p>
          </table:table-cell>
          <table:table-cell table:number-columns-repeated="1019"/>
        </table:table-row>
        <table:table-row table:style-name="ro3">
          <table:table-cell table:style-name="ce3" office:value-type="float" office:value="9392" calcext:value-type="float">
            <text:p>9392</text:p>
          </table:table-cell>
          <table:table-cell table:style-name="ce3" office:value-type="float" office:value="0.001524" calcext:value-type="float">
            <text:p>0.001524</text:p>
          </table:table-cell>
          <table:table-cell table:style-name="ce3" office:value-type="float" office:value="0.000849765" calcext:value-type="float">
            <text:p>0.000849765</text:p>
          </table:table-cell>
          <table:table-cell table:style-name="ce3" office:value-type="float" office:value="0.000817496" calcext:value-type="float">
            <text:p>0.000817496</text:p>
          </table:table-cell>
          <table:table-cell table:style-name="ce3" office:value-type="float" office:value="0.000895749" calcext:value-type="float">
            <text:p>0.000895749</text:p>
          </table:table-cell>
          <table:table-cell table:number-columns-repeated="1019"/>
        </table:table-row>
        <table:table-row table:style-name="ro3">
          <table:table-cell table:style-name="ce3" office:value-type="float" office:value="151853" calcext:value-type="float">
            <text:p>151853</text:p>
          </table:table-cell>
          <table:table-cell table:style-name="ce3" office:value-type="float" office:value="0.0259615" calcext:value-type="float">
            <text:p>0.0259615</text:p>
          </table:table-cell>
          <table:table-cell table:style-name="ce3" office:value-type="float" office:value="0.0112914" calcext:value-type="float">
            <text:p>0.0112914</text:p>
          </table:table-cell>
          <table:table-cell table:style-name="ce3" office:value-type="float" office:value="0.0144171" calcext:value-type="float">
            <text:p>0.0144171</text:p>
          </table:table-cell>
          <table:table-cell table:style-name="ce3" office:value-type="float" office:value="0.0192481" calcext:value-type="float">
            <text:p>0.0192481</text:p>
          </table:table-cell>
          <table:table-cell table:number-columns-repeated="1019"/>
        </table:table-row>
        <table:table-row table:style-name="ro3">
          <table:table-cell table:style-name="ce3" office:value-type="float" office:value="186143" calcext:value-type="float">
            <text:p>186143</text:p>
          </table:table-cell>
          <table:table-cell table:style-name="ce3" office:value-type="float" office:value="0.0295088" calcext:value-type="float">
            <text:p>0.0295088</text:p>
          </table:table-cell>
          <table:table-cell table:style-name="ce3" office:value-type="float" office:value="0.0142386" calcext:value-type="float">
            <text:p>0.0142386</text:p>
          </table:table-cell>
          <table:table-cell table:style-name="ce3" office:value-type="float" office:value="0.0140762" calcext:value-type="float">
            <text:p>0.0140762</text:p>
          </table:table-cell>
          <table:table-cell table:style-name="ce3" office:value-type="float" office:value="0.013632" calcext:value-type="float">
            <text:p>0.013632</text:p>
          </table:table-cell>
          <table:table-cell table:number-columns-repeated="1019"/>
        </table:table-row>
        <table:table-row table:style-name="ro3">
          <table:table-cell table:style-name="ce3" office:value-type="float" office:value="74630" calcext:value-type="float">
            <text:p>74630</text:p>
          </table:table-cell>
          <table:table-cell table:style-name="ce3" office:value-type="float" office:value="0.011947" calcext:value-type="float">
            <text:p>0.011947</text:p>
          </table:table-cell>
          <table:table-cell table:style-name="ce3" office:value-type="float" office:value="0.00684175" calcext:value-type="float">
            <text:p>0.00684175</text:p>
          </table:table-cell>
          <table:table-cell table:style-name="ce3" office:value-type="float" office:value="0.00622962" calcext:value-type="float">
            <text:p>0.00622962</text:p>
          </table:table-cell>
          <table:table-cell table:style-name="ce3" office:value-type="float" office:value="0.00562062" calcext:value-type="float">
            <text:p>0.00562062</text:p>
          </table:table-cell>
          <table:table-cell table:number-columns-repeated="1019"/>
        </table:table-row>
        <table:table-row table:style-name="ro3">
          <table:table-cell table:style-name="ce3" office:value-type="float" office:value="133804" calcext:value-type="float">
            <text:p>133804</text:p>
          </table:table-cell>
          <table:table-cell table:style-name="ce3" office:value-type="float" office:value="0.021753" calcext:value-type="float">
            <text:p>0.021753</text:p>
          </table:table-cell>
          <table:table-cell table:style-name="ce3" office:value-type="float" office:value="0.0096007" calcext:value-type="float">
            <text:p>0.0096007</text:p>
          </table:table-cell>
          <table:table-cell table:style-name="ce3" office:value-type="float" office:value="0.00979058" calcext:value-type="float">
            <text:p>0.00979058</text:p>
          </table:table-cell>
          <table:table-cell table:style-name="ce3" office:value-type="float" office:value="0.00954788" calcext:value-type="float">
            <text:p>0.00954788</text:p>
          </table:table-cell>
          <table:table-cell table:number-columns-repeated="1019"/>
        </table:table-row>
        <table:table-row table:style-name="ro3">
          <table:table-cell table:style-name="ce3" office:value-type="float" office:value="31057" calcext:value-type="float">
            <text:p>31057</text:p>
          </table:table-cell>
          <table:table-cell table:style-name="ce3" office:value-type="float" office:value="0.00483834" calcext:value-type="float">
            <text:p>0.00483834</text:p>
          </table:table-cell>
          <table:table-cell table:style-name="ce3" office:value-type="float" office:value="0.00257958" calcext:value-type="float">
            <text:p>0.00257958</text:p>
          </table:table-cell>
          <table:table-cell table:style-name="ce3" office:value-type="float" office:value="0.00244201" calcext:value-type="float">
            <text:p>0.00244201</text:p>
          </table:table-cell>
          <table:table-cell table:style-name="ce3" office:value-type="float" office:value="0.002374" calcext:value-type="float">
            <text:p>0.002374</text:p>
          </table:table-cell>
          <table:table-cell table:number-columns-repeated="1019"/>
        </table:table-row>
        <table:table-row table:style-name="ro3">
          <table:table-cell table:style-name="ce3" office:value-type="float" office:value="183953" calcext:value-type="float">
            <text:p>183953</text:p>
          </table:table-cell>
          <table:table-cell table:style-name="ce3" office:value-type="float" office:value="0.0282167" calcext:value-type="float">
            <text:p>0.0282167</text:p>
          </table:table-cell>
          <table:table-cell table:style-name="ce3" office:value-type="float" office:value="0.0181838" calcext:value-type="float">
            <text:p>0.0181838</text:p>
          </table:table-cell>
          <table:table-cell table:style-name="ce3" office:value-type="float" office:value="0.0153546" calcext:value-type="float">
            <text:p>0.0153546</text:p>
          </table:table-cell>
          <table:table-cell table:style-name="ce3" office:value-type="float" office:value="0.0141045" calcext:value-type="float">
            <text:p>0.0141045</text:p>
          </table:table-cell>
          <table:table-cell table:number-columns-repeated="1019"/>
        </table:table-row>
        <table:table-row table:style-name="ro3">
          <table:table-cell table:style-name="ce3" office:value-type="float" office:value="187910" calcext:value-type="float">
            <text:p>187910</text:p>
          </table:table-cell>
          <table:table-cell table:style-name="ce3" office:value-type="float" office:value="0.0297174" calcext:value-type="float">
            <text:p>0.0297174</text:p>
          </table:table-cell>
          <table:table-cell table:style-name="ce3" office:value-type="float" office:value="0.0142996" calcext:value-type="float">
            <text:p>0.0142996</text:p>
          </table:table-cell>
          <table:table-cell table:style-name="ce3" office:value-type="float" office:value="0.0140323" calcext:value-type="float">
            <text:p>0.0140323</text:p>
          </table:table-cell>
          <table:table-cell table:style-name="ce3" office:value-type="float" office:value="0.0138581" calcext:value-type="float">
            <text:p>0.0138581</text:p>
          </table:table-cell>
          <table:table-cell table:number-columns-repeated="1019"/>
        </table:table-row>
        <table:table-row table:style-name="ro3">
          <table:table-cell table:style-name="ce3" office:value-type="float" office:value="153570" calcext:value-type="float">
            <text:p>153570</text:p>
          </table:table-cell>
          <table:table-cell table:style-name="ce3" office:value-type="float" office:value="0.0239494" calcext:value-type="float">
            <text:p>0.0239494</text:p>
          </table:table-cell>
          <table:table-cell table:style-name="ce3" office:value-type="float" office:value="0.0133075" calcext:value-type="float">
            <text:p>0.0133075</text:p>
          </table:table-cell>
          <table:table-cell table:style-name="ce3" office:value-type="float" office:value="0.0114274" calcext:value-type="float">
            <text:p>0.0114274</text:p>
          </table:table-cell>
          <table:table-cell table:style-name="ce3" office:value-type="float" office:value="0.0146215" calcext:value-type="float">
            <text:p>0.0146215</text:p>
          </table:table-cell>
          <table:table-cell table:number-columns-repeated="1019"/>
        </table:table-row>
        <table:table-row table:style-name="ro3">
          <table:table-cell table:style-name="ce3" office:value-type="float" office:value="94790" calcext:value-type="float">
            <text:p>94790</text:p>
          </table:table-cell>
          <table:table-cell table:style-name="ce3" office:value-type="float" office:value="0.0149842" calcext:value-type="float">
            <text:p>0.0149842</text:p>
          </table:table-cell>
          <table:table-cell table:style-name="ce3" office:value-type="float" office:value="0.00742791" calcext:value-type="float">
            <text:p>0.00742791</text:p>
          </table:table-cell>
          <table:table-cell table:style-name="ce3" office:value-type="float" office:value="0.00729333" calcext:value-type="float">
            <text:p>0.00729333</text:p>
          </table:table-cell>
          <table:table-cell table:style-name="ce3" office:value-type="float" office:value="0.00718504" calcext:value-type="float">
            <text:p>0.00718504</text:p>
          </table:table-cell>
          <table:table-cell table:number-columns-repeated="1019"/>
        </table:table-row>
        <table:table-row table:style-name="ro3">
          <table:table-cell table:style-name="ce3" office:value-type="float" office:value="193902" calcext:value-type="float">
            <text:p>193902</text:p>
          </table:table-cell>
          <table:table-cell table:style-name="ce3" office:value-type="float" office:value="0.030676" calcext:value-type="float">
            <text:p>0.030676</text:p>
          </table:table-cell>
          <table:table-cell table:style-name="ce3" office:value-type="float" office:value="0.0145111" calcext:value-type="float">
            <text:p>0.0145111</text:p>
          </table:table-cell>
          <table:table-cell table:style-name="ce3" office:value-type="float" office:value="0.0146005" calcext:value-type="float">
            <text:p>0.0146005</text:p>
          </table:table-cell>
          <table:table-cell table:style-name="ce3" office:value-type="float" office:value="0.0141792" calcext:value-type="float">
            <text:p>0.0141792</text:p>
          </table:table-cell>
          <table:table-cell table:number-columns-repeated="1019"/>
        </table:table-row>
        <table:table-row table:style-name="ro3">
          <table:table-cell table:style-name="ce3" office:value-type="float" office:value="40714" calcext:value-type="float">
            <text:p>40714</text:p>
          </table:table-cell>
          <table:table-cell table:style-name="ce3" office:value-type="float" office:value="0.00619368" calcext:value-type="float">
            <text:p>0.00619368</text:p>
          </table:table-cell>
          <table:table-cell table:style-name="ce3" office:value-type="float" office:value="0.00306764" calcext:value-type="float">
            <text:p>0.00306764</text:p>
          </table:table-cell>
          <table:table-cell table:style-name="ce3" office:value-type="float" office:value="0.00301014" calcext:value-type="float">
            <text:p>0.00301014</text:p>
          </table:table-cell>
          <table:table-cell table:style-name="ce3" office:value-type="float" office:value="0.00292806" calcext:value-type="float">
            <text:p>0.00292806</text:p>
          </table:table-cell>
          <table:table-cell table:number-columns-repeated="1019"/>
        </table:table-row>
        <table:table-row table:style-name="ro3">
          <table:table-cell table:style-name="ce3" office:value-type="float" office:value="195874" calcext:value-type="float">
            <text:p>195874</text:p>
          </table:table-cell>
          <table:table-cell table:style-name="ce3" office:value-type="float" office:value="0.0304276" calcext:value-type="float">
            <text:p>0.0304276</text:p>
          </table:table-cell>
          <table:table-cell table:style-name="ce3" office:value-type="float" office:value="0.0142597" calcext:value-type="float">
            <text:p>0.0142597</text:p>
          </table:table-cell>
          <table:table-cell table:style-name="ce3" office:value-type="float" office:value="0.0145323" calcext:value-type="float">
            <text:p>0.0145323</text:p>
          </table:table-cell>
          <table:table-cell table:style-name="ce3" office:value-type="float" office:value="0.0142898" calcext:value-type="float">
            <text:p>0.0142898</text:p>
          </table:table-cell>
          <table:table-cell table:number-columns-repeated="1019"/>
        </table:table-row>
        <table:table-row table:style-name="ro3">
          <table:table-cell table:style-name="ce3" office:value-type="float" office:value="181945" calcext:value-type="float">
            <text:p>181945</text:p>
          </table:table-cell>
          <table:table-cell table:style-name="ce3" office:value-type="float" office:value="0.0294109" calcext:value-type="float">
            <text:p>0.0294109</text:p>
          </table:table-cell>
          <table:table-cell table:style-name="ce3" office:value-type="float" office:value="0.014056" calcext:value-type="float">
            <text:p>0.014056</text:p>
          </table:table-cell>
          <table:table-cell table:style-name="ce3" office:value-type="float" office:value="0.0141172" calcext:value-type="float">
            <text:p>0.0141172</text:p>
          </table:table-cell>
          <table:table-cell table:style-name="ce3" office:value-type="float" office:value="0.0137738" calcext:value-type="float">
            <text:p>0.0137738</text:p>
          </table:table-cell>
          <table:table-cell table:number-columns-repeated="1019"/>
        </table:table-row>
        <table:table-row table:style-name="ro3">
          <table:table-cell table:style-name="ce3" office:value-type="float" office:value="14451" calcext:value-type="float">
            <text:p>14451</text:p>
          </table:table-cell>
          <table:table-cell table:style-name="ce3" office:value-type="float" office:value="0.0022553" calcext:value-type="float">
            <text:p>0.0022553</text:p>
          </table:table-cell>
          <table:table-cell table:style-name="ce3" office:value-type="float" office:value="0.00785737" calcext:value-type="float">
            <text:p>0.00785737</text:p>
          </table:table-cell>
          <table:table-cell table:style-name="ce3" office:value-type="float" office:value="0.00115568" calcext:value-type="float">
            <text:p>0.00115568</text:p>
          </table:table-cell>
          <table:table-cell table:style-name="ce3" office:value-type="float" office:value="0.00120581" calcext:value-type="float">
            <text:p>0.00120581</text:p>
          </table:table-cell>
          <table:table-cell table:number-columns-repeated="1019"/>
        </table:table-row>
        <table:table-row table:style-name="ro3">
          <table:table-cell table:style-name="ce3" office:value-type="float" office:value="162312" calcext:value-type="float">
            <text:p>162312</text:p>
          </table:table-cell>
          <table:table-cell table:style-name="ce3" office:value-type="float" office:value="0.027027" calcext:value-type="float">
            <text:p>0.027027</text:p>
          </table:table-cell>
          <table:table-cell table:style-name="ce3" office:value-type="float" office:value="0.0179639" calcext:value-type="float">
            <text:p>0.0179639</text:p>
          </table:table-cell>
          <table:table-cell table:style-name="ce3" office:value-type="float" office:value="0.0123271" calcext:value-type="float">
            <text:p>0.0123271</text:p>
          </table:table-cell>
          <table:table-cell table:style-name="ce3" office:value-type="float" office:value="0.0120031" calcext:value-type="float">
            <text:p>0.0120031</text:p>
          </table:table-cell>
          <table:table-cell table:number-columns-repeated="1019"/>
        </table:table-row>
        <table:table-row table:style-name="ro3">
          <table:table-cell table:style-name="ce3" office:value-type="float" office:value="158179" calcext:value-type="float">
            <text:p>158179</text:p>
          </table:table-cell>
          <table:table-cell table:style-name="ce3" office:value-type="float" office:value="0.0249022" calcext:value-type="float">
            <text:p>0.0249022</text:p>
          </table:table-cell>
          <table:table-cell table:style-name="ce3" office:value-type="float" office:value="0.0117232" calcext:value-type="float">
            <text:p>0.0117232</text:p>
          </table:table-cell>
          <table:table-cell table:style-name="ce3" office:value-type="float" office:value="0.0117022" calcext:value-type="float">
            <text:p>0.0117022</text:p>
          </table:table-cell>
          <table:table-cell table:style-name="ce3" office:value-type="float" office:value="0.0178367" calcext:value-type="float">
            <text:p>0.0178367</text:p>
          </table:table-cell>
          <table:table-cell table:number-columns-repeated="1019"/>
        </table:table-row>
        <table:table-row table:style-name="ro3">
          <table:table-cell table:style-name="ce3" office:value-type="float" office:value="48313" calcext:value-type="float">
            <text:p>48313</text:p>
          </table:table-cell>
          <table:table-cell table:style-name="ce3" office:value-type="float" office:value="0.00745305" calcext:value-type="float">
            <text:p>0.00745305</text:p>
          </table:table-cell>
          <table:table-cell table:style-name="ce3" office:value-type="float" office:value="0.00374877" calcext:value-type="float">
            <text:p>0.00374877</text:p>
          </table:table-cell>
          <table:table-cell table:style-name="ce3" office:value-type="float" office:value="0.00776084" calcext:value-type="float">
            <text:p>0.00776084</text:p>
          </table:table-cell>
          <table:table-cell table:style-name="ce3" office:value-type="float" office:value="0.00348563" calcext:value-type="float">
            <text:p>0.00348563</text:p>
          </table:table-cell>
          <table:table-cell table:number-columns-repeated="1019"/>
        </table:table-row>
        <table:table-row table:style-name="ro3">
          <table:table-cell table:style-name="ce3" office:value-type="float" office:value="3106" calcext:value-type="float">
            <text:p>3106</text:p>
          </table:table-cell>
          <table:table-cell table:style-name="ce3" office:value-type="float" office:value="0.000513494" calcext:value-type="float">
            <text:p>0.000513494</text:p>
          </table:table-cell>
          <table:table-cell table:style-name="ce3" office:value-type="float" office:value="0.000352619" calcext:value-type="float">
            <text:p>0.000352619</text:p>
          </table:table-cell>
          <table:table-cell table:style-name="ce3" office:value-type="float" office:value="0.000309865" calcext:value-type="float">
            <text:p>0.000309865</text:p>
          </table:table-cell>
          <table:table-cell table:style-name="ce3" office:value-type="float" office:value="0.000320655" calcext:value-type="float">
            <text:p>0.000320655</text:p>
          </table:table-cell>
          <table:table-cell table:number-columns-repeated="1019"/>
        </table:table-row>
        <table:table-row table:style-name="ro3">
          <table:table-cell table:style-name="ce3" office:value-type="float" office:value="48584" calcext:value-type="float">
            <text:p>48584</text:p>
          </table:table-cell>
          <table:table-cell table:style-name="ce3" office:value-type="float" office:value="0.00752639" calcext:value-type="float">
            <text:p>0.00752639</text:p>
          </table:table-cell>
          <table:table-cell table:style-name="ce3" office:value-type="float" office:value="0.00508807" calcext:value-type="float">
            <text:p>0.00508807</text:p>
          </table:table-cell>
          <table:table-cell table:style-name="ce3" office:value-type="float" office:value="0.00397836" calcext:value-type="float">
            <text:p>0.00397836</text:p>
          </table:table-cell>
          <table:table-cell table:style-name="ce3" office:value-type="float" office:value="0.00363022" calcext:value-type="float">
            <text:p>0.00363022</text:p>
          </table:table-cell>
          <table:table-cell table:number-columns-repeated="1019"/>
        </table:table-row>
        <table:table-row table:style-name="ro3">
          <table:table-cell table:style-name="ce3" office:value-type="float" office:value="187821" calcext:value-type="float">
            <text:p>187821</text:p>
          </table:table-cell>
          <table:table-cell table:style-name="ce3" office:value-type="float" office:value="0.0288645" calcext:value-type="float">
            <text:p>0.0288645</text:p>
          </table:table-cell>
          <table:table-cell table:style-name="ce3" office:value-type="float" office:value="0.0180878" calcext:value-type="float">
            <text:p>0.0180878</text:p>
          </table:table-cell>
          <table:table-cell table:style-name="ce3" office:value-type="float" office:value="0.0137536" calcext:value-type="float">
            <text:p>0.0137536</text:p>
          </table:table-cell>
          <table:table-cell table:style-name="ce3" office:value-type="float" office:value="0.0133291" calcext:value-type="float">
            <text:p>0.0133291</text:p>
          </table:table-cell>
          <table:table-cell table:number-columns-repeated="1019"/>
        </table:table-row>
        <table:table-row table:style-name="ro3">
          <table:table-cell table:style-name="ce3" office:value-type="float" office:value="19872" calcext:value-type="float">
            <text:p>19872</text:p>
          </table:table-cell>
          <table:table-cell table:style-name="ce3" office:value-type="float" office:value="0.00297694" calcext:value-type="float">
            <text:p>0.00297694</text:p>
          </table:table-cell>
          <table:table-cell table:style-name="ce3" office:value-type="float" office:value="0.00156893" calcext:value-type="float">
            <text:p>0.00156893</text:p>
          </table:table-cell>
          <table:table-cell table:style-name="ce3" office:value-type="float" office:value="0.00146253" calcext:value-type="float">
            <text:p>0.00146253</text:p>
          </table:table-cell>
          <table:table-cell table:style-name="ce3" office:value-type="float" office:value="0.00142168" calcext:value-type="float">
            <text:p>0.00142168</text:p>
          </table:table-cell>
          <table:table-cell table:number-columns-repeated="1019"/>
        </table:table-row>
        <table:table-row table:style-name="ro3">
          <table:table-cell table:style-name="ce3" office:value-type="float" office:value="156496" calcext:value-type="float">
            <text:p>156496</text:p>
          </table:table-cell>
          <table:table-cell table:style-name="ce3" office:value-type="float" office:value="0.0243563" calcext:value-type="float">
            <text:p>0.0243563</text:p>
          </table:table-cell>
          <table:table-cell table:style-name="ce3" office:value-type="float" office:value="0.0115734" calcext:value-type="float">
            <text:p>0.0115734</text:p>
          </table:table-cell>
          <table:table-cell table:style-name="ce3" office:value-type="float" office:value="0.0120485" calcext:value-type="float">
            <text:p>0.0120485</text:p>
          </table:table-cell>
          <table:table-cell table:style-name="ce3" office:value-type="float" office:value="0.0112618" calcext:value-type="float">
            <text:p>0.0112618</text:p>
          </table:table-cell>
          <table:table-cell table:number-columns-repeated="1019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Func4Threads" table:style-name="ta6">
        <office:forms form:automatic-focus="false" form:apply-design-mode="false"/>
        <table:shapes>
          <draw:frame draw:z-index="0" draw:style-name="gr1" draw:text-style-name="P1" svg:width="955.9pt" svg:height="431.21pt" svg:x="0.03pt" svg:y="0.03pt">
            <draw:object draw:notify-on-update-of-ranges="DataFunc4Threads.A3:DataFunc4Threads.A102 DataFunc4Threads.B2:DataFunc4Threads.B2 DataFunc4Threads.B3:DataFunc4Threads.B102 DataFunc4Threads.A3:DataFunc4Threads.A102 DataFunc4Threads.C2:DataFunc4Threads.C2 DataFunc4Threads.C3:DataFunc4Threads.C102 DataFunc4Threads.A3:DataFunc4Threads.A102 DataFunc4Threads.D2:DataFunc4Threads.D2 DataFunc4Threads.D3:DataFunc4Threads.D102 DataFunc4Threads.A3:DataFunc4Threads.A102 DataFunc4Threads.E2:DataFunc4Threads.E2 DataFunc4Threads.E3:DataFunc4Threads.E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number-columns-repeated="1024" table:default-cell-style-name="ce4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All" table:style-name="ta7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6" table:default-cell-style-name="ce4"/>
        <table:table-column table:style-name="co4" table:default-cell-style-name="ce4"/>
        <table:table-column table:style-name="co5" table:number-columns-repeated="1019" table:default-cell-style-name="ce4"/>
        <table:table-row table:style-name="ro5">
          <table:table-cell table:style-name="ce6" office:value-type="string" calcext:value-type="string" table:number-columns-spanned="5" table:number-rows-spanned="1">
            <text:p>Замер времени работы всей программы</text:p>
          </table:table-cell>
          <table:covered-table-cell table:number-columns-repeated="4" table:style-name="ce6"/>
          <table:table-cell table:number-columns-repeated="1019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# NO PARALLELING #</text:p>
          </table:table-cell>
          <table:table-cell table:style-name="ce5" office:value-type="string" calcext:value-type="string">
            <text:p># SIMPLE PARALLELING </text:p>
            <text:p>(parallel for) #</text:p>
          </table:table-cell>
          <table:table-cell table:style-name="ce5" office:value-type="string" calcext:value-type="string">
            <text:p># STATIC SCHEDULE PARALLELING</text:p>
            <text:p>(parallel for schedule(static)) #</text:p>
          </table:table-cell>
          <table:table-cell table:style-name="ce5" office:value-type="string" calcext:value-type="string">
            <text:p># DYNAMIC SCHEDULE PARALLELING</text:p>
            <text:p>(parallel for schedule(dynamic)) #</text:p>
          </table:table-cell>
          <table:table-cell table:number-columns-repeated="1019"/>
        </table:table-row>
        <table:table-row table:style-name="ro3">
          <table:table-cell table:style-name="ce3" office:value-type="float" office:value="25472" calcext:value-type="float">
            <text:p>25472</text:p>
          </table:table-cell>
          <table:table-cell table:style-name="ce3" office:value-type="float" office:value="0.15586" calcext:value-type="float">
            <text:p>0.15586</text:p>
          </table:table-cell>
          <table:table-cell table:style-name="ce3" office:value-type="float" office:value="0.163906" calcext:value-type="float">
            <text:p>0.163906</text:p>
          </table:table-cell>
          <table:table-cell table:style-name="ce3" office:value-type="float" office:value="0.169363" calcext:value-type="float">
            <text:p>0.169363</text:p>
          </table:table-cell>
          <table:table-cell table:style-name="ce3" office:value-type="float" office:value="0.172654" calcext:value-type="float">
            <text:p>0.172654</text:p>
          </table:table-cell>
          <table:table-cell table:number-columns-repeated="1019"/>
        </table:table-row>
        <table:table-row table:style-name="ro3">
          <table:table-cell table:style-name="ce3" office:value-type="float" office:value="56052" calcext:value-type="float">
            <text:p>56052</text:p>
          </table:table-cell>
          <table:table-cell table:style-name="ce3" office:value-type="float" office:value="0.298192" calcext:value-type="float">
            <text:p>0.298192</text:p>
          </table:table-cell>
          <table:table-cell table:style-name="ce3" office:value-type="float" office:value="0.271766" calcext:value-type="float">
            <text:p>0.271766</text:p>
          </table:table-cell>
          <table:table-cell table:style-name="ce3" office:value-type="float" office:value="0.273965" calcext:value-type="float">
            <text:p>0.273965</text:p>
          </table:table-cell>
          <table:table-cell table:style-name="ce3" office:value-type="float" office:value="0.287338" calcext:value-type="float">
            <text:p>0.287338</text:p>
          </table:table-cell>
          <table:table-cell table:number-columns-repeated="1019"/>
        </table:table-row>
        <table:table-row table:style-name="ro3">
          <table:table-cell table:style-name="ce3" office:value-type="float" office:value="85944" calcext:value-type="float">
            <text:p>85944</text:p>
          </table:table-cell>
          <table:table-cell table:style-name="ce3" office:value-type="float" office:value="0.449304" calcext:value-type="float">
            <text:p>0.449304</text:p>
          </table:table-cell>
          <table:table-cell table:style-name="ce3" office:value-type="float" office:value="0.434038" calcext:value-type="float">
            <text:p>0.434038</text:p>
          </table:table-cell>
          <table:table-cell table:style-name="ce3" office:value-type="float" office:value="0.410266" calcext:value-type="float">
            <text:p>0.410266</text:p>
          </table:table-cell>
          <table:table-cell table:style-name="ce3" office:value-type="float" office:value="0.413544" calcext:value-type="float">
            <text:p>0.413544</text:p>
          </table:table-cell>
          <table:table-cell table:number-columns-repeated="1019"/>
        </table:table-row>
        <table:table-row table:style-name="ro3">
          <table:table-cell table:style-name="ce3" office:value-type="float" office:value="77433" calcext:value-type="float">
            <text:p>77433</text:p>
          </table:table-cell>
          <table:table-cell table:style-name="ce3" office:value-type="float" office:value="0.381781" calcext:value-type="float">
            <text:p>0.381781</text:p>
          </table:table-cell>
          <table:table-cell table:style-name="ce3" office:value-type="float" office:value="0.351981" calcext:value-type="float">
            <text:p>0.351981</text:p>
          </table:table-cell>
          <table:table-cell table:style-name="ce3" office:value-type="float" office:value="0.35547" calcext:value-type="float">
            <text:p>0.35547</text:p>
          </table:table-cell>
          <table:table-cell table:style-name="ce3" office:value-type="float" office:value="0.340475" calcext:value-type="float">
            <text:p>0.340475</text:p>
          </table:table-cell>
          <table:table-cell table:number-columns-repeated="1019"/>
        </table:table-row>
        <table:table-row table:style-name="ro3">
          <table:table-cell table:style-name="ce3" office:value-type="float" office:value="53161" calcext:value-type="float">
            <text:p>53161</text:p>
          </table:table-cell>
          <table:table-cell table:style-name="ce3" office:value-type="float" office:value="0.251525" calcext:value-type="float">
            <text:p>0.251525</text:p>
          </table:table-cell>
          <table:table-cell table:style-name="ce3" office:value-type="float" office:value="0.217665" calcext:value-type="float">
            <text:p>0.217665</text:p>
          </table:table-cell>
          <table:table-cell table:style-name="ce3" office:value-type="float" office:value="0.221318" calcext:value-type="float">
            <text:p>0.221318</text:p>
          </table:table-cell>
          <table:table-cell table:style-name="ce3" office:value-type="float" office:value="0.223828" calcext:value-type="float">
            <text:p>0.223828</text:p>
          </table:table-cell>
          <table:table-cell table:number-columns-repeated="1019"/>
        </table:table-row>
        <table:table-row table:style-name="ro3">
          <table:table-cell table:style-name="ce3" office:value-type="float" office:value="79187" calcext:value-type="float">
            <text:p>79187</text:p>
          </table:table-cell>
          <table:table-cell table:style-name="ce3" office:value-type="float" office:value="0.406134" calcext:value-type="float">
            <text:p>0.406134</text:p>
          </table:table-cell>
          <table:table-cell table:style-name="ce3" office:value-type="float" office:value="0.39611" calcext:value-type="float">
            <text:p>0.39611</text:p>
          </table:table-cell>
          <table:table-cell table:style-name="ce3" office:value-type="float" office:value="0.414565" calcext:value-type="float">
            <text:p>0.414565</text:p>
          </table:table-cell>
          <table:table-cell table:style-name="ce3" office:value-type="float" office:value="0.416549" calcext:value-type="float">
            <text:p>0.416549</text:p>
          </table:table-cell>
          <table:table-cell table:number-columns-repeated="1019"/>
        </table:table-row>
        <table:table-row table:style-name="ro3">
          <table:table-cell table:style-name="ce3" office:value-type="float" office:value="74453" calcext:value-type="float">
            <text:p>74453</text:p>
          </table:table-cell>
          <table:table-cell table:style-name="ce3" office:value-type="float" office:value="0.362063" calcext:value-type="float">
            <text:p>0.362063</text:p>
          </table:table-cell>
          <table:table-cell table:style-name="ce3" office:value-type="float" office:value="0.337076" calcext:value-type="float">
            <text:p>0.337076</text:p>
          </table:table-cell>
          <table:table-cell table:style-name="ce3" office:value-type="float" office:value="0.354" calcext:value-type="float">
            <text:p>0.354</text:p>
          </table:table-cell>
          <table:table-cell table:style-name="ce3" office:value-type="float" office:value="0.357741" calcext:value-type="float">
            <text:p>0.357741</text:p>
          </table:table-cell>
          <table:table-cell table:number-columns-repeated="1019"/>
        </table:table-row>
        <table:table-row table:style-name="ro3">
          <table:table-cell table:style-name="ce3" office:value-type="float" office:value="48715" calcext:value-type="float">
            <text:p>48715</text:p>
          </table:table-cell>
          <table:table-cell table:style-name="ce3" office:value-type="float" office:value="0.268633" calcext:value-type="float">
            <text:p>0.268633</text:p>
          </table:table-cell>
          <table:table-cell table:style-name="ce3" office:value-type="float" office:value="0.221751" calcext:value-type="float">
            <text:p>0.221751</text:p>
          </table:table-cell>
          <table:table-cell table:style-name="ce3" office:value-type="float" office:value="0.218324" calcext:value-type="float">
            <text:p>0.218324</text:p>
          </table:table-cell>
          <table:table-cell table:style-name="ce3" office:value-type="float" office:value="0.21377" calcext:value-type="float">
            <text:p>0.21377</text:p>
          </table:table-cell>
          <table:table-cell table:number-columns-repeated="1019"/>
        </table:table-row>
        <table:table-row table:style-name="ro3">
          <table:table-cell table:style-name="ce3" office:value-type="float" office:value="39320" calcext:value-type="float">
            <text:p>39320</text:p>
          </table:table-cell>
          <table:table-cell table:style-name="ce3" office:value-type="float" office:value="0.207315" calcext:value-type="float">
            <text:p>0.207315</text:p>
          </table:table-cell>
          <table:table-cell table:style-name="ce3" office:value-type="float" office:value="0.188778" calcext:value-type="float">
            <text:p>0.188778</text:p>
          </table:table-cell>
          <table:table-cell table:style-name="ce3" office:value-type="float" office:value="0.163438" calcext:value-type="float">
            <text:p>0.163438</text:p>
          </table:table-cell>
          <table:table-cell table:style-name="ce3" office:value-type="float" office:value="0.169326" calcext:value-type="float">
            <text:p>0.169326</text:p>
          </table:table-cell>
          <table:table-cell table:number-columns-repeated="1019"/>
        </table:table-row>
        <table:table-row table:style-name="ro3">
          <table:table-cell table:style-name="ce3" office:value-type="float" office:value="15412" calcext:value-type="float">
            <text:p>15412</text:p>
          </table:table-cell>
          <table:table-cell table:style-name="ce3" office:value-type="float" office:value="0.0763929" calcext:value-type="float">
            <text:p>0.0763929</text:p>
          </table:table-cell>
          <table:table-cell table:style-name="ce3" office:value-type="float" office:value="0.0741369" calcext:value-type="float">
            <text:p>0.0741369</text:p>
          </table:table-cell>
          <table:table-cell table:style-name="ce3" office:value-type="float" office:value="0.0607758" calcext:value-type="float">
            <text:p>0.0607758</text:p>
          </table:table-cell>
          <table:table-cell table:style-name="ce3" office:value-type="float" office:value="0.0596516" calcext:value-type="float">
            <text:p>0.0596516</text:p>
          </table:table-cell>
          <table:table-cell table:number-columns-repeated="1019"/>
        </table:table-row>
        <table:table-row table:style-name="ro3">
          <table:table-cell table:style-name="ce8"/>
          <table:table-cell table:number-columns-repeated="1023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All" table:style-name="ta8">
        <office:forms form:automatic-focus="false" form:apply-design-mode="false"/>
        <table:table-column table:style-name="co5" table:number-columns-repeated="1024" table:default-cell-style-name="ce4"/>
        <table:table-row table:style-name="ro3">
          <table:table-cell>
            <draw:frame table:end-cell-address="GraphAll.O34" table:end-x="60.04pt" table:end-y="8.93pt" draw:z-index="0" draw:style-name="gr2" draw:text-style-name="P2" svg:width="955.9pt" svg:height="431.21pt" svg:x="0.11pt" svg:y="0.11pt">
              <draw:object draw:notify-on-update-of-ranges="DataAll.A3:DataAll.A12 DataAll.B2:DataAll.B2 DataAll.B3:DataAll.B12 DataAll.A3:DataAll.A12 DataAll.C2:DataAll.C2 DataAll.C3:DataAll.C12 DataAll.A3:DataAll.A12 DataAll.D2:DataAll.D2 DataAll.D3:DataAll.D12 DataAll.A3:DataAll.A12 DataAll.E2:DataAll.E2 DataAll.E3:DataAll.E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0/00/0000</text:date>, <text:time style:data-style-name="N2" text:time-value="01:36:54.656870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Func2Threads" style:display-name="PageStyle_DataFunc2Threa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aphFunc2Threads" style:display-name="PageStyle_GraphFunc2Threa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taFunc3Threads" style:display-name="PageStyle_DataFunc3Threa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aphFunc3Threads" style:display-name="PageStyle_GraphFunc3Threa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taFunc4Threads" style:display-name="PageStyle_DataFunc4Threa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aphFunc4Threads" style:display-name="PageStyle_GraphFunc4Threa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taAll" style:display-name="PageStyle_DataAll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aphAll" style:display-name="PageStyle_Graph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14:58:45</meta:creation-date>
    <meta:initial-creator>sautin1 </meta:initial-creator>
    <dc:language>en-US</dc:language>
    <dc:creator>sautin1 </dc:creator>
    <dc:date>2015-03-14T01:50:07.661528151</dc:date>
    <meta:editing-cycles>57</meta:editing-cycles>
    <meta:editing-duration>PT8H51M17S</meta:editing-duration>
    <meta:generator>LibreOffice/4.3.3.2$Linux_X86_64 LibreOffice_project/430m0$Build-2</meta:generator>
    <meta:document-statistic meta:table-count="8" meta:cell-count="157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723cm" svg:height="15.213cm" xlink:href=".." xlink:type="simple" chart:class="chart:scatter" chart:style-name="ch1">
        <chart:title svg:x="13.378cm" svg:y="0.44cm" chart:style-name="ch2">
          <text:p>Время работы функции, 2 потока</text:p>
        </chart:title>
        <chart:legend chart:legend-position="bottom" svg:x="3.758cm" svg:y="14.033cm" style:legend-expansion="wide" chart:style-name="ch3"/>
        <chart:plot-area chart:style-name="ch4" table:cell-range-address="DataFunc2Threads.A3:DataFunc2Threads.E102 DataFunc2Threads.B2:DataFunc2Threads.E2" chart:data-source-has-labels="row" svg:x="1.685cm" svg:y="1.549cm" svg:width="31.364cm" svg:height="11.199cm">
          <chartooo:coordinate-region svg:x="2.783cm" svg:y="1.748cm" svg:width="29.709cm" svg:height="10.353cm"/>
          <chart:axis chart:dimension="x" chart:name="primary-x" chart:style-name="ch5">
            <chart:title svg:x="14.743cm" svg:y="13.052cm" chart:style-name="ch6">
              <text:p>Размер исходного множества точек</text:p>
            </chart:title>
          </chart:axis>
          <chart:axis chart:dimension="y" chart:name="primary-y" chart:style-name="ch5">
            <chart:title svg:x="0.451cm" svg:y="8.449cm" chart:style-name="ch7">
              <text:p>Время работы, с</text:p>
            </chart:title>
            <chart:grid chart:style-name="ch8" chart:class="major"/>
          </chart:axis>
          <chart:series chart:style-name="ch9" chart:values-cell-range-address="DataFunc2Threads.B3:DataFunc2Threads.B102" chart:label-cell-address="DataFunc2Threads.B2:DataFunc2Threads.B2" chart:class="chart:scatter">
            <chart:domain table:cell-range-address="DataFunc2Threads.A3:DataFunc2Threads.A102"/>
            <chart:data-point chart:repeated="100"/>
          </chart:series>
          <chart:series chart:style-name="ch10" chart:values-cell-range-address="DataFunc2Threads.C3:DataFunc2Threads.C102" chart:label-cell-address="DataFunc2Threads.C2:DataFunc2Threads.C2" chart:class="chart:scatter">
            <chart:data-point chart:repeated="100"/>
          </chart:series>
          <chart:series chart:style-name="ch11" chart:values-cell-range-address="DataFunc2Threads.D3:DataFunc2Threads.D102" chart:label-cell-address="DataFunc2Threads.D2:DataFunc2Threads.D2" chart:class="chart:scatter">
            <chart:data-point chart:repeated="100"/>
          </chart:series>
          <chart:series chart:style-name="ch12" chart:values-cell-range-address="DataFunc2Threads.E3:DataFunc2Threads.E102" chart:label-cell-address="DataFunc2Threads.E2:DataFunc2Threads.E2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# NO PARALLELING #</text:p>
                <draw:g>
                  <svg:desc>DataFunc2Threads.B2:DataFunc2Threads.B2</svg:desc>
                </draw:g>
              </table:table-cell>
              <table:table-cell office:value-type="string">
                <text:p># STATIC SCHEDULE PARALLELING
(parallel for schedule(static)) #</text:p>
                <draw:g>
                  <svg:desc>DataFunc2Threads.C2:DataFunc2Threads.C2</svg:desc>
                </draw:g>
              </table:table-cell>
              <table:table-cell office:value-type="string">
                <text:p># DYNAMIC SCHEDULE PARALLELING
(parallel for schedule(dynamic)) #</text:p>
                <draw:g>
                  <svg:desc>DataFunc2Threads.D2:DataFunc2Threads.D2</svg:desc>
                </draw:g>
              </table:table-cell>
              <table:table-cell office:value-type="string">
                <text:p># GUIDED SCHEDULE PARALLELING
(parallel for schedule(guided)) #</text:p>
                <draw:g>
                  <svg:desc>DataFunc2Threads.E2:DataFunc2Thread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7428">
                <text:p>107428</text:p>
                <draw:g>
                  <svg:desc>DataFunc2Threads.A3:DataFunc2Threads.A102</svg:desc>
                </draw:g>
              </table:table-cell>
              <table:table-cell office:value-type="float" office:value="0.0169754">
                <text:p>0.0169754</text:p>
                <draw:g>
                  <svg:desc>DataFunc2Threads.B3:DataFunc2Threads.B102</svg:desc>
                </draw:g>
              </table:table-cell>
              <table:table-cell office:value-type="float" office:value="0.0166504">
                <text:p>0.0166504</text:p>
                <draw:g>
                  <svg:desc>DataFunc2Threads.C3:DataFunc2Threads.C102</svg:desc>
                </draw:g>
              </table:table-cell>
              <table:table-cell office:value-type="float" office:value="0.0142024">
                <text:p>0.0142024</text:p>
                <draw:g>
                  <svg:desc>DataFunc2Threads.D3:DataFunc2Threads.D102</svg:desc>
                </draw:g>
              </table:table-cell>
              <table:table-cell office:value-type="float" office:value="0.0139754">
                <text:p>0.0139754</text:p>
                <draw:g>
                  <svg:desc>DataFunc2Threads.E3:DataFunc2Threads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896">
                <text:p>135896</text:p>
              </table:table-cell>
              <table:table-cell office:value-type="float" office:value="0.020989">
                <text:p>0.020989</text:p>
              </table:table-cell>
              <table:table-cell office:value-type="float" office:value="0.0136274">
                <text:p>0.0136274</text:p>
              </table:table-cell>
              <table:table-cell office:value-type="float" office:value="0.0150158">
                <text:p>0.0150158</text:p>
              </table:table-cell>
              <table:table-cell office:value-type="float" office:value="0.0135153">
                <text:p>0.0135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8776">
                <text:p>158776</text:p>
              </table:table-cell>
              <table:table-cell office:value-type="float" office:value="0.0273412">
                <text:p>0.0273412</text:p>
              </table:table-cell>
              <table:table-cell office:value-type="float" office:value="0.0176356">
                <text:p>0.0176356</text:p>
              </table:table-cell>
              <table:table-cell office:value-type="float" office:value="0.0176172">
                <text:p>0.0176172</text:p>
              </table:table-cell>
              <table:table-cell office:value-type="float" office:value="0.0160095">
                <text:p>0.01600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574">
                <text:p>150574</text:p>
              </table:table-cell>
              <table:table-cell office:value-type="float" office:value="0.0238958">
                <text:p>0.0238958</text:p>
              </table:table-cell>
              <table:table-cell office:value-type="float" office:value="0.0152085">
                <text:p>0.0152085</text:p>
              </table:table-cell>
              <table:table-cell office:value-type="float" office:value="0.0187533">
                <text:p>0.0187533</text:p>
              </table:table-cell>
              <table:table-cell office:value-type="float" office:value="0.0175597">
                <text:p>0.0175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3178">
                <text:p>113178</text:p>
              </table:table-cell>
              <table:table-cell office:value-type="float" office:value="0.0176257">
                <text:p>0.0176257</text:p>
              </table:table-cell>
              <table:table-cell office:value-type="float" office:value="0.011583">
                <text:p>0.011583</text:p>
              </table:table-cell>
              <table:table-cell office:value-type="float" office:value="0.0136797">
                <text:p>0.0136797</text:p>
              </table:table-cell>
              <table:table-cell office:value-type="float" office:value="0.0114662">
                <text:p>0.01146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643">
                <text:p>31643</text:p>
              </table:table-cell>
              <table:table-cell office:value-type="float" office:value="0.00484175">
                <text:p>0.00484175</text:p>
              </table:table-cell>
              <table:table-cell office:value-type="float" office:value="0.00331338">
                <text:p>0.00331338</text:p>
              </table:table-cell>
              <table:table-cell office:value-type="float" office:value="0.00324598">
                <text:p>0.00324598</text:p>
              </table:table-cell>
              <table:table-cell office:value-type="float" office:value="0.00425661">
                <text:p>0.004256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64">
                <text:p>35064</text:p>
              </table:table-cell>
              <table:table-cell office:value-type="float" office:value="0.00567228">
                <text:p>0.00567228</text:p>
              </table:table-cell>
              <table:table-cell office:value-type="float" office:value="0.00507743">
                <text:p>0.00507743</text:p>
              </table:table-cell>
              <table:table-cell office:value-type="float" office:value="0.00400455">
                <text:p>0.00400455</text:p>
              </table:table-cell>
              <table:table-cell office:value-type="float" office:value="0.00422692">
                <text:p>0.00422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5446">
                <text:p>185446</text:p>
              </table:table-cell>
              <table:table-cell office:value-type="float" office:value="0.0290789">
                <text:p>0.0290789</text:p>
              </table:table-cell>
              <table:table-cell office:value-type="float" office:value="0.018216">
                <text:p>0.018216</text:p>
              </table:table-cell>
              <table:table-cell office:value-type="float" office:value="0.0201363">
                <text:p>0.0201363</text:p>
              </table:table-cell>
              <table:table-cell office:value-type="float" office:value="0.0186696">
                <text:p>0.01866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494">
                <text:p>79494</text:p>
              </table:table-cell>
              <table:table-cell office:value-type="float" office:value="0.0119677">
                <text:p>0.0119677</text:p>
              </table:table-cell>
              <table:table-cell office:value-type="float" office:value="0.00998471">
                <text:p>0.00998471</text:p>
              </table:table-cell>
              <table:table-cell office:value-type="float" office:value="0.00844188">
                <text:p>0.00844188</text:p>
              </table:table-cell>
              <table:table-cell office:value-type="float" office:value="0.00790919">
                <text:p>0.007909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939">
                <text:p>130939</text:p>
              </table:table-cell>
              <table:table-cell office:value-type="float" office:value="0.0234956">
                <text:p>0.0234956</text:p>
              </table:table-cell>
              <table:table-cell office:value-type="float" office:value="0.0131476">
                <text:p>0.0131476</text:p>
              </table:table-cell>
              <table:table-cell office:value-type="float" office:value="0.014458">
                <text:p>0.014458</text:p>
              </table:table-cell>
              <table:table-cell office:value-type="float" office:value="0.0164092">
                <text:p>0.01640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61">
                <text:p>5661</text:p>
              </table:table-cell>
              <table:table-cell office:value-type="float" office:value="0.000937285">
                <text:p>0.000937285</text:p>
              </table:table-cell>
              <table:table-cell office:value-type="float" office:value="0.000927897">
                <text:p>0.000927897</text:p>
              </table:table-cell>
              <table:table-cell office:value-type="float" office:value="0.000775641">
                <text:p>0.000775641</text:p>
              </table:table-cell>
              <table:table-cell office:value-type="float" office:value="0.00098843">
                <text:p>0.000988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047">
                <text:p>92047</text:p>
              </table:table-cell>
              <table:table-cell office:value-type="float" office:value="0.0143269">
                <text:p>0.0143269</text:p>
              </table:table-cell>
              <table:table-cell office:value-type="float" office:value="0.00966768">
                <text:p>0.00966768</text:p>
              </table:table-cell>
              <table:table-cell office:value-type="float" office:value="0.0109875">
                <text:p>0.0109875</text:p>
              </table:table-cell>
              <table:table-cell office:value-type="float" office:value="0.00956245">
                <text:p>0.009562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1309">
                <text:p>111309</text:p>
              </table:table-cell>
              <table:table-cell office:value-type="float" office:value="0.0169193">
                <text:p>0.0169193</text:p>
              </table:table-cell>
              <table:table-cell office:value-type="float" office:value="0.0113517">
                <text:p>0.0113517</text:p>
              </table:table-cell>
              <table:table-cell office:value-type="float" office:value="0.0116979">
                <text:p>0.0116979</text:p>
              </table:table-cell>
              <table:table-cell office:value-type="float" office:value="0.0107424">
                <text:p>0.0107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566">
                <text:p>110566</text:p>
              </table:table-cell>
              <table:table-cell office:value-type="float" office:value="0.016774">
                <text:p>0.016774</text:p>
              </table:table-cell>
              <table:table-cell office:value-type="float" office:value="0.0108588">
                <text:p>0.0108588</text:p>
              </table:table-cell>
              <table:table-cell office:value-type="float" office:value="0.0116024">
                <text:p>0.0116024</text:p>
              </table:table-cell>
              <table:table-cell office:value-type="float" office:value="0.0109247">
                <text:p>0.01092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162">
                <text:p>155162</text:p>
              </table:table-cell>
              <table:table-cell office:value-type="float" office:value="0.0248296">
                <text:p>0.0248296</text:p>
              </table:table-cell>
              <table:table-cell office:value-type="float" office:value="0.0178125">
                <text:p>0.0178125</text:p>
              </table:table-cell>
              <table:table-cell office:value-type="float" office:value="0.017209">
                <text:p>0.017209</text:p>
              </table:table-cell>
              <table:table-cell office:value-type="float" office:value="0.0160102">
                <text:p>0.0160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9608">
                <text:p>169608</text:p>
              </table:table-cell>
              <table:table-cell office:value-type="float" office:value="0.0272892">
                <text:p>0.0272892</text:p>
              </table:table-cell>
              <table:table-cell office:value-type="float" office:value="0.0173186">
                <text:p>0.0173186</text:p>
              </table:table-cell>
              <table:table-cell office:value-type="float" office:value="0.0185892">
                <text:p>0.0185892</text:p>
              </table:table-cell>
              <table:table-cell office:value-type="float" office:value="0.0173916">
                <text:p>0.01739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3683">
                <text:p>143683</text:p>
              </table:table-cell>
              <table:table-cell office:value-type="float" office:value="0.0240907">
                <text:p>0.0240907</text:p>
              </table:table-cell>
              <table:table-cell office:value-type="float" office:value="0.014528">
                <text:p>0.014528</text:p>
              </table:table-cell>
              <table:table-cell office:value-type="float" office:value="0.0167113">
                <text:p>0.0167113</text:p>
              </table:table-cell>
              <table:table-cell office:value-type="float" office:value="0.0146118">
                <text:p>0.01461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943">
                <text:p>136943</text:p>
              </table:table-cell>
              <table:table-cell office:value-type="float" office:value="0.0218998">
                <text:p>0.0218998</text:p>
              </table:table-cell>
              <table:table-cell office:value-type="float" office:value="0.0137537">
                <text:p>0.0137537</text:p>
              </table:table-cell>
              <table:table-cell office:value-type="float" office:value="0.0169075">
                <text:p>0.0169075</text:p>
              </table:table-cell>
              <table:table-cell office:value-type="float" office:value="0.0135499">
                <text:p>0.01354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96">
                <text:p>8596</text:p>
              </table:table-cell>
              <table:table-cell office:value-type="float" office:value="0.00145425">
                <text:p>0.00145425</text:p>
              </table:table-cell>
              <table:table-cell office:value-type="float" office:value="0.000970392">
                <text:p>0.000970392</text:p>
              </table:table-cell>
              <table:table-cell office:value-type="float" office:value="0.00102627">
                <text:p>0.00102627</text:p>
              </table:table-cell>
              <table:table-cell office:value-type="float" office:value="0.000943586">
                <text:p>0.0009435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53">
                <text:p>2753</text:p>
              </table:table-cell>
              <table:table-cell office:value-type="float" office:value="0.000362322">
                <text:p>0.000362322</text:p>
              </table:table-cell>
              <table:table-cell office:value-type="float" office:value="0.000278608">
                <text:p>0.000278608</text:p>
              </table:table-cell>
              <table:table-cell office:value-type="float" office:value="0.000296607">
                <text:p>0.000296607</text:p>
              </table:table-cell>
              <table:table-cell office:value-type="float" office:value="0.000391301">
                <text:p>0.0003913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447">
                <text:p>125447</text:p>
              </table:table-cell>
              <table:table-cell office:value-type="float" office:value="0.0188535">
                <text:p>0.0188535</text:p>
              </table:table-cell>
              <table:table-cell office:value-type="float" office:value="0.0119463">
                <text:p>0.0119463</text:p>
              </table:table-cell>
              <table:table-cell office:value-type="float" office:value="0.0138772">
                <text:p>0.0138772</text:p>
              </table:table-cell>
              <table:table-cell office:value-type="float" office:value="0.0128024">
                <text:p>0.01280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9836">
                <text:p>179836</text:p>
              </table:table-cell>
              <table:table-cell office:value-type="float" office:value="0.0293705">
                <text:p>0.0293705</text:p>
              </table:table-cell>
              <table:table-cell office:value-type="float" office:value="0.018415">
                <text:p>0.018415</text:p>
              </table:table-cell>
              <table:table-cell office:value-type="float" office:value="0.020848">
                <text:p>0.020848</text:p>
              </table:table-cell>
              <table:table-cell office:value-type="float" office:value="0.0185072">
                <text:p>0.01850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960">
                <text:p>71960</text:p>
              </table:table-cell>
              <table:table-cell office:value-type="float" office:value="0.0114831">
                <text:p>0.0114831</text:p>
              </table:table-cell>
              <table:table-cell office:value-type="float" office:value="0.00752797">
                <text:p>0.00752797</text:p>
              </table:table-cell>
              <table:table-cell office:value-type="float" office:value="0.00801861">
                <text:p>0.00801861</text:p>
              </table:table-cell>
              <table:table-cell office:value-type="float" office:value="0.00739763">
                <text:p>0.007397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3345">
                <text:p>143345</text:p>
              </table:table-cell>
              <table:table-cell office:value-type="float" office:value="0.0227923">
                <text:p>0.0227923</text:p>
              </table:table-cell>
              <table:table-cell office:value-type="float" office:value="0.0141043">
                <text:p>0.0141043</text:p>
              </table:table-cell>
              <table:table-cell office:value-type="float" office:value="0.0154108">
                <text:p>0.0154108</text:p>
              </table:table-cell>
              <table:table-cell office:value-type="float" office:value="0.0144462">
                <text:p>0.01444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0023">
                <text:p>190023</text:p>
              </table:table-cell>
              <table:table-cell office:value-type="float" office:value="0.0296675">
                <text:p>0.0296675</text:p>
              </table:table-cell>
              <table:table-cell office:value-type="float" office:value="0.0188809">
                <text:p>0.0188809</text:p>
              </table:table-cell>
              <table:table-cell office:value-type="float" office:value="0.0202043">
                <text:p>0.0202043</text:p>
              </table:table-cell>
              <table:table-cell office:value-type="float" office:value="0.0189847">
                <text:p>0.01898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0828">
                <text:p>180828</text:p>
              </table:table-cell>
              <table:table-cell office:value-type="float" office:value="0.029529">
                <text:p>0.029529</text:p>
              </table:table-cell>
              <table:table-cell office:value-type="float" office:value="0.017568">
                <text:p>0.017568</text:p>
              </table:table-cell>
              <table:table-cell office:value-type="float" office:value="0.0210047">
                <text:p>0.0210047</text:p>
              </table:table-cell>
              <table:table-cell office:value-type="float" office:value="0.0176567">
                <text:p>0.01765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267">
                <text:p>29267</text:p>
              </table:table-cell>
              <table:table-cell office:value-type="float" office:value="0.00454323">
                <text:p>0.00454323</text:p>
              </table:table-cell>
              <table:table-cell office:value-type="float" office:value="0.0042153">
                <text:p>0.0042153</text:p>
              </table:table-cell>
              <table:table-cell office:value-type="float" office:value="0.00314422">
                <text:p>0.00314422</text:p>
              </table:table-cell>
              <table:table-cell office:value-type="float" office:value="0.00287959">
                <text:p>0.002879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620">
                <text:p>59620</text:p>
              </table:table-cell>
              <table:table-cell office:value-type="float" office:value="0.0089201">
                <text:p>0.0089201</text:p>
              </table:table-cell>
              <table:table-cell office:value-type="float" office:value="0.00576062">
                <text:p>0.00576062</text:p>
              </table:table-cell>
              <table:table-cell office:value-type="float" office:value="0.00629074">
                <text:p>0.00629074</text:p>
              </table:table-cell>
              <table:table-cell office:value-type="float" office:value="0.00563983">
                <text:p>0.005639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423">
                <text:p>98423</text:p>
              </table:table-cell>
              <table:table-cell office:value-type="float" office:value="0.0149203">
                <text:p>0.0149203</text:p>
              </table:table-cell>
              <table:table-cell office:value-type="float" office:value="0.00953084">
                <text:p>0.00953084</text:p>
              </table:table-cell>
              <table:table-cell office:value-type="float" office:value="0.0104729">
                <text:p>0.0104729</text:p>
              </table:table-cell>
              <table:table-cell office:value-type="float" office:value="0.00945591">
                <text:p>0.00945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6478">
                <text:p>166478</text:p>
              </table:table-cell>
              <table:table-cell office:value-type="float" office:value="0.0275088">
                <text:p>0.0275088</text:p>
              </table:table-cell>
              <table:table-cell office:value-type="float" office:value="0.0166764">
                <text:p>0.0166764</text:p>
              </table:table-cell>
              <table:table-cell office:value-type="float" office:value="0.0182407">
                <text:p>0.0182407</text:p>
              </table:table-cell>
              <table:table-cell office:value-type="float" office:value="0.0164422">
                <text:p>0.01644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622">
                <text:p>70622</text:p>
              </table:table-cell>
              <table:table-cell office:value-type="float" office:value="0.0111988">
                <text:p>0.0111988</text:p>
              </table:table-cell>
              <table:table-cell office:value-type="float" office:value="0.00704392">
                <text:p>0.00704392</text:p>
              </table:table-cell>
              <table:table-cell office:value-type="float" office:value="0.00719256">
                <text:p>0.00719256</text:p>
              </table:table-cell>
              <table:table-cell office:value-type="float" office:value="0.00673277">
                <text:p>0.006732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94">
                <text:p>10094</text:p>
              </table:table-cell>
              <table:table-cell office:value-type="float" office:value="0.00154319">
                <text:p>0.00154319</text:p>
              </table:table-cell>
              <table:table-cell office:value-type="float" office:value="0.000997733">
                <text:p>0.000997733</text:p>
              </table:table-cell>
              <table:table-cell office:value-type="float" office:value="0.00106631">
                <text:p>0.00106631</text:p>
              </table:table-cell>
              <table:table-cell office:value-type="float" office:value="0.000971521">
                <text:p>0.0009715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7458">
                <text:p>117458</text:p>
              </table:table-cell>
              <table:table-cell office:value-type="float" office:value="0.0181252">
                <text:p>0.0181252</text:p>
              </table:table-cell>
              <table:table-cell office:value-type="float" office:value="0.011743">
                <text:p>0.011743</text:p>
              </table:table-cell>
              <table:table-cell office:value-type="float" office:value="0.0144844">
                <text:p>0.0144844</text:p>
              </table:table-cell>
              <table:table-cell office:value-type="float" office:value="0.0117276">
                <text:p>0.01172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881">
                <text:p>100881</text:p>
              </table:table-cell>
              <table:table-cell office:value-type="float" office:value="0.0149573">
                <text:p>0.0149573</text:p>
              </table:table-cell>
              <table:table-cell office:value-type="float" office:value="0.00956642">
                <text:p>0.00956642</text:p>
              </table:table-cell>
              <table:table-cell office:value-type="float" office:value="0.0102784">
                <text:p>0.0102784</text:p>
              </table:table-cell>
              <table:table-cell office:value-type="float" office:value="0.0102942">
                <text:p>0.01029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629">
                <text:p>101629</text:p>
              </table:table-cell>
              <table:table-cell office:value-type="float" office:value="0.0159067">
                <text:p>0.0159067</text:p>
              </table:table-cell>
              <table:table-cell office:value-type="float" office:value="0.0103299">
                <text:p>0.0103299</text:p>
              </table:table-cell>
              <table:table-cell office:value-type="float" office:value="0.0110101">
                <text:p>0.0110101</text:p>
              </table:table-cell>
              <table:table-cell office:value-type="float" office:value="0.010374">
                <text:p>0.0103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0427">
                <text:p>170427</text:p>
              </table:table-cell>
              <table:table-cell office:value-type="float" office:value="0.0278092">
                <text:p>0.0278092</text:p>
              </table:table-cell>
              <table:table-cell office:value-type="float" office:value="0.0191756">
                <text:p>0.0191756</text:p>
              </table:table-cell>
              <table:table-cell office:value-type="float" office:value="0.0183299">
                <text:p>0.0183299</text:p>
              </table:table-cell>
              <table:table-cell office:value-type="float" office:value="0.0208784">
                <text:p>0.02087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3381">
                <text:p>173381</text:p>
              </table:table-cell>
              <table:table-cell office:value-type="float" office:value="0.0275074">
                <text:p>0.0275074</text:p>
              </table:table-cell>
              <table:table-cell office:value-type="float" office:value="0.0174695">
                <text:p>0.0174695</text:p>
              </table:table-cell>
              <table:table-cell office:value-type="float" office:value="0.0205332">
                <text:p>0.0205332</text:p>
              </table:table-cell>
              <table:table-cell office:value-type="float" office:value="0.0175435">
                <text:p>0.01754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5220">
                <text:p>165220</text:p>
              </table:table-cell>
              <table:table-cell office:value-type="float" office:value="0.0257921">
                <text:p>0.0257921</text:p>
              </table:table-cell>
              <table:table-cell office:value-type="float" office:value="0.016303">
                <text:p>0.016303</text:p>
              </table:table-cell>
              <table:table-cell office:value-type="float" office:value="0.0175184">
                <text:p>0.0175184</text:p>
              </table:table-cell>
              <table:table-cell office:value-type="float" office:value="0.0163772">
                <text:p>0.01637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5127">
                <text:p>155127</text:p>
              </table:table-cell>
              <table:table-cell office:value-type="float" office:value="0.024582">
                <text:p>0.024582</text:p>
              </table:table-cell>
              <table:table-cell office:value-type="float" office:value="0.015373">
                <text:p>0.015373</text:p>
              </table:table-cell>
              <table:table-cell office:value-type="float" office:value="0.0165943">
                <text:p>0.0165943</text:p>
              </table:table-cell>
              <table:table-cell office:value-type="float" office:value="0.0166444">
                <text:p>0.01664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474">
                <text:p>92474</text:p>
              </table:table-cell>
              <table:table-cell office:value-type="float" office:value="0.0144602">
                <text:p>0.0144602</text:p>
              </table:table-cell>
              <table:table-cell office:value-type="float" office:value="0.00964623">
                <text:p>0.00964623</text:p>
              </table:table-cell>
              <table:table-cell office:value-type="float" office:value="0.0102087">
                <text:p>0.0102087</text:p>
              </table:table-cell>
              <table:table-cell office:value-type="float" office:value="0.00963212">
                <text:p>0.009632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746">
                <text:p>22746</text:p>
              </table:table-cell>
              <table:table-cell office:value-type="float" office:value="0.00359776">
                <text:p>0.00359776</text:p>
              </table:table-cell>
              <table:table-cell office:value-type="float" office:value="0.00257675">
                <text:p>0.00257675</text:p>
              </table:table-cell>
              <table:table-cell office:value-type="float" office:value="0.00262887">
                <text:p>0.00262887</text:p>
              </table:table-cell>
              <table:table-cell office:value-type="float" office:value="0.00292947">
                <text:p>0.002929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5328">
                <text:p>135328</text:p>
              </table:table-cell>
              <table:table-cell office:value-type="float" office:value="0.0213194">
                <text:p>0.0213194</text:p>
              </table:table-cell>
              <table:table-cell office:value-type="float" office:value="0.0138071">
                <text:p>0.0138071</text:p>
              </table:table-cell>
              <table:table-cell office:value-type="float" office:value="0.0147664">
                <text:p>0.0147664</text:p>
              </table:table-cell>
              <table:table-cell office:value-type="float" office:value="0.0135358">
                <text:p>0.01353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0790">
                <text:p>110790</text:p>
              </table:table-cell>
              <table:table-cell office:value-type="float" office:value="0.0170771">
                <text:p>0.0170771</text:p>
              </table:table-cell>
              <table:table-cell office:value-type="float" office:value="0.0132159">
                <text:p>0.0132159</text:p>
              </table:table-cell>
              <table:table-cell office:value-type="float" office:value="0.0119796">
                <text:p>0.0119796</text:p>
              </table:table-cell>
              <table:table-cell office:value-type="float" office:value="0.0111492">
                <text:p>0.01114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8112">
                <text:p>198112</text:p>
              </table:table-cell>
              <table:table-cell office:value-type="float" office:value="0.031151">
                <text:p>0.031151</text:p>
              </table:table-cell>
              <table:table-cell office:value-type="float" office:value="0.0236422">
                <text:p>0.0236422</text:p>
              </table:table-cell>
              <table:table-cell office:value-type="float" office:value="0.0215769">
                <text:p>0.0215769</text:p>
              </table:table-cell>
              <table:table-cell office:value-type="float" office:value="0.0195098">
                <text:p>0.01950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230">
                <text:p>33230</text:p>
              </table:table-cell>
              <table:table-cell office:value-type="float" office:value="0.00506335">
                <text:p>0.00506335</text:p>
              </table:table-cell>
              <table:table-cell office:value-type="float" office:value="0.00405747">
                <text:p>0.00405747</text:p>
              </table:table-cell>
              <table:table-cell office:value-type="float" office:value="0.00356093">
                <text:p>0.00356093</text:p>
              </table:table-cell>
              <table:table-cell office:value-type="float" office:value="0.00324405">
                <text:p>0.003244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9312">
                <text:p>129312</text:p>
              </table:table-cell>
              <table:table-cell office:value-type="float" office:value="0.0202714">
                <text:p>0.0202714</text:p>
              </table:table-cell>
              <table:table-cell office:value-type="float" office:value="0.0143693">
                <text:p>0.0143693</text:p>
              </table:table-cell>
              <table:table-cell office:value-type="float" office:value="0.0140779">
                <text:p>0.0140779</text:p>
              </table:table-cell>
              <table:table-cell office:value-type="float" office:value="0.013234">
                <text:p>0.0132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8863">
                <text:p>68863</text:p>
              </table:table-cell>
              <table:table-cell office:value-type="float" office:value="0.0108434">
                <text:p>0.0108434</text:p>
              </table:table-cell>
              <table:table-cell office:value-type="float" office:value="0.00705808">
                <text:p>0.00705808</text:p>
              </table:table-cell>
              <table:table-cell office:value-type="float" office:value="0.00764696">
                <text:p>0.00764696</text:p>
              </table:table-cell>
              <table:table-cell office:value-type="float" office:value="0.006955">
                <text:p>0.0069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5584">
                <text:p>175584</text:p>
              </table:table-cell>
              <table:table-cell office:value-type="float" office:value="0.0280768">
                <text:p>0.0280768</text:p>
              </table:table-cell>
              <table:table-cell office:value-type="float" office:value="0.0179398">
                <text:p>0.0179398</text:p>
              </table:table-cell>
              <table:table-cell office:value-type="float" office:value="0.0190068">
                <text:p>0.0190068</text:p>
              </table:table-cell>
              <table:table-cell office:value-type="float" office:value="0.0208048">
                <text:p>0.02080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909">
                <text:p>44909</text:p>
              </table:table-cell>
              <table:table-cell office:value-type="float" office:value="0.00683427">
                <text:p>0.00683427</text:p>
              </table:table-cell>
              <table:table-cell office:value-type="float" office:value="0.00452095">
                <text:p>0.00452095</text:p>
              </table:table-cell>
              <table:table-cell office:value-type="float" office:value="0.00475344">
                <text:p>0.00475344</text:p>
              </table:table-cell>
              <table:table-cell office:value-type="float" office:value="0.00445611">
                <text:p>0.004456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174">
                <text:p>47174</text:p>
              </table:table-cell>
              <table:table-cell office:value-type="float" office:value="0.00716433">
                <text:p>0.00716433</text:p>
              </table:table-cell>
              <table:table-cell office:value-type="float" office:value="0.00482178">
                <text:p>0.00482178</text:p>
              </table:table-cell>
              <table:table-cell office:value-type="float" office:value="0.00496441">
                <text:p>0.00496441</text:p>
              </table:table-cell>
              <table:table-cell office:value-type="float" office:value="0.00474514">
                <text:p>0.004745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769">
                <text:p>31769</text:p>
              </table:table-cell>
              <table:table-cell office:value-type="float" office:value="0.00720729">
                <text:p>0.00720729</text:p>
              </table:table-cell>
              <table:table-cell office:value-type="float" office:value="0.00324798">
                <text:p>0.00324798</text:p>
              </table:table-cell>
              <table:table-cell office:value-type="float" office:value="0.00332116">
                <text:p>0.00332116</text:p>
              </table:table-cell>
              <table:table-cell office:value-type="float" office:value="0.00327549">
                <text:p>0.003275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2474">
                <text:p>192474</text:p>
              </table:table-cell>
              <table:table-cell office:value-type="float" office:value="0.0301209">
                <text:p>0.0301209</text:p>
              </table:table-cell>
              <table:table-cell office:value-type="float" office:value="0.0213842">
                <text:p>0.0213842</text:p>
              </table:table-cell>
              <table:table-cell office:value-type="float" office:value="0.0204502">
                <text:p>0.0204502</text:p>
              </table:table-cell>
              <table:table-cell office:value-type="float" office:value="0.0194878">
                <text:p>0.01948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9920">
                <text:p>169920</text:p>
              </table:table-cell>
              <table:table-cell office:value-type="float" office:value="0.0310048">
                <text:p>0.0310048</text:p>
              </table:table-cell>
              <table:table-cell office:value-type="float" office:value="0.0166836">
                <text:p>0.0166836</text:p>
              </table:table-cell>
              <table:table-cell office:value-type="float" office:value="0.0181466">
                <text:p>0.0181466</text:p>
              </table:table-cell>
              <table:table-cell office:value-type="float" office:value="0.0167554">
                <text:p>0.01675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0689">
                <text:p>180689</text:p>
              </table:table-cell>
              <table:table-cell office:value-type="float" office:value="0.0281757">
                <text:p>0.0281757</text:p>
              </table:table-cell>
              <table:table-cell office:value-type="float" office:value="0.0203296">
                <text:p>0.0203296</text:p>
              </table:table-cell>
              <table:table-cell office:value-type="float" office:value="0.0192287">
                <text:p>0.0192287</text:p>
              </table:table-cell>
              <table:table-cell office:value-type="float" office:value="0.0214753">
                <text:p>0.02147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586">
                <text:p>9586</text:p>
              </table:table-cell>
              <table:table-cell office:value-type="float" office:value="0.00154191">
                <text:p>0.00154191</text:p>
              </table:table-cell>
              <table:table-cell office:value-type="float" office:value="0.000948555">
                <text:p>0.000948555</text:p>
              </table:table-cell>
              <table:table-cell office:value-type="float" office:value="0.00102612">
                <text:p>0.00102612</text:p>
              </table:table-cell>
              <table:table-cell office:value-type="float" office:value="0.000918579">
                <text:p>0.0009185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862">
                <text:p>110862</text:p>
              </table:table-cell>
              <table:table-cell office:value-type="float" office:value="0.0169234">
                <text:p>0.0169234</text:p>
              </table:table-cell>
              <table:table-cell office:value-type="float" office:value="0.0107985">
                <text:p>0.0107985</text:p>
              </table:table-cell>
              <table:table-cell office:value-type="float" office:value="0.0117841">
                <text:p>0.0117841</text:p>
              </table:table-cell>
              <table:table-cell office:value-type="float" office:value="0.0109518">
                <text:p>0.01095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604">
                <text:p>55604</text:p>
              </table:table-cell>
              <table:table-cell office:value-type="float" office:value="0.00840614">
                <text:p>0.00840614</text:p>
              </table:table-cell>
              <table:table-cell office:value-type="float" office:value="0.00559816">
                <text:p>0.00559816</text:p>
              </table:table-cell>
              <table:table-cell office:value-type="float" office:value="0.00881343">
                <text:p>0.00881343</text:p>
              </table:table-cell>
              <table:table-cell office:value-type="float" office:value="0.00560457">
                <text:p>0.005604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7442">
                <text:p>107442</text:p>
              </table:table-cell>
              <table:table-cell office:value-type="float" office:value="0.0164065">
                <text:p>0.0164065</text:p>
              </table:table-cell>
              <table:table-cell office:value-type="float" office:value="0.0107847">
                <text:p>0.0107847</text:p>
              </table:table-cell>
              <table:table-cell office:value-type="float" office:value="0.0119802">
                <text:p>0.0119802</text:p>
              </table:table-cell>
              <table:table-cell office:value-type="float" office:value="0.0106512">
                <text:p>0.01065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5088">
                <text:p>95088</text:p>
              </table:table-cell>
              <table:table-cell office:value-type="float" office:value="0.0148877">
                <text:p>0.0148877</text:p>
              </table:table-cell>
              <table:table-cell office:value-type="float" office:value="0.00959586">
                <text:p>0.00959586</text:p>
              </table:table-cell>
              <table:table-cell office:value-type="float" office:value="0.0102267">
                <text:p>0.0102267</text:p>
              </table:table-cell>
              <table:table-cell office:value-type="float" office:value="0.0100001">
                <text:p>0.01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6857">
                <text:p>126857</text:p>
              </table:table-cell>
              <table:table-cell office:value-type="float" office:value="0.0193061">
                <text:p>0.0193061</text:p>
              </table:table-cell>
              <table:table-cell office:value-type="float" office:value="0.0136103">
                <text:p>0.0136103</text:p>
              </table:table-cell>
              <table:table-cell office:value-type="float" office:value="0.0144184">
                <text:p>0.0144184</text:p>
              </table:table-cell>
              <table:table-cell office:value-type="float" office:value="0.012263">
                <text:p>0.0122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5601">
                <text:p>165601</text:p>
              </table:table-cell>
              <table:table-cell office:value-type="float" office:value="0.0259863">
                <text:p>0.0259863</text:p>
              </table:table-cell>
              <table:table-cell office:value-type="float" office:value="0.0214791">
                <text:p>0.0214791</text:p>
              </table:table-cell>
              <table:table-cell office:value-type="float" office:value="0.01973">
                <text:p>0.01973</text:p>
              </table:table-cell>
              <table:table-cell office:value-type="float" office:value="0.0163185">
                <text:p>0.01631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9137">
                <text:p>109137</text:p>
              </table:table-cell>
              <table:table-cell office:value-type="float" office:value="0.0167109">
                <text:p>0.0167109</text:p>
              </table:table-cell>
              <table:table-cell office:value-type="float" office:value="0.0125096">
                <text:p>0.0125096</text:p>
              </table:table-cell>
              <table:table-cell office:value-type="float" office:value="0.0140467">
                <text:p>0.0140467</text:p>
              </table:table-cell>
              <table:table-cell office:value-type="float" office:value="0.0108331">
                <text:p>0.01083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5284">
                <text:p>155284</text:p>
              </table:table-cell>
              <table:table-cell office:value-type="float" office:value="0.0241374">
                <text:p>0.0241374</text:p>
              </table:table-cell>
              <table:table-cell office:value-type="float" office:value="0.0150109">
                <text:p>0.0150109</text:p>
              </table:table-cell>
              <table:table-cell office:value-type="float" office:value="0.0163386">
                <text:p>0.0163386</text:p>
              </table:table-cell>
              <table:table-cell office:value-type="float" office:value="0.0177836">
                <text:p>0.01778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264">
                <text:p>196264</text:p>
              </table:table-cell>
              <table:table-cell office:value-type="float" office:value="0.0307768">
                <text:p>0.0307768</text:p>
              </table:table-cell>
              <table:table-cell office:value-type="float" office:value="0.0203296">
                <text:p>0.0203296</text:p>
              </table:table-cell>
              <table:table-cell office:value-type="float" office:value="0.0264956">
                <text:p>0.0264956</text:p>
              </table:table-cell>
              <table:table-cell office:value-type="float" office:value="0.0195855">
                <text:p>0.01958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688">
                <text:p>35688</text:p>
              </table:table-cell>
              <table:table-cell office:value-type="float" office:value="0.00536626">
                <text:p>0.00536626</text:p>
              </table:table-cell>
              <table:table-cell office:value-type="float" office:value="0.0036931">
                <text:p>0.0036931</text:p>
              </table:table-cell>
              <table:table-cell office:value-type="float" office:value="0.00452547">
                <text:p>0.00452547</text:p>
              </table:table-cell>
              <table:table-cell office:value-type="float" office:value="0.00364254">
                <text:p>0.003642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80">
                <text:p>4780</text:p>
              </table:table-cell>
              <table:table-cell office:value-type="float" office:value="0.000792277">
                <text:p>0.000792277</text:p>
              </table:table-cell>
              <table:table-cell office:value-type="float" office:value="0.000612999">
                <text:p>0.000612999</text:p>
              </table:table-cell>
              <table:table-cell office:value-type="float" office:value="0.000685858">
                <text:p>0.000685858</text:p>
              </table:table-cell>
              <table:table-cell office:value-type="float" office:value="0.000591815">
                <text:p>0.0005918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1541">
                <text:p>61541</text:p>
              </table:table-cell>
              <table:table-cell office:value-type="float" office:value="0.00921525">
                <text:p>0.00921525</text:p>
              </table:table-cell>
              <table:table-cell office:value-type="float" office:value="0.00570431">
                <text:p>0.00570431</text:p>
              </table:table-cell>
              <table:table-cell office:value-type="float" office:value="0.00755604">
                <text:p>0.00755604</text:p>
              </table:table-cell>
              <table:table-cell office:value-type="float" office:value="0.00626076">
                <text:p>0.006260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605">
                <text:p>112605</text:p>
              </table:table-cell>
              <table:table-cell office:value-type="float" office:value="0.0176264">
                <text:p>0.0176264</text:p>
              </table:table-cell>
              <table:table-cell office:value-type="float" office:value="0.0113301">
                <text:p>0.0113301</text:p>
              </table:table-cell>
              <table:table-cell office:value-type="float" office:value="0.0147773">
                <text:p>0.0147773</text:p>
              </table:table-cell>
              <table:table-cell office:value-type="float" office:value="0.0126036">
                <text:p>0.01260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552">
                <text:p>65552</text:p>
              </table:table-cell>
              <table:table-cell office:value-type="float" office:value="0.0100471">
                <text:p>0.0100471</text:p>
              </table:table-cell>
              <table:table-cell office:value-type="float" office:value="0.00655549">
                <text:p>0.00655549</text:p>
              </table:table-cell>
              <table:table-cell office:value-type="float" office:value="0.00846812">
                <text:p>0.00846812</text:p>
              </table:table-cell>
              <table:table-cell office:value-type="float" office:value="0.0064215">
                <text:p>0.00642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1259">
                <text:p>141259</text:p>
              </table:table-cell>
              <table:table-cell office:value-type="float" office:value="0.0225496">
                <text:p>0.0225496</text:p>
              </table:table-cell>
              <table:table-cell office:value-type="float" office:value="0.0143944">
                <text:p>0.0143944</text:p>
              </table:table-cell>
              <table:table-cell office:value-type="float" office:value="0.0186749">
                <text:p>0.0186749</text:p>
              </table:table-cell>
              <table:table-cell office:value-type="float" office:value="0.0143859">
                <text:p>0.01438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5965">
                <text:p>135965</text:p>
              </table:table-cell>
              <table:table-cell office:value-type="float" office:value="0.0221984">
                <text:p>0.0221984</text:p>
              </table:table-cell>
              <table:table-cell office:value-type="float" office:value="0.0133569">
                <text:p>0.0133569</text:p>
              </table:table-cell>
              <table:table-cell office:value-type="float" office:value="0.0172964">
                <text:p>0.0172964</text:p>
              </table:table-cell>
              <table:table-cell office:value-type="float" office:value="0.0134439">
                <text:p>0.01344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3956">
                <text:p>113956</text:p>
              </table:table-cell>
              <table:table-cell office:value-type="float" office:value="0.0177704">
                <text:p>0.0177704</text:p>
              </table:table-cell>
              <table:table-cell office:value-type="float" office:value="0.0150632">
                <text:p>0.0150632</text:p>
              </table:table-cell>
              <table:table-cell office:value-type="float" office:value="0.0150092">
                <text:p>0.0150092</text:p>
              </table:table-cell>
              <table:table-cell office:value-type="float" office:value="0.0136301">
                <text:p>0.01363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278">
                <text:p>23278</text:p>
              </table:table-cell>
              <table:table-cell office:value-type="float" office:value="0.00357457">
                <text:p>0.00357457</text:p>
              </table:table-cell>
              <table:table-cell office:value-type="float" office:value="0.00322045">
                <text:p>0.00322045</text:p>
              </table:table-cell>
              <table:table-cell office:value-type="float" office:value="0.00298439">
                <text:p>0.00298439</text:p>
              </table:table-cell>
              <table:table-cell office:value-type="float" office:value="0.00228905">
                <text:p>0.002289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2567">
                <text:p>132567</text:p>
              </table:table-cell>
              <table:table-cell office:value-type="float" office:value="0.0210664">
                <text:p>0.0210664</text:p>
              </table:table-cell>
              <table:table-cell office:value-type="float" office:value="0.0175747">
                <text:p>0.0175747</text:p>
              </table:table-cell>
              <table:table-cell office:value-type="float" office:value="0.017611">
                <text:p>0.017611</text:p>
              </table:table-cell>
              <table:table-cell office:value-type="float" office:value="0.0164156">
                <text:p>0.01641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5335">
                <text:p>135335</text:p>
              </table:table-cell>
              <table:table-cell office:value-type="float" office:value="0.0206645">
                <text:p>0.0206645</text:p>
              </table:table-cell>
              <table:table-cell office:value-type="float" office:value="0.013231">
                <text:p>0.013231</text:p>
              </table:table-cell>
              <table:table-cell office:value-type="float" office:value="0.0163">
                <text:p>0.0163</text:p>
              </table:table-cell>
              <table:table-cell office:value-type="float" office:value="0.0130865">
                <text:p>0.01308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4">
                <text:p>744</text:p>
              </table:table-cell>
              <table:table-cell office:value-type="float" office:value="0.000122125">
                <text:p>0.000122125</text:p>
              </table:table-cell>
              <table:table-cell office:value-type="float" office:value="0.0001289">
                <text:p>0.0001289</text:p>
              </table:table-cell>
              <table:table-cell office:value-type="float" office:value="0.000116013">
                <text:p>0.000116013</text:p>
              </table:table-cell>
              <table:table-cell office:value-type="float" office:value="0.000128579">
                <text:p>0.0001285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3645">
                <text:p>123645</text:p>
              </table:table-cell>
              <table:table-cell office:value-type="float" office:value="0.0190525">
                <text:p>0.0190525</text:p>
              </table:table-cell>
              <table:table-cell office:value-type="float" office:value="0.01209">
                <text:p>0.01209</text:p>
              </table:table-cell>
              <table:table-cell office:value-type="float" office:value="0.0131487">
                <text:p>0.0131487</text:p>
              </table:table-cell>
              <table:table-cell office:value-type="float" office:value="0.0120279">
                <text:p>0.01202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92">
                <text:p>9392</text:p>
              </table:table-cell>
              <table:table-cell office:value-type="float" office:value="0.001524">
                <text:p>0.001524</text:p>
              </table:table-cell>
              <table:table-cell office:value-type="float" office:value="0.00105871">
                <text:p>0.00105871</text:p>
              </table:table-cell>
              <table:table-cell office:value-type="float" office:value="0.00110484">
                <text:p>0.00110484</text:p>
              </table:table-cell>
              <table:table-cell office:value-type="float" office:value="0.00101761">
                <text:p>0.001017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1853">
                <text:p>151853</text:p>
              </table:table-cell>
              <table:table-cell office:value-type="float" office:value="0.0259615">
                <text:p>0.0259615</text:p>
              </table:table-cell>
              <table:table-cell office:value-type="float" office:value="0.0150328">
                <text:p>0.0150328</text:p>
              </table:table-cell>
              <table:table-cell office:value-type="float" office:value="0.0161986">
                <text:p>0.0161986</text:p>
              </table:table-cell>
              <table:table-cell office:value-type="float" office:value="0.0150996">
                <text:p>0.01509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6143">
                <text:p>186143</text:p>
              </table:table-cell>
              <table:table-cell office:value-type="float" office:value="0.0295088">
                <text:p>0.0295088</text:p>
              </table:table-cell>
              <table:table-cell office:value-type="float" office:value="0.0189708">
                <text:p>0.0189708</text:p>
              </table:table-cell>
              <table:table-cell office:value-type="float" office:value="0.0223934">
                <text:p>0.0223934</text:p>
              </table:table-cell>
              <table:table-cell office:value-type="float" office:value="0.0199883">
                <text:p>0.01998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4630">
                <text:p>74630</text:p>
              </table:table-cell>
              <table:table-cell office:value-type="float" office:value="0.011947">
                <text:p>0.011947</text:p>
              </table:table-cell>
              <table:table-cell office:value-type="float" office:value="0.00780997">
                <text:p>0.00780997</text:p>
              </table:table-cell>
              <table:table-cell office:value-type="float" office:value="0.00923261">
                <text:p>0.00923261</text:p>
              </table:table-cell>
              <table:table-cell office:value-type="float" office:value="0.00803232">
                <text:p>0.008032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3804">
                <text:p>133804</text:p>
              </table:table-cell>
              <table:table-cell office:value-type="float" office:value="0.021753">
                <text:p>0.021753</text:p>
              </table:table-cell>
              <table:table-cell office:value-type="float" office:value="0.0133262">
                <text:p>0.0133262</text:p>
              </table:table-cell>
              <table:table-cell office:value-type="float" office:value="0.0141149">
                <text:p>0.0141149</text:p>
              </table:table-cell>
              <table:table-cell office:value-type="float" office:value="0.0128606">
                <text:p>0.01286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057">
                <text:p>31057</text:p>
              </table:table-cell>
              <table:table-cell office:value-type="float" office:value="0.00483834">
                <text:p>0.00483834</text:p>
              </table:table-cell>
              <table:table-cell office:value-type="float" office:value="0.00330326">
                <text:p>0.00330326</text:p>
              </table:table-cell>
              <table:table-cell office:value-type="float" office:value="0.00345002">
                <text:p>0.00345002</text:p>
              </table:table-cell>
              <table:table-cell office:value-type="float" office:value="0.00332002">
                <text:p>0.003320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3953">
                <text:p>183953</text:p>
              </table:table-cell>
              <table:table-cell office:value-type="float" office:value="0.0282167">
                <text:p>0.0282167</text:p>
              </table:table-cell>
              <table:table-cell office:value-type="float" office:value="0.0182637">
                <text:p>0.0182637</text:p>
              </table:table-cell>
              <table:table-cell office:value-type="float" office:value="0.0190337">
                <text:p>0.0190337</text:p>
              </table:table-cell>
              <table:table-cell office:value-type="float" office:value="0.0183187">
                <text:p>0.01831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7910">
                <text:p>187910</text:p>
              </table:table-cell>
              <table:table-cell office:value-type="float" office:value="0.0297174">
                <text:p>0.0297174</text:p>
              </table:table-cell>
              <table:table-cell office:value-type="float" office:value="0.0188593">
                <text:p>0.0188593</text:p>
              </table:table-cell>
              <table:table-cell office:value-type="float" office:value="0.0200925">
                <text:p>0.0200925</text:p>
              </table:table-cell>
              <table:table-cell office:value-type="float" office:value="0.0187927">
                <text:p>0.01879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3570">
                <text:p>153570</text:p>
              </table:table-cell>
              <table:table-cell office:value-type="float" office:value="0.0239494">
                <text:p>0.0239494</text:p>
              </table:table-cell>
              <table:table-cell office:value-type="float" office:value="0.015135">
                <text:p>0.015135</text:p>
              </table:table-cell>
              <table:table-cell office:value-type="float" office:value="0.0163329">
                <text:p>0.0163329</text:p>
              </table:table-cell>
              <table:table-cell office:value-type="float" office:value="0.0149717">
                <text:p>0.01497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4790">
                <text:p>94790</text:p>
              </table:table-cell>
              <table:table-cell office:value-type="float" office:value="0.0149842">
                <text:p>0.0149842</text:p>
              </table:table-cell>
              <table:table-cell office:value-type="float" office:value="0.00952935">
                <text:p>0.00952935</text:p>
              </table:table-cell>
              <table:table-cell office:value-type="float" office:value="0.0103855">
                <text:p>0.0103855</text:p>
              </table:table-cell>
              <table:table-cell office:value-type="float" office:value="0.00953734">
                <text:p>0.009537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3902">
                <text:p>193902</text:p>
              </table:table-cell>
              <table:table-cell office:value-type="float" office:value="0.030676">
                <text:p>0.030676</text:p>
              </table:table-cell>
              <table:table-cell office:value-type="float" office:value="0.0192425">
                <text:p>0.0192425</text:p>
              </table:table-cell>
              <table:table-cell office:value-type="float" office:value="0.0208925">
                <text:p>0.0208925</text:p>
              </table:table-cell>
              <table:table-cell office:value-type="float" office:value="0.0193951">
                <text:p>0.01939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714">
                <text:p>40714</text:p>
              </table:table-cell>
              <table:table-cell office:value-type="float" office:value="0.00619368">
                <text:p>0.00619368</text:p>
              </table:table-cell>
              <table:table-cell office:value-type="float" office:value="0.00418496">
                <text:p>0.00418496</text:p>
              </table:table-cell>
              <table:table-cell office:value-type="float" office:value="0.00429969">
                <text:p>0.00429969</text:p>
              </table:table-cell>
              <table:table-cell office:value-type="float" office:value="0.00422992">
                <text:p>0.004229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5874">
                <text:p>195874</text:p>
              </table:table-cell>
              <table:table-cell office:value-type="float" office:value="0.0304276">
                <text:p>0.0304276</text:p>
              </table:table-cell>
              <table:table-cell office:value-type="float" office:value="0.0191983">
                <text:p>0.0191983</text:p>
              </table:table-cell>
              <table:table-cell office:value-type="float" office:value="0.020704">
                <text:p>0.020704</text:p>
              </table:table-cell>
              <table:table-cell office:value-type="float" office:value="0.0194372">
                <text:p>0.01943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945">
                <text:p>181945</text:p>
              </table:table-cell>
              <table:table-cell office:value-type="float" office:value="0.0294109">
                <text:p>0.0294109</text:p>
              </table:table-cell>
              <table:table-cell office:value-type="float" office:value="0.020325">
                <text:p>0.020325</text:p>
              </table:table-cell>
              <table:table-cell office:value-type="float" office:value="0.0201722">
                <text:p>0.0201722</text:p>
              </table:table-cell>
              <table:table-cell office:value-type="float" office:value="0.0218288">
                <text:p>0.02182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451">
                <text:p>14451</text:p>
              </table:table-cell>
              <table:table-cell office:value-type="float" office:value="0.0022553">
                <text:p>0.0022553</text:p>
              </table:table-cell>
              <table:table-cell office:value-type="float" office:value="0.00160095">
                <text:p>0.00160095</text:p>
              </table:table-cell>
              <table:table-cell office:value-type="float" office:value="0.00163597">
                <text:p>0.00163597</text:p>
              </table:table-cell>
              <table:table-cell office:value-type="float" office:value="0.00160857">
                <text:p>0.001608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2312">
                <text:p>162312</text:p>
              </table:table-cell>
              <table:table-cell office:value-type="float" office:value="0.027027">
                <text:p>0.027027</text:p>
              </table:table-cell>
              <table:table-cell office:value-type="float" office:value="0.0162509">
                <text:p>0.0162509</text:p>
              </table:table-cell>
              <table:table-cell office:value-type="float" office:value="0.0177815">
                <text:p>0.0177815</text:p>
              </table:table-cell>
              <table:table-cell office:value-type="float" office:value="0.0161533">
                <text:p>0.01615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8179">
                <text:p>158179</text:p>
              </table:table-cell>
              <table:table-cell office:value-type="float" office:value="0.0249022">
                <text:p>0.0249022</text:p>
              </table:table-cell>
              <table:table-cell office:value-type="float" office:value="0.0174442">
                <text:p>0.0174442</text:p>
              </table:table-cell>
              <table:table-cell office:value-type="float" office:value="0.0196282">
                <text:p>0.0196282</text:p>
              </table:table-cell>
              <table:table-cell office:value-type="float" office:value="0.0154236">
                <text:p>0.01542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313">
                <text:p>48313</text:p>
              </table:table-cell>
              <table:table-cell office:value-type="float" office:value="0.00745305">
                <text:p>0.00745305</text:p>
              </table:table-cell>
              <table:table-cell office:value-type="float" office:value="0.00492242">
                <text:p>0.00492242</text:p>
              </table:table-cell>
              <table:table-cell office:value-type="float" office:value="0.00524974">
                <text:p>0.00524974</text:p>
              </table:table-cell>
              <table:table-cell office:value-type="float" office:value="0.0047478">
                <text:p>0.00474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06">
                <text:p>3106</text:p>
              </table:table-cell>
              <table:table-cell office:value-type="float" office:value="0.000513494">
                <text:p>0.000513494</text:p>
              </table:table-cell>
              <table:table-cell office:value-type="float" office:value="0.000406153">
                <text:p>0.000406153</text:p>
              </table:table-cell>
              <table:table-cell office:value-type="float" office:value="0.000433762">
                <text:p>0.000433762</text:p>
              </table:table-cell>
              <table:table-cell office:value-type="float" office:value="0.000384485">
                <text:p>0.0003844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84">
                <text:p>48584</text:p>
              </table:table-cell>
              <table:table-cell office:value-type="float" office:value="0.00752639">
                <text:p>0.00752639</text:p>
              </table:table-cell>
              <table:table-cell office:value-type="float" office:value="0.00505089">
                <text:p>0.00505089</text:p>
              </table:table-cell>
              <table:table-cell office:value-type="float" office:value="0.0054015">
                <text:p>0.0054015</text:p>
              </table:table-cell>
              <table:table-cell office:value-type="float" office:value="0.00511814">
                <text:p>0.005118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7821">
                <text:p>187821</text:p>
              </table:table-cell>
              <table:table-cell office:value-type="float" office:value="0.0288645">
                <text:p>0.0288645</text:p>
              </table:table-cell>
              <table:table-cell office:value-type="float" office:value="0.0182739">
                <text:p>0.0182739</text:p>
              </table:table-cell>
              <table:table-cell office:value-type="float" office:value="0.0196527">
                <text:p>0.0196527</text:p>
              </table:table-cell>
              <table:table-cell office:value-type="float" office:value="0.0184127">
                <text:p>0.01841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72">
                <text:p>19872</text:p>
              </table:table-cell>
              <table:table-cell office:value-type="float" office:value="0.00297694">
                <text:p>0.00297694</text:p>
              </table:table-cell>
              <table:table-cell office:value-type="float" office:value="0.00202062">
                <text:p>0.00202062</text:p>
              </table:table-cell>
              <table:table-cell office:value-type="float" office:value="0.00210058">
                <text:p>0.00210058</text:p>
              </table:table-cell>
              <table:table-cell office:value-type="float" office:value="0.00200565">
                <text:p>0.002005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6496">
                <text:p>156496</text:p>
              </table:table-cell>
              <table:table-cell office:value-type="float" office:value="0.0243563">
                <text:p>0.0243563</text:p>
              </table:table-cell>
              <table:table-cell office:value-type="float" office:value="0.0155923">
                <text:p>0.0155923</text:p>
              </table:table-cell>
              <table:table-cell office:value-type="float" office:value="0.0165848">
                <text:p>0.0165848</text:p>
              </table:table-cell>
              <table:table-cell office:value-type="float" office:value="0.0165045">
                <text:p>0.01650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723cm" svg:height="15.213cm" xlink:href=".." xlink:type="simple" chart:class="chart:scatter" chart:style-name="ch1">
        <chart:title svg:x="13.378cm" svg:y="0.44cm" chart:style-name="ch2">
          <text:p>Время работы функции, 3 потока</text:p>
        </chart:title>
        <chart:legend chart:legend-position="bottom" svg:x="3.758cm" svg:y="14.033cm" style:legend-expansion="wide" chart:style-name="ch3"/>
        <chart:plot-area chart:style-name="ch4" table:cell-range-address="DataFunc3Threads.A3:DataFunc3Threads.E102 DataFunc3Threads.B2:DataFunc3Threads.E2" chart:data-source-has-labels="row" svg:x="1.685cm" svg:y="1.549cm" svg:width="31.364cm" svg:height="11.199cm">
          <chartooo:coordinate-region svg:x="2.783cm" svg:y="1.748cm" svg:width="29.709cm" svg:height="10.353cm"/>
          <chart:axis chart:dimension="x" chart:name="primary-x" chart:style-name="ch5">
            <chart:title svg:x="14.743cm" svg:y="13.052cm" chart:style-name="ch6">
              <text:p>Размер исходного множества точек</text:p>
            </chart:title>
          </chart:axis>
          <chart:axis chart:dimension="y" chart:name="primary-y" chart:style-name="ch5">
            <chart:title svg:x="0.451cm" svg:y="8.449cm" chart:style-name="ch7">
              <text:p>Время работы, с</text:p>
            </chart:title>
            <chart:grid chart:style-name="ch8" chart:class="major"/>
          </chart:axis>
          <chart:series chart:style-name="ch9" chart:values-cell-range-address="DataFunc3Threads.B3:DataFunc3Threads.B102" chart:label-cell-address="DataFunc3Threads.B2:DataFunc3Threads.B2" chart:class="chart:scatter">
            <chart:domain table:cell-range-address="DataFunc3Threads.A3:DataFunc3Threads.A102"/>
            <chart:data-point chart:repeated="100"/>
          </chart:series>
          <chart:series chart:style-name="ch10" chart:values-cell-range-address="DataFunc3Threads.C3:DataFunc3Threads.C102" chart:label-cell-address="DataFunc3Threads.C2:DataFunc3Threads.C2" chart:class="chart:scatter">
            <chart:data-point chart:repeated="100"/>
          </chart:series>
          <chart:series chart:style-name="ch11" chart:values-cell-range-address="DataFunc3Threads.D3:DataFunc3Threads.D102" chart:label-cell-address="DataFunc3Threads.D2:DataFunc3Threads.D2" chart:class="chart:scatter">
            <chart:data-point chart:repeated="100"/>
          </chart:series>
          <chart:series chart:style-name="ch12" chart:values-cell-range-address="DataFunc3Threads.E3:DataFunc3Threads.E102" chart:label-cell-address="DataFunc3Threads.E2:DataFunc3Threads.E2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# NO PARALLELING #</text:p>
                <draw:g>
                  <svg:desc>DataFunc3Threads.B2:DataFunc3Threads.B2</svg:desc>
                </draw:g>
              </table:table-cell>
              <table:table-cell office:value-type="string">
                <text:p># STATIC SCHEDULE PARALLELING
(parallel for schedule(static)) #</text:p>
                <draw:g>
                  <svg:desc>DataFunc3Threads.C2:DataFunc3Threads.C2</svg:desc>
                </draw:g>
              </table:table-cell>
              <table:table-cell office:value-type="string">
                <text:p># DYNAMIC SCHEDULE PARALLELING
(parallel for schedule(dynamic)) #</text:p>
                <draw:g>
                  <svg:desc>DataFunc3Threads.D2:DataFunc3Threads.D2</svg:desc>
                </draw:g>
              </table:table-cell>
              <table:table-cell office:value-type="string">
                <text:p># GUIDED SCHEDULE PARALLELING
(parallel for schedule(guided)) #</text:p>
                <draw:g>
                  <svg:desc>DataFunc3Threads.E2:DataFunc3Thread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7428">
                <text:p>107428</text:p>
                <draw:g>
                  <svg:desc>DataFunc3Threads.A3:DataFunc3Threads.A102</svg:desc>
                </draw:g>
              </table:table-cell>
              <table:table-cell office:value-type="float" office:value="0.0169754">
                <text:p>0.0169754</text:p>
                <draw:g>
                  <svg:desc>DataFunc3Threads.B3:DataFunc3Threads.B102</svg:desc>
                </draw:g>
              </table:table-cell>
              <table:table-cell office:value-type="float" office:value="0.0116474">
                <text:p>0.0116474</text:p>
                <draw:g>
                  <svg:desc>DataFunc3Threads.C3:DataFunc3Threads.C102</svg:desc>
                </draw:g>
              </table:table-cell>
              <table:table-cell office:value-type="float" office:value="0.0147612">
                <text:p>0.0147612</text:p>
                <draw:g>
                  <svg:desc>DataFunc3Threads.D3:DataFunc3Threads.D102</svg:desc>
                </draw:g>
              </table:table-cell>
              <table:table-cell office:value-type="float" office:value="0.0215976">
                <text:p>0.0215976</text:p>
                <draw:g>
                  <svg:desc>DataFunc3Threads.E3:DataFunc3Threads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896">
                <text:p>135896</text:p>
              </table:table-cell>
              <table:table-cell office:value-type="float" office:value="0.020989">
                <text:p>0.020989</text:p>
              </table:table-cell>
              <table:table-cell office:value-type="float" office:value="0.0131039">
                <text:p>0.0131039</text:p>
              </table:table-cell>
              <table:table-cell office:value-type="float" office:value="0.0121">
                <text:p>0.0121</text:p>
              </table:table-cell>
              <table:table-cell office:value-type="float" office:value="0.0124797">
                <text:p>0.0124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8776">
                <text:p>158776</text:p>
              </table:table-cell>
              <table:table-cell office:value-type="float" office:value="0.0273412">
                <text:p>0.0273412</text:p>
              </table:table-cell>
              <table:table-cell office:value-type="float" office:value="0.0200272">
                <text:p>0.0200272</text:p>
              </table:table-cell>
              <table:table-cell office:value-type="float" office:value="0.0210537">
                <text:p>0.0210537</text:p>
              </table:table-cell>
              <table:table-cell office:value-type="float" office:value="0.0191564">
                <text:p>0.0191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574">
                <text:p>150574</text:p>
              </table:table-cell>
              <table:table-cell office:value-type="float" office:value="0.0238958">
                <text:p>0.0238958</text:p>
              </table:table-cell>
              <table:table-cell office:value-type="float" office:value="0.0142464">
                <text:p>0.0142464</text:p>
              </table:table-cell>
              <table:table-cell office:value-type="float" office:value="0.013027">
                <text:p>0.013027</text:p>
              </table:table-cell>
              <table:table-cell office:value-type="float" office:value="0.0154275">
                <text:p>0.0154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3178">
                <text:p>113178</text:p>
              </table:table-cell>
              <table:table-cell office:value-type="float" office:value="0.0176257">
                <text:p>0.0176257</text:p>
              </table:table-cell>
              <table:table-cell office:value-type="float" office:value="0.0100162">
                <text:p>0.0100162</text:p>
              </table:table-cell>
              <table:table-cell office:value-type="float" office:value="0.0100906">
                <text:p>0.0100906</text:p>
              </table:table-cell>
              <table:table-cell office:value-type="float" office:value="0.0107667">
                <text:p>0.0107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643">
                <text:p>31643</text:p>
              </table:table-cell>
              <table:table-cell office:value-type="float" office:value="0.00484175">
                <text:p>0.00484175</text:p>
              </table:table-cell>
              <table:table-cell office:value-type="float" office:value="0.0027649">
                <text:p>0.0027649</text:p>
              </table:table-cell>
              <table:table-cell office:value-type="float" office:value="0.00361592">
                <text:p>0.00361592</text:p>
              </table:table-cell>
              <table:table-cell office:value-type="float" office:value="0.00283612">
                <text:p>0.00283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64">
                <text:p>35064</text:p>
              </table:table-cell>
              <table:table-cell office:value-type="float" office:value="0.00567228">
                <text:p>0.00567228</text:p>
              </table:table-cell>
              <table:table-cell office:value-type="float" office:value="0.0149047">
                <text:p>0.0149047</text:p>
              </table:table-cell>
              <table:table-cell office:value-type="float" office:value="0.00683845">
                <text:p>0.00683845</text:p>
              </table:table-cell>
              <table:table-cell office:value-type="float" office:value="0.00478783">
                <text:p>0.00478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5446">
                <text:p>185446</text:p>
              </table:table-cell>
              <table:table-cell office:value-type="float" office:value="0.0290789">
                <text:p>0.0290789</text:p>
              </table:table-cell>
              <table:table-cell office:value-type="float" office:value="0.0173441">
                <text:p>0.0173441</text:p>
              </table:table-cell>
              <table:table-cell office:value-type="float" office:value="0.0162403">
                <text:p>0.0162403</text:p>
              </table:table-cell>
              <table:table-cell office:value-type="float" office:value="0.015999">
                <text:p>0.015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494">
                <text:p>79494</text:p>
              </table:table-cell>
              <table:table-cell office:value-type="float" office:value="0.0119677">
                <text:p>0.0119677</text:p>
              </table:table-cell>
              <table:table-cell office:value-type="float" office:value="0.00721286">
                <text:p>0.00721286</text:p>
              </table:table-cell>
              <table:table-cell office:value-type="float" office:value="0.00657675">
                <text:p>0.00657675</text:p>
              </table:table-cell>
              <table:table-cell office:value-type="float" office:value="0.00684494">
                <text:p>0.006844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939">
                <text:p>130939</text:p>
              </table:table-cell>
              <table:table-cell office:value-type="float" office:value="0.0234956">
                <text:p>0.0234956</text:p>
              </table:table-cell>
              <table:table-cell office:value-type="float" office:value="0.0121226">
                <text:p>0.0121226</text:p>
              </table:table-cell>
              <table:table-cell office:value-type="float" office:value="0.0115565">
                <text:p>0.0115565</text:p>
              </table:table-cell>
              <table:table-cell office:value-type="float" office:value="0.0227403">
                <text:p>0.02274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61">
                <text:p>5661</text:p>
              </table:table-cell>
              <table:table-cell office:value-type="float" office:value="0.000937285">
                <text:p>0.000937285</text:p>
              </table:table-cell>
              <table:table-cell office:value-type="float" office:value="0.00390368">
                <text:p>0.00390368</text:p>
              </table:table-cell>
              <table:table-cell office:value-type="float" office:value="0.00062957">
                <text:p>0.00062957</text:p>
              </table:table-cell>
              <table:table-cell office:value-type="float" office:value="0.000633535">
                <text:p>0.0006335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047">
                <text:p>92047</text:p>
              </table:table-cell>
              <table:table-cell office:value-type="float" office:value="0.0143269">
                <text:p>0.0143269</text:p>
              </table:table-cell>
              <table:table-cell office:value-type="float" office:value="0.00833873">
                <text:p>0.00833873</text:p>
              </table:table-cell>
              <table:table-cell office:value-type="float" office:value="0.00839469">
                <text:p>0.00839469</text:p>
              </table:table-cell>
              <table:table-cell office:value-type="float" office:value="0.00831988">
                <text:p>0.008319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1309">
                <text:p>111309</text:p>
              </table:table-cell>
              <table:table-cell office:value-type="float" office:value="0.0169193">
                <text:p>0.0169193</text:p>
              </table:table-cell>
              <table:table-cell office:value-type="float" office:value="0.0097163">
                <text:p>0.0097163</text:p>
              </table:table-cell>
              <table:table-cell office:value-type="float" office:value="0.00921724">
                <text:p>0.00921724</text:p>
              </table:table-cell>
              <table:table-cell office:value-type="float" office:value="0.00991725">
                <text:p>0.00991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566">
                <text:p>110566</text:p>
              </table:table-cell>
              <table:table-cell office:value-type="float" office:value="0.016774">
                <text:p>0.016774</text:p>
              </table:table-cell>
              <table:table-cell office:value-type="float" office:value="0.0097488">
                <text:p>0.0097488</text:p>
              </table:table-cell>
              <table:table-cell office:value-type="float" office:value="0.00962459">
                <text:p>0.00962459</text:p>
              </table:table-cell>
              <table:table-cell office:value-type="float" office:value="0.0101584">
                <text:p>0.0101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162">
                <text:p>155162</text:p>
              </table:table-cell>
              <table:table-cell office:value-type="float" office:value="0.0248296">
                <text:p>0.0248296</text:p>
              </table:table-cell>
              <table:table-cell office:value-type="float" office:value="0.0151139">
                <text:p>0.0151139</text:p>
              </table:table-cell>
              <table:table-cell office:value-type="float" office:value="0.0137893">
                <text:p>0.0137893</text:p>
              </table:table-cell>
              <table:table-cell office:value-type="float" office:value="0.0146641">
                <text:p>0.01466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9608">
                <text:p>169608</text:p>
              </table:table-cell>
              <table:table-cell office:value-type="float" office:value="0.0272892">
                <text:p>0.0272892</text:p>
              </table:table-cell>
              <table:table-cell office:value-type="float" office:value="0.0151426">
                <text:p>0.0151426</text:p>
              </table:table-cell>
              <table:table-cell office:value-type="float" office:value="0.016985">
                <text:p>0.016985</text:p>
              </table:table-cell>
              <table:table-cell office:value-type="float" office:value="0.0157609">
                <text:p>0.01576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3683">
                <text:p>143683</text:p>
              </table:table-cell>
              <table:table-cell office:value-type="float" office:value="0.0240907">
                <text:p>0.0240907</text:p>
              </table:table-cell>
              <table:table-cell office:value-type="float" office:value="0.0131499">
                <text:p>0.0131499</text:p>
              </table:table-cell>
              <table:table-cell office:value-type="float" office:value="0.0125561">
                <text:p>0.0125561</text:p>
              </table:table-cell>
              <table:table-cell office:value-type="float" office:value="0.0133588">
                <text:p>0.0133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943">
                <text:p>136943</text:p>
              </table:table-cell>
              <table:table-cell office:value-type="float" office:value="0.0218998">
                <text:p>0.0218998</text:p>
              </table:table-cell>
              <table:table-cell office:value-type="float" office:value="0.01222">
                <text:p>0.01222</text:p>
              </table:table-cell>
              <table:table-cell office:value-type="float" office:value="0.0118748">
                <text:p>0.0118748</text:p>
              </table:table-cell>
              <table:table-cell office:value-type="float" office:value="0.0126321">
                <text:p>0.01263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96">
                <text:p>8596</text:p>
              </table:table-cell>
              <table:table-cell office:value-type="float" office:value="0.00145425">
                <text:p>0.00145425</text:p>
              </table:table-cell>
              <table:table-cell office:value-type="float" office:value="0.000912166">
                <text:p>0.000912166</text:p>
              </table:table-cell>
              <table:table-cell office:value-type="float" office:value="0.000840762">
                <text:p>0.000840762</text:p>
              </table:table-cell>
              <table:table-cell office:value-type="float" office:value="0.000916053">
                <text:p>0.000916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53">
                <text:p>2753</text:p>
              </table:table-cell>
              <table:table-cell office:value-type="float" office:value="0.000362322">
                <text:p>0.000362322</text:p>
              </table:table-cell>
              <table:table-cell office:value-type="float" office:value="0.000677621">
                <text:p>0.000677621</text:p>
              </table:table-cell>
              <table:table-cell office:value-type="float" office:value="0.000242944">
                <text:p>0.000242944</text:p>
              </table:table-cell>
              <table:table-cell office:value-type="float" office:value="0.000508519">
                <text:p>0.0005085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447">
                <text:p>125447</text:p>
              </table:table-cell>
              <table:table-cell office:value-type="float" office:value="0.0188535">
                <text:p>0.0188535</text:p>
              </table:table-cell>
              <table:table-cell office:value-type="float" office:value="0.0111366">
                <text:p>0.0111366</text:p>
              </table:table-cell>
              <table:table-cell office:value-type="float" office:value="0.0105044">
                <text:p>0.0105044</text:p>
              </table:table-cell>
              <table:table-cell office:value-type="float" office:value="0.0104258">
                <text:p>0.01042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9836">
                <text:p>179836</text:p>
              </table:table-cell>
              <table:table-cell office:value-type="float" office:value="0.0293705">
                <text:p>0.0293705</text:p>
              </table:table-cell>
              <table:table-cell office:value-type="float" office:value="0.0166234">
                <text:p>0.0166234</text:p>
              </table:table-cell>
              <table:table-cell office:value-type="float" office:value="0.0174446">
                <text:p>0.0174446</text:p>
              </table:table-cell>
              <table:table-cell office:value-type="float" office:value="0.0152435">
                <text:p>0.01524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960">
                <text:p>71960</text:p>
              </table:table-cell>
              <table:table-cell office:value-type="float" office:value="0.0114831">
                <text:p>0.0114831</text:p>
              </table:table-cell>
              <table:table-cell office:value-type="float" office:value="0.00716084">
                <text:p>0.00716084</text:p>
              </table:table-cell>
              <table:table-cell office:value-type="float" office:value="0.0075814">
                <text:p>0.0075814</text:p>
              </table:table-cell>
              <table:table-cell office:value-type="float" office:value="0.00624663">
                <text:p>0.006246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3345">
                <text:p>143345</text:p>
              </table:table-cell>
              <table:table-cell office:value-type="float" office:value="0.0227923">
                <text:p>0.0227923</text:p>
              </table:table-cell>
              <table:table-cell office:value-type="float" office:value="0.0128605">
                <text:p>0.0128605</text:p>
              </table:table-cell>
              <table:table-cell office:value-type="float" office:value="0.0123762">
                <text:p>0.0123762</text:p>
              </table:table-cell>
              <table:table-cell office:value-type="float" office:value="0.0148344">
                <text:p>0.01483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0023">
                <text:p>190023</text:p>
              </table:table-cell>
              <table:table-cell office:value-type="float" office:value="0.0296675">
                <text:p>0.0296675</text:p>
              </table:table-cell>
              <table:table-cell office:value-type="float" office:value="0.0173676">
                <text:p>0.0173676</text:p>
              </table:table-cell>
              <table:table-cell office:value-type="float" office:value="0.016291">
                <text:p>0.016291</text:p>
              </table:table-cell>
              <table:table-cell office:value-type="float" office:value="0.0163642">
                <text:p>0.01636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0828">
                <text:p>180828</text:p>
              </table:table-cell>
              <table:table-cell office:value-type="float" office:value="0.029529">
                <text:p>0.029529</text:p>
              </table:table-cell>
              <table:table-cell office:value-type="float" office:value="0.0157252">
                <text:p>0.0157252</text:p>
              </table:table-cell>
              <table:table-cell office:value-type="float" office:value="0.0154169">
                <text:p>0.0154169</text:p>
              </table:table-cell>
              <table:table-cell office:value-type="float" office:value="0.0161584">
                <text:p>0.01615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267">
                <text:p>29267</text:p>
              </table:table-cell>
              <table:table-cell office:value-type="float" office:value="0.00454323">
                <text:p>0.00454323</text:p>
              </table:table-cell>
              <table:table-cell office:value-type="float" office:value="0.0026335">
                <text:p>0.0026335</text:p>
              </table:table-cell>
              <table:table-cell office:value-type="float" office:value="0.00252585">
                <text:p>0.00252585</text:p>
              </table:table-cell>
              <table:table-cell office:value-type="float" office:value="0.00265695">
                <text:p>0.002656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620">
                <text:p>59620</text:p>
              </table:table-cell>
              <table:table-cell office:value-type="float" office:value="0.0089201">
                <text:p>0.0089201</text:p>
              </table:table-cell>
              <table:table-cell office:value-type="float" office:value="0.00543186">
                <text:p>0.00543186</text:p>
              </table:table-cell>
              <table:table-cell office:value-type="float" office:value="0.00490109">
                <text:p>0.00490109</text:p>
              </table:table-cell>
              <table:table-cell office:value-type="float" office:value="0.00493839">
                <text:p>0.004938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423">
                <text:p>98423</text:p>
              </table:table-cell>
              <table:table-cell office:value-type="float" office:value="0.0149203">
                <text:p>0.0149203</text:p>
              </table:table-cell>
              <table:table-cell office:value-type="float" office:value="0.00856399">
                <text:p>0.00856399</text:p>
              </table:table-cell>
              <table:table-cell office:value-type="float" office:value="0.00834433">
                <text:p>0.00834433</text:p>
              </table:table-cell>
              <table:table-cell office:value-type="float" office:value="0.00895509">
                <text:p>0.008955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6478">
                <text:p>166478</text:p>
              </table:table-cell>
              <table:table-cell office:value-type="float" office:value="0.0275088">
                <text:p>0.0275088</text:p>
              </table:table-cell>
              <table:table-cell office:value-type="float" office:value="0.0142711">
                <text:p>0.0142711</text:p>
              </table:table-cell>
              <table:table-cell office:value-type="float" office:value="0.0155109">
                <text:p>0.0155109</text:p>
              </table:table-cell>
              <table:table-cell office:value-type="float" office:value="0.0153262">
                <text:p>0.0153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622">
                <text:p>70622</text:p>
              </table:table-cell>
              <table:table-cell office:value-type="float" office:value="0.0111988">
                <text:p>0.0111988</text:p>
              </table:table-cell>
              <table:table-cell office:value-type="float" office:value="0.00694562">
                <text:p>0.00694562</text:p>
              </table:table-cell>
              <table:table-cell office:value-type="float" office:value="0.00581524">
                <text:p>0.00581524</text:p>
              </table:table-cell>
              <table:table-cell office:value-type="float" office:value="0.00631383">
                <text:p>0.006313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94">
                <text:p>10094</text:p>
              </table:table-cell>
              <table:table-cell office:value-type="float" office:value="0.00154319">
                <text:p>0.00154319</text:p>
              </table:table-cell>
              <table:table-cell office:value-type="float" office:value="0.00100732">
                <text:p>0.00100732</text:p>
              </table:table-cell>
              <table:table-cell office:value-type="float" office:value="0.000894717">
                <text:p>0.000894717</text:p>
              </table:table-cell>
              <table:table-cell office:value-type="float" office:value="0.000843674">
                <text:p>0.0008436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7458">
                <text:p>117458</text:p>
              </table:table-cell>
              <table:table-cell office:value-type="float" office:value="0.0181252">
                <text:p>0.0181252</text:p>
              </table:table-cell>
              <table:table-cell office:value-type="float" office:value="0.0107061">
                <text:p>0.0107061</text:p>
              </table:table-cell>
              <table:table-cell office:value-type="float" office:value="0.0102651">
                <text:p>0.0102651</text:p>
              </table:table-cell>
              <table:table-cell office:value-type="float" office:value="0.0105766">
                <text:p>0.01057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881">
                <text:p>100881</text:p>
              </table:table-cell>
              <table:table-cell office:value-type="float" office:value="0.0149573">
                <text:p>0.0149573</text:p>
              </table:table-cell>
              <table:table-cell office:value-type="float" office:value="0.00867559">
                <text:p>0.00867559</text:p>
              </table:table-cell>
              <table:table-cell office:value-type="float" office:value="0.008257">
                <text:p>0.008257</text:p>
              </table:table-cell>
              <table:table-cell office:value-type="float" office:value="0.00863911">
                <text:p>0.008639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629">
                <text:p>101629</text:p>
              </table:table-cell>
              <table:table-cell office:value-type="float" office:value="0.0159067">
                <text:p>0.0159067</text:p>
              </table:table-cell>
              <table:table-cell office:value-type="float" office:value="0.00921589">
                <text:p>0.00921589</text:p>
              </table:table-cell>
              <table:table-cell office:value-type="float" office:value="0.00890847">
                <text:p>0.00890847</text:p>
              </table:table-cell>
              <table:table-cell office:value-type="float" office:value="0.00915865">
                <text:p>0.009158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0427">
                <text:p>170427</text:p>
              </table:table-cell>
              <table:table-cell office:value-type="float" office:value="0.0278092">
                <text:p>0.0278092</text:p>
              </table:table-cell>
              <table:table-cell office:value-type="float" office:value="0.0150731">
                <text:p>0.0150731</text:p>
              </table:table-cell>
              <table:table-cell office:value-type="float" office:value="0.0146445">
                <text:p>0.0146445</text:p>
              </table:table-cell>
              <table:table-cell office:value-type="float" office:value="0.0152771">
                <text:p>0.01527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3381">
                <text:p>173381</text:p>
              </table:table-cell>
              <table:table-cell office:value-type="float" office:value="0.0275074">
                <text:p>0.0275074</text:p>
              </table:table-cell>
              <table:table-cell office:value-type="float" office:value="0.0156892">
                <text:p>0.0156892</text:p>
              </table:table-cell>
              <table:table-cell office:value-type="float" office:value="0.0152313">
                <text:p>0.0152313</text:p>
              </table:table-cell>
              <table:table-cell office:value-type="float" office:value="0.0157061">
                <text:p>0.01570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5220">
                <text:p>165220</text:p>
              </table:table-cell>
              <table:table-cell office:value-type="float" office:value="0.0257921">
                <text:p>0.0257921</text:p>
              </table:table-cell>
              <table:table-cell office:value-type="float" office:value="0.0148661">
                <text:p>0.0148661</text:p>
              </table:table-cell>
              <table:table-cell office:value-type="float" office:value="0.0141382">
                <text:p>0.0141382</text:p>
              </table:table-cell>
              <table:table-cell office:value-type="float" office:value="0.0153249">
                <text:p>0.01532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5127">
                <text:p>155127</text:p>
              </table:table-cell>
              <table:table-cell office:value-type="float" office:value="0.024582">
                <text:p>0.024582</text:p>
              </table:table-cell>
              <table:table-cell office:value-type="float" office:value="0.0138609">
                <text:p>0.0138609</text:p>
              </table:table-cell>
              <table:table-cell office:value-type="float" office:value="0.0134081">
                <text:p>0.0134081</text:p>
              </table:table-cell>
              <table:table-cell office:value-type="float" office:value="0.013811">
                <text:p>0.0138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474">
                <text:p>92474</text:p>
              </table:table-cell>
              <table:table-cell office:value-type="float" office:value="0.0144602">
                <text:p>0.0144602</text:p>
              </table:table-cell>
              <table:table-cell office:value-type="float" office:value="0.00851749">
                <text:p>0.00851749</text:p>
              </table:table-cell>
              <table:table-cell office:value-type="float" office:value="0.00831775">
                <text:p>0.00831775</text:p>
              </table:table-cell>
              <table:table-cell office:value-type="float" office:value="0.00922752">
                <text:p>0.009227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746">
                <text:p>22746</text:p>
              </table:table-cell>
              <table:table-cell office:value-type="float" office:value="0.00359776">
                <text:p>0.00359776</text:p>
              </table:table-cell>
              <table:table-cell office:value-type="float" office:value="0.00334542">
                <text:p>0.00334542</text:p>
              </table:table-cell>
              <table:table-cell office:value-type="float" office:value="0.00229021">
                <text:p>0.00229021</text:p>
              </table:table-cell>
              <table:table-cell office:value-type="float" office:value="0.00297691">
                <text:p>0.002976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5328">
                <text:p>135328</text:p>
              </table:table-cell>
              <table:table-cell office:value-type="float" office:value="0.0213194">
                <text:p>0.0213194</text:p>
              </table:table-cell>
              <table:table-cell office:value-type="float" office:value="0.012011">
                <text:p>0.012011</text:p>
              </table:table-cell>
              <table:table-cell office:value-type="float" office:value="0.0118186">
                <text:p>0.0118186</text:p>
              </table:table-cell>
              <table:table-cell office:value-type="float" office:value="0.0125873">
                <text:p>0.01258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0790">
                <text:p>110790</text:p>
              </table:table-cell>
              <table:table-cell office:value-type="float" office:value="0.0170771">
                <text:p>0.0170771</text:p>
              </table:table-cell>
              <table:table-cell office:value-type="float" office:value="0.00996753">
                <text:p>0.00996753</text:p>
              </table:table-cell>
              <table:table-cell office:value-type="float" office:value="0.00948786">
                <text:p>0.00948786</text:p>
              </table:table-cell>
              <table:table-cell office:value-type="float" office:value="0.00999656">
                <text:p>0.009996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8112">
                <text:p>198112</text:p>
              </table:table-cell>
              <table:table-cell office:value-type="float" office:value="0.031151">
                <text:p>0.031151</text:p>
              </table:table-cell>
              <table:table-cell office:value-type="float" office:value="0.0176918">
                <text:p>0.0176918</text:p>
              </table:table-cell>
              <table:table-cell office:value-type="float" office:value="0.0170272">
                <text:p>0.0170272</text:p>
              </table:table-cell>
              <table:table-cell office:value-type="float" office:value="0.0177211">
                <text:p>0.01772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230">
                <text:p>33230</text:p>
              </table:table-cell>
              <table:table-cell office:value-type="float" office:value="0.00506335">
                <text:p>0.00506335</text:p>
              </table:table-cell>
              <table:table-cell office:value-type="float" office:value="0.00311046">
                <text:p>0.00311046</text:p>
              </table:table-cell>
              <table:table-cell office:value-type="float" office:value="0.0028179">
                <text:p>0.0028179</text:p>
              </table:table-cell>
              <table:table-cell office:value-type="float" office:value="0.00296551">
                <text:p>0.002965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9312">
                <text:p>129312</text:p>
              </table:table-cell>
              <table:table-cell office:value-type="float" office:value="0.0202714">
                <text:p>0.0202714</text:p>
              </table:table-cell>
              <table:table-cell office:value-type="float" office:value="0.0117253">
                <text:p>0.0117253</text:p>
              </table:table-cell>
              <table:table-cell office:value-type="float" office:value="0.0113942">
                <text:p>0.0113942</text:p>
              </table:table-cell>
              <table:table-cell office:value-type="float" office:value="0.0118405">
                <text:p>0.01184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8863">
                <text:p>68863</text:p>
              </table:table-cell>
              <table:table-cell office:value-type="float" office:value="0.0108434">
                <text:p>0.0108434</text:p>
              </table:table-cell>
              <table:table-cell office:value-type="float" office:value="0.00643476">
                <text:p>0.00643476</text:p>
              </table:table-cell>
              <table:table-cell office:value-type="float" office:value="0.00617104">
                <text:p>0.00617104</text:p>
              </table:table-cell>
              <table:table-cell office:value-type="float" office:value="0.00622006">
                <text:p>0.006220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5584">
                <text:p>175584</text:p>
              </table:table-cell>
              <table:table-cell office:value-type="float" office:value="0.0280768">
                <text:p>0.0280768</text:p>
              </table:table-cell>
              <table:table-cell office:value-type="float" office:value="0.0166665">
                <text:p>0.0166665</text:p>
              </table:table-cell>
              <table:table-cell office:value-type="float" office:value="0.0153684">
                <text:p>0.0153684</text:p>
              </table:table-cell>
              <table:table-cell office:value-type="float" office:value="0.0157618">
                <text:p>0.01576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909">
                <text:p>44909</text:p>
              </table:table-cell>
              <table:table-cell office:value-type="float" office:value="0.00683427">
                <text:p>0.00683427</text:p>
              </table:table-cell>
              <table:table-cell office:value-type="float" office:value="0.00395481">
                <text:p>0.00395481</text:p>
              </table:table-cell>
              <table:table-cell office:value-type="float" office:value="0.00383857">
                <text:p>0.00383857</text:p>
              </table:table-cell>
              <table:table-cell office:value-type="float" office:value="0.0084411">
                <text:p>0.00844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174">
                <text:p>47174</text:p>
              </table:table-cell>
              <table:table-cell office:value-type="float" office:value="0.00716433">
                <text:p>0.00716433</text:p>
              </table:table-cell>
              <table:table-cell office:value-type="float" office:value="0.00852728">
                <text:p>0.00852728</text:p>
              </table:table-cell>
              <table:table-cell office:value-type="float" office:value="0.00399641">
                <text:p>0.00399641</text:p>
              </table:table-cell>
              <table:table-cell office:value-type="float" office:value="0.0042513">
                <text:p>0.00425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769">
                <text:p>31769</text:p>
              </table:table-cell>
              <table:table-cell office:value-type="float" office:value="0.00720729">
                <text:p>0.00720729</text:p>
              </table:table-cell>
              <table:table-cell office:value-type="float" office:value="0.00285229">
                <text:p>0.00285229</text:p>
              </table:table-cell>
              <table:table-cell office:value-type="float" office:value="0.00267957">
                <text:p>0.00267957</text:p>
              </table:table-cell>
              <table:table-cell office:value-type="float" office:value="0.0029258">
                <text:p>0.00292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2474">
                <text:p>192474</text:p>
              </table:table-cell>
              <table:table-cell office:value-type="float" office:value="0.0301209">
                <text:p>0.0301209</text:p>
              </table:table-cell>
              <table:table-cell office:value-type="float" office:value="0.017268">
                <text:p>0.017268</text:p>
              </table:table-cell>
              <table:table-cell office:value-type="float" office:value="0.0164882">
                <text:p>0.0164882</text:p>
              </table:table-cell>
              <table:table-cell office:value-type="float" office:value="0.0173465">
                <text:p>0.01734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9920">
                <text:p>169920</text:p>
              </table:table-cell>
              <table:table-cell office:value-type="float" office:value="0.0310048">
                <text:p>0.0310048</text:p>
              </table:table-cell>
              <table:table-cell office:value-type="float" office:value="0.0158308">
                <text:p>0.0158308</text:p>
              </table:table-cell>
              <table:table-cell office:value-type="float" office:value="0.0145399">
                <text:p>0.0145399</text:p>
              </table:table-cell>
              <table:table-cell office:value-type="float" office:value="0.0188065">
                <text:p>0.01880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0689">
                <text:p>180689</text:p>
              </table:table-cell>
              <table:table-cell office:value-type="float" office:value="0.0281757">
                <text:p>0.0281757</text:p>
              </table:table-cell>
              <table:table-cell office:value-type="float" office:value="0.0168499">
                <text:p>0.0168499</text:p>
              </table:table-cell>
              <table:table-cell office:value-type="float" office:value="0.0169471">
                <text:p>0.0169471</text:p>
              </table:table-cell>
              <table:table-cell office:value-type="float" office:value="0.0161419">
                <text:p>0.01614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586">
                <text:p>9586</text:p>
              </table:table-cell>
              <table:table-cell office:value-type="float" office:value="0.00154191">
                <text:p>0.00154191</text:p>
              </table:table-cell>
              <table:table-cell office:value-type="float" office:value="0.000908385">
                <text:p>0.000908385</text:p>
              </table:table-cell>
              <table:table-cell office:value-type="float" office:value="0.000831712">
                <text:p>0.000831712</text:p>
              </table:table-cell>
              <table:table-cell office:value-type="float" office:value="0.000823369">
                <text:p>0.0008233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862">
                <text:p>110862</text:p>
              </table:table-cell>
              <table:table-cell office:value-type="float" office:value="0.0169234">
                <text:p>0.0169234</text:p>
              </table:table-cell>
              <table:table-cell office:value-type="float" office:value="0.0167429">
                <text:p>0.0167429</text:p>
              </table:table-cell>
              <table:table-cell office:value-type="float" office:value="0.00948326">
                <text:p>0.00948326</text:p>
              </table:table-cell>
              <table:table-cell office:value-type="float" office:value="0.00976522">
                <text:p>0.009765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604">
                <text:p>55604</text:p>
              </table:table-cell>
              <table:table-cell office:value-type="float" office:value="0.00840614">
                <text:p>0.00840614</text:p>
              </table:table-cell>
              <table:table-cell office:value-type="float" office:value="0.00509964">
                <text:p>0.00509964</text:p>
              </table:table-cell>
              <table:table-cell office:value-type="float" office:value="0.0048295">
                <text:p>0.0048295</text:p>
              </table:table-cell>
              <table:table-cell office:value-type="float" office:value="0.00477157">
                <text:p>0.004771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7442">
                <text:p>107442</text:p>
              </table:table-cell>
              <table:table-cell office:value-type="float" office:value="0.0164065">
                <text:p>0.0164065</text:p>
              </table:table-cell>
              <table:table-cell office:value-type="float" office:value="0.0100838">
                <text:p>0.0100838</text:p>
              </table:table-cell>
              <table:table-cell office:value-type="float" office:value="0.00932012">
                <text:p>0.00932012</text:p>
              </table:table-cell>
              <table:table-cell office:value-type="float" office:value="0.00957813">
                <text:p>0.009578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5088">
                <text:p>95088</text:p>
              </table:table-cell>
              <table:table-cell office:value-type="float" office:value="0.0148877">
                <text:p>0.0148877</text:p>
              </table:table-cell>
              <table:table-cell office:value-type="float" office:value="0.00893136">
                <text:p>0.00893136</text:p>
              </table:table-cell>
              <table:table-cell office:value-type="float" office:value="0.0084631">
                <text:p>0.0084631</text:p>
              </table:table-cell>
              <table:table-cell office:value-type="float" office:value="0.00875681">
                <text:p>0.008756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6857">
                <text:p>126857</text:p>
              </table:table-cell>
              <table:table-cell office:value-type="float" office:value="0.0193061">
                <text:p>0.0193061</text:p>
              </table:table-cell>
              <table:table-cell office:value-type="float" office:value="0.0116156">
                <text:p>0.0116156</text:p>
              </table:table-cell>
              <table:table-cell office:value-type="float" office:value="0.0110074">
                <text:p>0.0110074</text:p>
              </table:table-cell>
              <table:table-cell office:value-type="float" office:value="0.0113058">
                <text:p>0.01130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5601">
                <text:p>165601</text:p>
              </table:table-cell>
              <table:table-cell office:value-type="float" office:value="0.0259863">
                <text:p>0.0259863</text:p>
              </table:table-cell>
              <table:table-cell office:value-type="float" office:value="0.0149435">
                <text:p>0.0149435</text:p>
              </table:table-cell>
              <table:table-cell office:value-type="float" office:value="0.0146861">
                <text:p>0.0146861</text:p>
              </table:table-cell>
              <table:table-cell office:value-type="float" office:value="0.0151977">
                <text:p>0.01519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9137">
                <text:p>109137</text:p>
              </table:table-cell>
              <table:table-cell office:value-type="float" office:value="0.0167109">
                <text:p>0.0167109</text:p>
              </table:table-cell>
              <table:table-cell office:value-type="float" office:value="0.00972391">
                <text:p>0.00972391</text:p>
              </table:table-cell>
              <table:table-cell office:value-type="float" office:value="0.00946258">
                <text:p>0.00946258</text:p>
              </table:table-cell>
              <table:table-cell office:value-type="float" office:value="0.00968996">
                <text:p>0.009689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5284">
                <text:p>155284</text:p>
              </table:table-cell>
              <table:table-cell office:value-type="float" office:value="0.0241374">
                <text:p>0.0241374</text:p>
              </table:table-cell>
              <table:table-cell office:value-type="float" office:value="0.0140223">
                <text:p>0.0140223</text:p>
              </table:table-cell>
              <table:table-cell office:value-type="float" office:value="0.0131288">
                <text:p>0.0131288</text:p>
              </table:table-cell>
              <table:table-cell office:value-type="float" office:value="0.0141955">
                <text:p>0.01419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264">
                <text:p>196264</text:p>
              </table:table-cell>
              <table:table-cell office:value-type="float" office:value="0.0307768">
                <text:p>0.0307768</text:p>
              </table:table-cell>
              <table:table-cell office:value-type="float" office:value="0.0185916">
                <text:p>0.0185916</text:p>
              </table:table-cell>
              <table:table-cell office:value-type="float" office:value="0.0168761">
                <text:p>0.0168761</text:p>
              </table:table-cell>
              <table:table-cell office:value-type="float" office:value="0.0181914">
                <text:p>0.01819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688">
                <text:p>35688</text:p>
              </table:table-cell>
              <table:table-cell office:value-type="float" office:value="0.00536626">
                <text:p>0.00536626</text:p>
              </table:table-cell>
              <table:table-cell office:value-type="float" office:value="0.00338637">
                <text:p>0.00338637</text:p>
              </table:table-cell>
              <table:table-cell office:value-type="float" office:value="0.00314149">
                <text:p>0.00314149</text:p>
              </table:table-cell>
              <table:table-cell office:value-type="float" office:value="0.0033146">
                <text:p>0.00331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80">
                <text:p>4780</text:p>
              </table:table-cell>
              <table:table-cell office:value-type="float" office:value="0.000792277">
                <text:p>0.000792277</text:p>
              </table:table-cell>
              <table:table-cell office:value-type="float" office:value="0.000591029">
                <text:p>0.000591029</text:p>
              </table:table-cell>
              <table:table-cell office:value-type="float" office:value="0.000493602">
                <text:p>0.000493602</text:p>
              </table:table-cell>
              <table:table-cell office:value-type="float" office:value="0.000653439">
                <text:p>0.0006534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1541">
                <text:p>61541</text:p>
              </table:table-cell>
              <table:table-cell office:value-type="float" office:value="0.00921525">
                <text:p>0.00921525</text:p>
              </table:table-cell>
              <table:table-cell office:value-type="float" office:value="0.00545096">
                <text:p>0.00545096</text:p>
              </table:table-cell>
              <table:table-cell office:value-type="float" office:value="0.00500126">
                <text:p>0.00500126</text:p>
              </table:table-cell>
              <table:table-cell office:value-type="float" office:value="0.00509052">
                <text:p>0.005090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605">
                <text:p>112605</text:p>
              </table:table-cell>
              <table:table-cell office:value-type="float" office:value="0.0176264">
                <text:p>0.0176264</text:p>
              </table:table-cell>
              <table:table-cell office:value-type="float" office:value="0.0105835">
                <text:p>0.0105835</text:p>
              </table:table-cell>
              <table:table-cell office:value-type="float" office:value="0.00988011">
                <text:p>0.00988011</text:p>
              </table:table-cell>
              <table:table-cell office:value-type="float" office:value="0.013106">
                <text:p>0.0131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552">
                <text:p>65552</text:p>
              </table:table-cell>
              <table:table-cell office:value-type="float" office:value="0.0100471">
                <text:p>0.0100471</text:p>
              </table:table-cell>
              <table:table-cell office:value-type="float" office:value="0.00597708">
                <text:p>0.00597708</text:p>
              </table:table-cell>
              <table:table-cell office:value-type="float" office:value="0.00694202">
                <text:p>0.00694202</text:p>
              </table:table-cell>
              <table:table-cell office:value-type="float" office:value="0.00589121">
                <text:p>0.005891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1259">
                <text:p>141259</text:p>
              </table:table-cell>
              <table:table-cell office:value-type="float" office:value="0.0225496">
                <text:p>0.0225496</text:p>
              </table:table-cell>
              <table:table-cell office:value-type="float" office:value="0.0144587">
                <text:p>0.0144587</text:p>
              </table:table-cell>
              <table:table-cell office:value-type="float" office:value="0.0125419">
                <text:p>0.0125419</text:p>
              </table:table-cell>
              <table:table-cell office:value-type="float" office:value="0.0125231">
                <text:p>0.01252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5965">
                <text:p>135965</text:p>
              </table:table-cell>
              <table:table-cell office:value-type="float" office:value="0.0221984">
                <text:p>0.0221984</text:p>
              </table:table-cell>
              <table:table-cell office:value-type="float" office:value="0.0130908">
                <text:p>0.0130908</text:p>
              </table:table-cell>
              <table:table-cell office:value-type="float" office:value="0.0114849">
                <text:p>0.0114849</text:p>
              </table:table-cell>
              <table:table-cell office:value-type="float" office:value="0.0122947">
                <text:p>0.01229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3956">
                <text:p>113956</text:p>
              </table:table-cell>
              <table:table-cell office:value-type="float" office:value="0.0177704">
                <text:p>0.0177704</text:p>
              </table:table-cell>
              <table:table-cell office:value-type="float" office:value="0.0105832">
                <text:p>0.0105832</text:p>
              </table:table-cell>
              <table:table-cell office:value-type="float" office:value="0.00992009">
                <text:p>0.00992009</text:p>
              </table:table-cell>
              <table:table-cell office:value-type="float" office:value="0.0116055">
                <text:p>0.01160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278">
                <text:p>23278</text:p>
              </table:table-cell>
              <table:table-cell office:value-type="float" office:value="0.00357457">
                <text:p>0.00357457</text:p>
              </table:table-cell>
              <table:table-cell office:value-type="float" office:value="0.00215072">
                <text:p>0.00215072</text:p>
              </table:table-cell>
              <table:table-cell office:value-type="float" office:value="0.00219663">
                <text:p>0.00219663</text:p>
              </table:table-cell>
              <table:table-cell office:value-type="float" office:value="0.00245281">
                <text:p>0.002452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2567">
                <text:p>132567</text:p>
              </table:table-cell>
              <table:table-cell office:value-type="float" office:value="0.0210664">
                <text:p>0.0210664</text:p>
              </table:table-cell>
              <table:table-cell office:value-type="float" office:value="0.012629">
                <text:p>0.012629</text:p>
              </table:table-cell>
              <table:table-cell office:value-type="float" office:value="0.011841">
                <text:p>0.011841</text:p>
              </table:table-cell>
              <table:table-cell office:value-type="float" office:value="0.0157632">
                <text:p>0.01576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5335">
                <text:p>135335</text:p>
              </table:table-cell>
              <table:table-cell office:value-type="float" office:value="0.0206645">
                <text:p>0.0206645</text:p>
              </table:table-cell>
              <table:table-cell office:value-type="float" office:value="0.0121983">
                <text:p>0.0121983</text:p>
              </table:table-cell>
              <table:table-cell office:value-type="float" office:value="0.0115347">
                <text:p>0.0115347</text:p>
              </table:table-cell>
              <table:table-cell office:value-type="float" office:value="0.0118077">
                <text:p>0.01180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4">
                <text:p>744</text:p>
              </table:table-cell>
              <table:table-cell office:value-type="float" office:value="0.000122125">
                <text:p>0.000122125</text:p>
              </table:table-cell>
              <table:table-cell office:value-type="float" office:value="0.000141783">
                <text:p>0.000141783</text:p>
              </table:table-cell>
              <table:table-cell office:value-type="float" office:value="0.000106308">
                <text:p>0.000106308</text:p>
              </table:table-cell>
              <table:table-cell office:value-type="float" office:value="0.000115671">
                <text:p>0.0001156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3645">
                <text:p>123645</text:p>
              </table:table-cell>
              <table:table-cell office:value-type="float" office:value="0.0190525">
                <text:p>0.0190525</text:p>
              </table:table-cell>
              <table:table-cell office:value-type="float" office:value="0.0120665">
                <text:p>0.0120665</text:p>
              </table:table-cell>
              <table:table-cell office:value-type="float" office:value="0.0107349">
                <text:p>0.0107349</text:p>
              </table:table-cell>
              <table:table-cell office:value-type="float" office:value="0.0110429">
                <text:p>0.01104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92">
                <text:p>9392</text:p>
              </table:table-cell>
              <table:table-cell office:value-type="float" office:value="0.001524">
                <text:p>0.001524</text:p>
              </table:table-cell>
              <table:table-cell office:value-type="float" office:value="0.00101739">
                <text:p>0.00101739</text:p>
              </table:table-cell>
              <table:table-cell office:value-type="float" office:value="0.000884593">
                <text:p>0.000884593</text:p>
              </table:table-cell>
              <table:table-cell office:value-type="float" office:value="0.000941006">
                <text:p>0.0009410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1853">
                <text:p>151853</text:p>
              </table:table-cell>
              <table:table-cell office:value-type="float" office:value="0.0259615">
                <text:p>0.0259615</text:p>
              </table:table-cell>
              <table:table-cell office:value-type="float" office:value="0.0137993">
                <text:p>0.0137993</text:p>
              </table:table-cell>
              <table:table-cell office:value-type="float" office:value="0.0130756">
                <text:p>0.0130756</text:p>
              </table:table-cell>
              <table:table-cell office:value-type="float" office:value="0.0136715">
                <text:p>0.01367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6143">
                <text:p>186143</text:p>
              </table:table-cell>
              <table:table-cell office:value-type="float" office:value="0.0295088">
                <text:p>0.0295088</text:p>
              </table:table-cell>
              <table:table-cell office:value-type="float" office:value="0.0174915">
                <text:p>0.0174915</text:p>
              </table:table-cell>
              <table:table-cell office:value-type="float" office:value="0.0161947">
                <text:p>0.0161947</text:p>
              </table:table-cell>
              <table:table-cell office:value-type="float" office:value="0.0170906">
                <text:p>0.01709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4630">
                <text:p>74630</text:p>
              </table:table-cell>
              <table:table-cell office:value-type="float" office:value="0.011947">
                <text:p>0.011947</text:p>
              </table:table-cell>
              <table:table-cell office:value-type="float" office:value="0.00715767">
                <text:p>0.00715767</text:p>
              </table:table-cell>
              <table:table-cell office:value-type="float" office:value="0.00681761">
                <text:p>0.00681761</text:p>
              </table:table-cell>
              <table:table-cell office:value-type="float" office:value="0.00692549">
                <text:p>0.006925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3804">
                <text:p>133804</text:p>
              </table:table-cell>
              <table:table-cell office:value-type="float" office:value="0.021753">
                <text:p>0.021753</text:p>
              </table:table-cell>
              <table:table-cell office:value-type="float" office:value="0.0122524">
                <text:p>0.0122524</text:p>
              </table:table-cell>
              <table:table-cell office:value-type="float" office:value="0.0112439">
                <text:p>0.0112439</text:p>
              </table:table-cell>
              <table:table-cell office:value-type="float" office:value="0.0138952">
                <text:p>0.01389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057">
                <text:p>31057</text:p>
              </table:table-cell>
              <table:table-cell office:value-type="float" office:value="0.00483834">
                <text:p>0.00483834</text:p>
              </table:table-cell>
              <table:table-cell office:value-type="float" office:value="0.00353346">
                <text:p>0.00353346</text:p>
              </table:table-cell>
              <table:table-cell office:value-type="float" office:value="0.00370669">
                <text:p>0.00370669</text:p>
              </table:table-cell>
              <table:table-cell office:value-type="float" office:value="0.00302289">
                <text:p>0.003022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3953">
                <text:p>183953</text:p>
              </table:table-cell>
              <table:table-cell office:value-type="float" office:value="0.0282167">
                <text:p>0.0282167</text:p>
              </table:table-cell>
              <table:table-cell office:value-type="float" office:value="0.0167669">
                <text:p>0.0167669</text:p>
              </table:table-cell>
              <table:table-cell office:value-type="float" office:value="0.0152754">
                <text:p>0.0152754</text:p>
              </table:table-cell>
              <table:table-cell office:value-type="float" office:value="0.0162544">
                <text:p>0.01625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7910">
                <text:p>187910</text:p>
              </table:table-cell>
              <table:table-cell office:value-type="float" office:value="0.0297174">
                <text:p>0.0297174</text:p>
              </table:table-cell>
              <table:table-cell office:value-type="float" office:value="0.0174569">
                <text:p>0.0174569</text:p>
              </table:table-cell>
              <table:table-cell office:value-type="float" office:value="0.0161928">
                <text:p>0.0161928</text:p>
              </table:table-cell>
              <table:table-cell office:value-type="float" office:value="0.017471">
                <text:p>0.0174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3570">
                <text:p>153570</text:p>
              </table:table-cell>
              <table:table-cell office:value-type="float" office:value="0.0239494">
                <text:p>0.0239494</text:p>
              </table:table-cell>
              <table:table-cell office:value-type="float" office:value="0.0141453">
                <text:p>0.0141453</text:p>
              </table:table-cell>
              <table:table-cell office:value-type="float" office:value="0.0131904">
                <text:p>0.0131904</text:p>
              </table:table-cell>
              <table:table-cell office:value-type="float" office:value="0.0132372">
                <text:p>0.01323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4790">
                <text:p>94790</text:p>
              </table:table-cell>
              <table:table-cell office:value-type="float" office:value="0.0149842">
                <text:p>0.0149842</text:p>
              </table:table-cell>
              <table:table-cell office:value-type="float" office:value="0.00917718">
                <text:p>0.00917718</text:p>
              </table:table-cell>
              <table:table-cell office:value-type="float" office:value="0.0085263">
                <text:p>0.0085263</text:p>
              </table:table-cell>
              <table:table-cell office:value-type="float" office:value="0.00873908">
                <text:p>0.008739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3902">
                <text:p>193902</text:p>
              </table:table-cell>
              <table:table-cell office:value-type="float" office:value="0.030676">
                <text:p>0.030676</text:p>
              </table:table-cell>
              <table:table-cell office:value-type="float" office:value="0.0179786">
                <text:p>0.0179786</text:p>
              </table:table-cell>
              <table:table-cell office:value-type="float" office:value="0.0175927">
                <text:p>0.0175927</text:p>
              </table:table-cell>
              <table:table-cell office:value-type="float" office:value="0.0184048">
                <text:p>0.01840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714">
                <text:p>40714</text:p>
              </table:table-cell>
              <table:table-cell office:value-type="float" office:value="0.00619368">
                <text:p>0.00619368</text:p>
              </table:table-cell>
              <table:table-cell office:value-type="float" office:value="0.00368653">
                <text:p>0.00368653</text:p>
              </table:table-cell>
              <table:table-cell office:value-type="float" office:value="0.0034499">
                <text:p>0.0034499</text:p>
              </table:table-cell>
              <table:table-cell office:value-type="float" office:value="0.00354637">
                <text:p>0.003546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5874">
                <text:p>195874</text:p>
              </table:table-cell>
              <table:table-cell office:value-type="float" office:value="0.0304276">
                <text:p>0.0304276</text:p>
              </table:table-cell>
              <table:table-cell office:value-type="float" office:value="0.0181359">
                <text:p>0.0181359</text:p>
              </table:table-cell>
              <table:table-cell office:value-type="float" office:value="0.0180826">
                <text:p>0.0180826</text:p>
              </table:table-cell>
              <table:table-cell office:value-type="float" office:value="0.01693">
                <text:p>0.016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945">
                <text:p>181945</text:p>
              </table:table-cell>
              <table:table-cell office:value-type="float" office:value="0.0294109">
                <text:p>0.0294109</text:p>
              </table:table-cell>
              <table:table-cell office:value-type="float" office:value="0.0175212">
                <text:p>0.0175212</text:p>
              </table:table-cell>
              <table:table-cell office:value-type="float" office:value="0.0161833">
                <text:p>0.0161833</text:p>
              </table:table-cell>
              <table:table-cell office:value-type="float" office:value="0.01733">
                <text:p>0.017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451">
                <text:p>14451</text:p>
              </table:table-cell>
              <table:table-cell office:value-type="float" office:value="0.0022553">
                <text:p>0.0022553</text:p>
              </table:table-cell>
              <table:table-cell office:value-type="float" office:value="0.00151089">
                <text:p>0.00151089</text:p>
              </table:table-cell>
              <table:table-cell office:value-type="float" office:value="0.00131794">
                <text:p>0.00131794</text:p>
              </table:table-cell>
              <table:table-cell office:value-type="float" office:value="0.00149044">
                <text:p>0.001490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2312">
                <text:p>162312</text:p>
              </table:table-cell>
              <table:table-cell office:value-type="float" office:value="0.027027">
                <text:p>0.027027</text:p>
              </table:table-cell>
              <table:table-cell office:value-type="float" office:value="0.0149735">
                <text:p>0.0149735</text:p>
              </table:table-cell>
              <table:table-cell office:value-type="float" office:value="0.0141972">
                <text:p>0.0141972</text:p>
              </table:table-cell>
              <table:table-cell office:value-type="float" office:value="0.0144394">
                <text:p>0.01443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8179">
                <text:p>158179</text:p>
              </table:table-cell>
              <table:table-cell office:value-type="float" office:value="0.0249022">
                <text:p>0.0249022</text:p>
              </table:table-cell>
              <table:table-cell office:value-type="float" office:value="0.0144264">
                <text:p>0.0144264</text:p>
              </table:table-cell>
              <table:table-cell office:value-type="float" office:value="0.0134777">
                <text:p>0.0134777</text:p>
              </table:table-cell>
              <table:table-cell office:value-type="float" office:value="0.0141531">
                <text:p>0.01415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313">
                <text:p>48313</text:p>
              </table:table-cell>
              <table:table-cell office:value-type="float" office:value="0.00745305">
                <text:p>0.00745305</text:p>
              </table:table-cell>
              <table:table-cell office:value-type="float" office:value="0.00449683">
                <text:p>0.00449683</text:p>
              </table:table-cell>
              <table:table-cell office:value-type="float" office:value="0.00450543">
                <text:p>0.00450543</text:p>
              </table:table-cell>
              <table:table-cell office:value-type="float" office:value="0.00453416">
                <text:p>0.004534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06">
                <text:p>3106</text:p>
              </table:table-cell>
              <table:table-cell office:value-type="float" office:value="0.000513494">
                <text:p>0.000513494</text:p>
              </table:table-cell>
              <table:table-cell office:value-type="float" office:value="0.000474837">
                <text:p>0.000474837</text:p>
              </table:table-cell>
              <table:table-cell office:value-type="float" office:value="0.000348964">
                <text:p>0.000348964</text:p>
              </table:table-cell>
              <table:table-cell office:value-type="float" office:value="0.000370315">
                <text:p>0.0003703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84">
                <text:p>48584</text:p>
              </table:table-cell>
              <table:table-cell office:value-type="float" office:value="0.00752639">
                <text:p>0.00752639</text:p>
              </table:table-cell>
              <table:table-cell office:value-type="float" office:value="0.00446432">
                <text:p>0.00446432</text:p>
              </table:table-cell>
              <table:table-cell office:value-type="float" office:value="0.00440237">
                <text:p>0.00440237</text:p>
              </table:table-cell>
              <table:table-cell office:value-type="float" office:value="0.00439016">
                <text:p>0.004390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7821">
                <text:p>187821</text:p>
              </table:table-cell>
              <table:table-cell office:value-type="float" office:value="0.0288645">
                <text:p>0.0288645</text:p>
              </table:table-cell>
              <table:table-cell office:value-type="float" office:value="0.0176391">
                <text:p>0.0176391</text:p>
              </table:table-cell>
              <table:table-cell office:value-type="float" office:value="0.016653">
                <text:p>0.016653</text:p>
              </table:table-cell>
              <table:table-cell office:value-type="float" office:value="0.01687">
                <text:p>0.016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72">
                <text:p>19872</text:p>
              </table:table-cell>
              <table:table-cell office:value-type="float" office:value="0.00297694">
                <text:p>0.00297694</text:p>
              </table:table-cell>
              <table:table-cell office:value-type="float" office:value="0.00182109">
                <text:p>0.00182109</text:p>
              </table:table-cell>
              <table:table-cell office:value-type="float" office:value="0.00167321">
                <text:p>0.00167321</text:p>
              </table:table-cell>
              <table:table-cell office:value-type="float" office:value="0.0017216">
                <text:p>0.00172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6496">
                <text:p>156496</text:p>
              </table:table-cell>
              <table:table-cell office:value-type="float" office:value="0.0243563">
                <text:p>0.0243563</text:p>
              </table:table-cell>
              <table:table-cell office:value-type="float" office:value="0.0141789">
                <text:p>0.0141789</text:p>
              </table:table-cell>
              <table:table-cell office:value-type="float" office:value="0.0132705">
                <text:p>0.0132705</text:p>
              </table:table-cell>
              <table:table-cell office:value-type="float" office:value="0.0134513">
                <text:p>0.01345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723cm" svg:height="15.213cm" xlink:href=".." xlink:type="simple" chart:class="chart:scatter" chart:style-name="ch1">
        <chart:title svg:x="13.378cm" svg:y="0.44cm" chart:style-name="ch2">
          <text:p>Время работы функции, 4 потока</text:p>
        </chart:title>
        <chart:legend chart:legend-position="bottom" svg:x="3.758cm" svg:y="14.033cm" style:legend-expansion="wide" chart:style-name="ch3"/>
        <chart:plot-area chart:style-name="ch4" table:cell-range-address="DataFunc4Threads.A3:DataFunc4Threads.E102 DataFunc4Threads.B2:DataFunc4Threads.E2" chart:data-source-has-labels="row" svg:x="1.685cm" svg:y="1.549cm" svg:width="31.364cm" svg:height="11.199cm">
          <chartooo:coordinate-region svg:x="2.783cm" svg:y="1.748cm" svg:width="29.709cm" svg:height="10.353cm"/>
          <chart:axis chart:dimension="x" chart:name="primary-x" chart:style-name="ch5">
            <chart:title svg:x="14.743cm" svg:y="13.052cm" chart:style-name="ch6">
              <text:p>Размер исходного множества точек</text:p>
            </chart:title>
          </chart:axis>
          <chart:axis chart:dimension="y" chart:name="primary-y" chart:style-name="ch5">
            <chart:title svg:x="0.451cm" svg:y="8.449cm" chart:style-name="ch7">
              <text:p>Время работы, с</text:p>
            </chart:title>
            <chart:grid chart:style-name="ch8" chart:class="major"/>
          </chart:axis>
          <chart:series chart:style-name="ch9" chart:values-cell-range-address="DataFunc4Threads.B3:DataFunc4Threads.B102" chart:label-cell-address="DataFunc4Threads.B2:DataFunc4Threads.B2" chart:class="chart:scatter">
            <chart:domain table:cell-range-address="DataFunc4Threads.A3:DataFunc4Threads.A102"/>
            <chart:data-point chart:repeated="100"/>
          </chart:series>
          <chart:series chart:style-name="ch10" chart:values-cell-range-address="DataFunc4Threads.C3:DataFunc4Threads.C102" chart:label-cell-address="DataFunc4Threads.C2:DataFunc4Threads.C2" chart:class="chart:scatter">
            <chart:data-point chart:repeated="100"/>
          </chart:series>
          <chart:series chart:style-name="ch11" chart:values-cell-range-address="DataFunc4Threads.D3:DataFunc4Threads.D102" chart:label-cell-address="DataFunc4Threads.D2:DataFunc4Threads.D2" chart:class="chart:scatter">
            <chart:data-point chart:repeated="100"/>
          </chart:series>
          <chart:series chart:style-name="ch12" chart:values-cell-range-address="DataFunc4Threads.E3:DataFunc4Threads.E102" chart:label-cell-address="DataFunc4Threads.E2:DataFunc4Threads.E2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# NO PARALLELING #</text:p>
                <draw:g>
                  <svg:desc>DataFunc4Threads.B2:DataFunc4Threads.B2</svg:desc>
                </draw:g>
              </table:table-cell>
              <table:table-cell office:value-type="string">
                <text:p># STATIC SCHEDULE PARALLELING
(parallel for schedule(static)) #</text:p>
                <draw:g>
                  <svg:desc>DataFunc4Threads.C2:DataFunc4Threads.C2</svg:desc>
                </draw:g>
              </table:table-cell>
              <table:table-cell office:value-type="string">
                <text:p># DYNAMIC SCHEDULE PARALLELING
(parallel for schedule(dynamic)) #</text:p>
                <draw:g>
                  <svg:desc>DataFunc4Threads.D2:DataFunc4Threads.D2</svg:desc>
                </draw:g>
              </table:table-cell>
              <table:table-cell office:value-type="string">
                <text:p># GUIDED SCHEDULE PARALLELING
(parallel for schedule(guided)) #</text:p>
                <draw:g>
                  <svg:desc>DataFunc4Threads.E2:DataFunc4Thread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7428">
                <text:p>107428</text:p>
                <draw:g>
                  <svg:desc>DataFunc4Threads.A3:DataFunc4Threads.A102</svg:desc>
                </draw:g>
              </table:table-cell>
              <table:table-cell office:value-type="float" office:value="0.0169754">
                <text:p>0.0169754</text:p>
                <draw:g>
                  <svg:desc>DataFunc4Threads.B3:DataFunc4Threads.B102</svg:desc>
                </draw:g>
              </table:table-cell>
              <table:table-cell office:value-type="float" office:value="0.0183435">
                <text:p>0.0183435</text:p>
                <draw:g>
                  <svg:desc>DataFunc4Threads.C3:DataFunc4Threads.C102</svg:desc>
                </draw:g>
              </table:table-cell>
              <table:table-cell office:value-type="float" office:value="0.0142631">
                <text:p>0.0142631</text:p>
                <draw:g>
                  <svg:desc>DataFunc4Threads.D3:DataFunc4Threads.D102</svg:desc>
                </draw:g>
              </table:table-cell>
              <table:table-cell office:value-type="float" office:value="0.0119438">
                <text:p>0.0119438</text:p>
                <draw:g>
                  <svg:desc>DataFunc4Threads.E3:DataFunc4Threads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896">
                <text:p>135896</text:p>
              </table:table-cell>
              <table:table-cell office:value-type="float" office:value="0.020989">
                <text:p>0.020989</text:p>
              </table:table-cell>
              <table:table-cell office:value-type="float" office:value="0.0101425">
                <text:p>0.0101425</text:p>
              </table:table-cell>
              <table:table-cell office:value-type="float" office:value="0.0104568">
                <text:p>0.0104568</text:p>
              </table:table-cell>
              <table:table-cell office:value-type="float" office:value="0.00991835">
                <text:p>0.009918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8776">
                <text:p>158776</text:p>
              </table:table-cell>
              <table:table-cell office:value-type="float" office:value="0.0273412">
                <text:p>0.0273412</text:p>
              </table:table-cell>
              <table:table-cell office:value-type="float" office:value="0.0188264">
                <text:p>0.0188264</text:p>
              </table:table-cell>
              <table:table-cell office:value-type="float" office:value="0.012053">
                <text:p>0.012053</text:p>
              </table:table-cell>
              <table:table-cell office:value-type="float" office:value="0.0181092">
                <text:p>0.01810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574">
                <text:p>150574</text:p>
              </table:table-cell>
              <table:table-cell office:value-type="float" office:value="0.0238958">
                <text:p>0.0238958</text:p>
              </table:table-cell>
              <table:table-cell office:value-type="float" office:value="0.0142608">
                <text:p>0.0142608</text:p>
              </table:table-cell>
              <table:table-cell office:value-type="float" office:value="0.0113831">
                <text:p>0.0113831</text:p>
              </table:table-cell>
              <table:table-cell office:value-type="float" office:value="0.0107025">
                <text:p>0.0107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3178">
                <text:p>113178</text:p>
              </table:table-cell>
              <table:table-cell office:value-type="float" office:value="0.0176257">
                <text:p>0.0176257</text:p>
              </table:table-cell>
              <table:table-cell office:value-type="float" office:value="0.0209056">
                <text:p>0.0209056</text:p>
              </table:table-cell>
              <table:table-cell office:value-type="float" office:value="0.00866368">
                <text:p>0.00866368</text:p>
              </table:table-cell>
              <table:table-cell office:value-type="float" office:value="0.00843985">
                <text:p>0.00843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643">
                <text:p>31643</text:p>
              </table:table-cell>
              <table:table-cell office:value-type="float" office:value="0.00484175">
                <text:p>0.00484175</text:p>
              </table:table-cell>
              <table:table-cell office:value-type="float" office:value="0.00241329">
                <text:p>0.00241329</text:p>
              </table:table-cell>
              <table:table-cell office:value-type="float" office:value="0.00336871">
                <text:p>0.00336871</text:p>
              </table:table-cell>
              <table:table-cell office:value-type="float" office:value="0.00227863">
                <text:p>0.00227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64">
                <text:p>35064</text:p>
              </table:table-cell>
              <table:table-cell office:value-type="float" office:value="0.00567228">
                <text:p>0.00567228</text:p>
              </table:table-cell>
              <table:table-cell office:value-type="float" office:value="0.0179753">
                <text:p>0.0179753</text:p>
              </table:table-cell>
              <table:table-cell office:value-type="float" office:value="0.0108923">
                <text:p>0.0108923</text:p>
              </table:table-cell>
              <table:table-cell office:value-type="float" office:value="0.00284227">
                <text:p>0.002842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5446">
                <text:p>185446</text:p>
              </table:table-cell>
              <table:table-cell office:value-type="float" office:value="0.0290789">
                <text:p>0.0290789</text:p>
              </table:table-cell>
              <table:table-cell office:value-type="float" office:value="0.0222323">
                <text:p>0.0222323</text:p>
              </table:table-cell>
              <table:table-cell office:value-type="float" office:value="0.0141401">
                <text:p>0.0141401</text:p>
              </table:table-cell>
              <table:table-cell office:value-type="float" office:value="0.0139825">
                <text:p>0.0139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494">
                <text:p>79494</text:p>
              </table:table-cell>
              <table:table-cell office:value-type="float" office:value="0.0119677">
                <text:p>0.0119677</text:p>
              </table:table-cell>
              <table:table-cell office:value-type="float" office:value="0.00986255">
                <text:p>0.00986255</text:p>
              </table:table-cell>
              <table:table-cell office:value-type="float" office:value="0.0057735">
                <text:p>0.0057735</text:p>
              </table:table-cell>
              <table:table-cell office:value-type="float" office:value="0.00574127">
                <text:p>0.00574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939">
                <text:p>130939</text:p>
              </table:table-cell>
              <table:table-cell office:value-type="float" office:value="0.0234956">
                <text:p>0.0234956</text:p>
              </table:table-cell>
              <table:table-cell office:value-type="float" office:value="0.0204475">
                <text:p>0.0204475</text:p>
              </table:table-cell>
              <table:table-cell office:value-type="float" office:value="0.00996348">
                <text:p>0.00996348</text:p>
              </table:table-cell>
              <table:table-cell office:value-type="float" office:value="0.0096435">
                <text:p>0.00964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61">
                <text:p>5661</text:p>
              </table:table-cell>
              <table:table-cell office:value-type="float" office:value="0.000937285">
                <text:p>0.000937285</text:p>
              </table:table-cell>
              <table:table-cell office:value-type="float" office:value="0.000626703">
                <text:p>0.000626703</text:p>
              </table:table-cell>
              <table:table-cell office:value-type="float" office:value="0.00794339">
                <text:p>0.00794339</text:p>
              </table:table-cell>
              <table:table-cell office:value-type="float" office:value="0.00169182">
                <text:p>0.00169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047">
                <text:p>92047</text:p>
              </table:table-cell>
              <table:table-cell office:value-type="float" office:value="0.0143269">
                <text:p>0.0143269</text:p>
              </table:table-cell>
              <table:table-cell office:value-type="float" office:value="0.00762508">
                <text:p>0.00762508</text:p>
              </table:table-cell>
              <table:table-cell office:value-type="float" office:value="0.00908829">
                <text:p>0.00908829</text:p>
              </table:table-cell>
              <table:table-cell office:value-type="float" office:value="0.0103606">
                <text:p>0.01036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1309">
                <text:p>111309</text:p>
              </table:table-cell>
              <table:table-cell office:value-type="float" office:value="0.0169193">
                <text:p>0.0169193</text:p>
              </table:table-cell>
              <table:table-cell office:value-type="float" office:value="0.00798227">
                <text:p>0.00798227</text:p>
              </table:table-cell>
              <table:table-cell office:value-type="float" office:value="0.00799284">
                <text:p>0.00799284</text:p>
              </table:table-cell>
              <table:table-cell office:value-type="float" office:value="0.00814952">
                <text:p>0.008149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566">
                <text:p>110566</text:p>
              </table:table-cell>
              <table:table-cell office:value-type="float" office:value="0.016774">
                <text:p>0.016774</text:p>
              </table:table-cell>
              <table:table-cell office:value-type="float" office:value="0.0175475">
                <text:p>0.0175475</text:p>
              </table:table-cell>
              <table:table-cell office:value-type="float" office:value="0.00817129">
                <text:p>0.00817129</text:p>
              </table:table-cell>
              <table:table-cell office:value-type="float" office:value="0.00806312">
                <text:p>0.008063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162">
                <text:p>155162</text:p>
              </table:table-cell>
              <table:table-cell office:value-type="float" office:value="0.0248296">
                <text:p>0.0248296</text:p>
              </table:table-cell>
              <table:table-cell office:value-type="float" office:value="0.0121015">
                <text:p>0.0121015</text:p>
              </table:table-cell>
              <table:table-cell office:value-type="float" office:value="0.0195957">
                <text:p>0.0195957</text:p>
              </table:table-cell>
              <table:table-cell office:value-type="float" office:value="0.0117755">
                <text:p>0.01177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9608">
                <text:p>169608</text:p>
              </table:table-cell>
              <table:table-cell office:value-type="float" office:value="0.0272892">
                <text:p>0.0272892</text:p>
              </table:table-cell>
              <table:table-cell office:value-type="float" office:value="0.0210701">
                <text:p>0.0210701</text:p>
              </table:table-cell>
              <table:table-cell office:value-type="float" office:value="0.0132004">
                <text:p>0.0132004</text:p>
              </table:table-cell>
              <table:table-cell office:value-type="float" office:value="0.0252829">
                <text:p>0.02528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3683">
                <text:p>143683</text:p>
              </table:table-cell>
              <table:table-cell office:value-type="float" office:value="0.0240907">
                <text:p>0.0240907</text:p>
              </table:table-cell>
              <table:table-cell office:value-type="float" office:value="0.0109968">
                <text:p>0.0109968</text:p>
              </table:table-cell>
              <table:table-cell office:value-type="float" office:value="0.0109114">
                <text:p>0.0109114</text:p>
              </table:table-cell>
              <table:table-cell office:value-type="float" office:value="0.0124858">
                <text:p>0.01248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943">
                <text:p>136943</text:p>
              </table:table-cell>
              <table:table-cell office:value-type="float" office:value="0.0218998">
                <text:p>0.0218998</text:p>
              </table:table-cell>
              <table:table-cell office:value-type="float" office:value="0.0104343">
                <text:p>0.0104343</text:p>
              </table:table-cell>
              <table:table-cell office:value-type="float" office:value="0.0103581">
                <text:p>0.0103581</text:p>
              </table:table-cell>
              <table:table-cell office:value-type="float" office:value="0.0107667">
                <text:p>0.0107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96">
                <text:p>8596</text:p>
              </table:table-cell>
              <table:table-cell office:value-type="float" office:value="0.00145425">
                <text:p>0.00145425</text:p>
              </table:table-cell>
              <table:table-cell office:value-type="float" office:value="0.000819817">
                <text:p>0.000819817</text:p>
              </table:table-cell>
              <table:table-cell office:value-type="float" office:value="0.000754797">
                <text:p>0.000754797</text:p>
              </table:table-cell>
              <table:table-cell office:value-type="float" office:value="0.000708801">
                <text:p>0.0007088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53">
                <text:p>2753</text:p>
              </table:table-cell>
              <table:table-cell office:value-type="float" office:value="0.000362322">
                <text:p>0.000362322</text:p>
              </table:table-cell>
              <table:table-cell office:value-type="float" office:value="0.00153992">
                <text:p>0.00153992</text:p>
              </table:table-cell>
              <table:table-cell office:value-type="float" office:value="0.00186686">
                <text:p>0.00186686</text:p>
              </table:table-cell>
              <table:table-cell office:value-type="float" office:value="0.000608952">
                <text:p>0.0006089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447">
                <text:p>125447</text:p>
              </table:table-cell>
              <table:table-cell office:value-type="float" office:value="0.0188535">
                <text:p>0.0188535</text:p>
              </table:table-cell>
              <table:table-cell office:value-type="float" office:value="0.00916514">
                <text:p>0.00916514</text:p>
              </table:table-cell>
              <table:table-cell office:value-type="float" office:value="0.0097593">
                <text:p>0.0097593</text:p>
              </table:table-cell>
              <table:table-cell office:value-type="float" office:value="0.00869771">
                <text:p>0.008697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9836">
                <text:p>179836</text:p>
              </table:table-cell>
              <table:table-cell office:value-type="float" office:value="0.0293705">
                <text:p>0.0293705</text:p>
              </table:table-cell>
              <table:table-cell office:value-type="float" office:value="0.0143612">
                <text:p>0.0143612</text:p>
              </table:table-cell>
              <table:table-cell office:value-type="float" office:value="0.0137612">
                <text:p>0.0137612</text:p>
              </table:table-cell>
              <table:table-cell office:value-type="float" office:value="0.0215216">
                <text:p>0.02152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960">
                <text:p>71960</text:p>
              </table:table-cell>
              <table:table-cell office:value-type="float" office:value="0.0114831">
                <text:p>0.0114831</text:p>
              </table:table-cell>
              <table:table-cell office:value-type="float" office:value="0.0115723">
                <text:p>0.0115723</text:p>
              </table:table-cell>
              <table:table-cell office:value-type="float" office:value="0.00591603">
                <text:p>0.00591603</text:p>
              </table:table-cell>
              <table:table-cell office:value-type="float" office:value="0.00700725">
                <text:p>0.007007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3345">
                <text:p>143345</text:p>
              </table:table-cell>
              <table:table-cell office:value-type="float" office:value="0.0227923">
                <text:p>0.0227923</text:p>
              </table:table-cell>
              <table:table-cell office:value-type="float" office:value="0.0105683">
                <text:p>0.0105683</text:p>
              </table:table-cell>
              <table:table-cell office:value-type="float" office:value="0.0107471">
                <text:p>0.0107471</text:p>
              </table:table-cell>
              <table:table-cell office:value-type="float" office:value="0.0126566">
                <text:p>0.01265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0023">
                <text:p>190023</text:p>
              </table:table-cell>
              <table:table-cell office:value-type="float" office:value="0.0296675">
                <text:p>0.0296675</text:p>
              </table:table-cell>
              <table:table-cell office:value-type="float" office:value="0.0142848">
                <text:p>0.0142848</text:p>
              </table:table-cell>
              <table:table-cell office:value-type="float" office:value="0.018452">
                <text:p>0.018452</text:p>
              </table:table-cell>
              <table:table-cell office:value-type="float" office:value="0.0136949">
                <text:p>0.01369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0828">
                <text:p>180828</text:p>
              </table:table-cell>
              <table:table-cell office:value-type="float" office:value="0.029529">
                <text:p>0.029529</text:p>
              </table:table-cell>
              <table:table-cell office:value-type="float" office:value="0.0131586">
                <text:p>0.0131586</text:p>
              </table:table-cell>
              <table:table-cell office:value-type="float" office:value="0.019466">
                <text:p>0.019466</text:p>
              </table:table-cell>
              <table:table-cell office:value-type="float" office:value="0.0131066">
                <text:p>0.01310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267">
                <text:p>29267</text:p>
              </table:table-cell>
              <table:table-cell office:value-type="float" office:value="0.00454323">
                <text:p>0.00454323</text:p>
              </table:table-cell>
              <table:table-cell office:value-type="float" office:value="0.00218791">
                <text:p>0.00218791</text:p>
              </table:table-cell>
              <table:table-cell office:value-type="float" office:value="0.00428069">
                <text:p>0.00428069</text:p>
              </table:table-cell>
              <table:table-cell office:value-type="float" office:value="0.00209636">
                <text:p>0.002096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620">
                <text:p>59620</text:p>
              </table:table-cell>
              <table:table-cell office:value-type="float" office:value="0.0089201">
                <text:p>0.0089201</text:p>
              </table:table-cell>
              <table:table-cell office:value-type="float" office:value="0.00437202">
                <text:p>0.00437202</text:p>
              </table:table-cell>
              <table:table-cell office:value-type="float" office:value="0.00429881">
                <text:p>0.00429881</text:p>
              </table:table-cell>
              <table:table-cell office:value-type="float" office:value="0.00409324">
                <text:p>0.004093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423">
                <text:p>98423</text:p>
              </table:table-cell>
              <table:table-cell office:value-type="float" office:value="0.0149203">
                <text:p>0.0149203</text:p>
              </table:table-cell>
              <table:table-cell office:value-type="float" office:value="0.0073029">
                <text:p>0.0073029</text:p>
              </table:table-cell>
              <table:table-cell office:value-type="float" office:value="0.00724474">
                <text:p>0.00724474</text:p>
              </table:table-cell>
              <table:table-cell office:value-type="float" office:value="0.00713775">
                <text:p>0.007137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6478">
                <text:p>166478</text:p>
              </table:table-cell>
              <table:table-cell office:value-type="float" office:value="0.0275088">
                <text:p>0.0275088</text:p>
              </table:table-cell>
              <table:table-cell office:value-type="float" office:value="0.0124226">
                <text:p>0.0124226</text:p>
              </table:table-cell>
              <table:table-cell office:value-type="float" office:value="0.0122279">
                <text:p>0.0122279</text:p>
              </table:table-cell>
              <table:table-cell office:value-type="float" office:value="0.0121031">
                <text:p>0.01210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622">
                <text:p>70622</text:p>
              </table:table-cell>
              <table:table-cell office:value-type="float" office:value="0.0111988">
                <text:p>0.0111988</text:p>
              </table:table-cell>
              <table:table-cell office:value-type="float" office:value="0.00633312">
                <text:p>0.00633312</text:p>
              </table:table-cell>
              <table:table-cell office:value-type="float" office:value="0.00521609">
                <text:p>0.00521609</text:p>
              </table:table-cell>
              <table:table-cell office:value-type="float" office:value="0.00495341">
                <text:p>0.00495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94">
                <text:p>10094</text:p>
              </table:table-cell>
              <table:table-cell office:value-type="float" office:value="0.00154319">
                <text:p>0.00154319</text:p>
              </table:table-cell>
              <table:table-cell office:value-type="float" office:value="0.00079012">
                <text:p>0.00079012</text:p>
              </table:table-cell>
              <table:table-cell office:value-type="float" office:value="0.000767062">
                <text:p>0.000767062</text:p>
              </table:table-cell>
              <table:table-cell office:value-type="float" office:value="0.000755789">
                <text:p>0.0007557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7458">
                <text:p>117458</text:p>
              </table:table-cell>
              <table:table-cell office:value-type="float" office:value="0.0181252">
                <text:p>0.0181252</text:p>
              </table:table-cell>
              <table:table-cell office:value-type="float" office:value="0.00865772">
                <text:p>0.00865772</text:p>
              </table:table-cell>
              <table:table-cell office:value-type="float" office:value="0.00887169">
                <text:p>0.00887169</text:p>
              </table:table-cell>
              <table:table-cell office:value-type="float" office:value="0.00852454">
                <text:p>0.008524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881">
                <text:p>100881</text:p>
              </table:table-cell>
              <table:table-cell office:value-type="float" office:value="0.0149573">
                <text:p>0.0149573</text:p>
              </table:table-cell>
              <table:table-cell office:value-type="float" office:value="0.010818">
                <text:p>0.010818</text:p>
              </table:table-cell>
              <table:table-cell office:value-type="float" office:value="0.00757094">
                <text:p>0.00757094</text:p>
              </table:table-cell>
              <table:table-cell office:value-type="float" office:value="0.0073108">
                <text:p>0.00731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629">
                <text:p>101629</text:p>
              </table:table-cell>
              <table:table-cell office:value-type="float" office:value="0.0159067">
                <text:p>0.0159067</text:p>
              </table:table-cell>
              <table:table-cell office:value-type="float" office:value="0.0129115">
                <text:p>0.0129115</text:p>
              </table:table-cell>
              <table:table-cell office:value-type="float" office:value="0.00771584">
                <text:p>0.00771584</text:p>
              </table:table-cell>
              <table:table-cell office:value-type="float" office:value="0.0075258">
                <text:p>0.00752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0427">
                <text:p>170427</text:p>
              </table:table-cell>
              <table:table-cell office:value-type="float" office:value="0.0278092">
                <text:p>0.0278092</text:p>
              </table:table-cell>
              <table:table-cell office:value-type="float" office:value="0.0154493">
                <text:p>0.0154493</text:p>
              </table:table-cell>
              <table:table-cell office:value-type="float" office:value="0.0129611">
                <text:p>0.0129611</text:p>
              </table:table-cell>
              <table:table-cell office:value-type="float" office:value="0.0125151">
                <text:p>0.01251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3381">
                <text:p>173381</text:p>
              </table:table-cell>
              <table:table-cell office:value-type="float" office:value="0.0275074">
                <text:p>0.0275074</text:p>
              </table:table-cell>
              <table:table-cell office:value-type="float" office:value="0.0129441">
                <text:p>0.0129441</text:p>
              </table:table-cell>
              <table:table-cell office:value-type="float" office:value="0.0131441">
                <text:p>0.0131441</text:p>
              </table:table-cell>
              <table:table-cell office:value-type="float" office:value="0.012789">
                <text:p>0.0127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5220">
                <text:p>165220</text:p>
              </table:table-cell>
              <table:table-cell office:value-type="float" office:value="0.0257921">
                <text:p>0.0257921</text:p>
              </table:table-cell>
              <table:table-cell office:value-type="float" office:value="0.0122028">
                <text:p>0.0122028</text:p>
              </table:table-cell>
              <table:table-cell office:value-type="float" office:value="0.0122483">
                <text:p>0.0122483</text:p>
              </table:table-cell>
              <table:table-cell office:value-type="float" office:value="0.0210634">
                <text:p>0.02106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5127">
                <text:p>155127</text:p>
              </table:table-cell>
              <table:table-cell office:value-type="float" office:value="0.024582">
                <text:p>0.024582</text:p>
              </table:table-cell>
              <table:table-cell office:value-type="float" office:value="0.0113055">
                <text:p>0.0113055</text:p>
              </table:table-cell>
              <table:table-cell office:value-type="float" office:value="0.0146904">
                <text:p>0.0146904</text:p>
              </table:table-cell>
              <table:table-cell office:value-type="float" office:value="0.014992">
                <text:p>0.0149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474">
                <text:p>92474</text:p>
              </table:table-cell>
              <table:table-cell office:value-type="float" office:value="0.0144602">
                <text:p>0.0144602</text:p>
              </table:table-cell>
              <table:table-cell office:value-type="float" office:value="0.0100497">
                <text:p>0.0100497</text:p>
              </table:table-cell>
              <table:table-cell office:value-type="float" office:value="0.0127989">
                <text:p>0.0127989</text:p>
              </table:table-cell>
              <table:table-cell office:value-type="float" office:value="0.00911645">
                <text:p>0.009116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746">
                <text:p>22746</text:p>
              </table:table-cell>
              <table:table-cell office:value-type="float" office:value="0.00359776">
                <text:p>0.00359776</text:p>
              </table:table-cell>
              <table:table-cell office:value-type="float" office:value="0.00314638">
                <text:p>0.00314638</text:p>
              </table:table-cell>
              <table:table-cell office:value-type="float" office:value="0.00189743">
                <text:p>0.00189743</text:p>
              </table:table-cell>
              <table:table-cell office:value-type="float" office:value="0.00728609">
                <text:p>0.007286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5328">
                <text:p>135328</text:p>
              </table:table-cell>
              <table:table-cell office:value-type="float" office:value="0.0213194">
                <text:p>0.0213194</text:p>
              </table:table-cell>
              <table:table-cell office:value-type="float" office:value="0.0104294">
                <text:p>0.0104294</text:p>
              </table:table-cell>
              <table:table-cell office:value-type="float" office:value="0.0103242">
                <text:p>0.0103242</text:p>
              </table:table-cell>
              <table:table-cell office:value-type="float" office:value="0.0126084">
                <text:p>0.01260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0790">
                <text:p>110790</text:p>
              </table:table-cell>
              <table:table-cell office:value-type="float" office:value="0.0170771">
                <text:p>0.0170771</text:p>
              </table:table-cell>
              <table:table-cell office:value-type="float" office:value="0.00861531">
                <text:p>0.00861531</text:p>
              </table:table-cell>
              <table:table-cell office:value-type="float" office:value="0.00968048">
                <text:p>0.00968048</text:p>
              </table:table-cell>
              <table:table-cell office:value-type="float" office:value="0.014486">
                <text:p>0.0144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8112">
                <text:p>198112</text:p>
              </table:table-cell>
              <table:table-cell office:value-type="float" office:value="0.031151">
                <text:p>0.031151</text:p>
              </table:table-cell>
              <table:table-cell office:value-type="float" office:value="0.0230407">
                <text:p>0.0230407</text:p>
              </table:table-cell>
              <table:table-cell office:value-type="float" office:value="0.019903">
                <text:p>0.019903</text:p>
              </table:table-cell>
              <table:table-cell office:value-type="float" office:value="0.0140938">
                <text:p>0.01409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230">
                <text:p>33230</text:p>
              </table:table-cell>
              <table:table-cell office:value-type="float" office:value="0.00506335">
                <text:p>0.00506335</text:p>
              </table:table-cell>
              <table:table-cell office:value-type="float" office:value="0.01214">
                <text:p>0.01214</text:p>
              </table:table-cell>
              <table:table-cell office:value-type="float" office:value="0.0101048">
                <text:p>0.0101048</text:p>
              </table:table-cell>
              <table:table-cell office:value-type="float" office:value="0.00239221">
                <text:p>0.002392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9312">
                <text:p>129312</text:p>
              </table:table-cell>
              <table:table-cell office:value-type="float" office:value="0.0202714">
                <text:p>0.0202714</text:p>
              </table:table-cell>
              <table:table-cell office:value-type="float" office:value="0.0188563">
                <text:p>0.0188563</text:p>
              </table:table-cell>
              <table:table-cell office:value-type="float" office:value="0.0112432">
                <text:p>0.0112432</text:p>
              </table:table-cell>
              <table:table-cell office:value-type="float" office:value="0.00976179">
                <text:p>0.009761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8863">
                <text:p>68863</text:p>
              </table:table-cell>
              <table:table-cell office:value-type="float" office:value="0.0108434">
                <text:p>0.0108434</text:p>
              </table:table-cell>
              <table:table-cell office:value-type="float" office:value="0.00537858">
                <text:p>0.00537858</text:p>
              </table:table-cell>
              <table:table-cell office:value-type="float" office:value="0.00557354">
                <text:p>0.00557354</text:p>
              </table:table-cell>
              <table:table-cell office:value-type="float" office:value="0.00518643">
                <text:p>0.005186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5584">
                <text:p>175584</text:p>
              </table:table-cell>
              <table:table-cell office:value-type="float" office:value="0.0280768">
                <text:p>0.0280768</text:p>
              </table:table-cell>
              <table:table-cell office:value-type="float" office:value="0.0215686">
                <text:p>0.0215686</text:p>
              </table:table-cell>
              <table:table-cell office:value-type="float" office:value="0.013285">
                <text:p>0.013285</text:p>
              </table:table-cell>
              <table:table-cell office:value-type="float" office:value="0.0130179">
                <text:p>0.01301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909">
                <text:p>44909</text:p>
              </table:table-cell>
              <table:table-cell office:value-type="float" office:value="0.00683427">
                <text:p>0.00683427</text:p>
              </table:table-cell>
              <table:table-cell office:value-type="float" office:value="0.0033574">
                <text:p>0.0033574</text:p>
              </table:table-cell>
              <table:table-cell office:value-type="float" office:value="0.00331605">
                <text:p>0.00331605</text:p>
              </table:table-cell>
              <table:table-cell office:value-type="float" office:value="0.00320729">
                <text:p>0.003207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174">
                <text:p>47174</text:p>
              </table:table-cell>
              <table:table-cell office:value-type="float" office:value="0.00716433">
                <text:p>0.00716433</text:p>
              </table:table-cell>
              <table:table-cell office:value-type="float" office:value="0.00360267">
                <text:p>0.00360267</text:p>
              </table:table-cell>
              <table:table-cell office:value-type="float" office:value="0.00443828">
                <text:p>0.00443828</text:p>
              </table:table-cell>
              <table:table-cell office:value-type="float" office:value="0.00349395">
                <text:p>0.003493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769">
                <text:p>31769</text:p>
              </table:table-cell>
              <table:table-cell office:value-type="float" office:value="0.00720729">
                <text:p>0.00720729</text:p>
              </table:table-cell>
              <table:table-cell office:value-type="float" office:value="0.0025452">
                <text:p>0.0025452</text:p>
              </table:table-cell>
              <table:table-cell office:value-type="float" office:value="0.00235574">
                <text:p>0.00235574</text:p>
              </table:table-cell>
              <table:table-cell office:value-type="float" office:value="0.00993964">
                <text:p>0.009939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2474">
                <text:p>192474</text:p>
              </table:table-cell>
              <table:table-cell office:value-type="float" office:value="0.0301209">
                <text:p>0.0301209</text:p>
              </table:table-cell>
              <table:table-cell office:value-type="float" office:value="0.0146309">
                <text:p>0.0146309</text:p>
              </table:table-cell>
              <table:table-cell office:value-type="float" office:value="0.0143082">
                <text:p>0.0143082</text:p>
              </table:table-cell>
              <table:table-cell office:value-type="float" office:value="0.0153742">
                <text:p>0.01537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9920">
                <text:p>169920</text:p>
              </table:table-cell>
              <table:table-cell office:value-type="float" office:value="0.0310048">
                <text:p>0.0310048</text:p>
              </table:table-cell>
              <table:table-cell office:value-type="float" office:value="0.0125723">
                <text:p>0.0125723</text:p>
              </table:table-cell>
              <table:table-cell office:value-type="float" office:value="0.0127403">
                <text:p>0.0127403</text:p>
              </table:table-cell>
              <table:table-cell office:value-type="float" office:value="0.0119444">
                <text:p>0.01194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0689">
                <text:p>180689</text:p>
              </table:table-cell>
              <table:table-cell office:value-type="float" office:value="0.0281757">
                <text:p>0.0281757</text:p>
              </table:table-cell>
              <table:table-cell office:value-type="float" office:value="0.0206416">
                <text:p>0.0206416</text:p>
              </table:table-cell>
              <table:table-cell office:value-type="float" office:value="0.0134529">
                <text:p>0.0134529</text:p>
              </table:table-cell>
              <table:table-cell office:value-type="float" office:value="0.0148832">
                <text:p>0.01488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586">
                <text:p>9586</text:p>
              </table:table-cell>
              <table:table-cell office:value-type="float" office:value="0.00154191">
                <text:p>0.00154191</text:p>
              </table:table-cell>
              <table:table-cell office:value-type="float" office:value="0.000746648">
                <text:p>0.000746648</text:p>
              </table:table-cell>
              <table:table-cell office:value-type="float" office:value="0.000717425">
                <text:p>0.000717425</text:p>
              </table:table-cell>
              <table:table-cell office:value-type="float" office:value="0.00073888">
                <text:p>0.000738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862">
                <text:p>110862</text:p>
              </table:table-cell>
              <table:table-cell office:value-type="float" office:value="0.0169234">
                <text:p>0.0169234</text:p>
              </table:table-cell>
              <table:table-cell office:value-type="float" office:value="0.00819422">
                <text:p>0.00819422</text:p>
              </table:table-cell>
              <table:table-cell office:value-type="float" office:value="0.00823414">
                <text:p>0.00823414</text:p>
              </table:table-cell>
              <table:table-cell office:value-type="float" office:value="0.00848429">
                <text:p>0.00848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604">
                <text:p>55604</text:p>
              </table:table-cell>
              <table:table-cell office:value-type="float" office:value="0.00840614">
                <text:p>0.00840614</text:p>
              </table:table-cell>
              <table:table-cell office:value-type="float" office:value="0.0061886">
                <text:p>0.0061886</text:p>
              </table:table-cell>
              <table:table-cell office:value-type="float" office:value="0.0059229">
                <text:p>0.0059229</text:p>
              </table:table-cell>
              <table:table-cell office:value-type="float" office:value="0.00415429">
                <text:p>0.004154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7442">
                <text:p>107442</text:p>
              </table:table-cell>
              <table:table-cell office:value-type="float" office:value="0.0164065">
                <text:p>0.0164065</text:p>
              </table:table-cell>
              <table:table-cell office:value-type="float" office:value="0.00804644">
                <text:p>0.00804644</text:p>
              </table:table-cell>
              <table:table-cell office:value-type="float" office:value="0.015309">
                <text:p>0.015309</text:p>
              </table:table-cell>
              <table:table-cell office:value-type="float" office:value="0.00759201">
                <text:p>0.007592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5088">
                <text:p>95088</text:p>
              </table:table-cell>
              <table:table-cell office:value-type="float" office:value="0.0148877">
                <text:p>0.0148877</text:p>
              </table:table-cell>
              <table:table-cell office:value-type="float" office:value="0.0073271">
                <text:p>0.0073271</text:p>
              </table:table-cell>
              <table:table-cell office:value-type="float" office:value="0.00767434">
                <text:p>0.00767434</text:p>
              </table:table-cell>
              <table:table-cell office:value-type="float" office:value="0.00689332">
                <text:p>0.006893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6857">
                <text:p>126857</text:p>
              </table:table-cell>
              <table:table-cell office:value-type="float" office:value="0.0193061">
                <text:p>0.0193061</text:p>
              </table:table-cell>
              <table:table-cell office:value-type="float" office:value="0.0101643">
                <text:p>0.0101643</text:p>
              </table:table-cell>
              <table:table-cell office:value-type="float" office:value="0.00994266">
                <text:p>0.00994266</text:p>
              </table:table-cell>
              <table:table-cell office:value-type="float" office:value="0.00931214">
                <text:p>0.009312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5601">
                <text:p>165601</text:p>
              </table:table-cell>
              <table:table-cell office:value-type="float" office:value="0.0259863">
                <text:p>0.0259863</text:p>
              </table:table-cell>
              <table:table-cell office:value-type="float" office:value="0.0121255">
                <text:p>0.0121255</text:p>
              </table:table-cell>
              <table:table-cell office:value-type="float" office:value="0.012677">
                <text:p>0.012677</text:p>
              </table:table-cell>
              <table:table-cell office:value-type="float" office:value="0.0119039">
                <text:p>0.01190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9137">
                <text:p>109137</text:p>
              </table:table-cell>
              <table:table-cell office:value-type="float" office:value="0.0167109">
                <text:p>0.0167109</text:p>
              </table:table-cell>
              <table:table-cell office:value-type="float" office:value="0.00801292">
                <text:p>0.00801292</text:p>
              </table:table-cell>
              <table:table-cell office:value-type="float" office:value="0.00811781">
                <text:p>0.00811781</text:p>
              </table:table-cell>
              <table:table-cell office:value-type="float" office:value="0.00793363">
                <text:p>0.007933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5284">
                <text:p>155284</text:p>
              </table:table-cell>
              <table:table-cell office:value-type="float" office:value="0.0241374">
                <text:p>0.0241374</text:p>
              </table:table-cell>
              <table:table-cell office:value-type="float" office:value="0.0112761">
                <text:p>0.0112761</text:p>
              </table:table-cell>
              <table:table-cell office:value-type="float" office:value="0.0116422">
                <text:p>0.0116422</text:p>
              </table:table-cell>
              <table:table-cell office:value-type="float" office:value="0.0109512">
                <text:p>0.01095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264">
                <text:p>196264</text:p>
              </table:table-cell>
              <table:table-cell office:value-type="float" office:value="0.0307768">
                <text:p>0.0307768</text:p>
              </table:table-cell>
              <table:table-cell office:value-type="float" office:value="0.0147467">
                <text:p>0.0147467</text:p>
              </table:table-cell>
              <table:table-cell office:value-type="float" office:value="0.02277">
                <text:p>0.02277</text:p>
              </table:table-cell>
              <table:table-cell office:value-type="float" office:value="0.0142202">
                <text:p>0.01422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688">
                <text:p>35688</text:p>
              </table:table-cell>
              <table:table-cell office:value-type="float" office:value="0.00536626">
                <text:p>0.00536626</text:p>
              </table:table-cell>
              <table:table-cell office:value-type="float" office:value="0.00293039">
                <text:p>0.00293039</text:p>
              </table:table-cell>
              <table:table-cell office:value-type="float" office:value="0.00469893">
                <text:p>0.00469893</text:p>
              </table:table-cell>
              <table:table-cell office:value-type="float" office:value="0.00692028">
                <text:p>0.006920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80">
                <text:p>4780</text:p>
              </table:table-cell>
              <table:table-cell office:value-type="float" office:value="0.000792277">
                <text:p>0.000792277</text:p>
              </table:table-cell>
              <table:table-cell office:value-type="float" office:value="0.000490967">
                <text:p>0.000490967</text:p>
              </table:table-cell>
              <table:table-cell office:value-type="float" office:value="0.000437686">
                <text:p>0.000437686</text:p>
              </table:table-cell>
              <table:table-cell office:value-type="float" office:value="0.000492776">
                <text:p>0.0004927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1541">
                <text:p>61541</text:p>
              </table:table-cell>
              <table:table-cell office:value-type="float" office:value="0.00921525">
                <text:p>0.00921525</text:p>
              </table:table-cell>
              <table:table-cell office:value-type="float" office:value="0.00429515">
                <text:p>0.00429515</text:p>
              </table:table-cell>
              <table:table-cell office:value-type="float" office:value="0.004391">
                <text:p>0.004391</text:p>
              </table:table-cell>
              <table:table-cell office:value-type="float" office:value="0.00417517">
                <text:p>0.004175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605">
                <text:p>112605</text:p>
              </table:table-cell>
              <table:table-cell office:value-type="float" office:value="0.0176264">
                <text:p>0.0176264</text:p>
              </table:table-cell>
              <table:table-cell office:value-type="float" office:value="0.00877001">
                <text:p>0.00877001</text:p>
              </table:table-cell>
              <table:table-cell office:value-type="float" office:value="0.00874051">
                <text:p>0.00874051</text:p>
              </table:table-cell>
              <table:table-cell office:value-type="float" office:value="0.00843778">
                <text:p>0.008437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552">
                <text:p>65552</text:p>
              </table:table-cell>
              <table:table-cell office:value-type="float" office:value="0.0100471">
                <text:p>0.0100471</text:p>
              </table:table-cell>
              <table:table-cell office:value-type="float" office:value="0.00501703">
                <text:p>0.00501703</text:p>
              </table:table-cell>
              <table:table-cell office:value-type="float" office:value="0.00486465">
                <text:p>0.00486465</text:p>
              </table:table-cell>
              <table:table-cell office:value-type="float" office:value="0.00473002">
                <text:p>0.004730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1259">
                <text:p>141259</text:p>
              </table:table-cell>
              <table:table-cell office:value-type="float" office:value="0.0225496">
                <text:p>0.0225496</text:p>
              </table:table-cell>
              <table:table-cell office:value-type="float" office:value="0.010982">
                <text:p>0.010982</text:p>
              </table:table-cell>
              <table:table-cell office:value-type="float" office:value="0.0146987">
                <text:p>0.0146987</text:p>
              </table:table-cell>
              <table:table-cell office:value-type="float" office:value="0.0117213">
                <text:p>0.01172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5965">
                <text:p>135965</text:p>
              </table:table-cell>
              <table:table-cell office:value-type="float" office:value="0.0221984">
                <text:p>0.0221984</text:p>
              </table:table-cell>
              <table:table-cell office:value-type="float" office:value="0.0201271">
                <text:p>0.0201271</text:p>
              </table:table-cell>
              <table:table-cell office:value-type="float" office:value="0.0100886">
                <text:p>0.0100886</text:p>
              </table:table-cell>
              <table:table-cell office:value-type="float" office:value="0.0145915">
                <text:p>0.01459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3956">
                <text:p>113956</text:p>
              </table:table-cell>
              <table:table-cell office:value-type="float" office:value="0.0177704">
                <text:p>0.0177704</text:p>
              </table:table-cell>
              <table:table-cell office:value-type="float" office:value="0.0086107">
                <text:p>0.0086107</text:p>
              </table:table-cell>
              <table:table-cell office:value-type="float" office:value="0.00867217">
                <text:p>0.00867217</text:p>
              </table:table-cell>
              <table:table-cell office:value-type="float" office:value="0.00835172">
                <text:p>0.008351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278">
                <text:p>23278</text:p>
              </table:table-cell>
              <table:table-cell office:value-type="float" office:value="0.00357457">
                <text:p>0.00357457</text:p>
              </table:table-cell>
              <table:table-cell office:value-type="float" office:value="0.00406633">
                <text:p>0.00406633</text:p>
              </table:table-cell>
              <table:table-cell office:value-type="float" office:value="0.00371679">
                <text:p>0.00371679</text:p>
              </table:table-cell>
              <table:table-cell office:value-type="float" office:value="0.00315215">
                <text:p>0.003152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2567">
                <text:p>132567</text:p>
              </table:table-cell>
              <table:table-cell office:value-type="float" office:value="0.0210664">
                <text:p>0.0210664</text:p>
              </table:table-cell>
              <table:table-cell office:value-type="float" office:value="0.010189">
                <text:p>0.010189</text:p>
              </table:table-cell>
              <table:table-cell office:value-type="float" office:value="0.0101955">
                <text:p>0.0101955</text:p>
              </table:table-cell>
              <table:table-cell office:value-type="float" office:value="0.00990114">
                <text:p>0.009901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5335">
                <text:p>135335</text:p>
              </table:table-cell>
              <table:table-cell office:value-type="float" office:value="0.0206645">
                <text:p>0.0206645</text:p>
              </table:table-cell>
              <table:table-cell office:value-type="float" office:value="0.0100117">
                <text:p>0.0100117</text:p>
              </table:table-cell>
              <table:table-cell office:value-type="float" office:value="0.0100848">
                <text:p>0.0100848</text:p>
              </table:table-cell>
              <table:table-cell office:value-type="float" office:value="0.00953843">
                <text:p>0.009538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4">
                <text:p>744</text:p>
              </table:table-cell>
              <table:table-cell office:value-type="float" office:value="0.000122125">
                <text:p>0.000122125</text:p>
              </table:table-cell>
              <table:table-cell office:value-type="float" office:value="0.000751947">
                <text:p>0.000751947</text:p>
              </table:table-cell>
              <table:table-cell office:value-type="float" office:value="0.000752071">
                <text:p>0.000752071</text:p>
              </table:table-cell>
              <table:table-cell office:value-type="float" office:value="0.000675615">
                <text:p>0.0006756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3645">
                <text:p>123645</text:p>
              </table:table-cell>
              <table:table-cell office:value-type="float" office:value="0.0190525">
                <text:p>0.0190525</text:p>
              </table:table-cell>
              <table:table-cell office:value-type="float" office:value="0.00918164">
                <text:p>0.00918164</text:p>
              </table:table-cell>
              <table:table-cell office:value-type="float" office:value="0.0166324">
                <text:p>0.0166324</text:p>
              </table:table-cell>
              <table:table-cell office:value-type="float" office:value="0.00922583">
                <text:p>0.009225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92">
                <text:p>9392</text:p>
              </table:table-cell>
              <table:table-cell office:value-type="float" office:value="0.001524">
                <text:p>0.001524</text:p>
              </table:table-cell>
              <table:table-cell office:value-type="float" office:value="0.000849765">
                <text:p>0.000849765</text:p>
              </table:table-cell>
              <table:table-cell office:value-type="float" office:value="0.000817496">
                <text:p>0.000817496</text:p>
              </table:table-cell>
              <table:table-cell office:value-type="float" office:value="0.000895749">
                <text:p>0.0008957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1853">
                <text:p>151853</text:p>
              </table:table-cell>
              <table:table-cell office:value-type="float" office:value="0.0259615">
                <text:p>0.0259615</text:p>
              </table:table-cell>
              <table:table-cell office:value-type="float" office:value="0.0112914">
                <text:p>0.0112914</text:p>
              </table:table-cell>
              <table:table-cell office:value-type="float" office:value="0.0144171">
                <text:p>0.0144171</text:p>
              </table:table-cell>
              <table:table-cell office:value-type="float" office:value="0.0192481">
                <text:p>0.01924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6143">
                <text:p>186143</text:p>
              </table:table-cell>
              <table:table-cell office:value-type="float" office:value="0.0295088">
                <text:p>0.0295088</text:p>
              </table:table-cell>
              <table:table-cell office:value-type="float" office:value="0.0142386">
                <text:p>0.0142386</text:p>
              </table:table-cell>
              <table:table-cell office:value-type="float" office:value="0.0140762">
                <text:p>0.0140762</text:p>
              </table:table-cell>
              <table:table-cell office:value-type="float" office:value="0.013632">
                <text:p>0.0136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4630">
                <text:p>74630</text:p>
              </table:table-cell>
              <table:table-cell office:value-type="float" office:value="0.011947">
                <text:p>0.011947</text:p>
              </table:table-cell>
              <table:table-cell office:value-type="float" office:value="0.00684175">
                <text:p>0.00684175</text:p>
              </table:table-cell>
              <table:table-cell office:value-type="float" office:value="0.00622962">
                <text:p>0.00622962</text:p>
              </table:table-cell>
              <table:table-cell office:value-type="float" office:value="0.00562062">
                <text:p>0.005620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3804">
                <text:p>133804</text:p>
              </table:table-cell>
              <table:table-cell office:value-type="float" office:value="0.021753">
                <text:p>0.021753</text:p>
              </table:table-cell>
              <table:table-cell office:value-type="float" office:value="0.0096007">
                <text:p>0.0096007</text:p>
              </table:table-cell>
              <table:table-cell office:value-type="float" office:value="0.00979058">
                <text:p>0.00979058</text:p>
              </table:table-cell>
              <table:table-cell office:value-type="float" office:value="0.00954788">
                <text:p>0.009547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057">
                <text:p>31057</text:p>
              </table:table-cell>
              <table:table-cell office:value-type="float" office:value="0.00483834">
                <text:p>0.00483834</text:p>
              </table:table-cell>
              <table:table-cell office:value-type="float" office:value="0.00257958">
                <text:p>0.00257958</text:p>
              </table:table-cell>
              <table:table-cell office:value-type="float" office:value="0.00244201">
                <text:p>0.00244201</text:p>
              </table:table-cell>
              <table:table-cell office:value-type="float" office:value="0.002374">
                <text:p>0.0023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3953">
                <text:p>183953</text:p>
              </table:table-cell>
              <table:table-cell office:value-type="float" office:value="0.0282167">
                <text:p>0.0282167</text:p>
              </table:table-cell>
              <table:table-cell office:value-type="float" office:value="0.0181838">
                <text:p>0.0181838</text:p>
              </table:table-cell>
              <table:table-cell office:value-type="float" office:value="0.0153546">
                <text:p>0.0153546</text:p>
              </table:table-cell>
              <table:table-cell office:value-type="float" office:value="0.0141045">
                <text:p>0.01410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7910">
                <text:p>187910</text:p>
              </table:table-cell>
              <table:table-cell office:value-type="float" office:value="0.0297174">
                <text:p>0.0297174</text:p>
              </table:table-cell>
              <table:table-cell office:value-type="float" office:value="0.0142996">
                <text:p>0.0142996</text:p>
              </table:table-cell>
              <table:table-cell office:value-type="float" office:value="0.0140323">
                <text:p>0.0140323</text:p>
              </table:table-cell>
              <table:table-cell office:value-type="float" office:value="0.0138581">
                <text:p>0.01385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3570">
                <text:p>153570</text:p>
              </table:table-cell>
              <table:table-cell office:value-type="float" office:value="0.0239494">
                <text:p>0.0239494</text:p>
              </table:table-cell>
              <table:table-cell office:value-type="float" office:value="0.0133075">
                <text:p>0.0133075</text:p>
              </table:table-cell>
              <table:table-cell office:value-type="float" office:value="0.0114274">
                <text:p>0.0114274</text:p>
              </table:table-cell>
              <table:table-cell office:value-type="float" office:value="0.0146215">
                <text:p>0.01462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4790">
                <text:p>94790</text:p>
              </table:table-cell>
              <table:table-cell office:value-type="float" office:value="0.0149842">
                <text:p>0.0149842</text:p>
              </table:table-cell>
              <table:table-cell office:value-type="float" office:value="0.00742791">
                <text:p>0.00742791</text:p>
              </table:table-cell>
              <table:table-cell office:value-type="float" office:value="0.00729333">
                <text:p>0.00729333</text:p>
              </table:table-cell>
              <table:table-cell office:value-type="float" office:value="0.00718504">
                <text:p>0.007185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3902">
                <text:p>193902</text:p>
              </table:table-cell>
              <table:table-cell office:value-type="float" office:value="0.030676">
                <text:p>0.030676</text:p>
              </table:table-cell>
              <table:table-cell office:value-type="float" office:value="0.0145111">
                <text:p>0.0145111</text:p>
              </table:table-cell>
              <table:table-cell office:value-type="float" office:value="0.0146005">
                <text:p>0.0146005</text:p>
              </table:table-cell>
              <table:table-cell office:value-type="float" office:value="0.0141792">
                <text:p>0.01417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714">
                <text:p>40714</text:p>
              </table:table-cell>
              <table:table-cell office:value-type="float" office:value="0.00619368">
                <text:p>0.00619368</text:p>
              </table:table-cell>
              <table:table-cell office:value-type="float" office:value="0.00306764">
                <text:p>0.00306764</text:p>
              </table:table-cell>
              <table:table-cell office:value-type="float" office:value="0.00301014">
                <text:p>0.00301014</text:p>
              </table:table-cell>
              <table:table-cell office:value-type="float" office:value="0.00292806">
                <text:p>0.002928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5874">
                <text:p>195874</text:p>
              </table:table-cell>
              <table:table-cell office:value-type="float" office:value="0.0304276">
                <text:p>0.0304276</text:p>
              </table:table-cell>
              <table:table-cell office:value-type="float" office:value="0.0142597">
                <text:p>0.0142597</text:p>
              </table:table-cell>
              <table:table-cell office:value-type="float" office:value="0.0145323">
                <text:p>0.0145323</text:p>
              </table:table-cell>
              <table:table-cell office:value-type="float" office:value="0.0142898">
                <text:p>0.01428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945">
                <text:p>181945</text:p>
              </table:table-cell>
              <table:table-cell office:value-type="float" office:value="0.0294109">
                <text:p>0.0294109</text:p>
              </table:table-cell>
              <table:table-cell office:value-type="float" office:value="0.014056">
                <text:p>0.014056</text:p>
              </table:table-cell>
              <table:table-cell office:value-type="float" office:value="0.0141172">
                <text:p>0.0141172</text:p>
              </table:table-cell>
              <table:table-cell office:value-type="float" office:value="0.0137738">
                <text:p>0.01377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451">
                <text:p>14451</text:p>
              </table:table-cell>
              <table:table-cell office:value-type="float" office:value="0.0022553">
                <text:p>0.0022553</text:p>
              </table:table-cell>
              <table:table-cell office:value-type="float" office:value="0.00785737">
                <text:p>0.00785737</text:p>
              </table:table-cell>
              <table:table-cell office:value-type="float" office:value="0.00115568">
                <text:p>0.00115568</text:p>
              </table:table-cell>
              <table:table-cell office:value-type="float" office:value="0.00120581">
                <text:p>0.001205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2312">
                <text:p>162312</text:p>
              </table:table-cell>
              <table:table-cell office:value-type="float" office:value="0.027027">
                <text:p>0.027027</text:p>
              </table:table-cell>
              <table:table-cell office:value-type="float" office:value="0.0179639">
                <text:p>0.0179639</text:p>
              </table:table-cell>
              <table:table-cell office:value-type="float" office:value="0.0123271">
                <text:p>0.0123271</text:p>
              </table:table-cell>
              <table:table-cell office:value-type="float" office:value="0.0120031">
                <text:p>0.01200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8179">
                <text:p>158179</text:p>
              </table:table-cell>
              <table:table-cell office:value-type="float" office:value="0.0249022">
                <text:p>0.0249022</text:p>
              </table:table-cell>
              <table:table-cell office:value-type="float" office:value="0.0117232">
                <text:p>0.0117232</text:p>
              </table:table-cell>
              <table:table-cell office:value-type="float" office:value="0.0117022">
                <text:p>0.0117022</text:p>
              </table:table-cell>
              <table:table-cell office:value-type="float" office:value="0.0178367">
                <text:p>0.01783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313">
                <text:p>48313</text:p>
              </table:table-cell>
              <table:table-cell office:value-type="float" office:value="0.00745305">
                <text:p>0.00745305</text:p>
              </table:table-cell>
              <table:table-cell office:value-type="float" office:value="0.00374877">
                <text:p>0.00374877</text:p>
              </table:table-cell>
              <table:table-cell office:value-type="float" office:value="0.00776084">
                <text:p>0.00776084</text:p>
              </table:table-cell>
              <table:table-cell office:value-type="float" office:value="0.00348563">
                <text:p>0.003485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06">
                <text:p>3106</text:p>
              </table:table-cell>
              <table:table-cell office:value-type="float" office:value="0.000513494">
                <text:p>0.000513494</text:p>
              </table:table-cell>
              <table:table-cell office:value-type="float" office:value="0.000352619">
                <text:p>0.000352619</text:p>
              </table:table-cell>
              <table:table-cell office:value-type="float" office:value="0.000309865">
                <text:p>0.000309865</text:p>
              </table:table-cell>
              <table:table-cell office:value-type="float" office:value="0.000320655">
                <text:p>0.0003206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84">
                <text:p>48584</text:p>
              </table:table-cell>
              <table:table-cell office:value-type="float" office:value="0.00752639">
                <text:p>0.00752639</text:p>
              </table:table-cell>
              <table:table-cell office:value-type="float" office:value="0.00508807">
                <text:p>0.00508807</text:p>
              </table:table-cell>
              <table:table-cell office:value-type="float" office:value="0.00397836">
                <text:p>0.00397836</text:p>
              </table:table-cell>
              <table:table-cell office:value-type="float" office:value="0.00363022">
                <text:p>0.003630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7821">
                <text:p>187821</text:p>
              </table:table-cell>
              <table:table-cell office:value-type="float" office:value="0.0288645">
                <text:p>0.0288645</text:p>
              </table:table-cell>
              <table:table-cell office:value-type="float" office:value="0.0180878">
                <text:p>0.0180878</text:p>
              </table:table-cell>
              <table:table-cell office:value-type="float" office:value="0.0137536">
                <text:p>0.0137536</text:p>
              </table:table-cell>
              <table:table-cell office:value-type="float" office:value="0.0133291">
                <text:p>0.01332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72">
                <text:p>19872</text:p>
              </table:table-cell>
              <table:table-cell office:value-type="float" office:value="0.00297694">
                <text:p>0.00297694</text:p>
              </table:table-cell>
              <table:table-cell office:value-type="float" office:value="0.00156893">
                <text:p>0.00156893</text:p>
              </table:table-cell>
              <table:table-cell office:value-type="float" office:value="0.00146253">
                <text:p>0.00146253</text:p>
              </table:table-cell>
              <table:table-cell office:value-type="float" office:value="0.00142168">
                <text:p>0.001421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6496">
                <text:p>156496</text:p>
              </table:table-cell>
              <table:table-cell office:value-type="float" office:value="0.0243563">
                <text:p>0.0243563</text:p>
              </table:table-cell>
              <table:table-cell office:value-type="float" office:value="0.0115734">
                <text:p>0.0115734</text:p>
              </table:table-cell>
              <table:table-cell office:value-type="float" office:value="0.0120485">
                <text:p>0.0120485</text:p>
              </table:table-cell>
              <table:table-cell office:value-type="float" office:value="0.0112618">
                <text:p>0.01126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33.723cm" svg:height="15.213cm" xlink:href=".." xlink:type="simple" chart:class="chart:scatter" chart:style-name="ch1">
        <chart:subtitle svg:x="14.436cm" svg:y="0.304cm" chart:style-name="ch2">
          <text:p>Время работы программы</text:p>
        </chart:subtitle>
        <chart:legend chart:legend-position="bottom" svg:x="4.697cm" svg:y="14.033cm" style:legend-expansion="wide" chart:style-name="ch3"/>
        <chart:plot-area chart:style-name="ch4" table:cell-range-address="DataAll.A3:DataAll.E12 DataAll.B2:DataAll.E2" chart:data-source-has-labels="row" svg:x="2.616cm" svg:y="1.317cm" svg:width="30.433cm" svg:height="11.431cm">
          <chartooo:coordinate-region svg:x="3.528cm" svg:y="1.516cm" svg:width="29.056cm" svg:height="10.585cm"/>
          <chart:axis chart:dimension="x" chart:name="primary-x" chart:style-name="ch5">
            <chart:title svg:x="15.208cm" svg:y="13.052cm" chart:style-name="ch6">
              <text:p>Размер исходного множества точек</text:p>
            </chart:title>
          </chart:axis>
          <chart:axis chart:dimension="y" chart:name="primary-y" chart:style-name="ch5">
            <chart:title svg:x="0.451cm" svg:y="6.752cm" chart:style-name="ch7">
              <text:p>Время, с</text:p>
            </chart:title>
            <chart:grid chart:style-name="ch8" chart:class="major"/>
          </chart:axis>
          <chart:series chart:style-name="ch9" chart:values-cell-range-address="DataAll.B3:DataAll.B12" chart:label-cell-address="DataAll.B2:DataAll.B2" chart:class="chart:scatter">
            <chart:domain table:cell-range-address="DataAll.A3:DataAll.A12"/>
            <chart:data-point chart:repeated="10"/>
          </chart:series>
          <chart:series chart:style-name="ch10" chart:values-cell-range-address="DataAll.C3:DataAll.C12" chart:label-cell-address="DataAll.C2:DataAll.C2" chart:class="chart:scatter">
            <chart:data-point chart:repeated="10"/>
          </chart:series>
          <chart:series chart:style-name="ch11" chart:values-cell-range-address="DataAll.D3:DataAll.D12" chart:label-cell-address="DataAll.D2:DataAll.D2" chart:class="chart:scatter">
            <chart:data-point chart:repeated="10"/>
          </chart:series>
          <chart:series chart:style-name="ch12" chart:values-cell-range-address="DataAll.E3:DataAll.E12" chart:label-cell-address="DataAll.E2:DataAll.E2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# NO PARALLELING #</text:p>
                <draw:g>
                  <svg:desc>DataAll.B2:DataAll.B2</svg:desc>
                </draw:g>
              </table:table-cell>
              <table:table-cell office:value-type="string">
                <text:p># SIMPLE PARALLELING 
(parallel for) #</text:p>
                <draw:g>
                  <svg:desc>DataAll.C2:DataAll.C2</svg:desc>
                </draw:g>
              </table:table-cell>
              <table:table-cell office:value-type="string">
                <text:p># STATIC SCHEDULE PARALLELING
(parallel for schedule(static)) #</text:p>
                <draw:g>
                  <svg:desc>DataAll.D2:DataAll.D2</svg:desc>
                </draw:g>
              </table:table-cell>
              <table:table-cell office:value-type="string">
                <text:p># DYNAMIC SCHEDULE PARALLELING
(parallel for schedule(dynamic)) #</text:p>
                <draw:g>
                  <svg:desc>DataAll.E2:DataAll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472">
                <text:p>25472</text:p>
                <draw:g>
                  <svg:desc>DataAll.A3:DataAll.A12</svg:desc>
                </draw:g>
              </table:table-cell>
              <table:table-cell office:value-type="float" office:value="0.15586">
                <text:p>0.15586</text:p>
                <draw:g>
                  <svg:desc>DataAll.B3:DataAll.B12</svg:desc>
                </draw:g>
              </table:table-cell>
              <table:table-cell office:value-type="float" office:value="0.163906">
                <text:p>0.163906</text:p>
                <draw:g>
                  <svg:desc>DataAll.C3:DataAll.C12</svg:desc>
                </draw:g>
              </table:table-cell>
              <table:table-cell office:value-type="float" office:value="0.169363">
                <text:p>0.169363</text:p>
                <draw:g>
                  <svg:desc>DataAll.D3:DataAll.D12</svg:desc>
                </draw:g>
              </table:table-cell>
              <table:table-cell office:value-type="float" office:value="0.172654">
                <text:p>0.172654</text:p>
                <draw:g>
                  <svg:desc>DataAll.E3:DataAll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052">
                <text:p>56052</text:p>
              </table:table-cell>
              <table:table-cell office:value-type="float" office:value="0.298192">
                <text:p>0.298192</text:p>
              </table:table-cell>
              <table:table-cell office:value-type="float" office:value="0.271766">
                <text:p>0.271766</text:p>
              </table:table-cell>
              <table:table-cell office:value-type="float" office:value="0.273965">
                <text:p>0.273965</text:p>
              </table:table-cell>
              <table:table-cell office:value-type="float" office:value="0.287338">
                <text:p>0.2873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944">
                <text:p>85944</text:p>
              </table:table-cell>
              <table:table-cell office:value-type="float" office:value="0.449304">
                <text:p>0.449304</text:p>
              </table:table-cell>
              <table:table-cell office:value-type="float" office:value="0.434038">
                <text:p>0.434038</text:p>
              </table:table-cell>
              <table:table-cell office:value-type="float" office:value="0.410266">
                <text:p>0.410266</text:p>
              </table:table-cell>
              <table:table-cell office:value-type="float" office:value="0.413544">
                <text:p>0.413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433">
                <text:p>77433</text:p>
              </table:table-cell>
              <table:table-cell office:value-type="float" office:value="0.381781">
                <text:p>0.381781</text:p>
              </table:table-cell>
              <table:table-cell office:value-type="float" office:value="0.351981">
                <text:p>0.351981</text:p>
              </table:table-cell>
              <table:table-cell office:value-type="float" office:value="0.35547">
                <text:p>0.35547</text:p>
              </table:table-cell>
              <table:table-cell office:value-type="float" office:value="0.340475">
                <text:p>0.340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161">
                <text:p>53161</text:p>
              </table:table-cell>
              <table:table-cell office:value-type="float" office:value="0.251525">
                <text:p>0.251525</text:p>
              </table:table-cell>
              <table:table-cell office:value-type="float" office:value="0.217665">
                <text:p>0.217665</text:p>
              </table:table-cell>
              <table:table-cell office:value-type="float" office:value="0.221318">
                <text:p>0.221318</text:p>
              </table:table-cell>
              <table:table-cell office:value-type="float" office:value="0.223828">
                <text:p>0.223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187">
                <text:p>79187</text:p>
              </table:table-cell>
              <table:table-cell office:value-type="float" office:value="0.406134">
                <text:p>0.406134</text:p>
              </table:table-cell>
              <table:table-cell office:value-type="float" office:value="0.39611">
                <text:p>0.39611</text:p>
              </table:table-cell>
              <table:table-cell office:value-type="float" office:value="0.414565">
                <text:p>0.414565</text:p>
              </table:table-cell>
              <table:table-cell office:value-type="float" office:value="0.416549">
                <text:p>0.4165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453">
                <text:p>74453</text:p>
              </table:table-cell>
              <table:table-cell office:value-type="float" office:value="0.362063">
                <text:p>0.362063</text:p>
              </table:table-cell>
              <table:table-cell office:value-type="float" office:value="0.337076">
                <text:p>0.337076</text:p>
              </table:table-cell>
              <table:table-cell office:value-type="float" office:value="0.354">
                <text:p>0.354</text:p>
              </table:table-cell>
              <table:table-cell office:value-type="float" office:value="0.357741">
                <text:p>0.357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715">
                <text:p>48715</text:p>
              </table:table-cell>
              <table:table-cell office:value-type="float" office:value="0.268633">
                <text:p>0.268633</text:p>
              </table:table-cell>
              <table:table-cell office:value-type="float" office:value="0.221751">
                <text:p>0.221751</text:p>
              </table:table-cell>
              <table:table-cell office:value-type="float" office:value="0.218324">
                <text:p>0.218324</text:p>
              </table:table-cell>
              <table:table-cell office:value-type="float" office:value="0.21377">
                <text:p>0.213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320">
                <text:p>39320</text:p>
              </table:table-cell>
              <table:table-cell office:value-type="float" office:value="0.207315">
                <text:p>0.207315</text:p>
              </table:table-cell>
              <table:table-cell office:value-type="float" office:value="0.188778">
                <text:p>0.188778</text:p>
              </table:table-cell>
              <table:table-cell office:value-type="float" office:value="0.163438">
                <text:p>0.163438</text:p>
              </table:table-cell>
              <table:table-cell office:value-type="float" office:value="0.169326">
                <text:p>0.1693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412">
                <text:p>15412</text:p>
              </table:table-cell>
              <table:table-cell office:value-type="float" office:value="0.0763929">
                <text:p>0.0763929</text:p>
              </table:table-cell>
              <table:table-cell office:value-type="float" office:value="0.0741369">
                <text:p>0.0741369</text:p>
              </table:table-cell>
              <table:table-cell office:value-type="float" office:value="0.0607758">
                <text:p>0.0607758</text:p>
              </table:table-cell>
              <table:table-cell office:value-type="float" office:value="0.0596516">
                <text:p>0.05965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